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cc" fo:border-left="none" fo:border-right="none" fo:border-top="none"/>
    </style:style>
    <style:style style:name="ce12" style:family="table-cell" style:parent-style-name="Default">
      <style:table-cell-properties fo:background-color="#ff99cc"/>
    </style:style>
    <style:style style:name="ce13" style:family="table-cell" style:parent-style-name="Default">
      <style:table-cell-properties fo:background-color="#ff99cc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99cc" fo:border-left="none" fo:border-right="none" fo:border-top="none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ccffcc" fo:border-left="none" fo:border-right="none" fo:border-top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ccffff" fo:border-left="none" fo:border-right="none" fo:border-top="none"/>
    </style:style>
  </office:automatic-styles>
  <office:body>
    <office:spreadsheet>
      <table:table table:name="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3"/>
        <table:table-column table:style-name="co1" table:number-columns-repeated="3" table:default-cell-style-name="ce6"/>
        <table:table-column table:style-name="co1" table:number-columns-repeated="3" table:default-cell-style-name="ce9"/>
        <table:table-column table:style-name="co1" table:number-columns-repeated="3" table:default-cell-style-name="ce12"/>
        <table:table-column table:style-name="co1" table:number-columns-repeated="3" table:default-cell-style-name="ce15"/>
        <table:table-column table:style-name="co1" table:number-columns-repeated="3" table:default-cell-style-name="ce18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runtime_mean for different queues &amp; configs manually aggregated</text:p>
          </table:table-cell>
          <table:table-cell table:number-columns-repeated="3"/>
          <table:table-cell table:style-name="Default"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# phold</text:p>
          </table:table-cell>
          <table:table-cell table:number-columns-repeated="3" office:value-type="string" calcext:value-type="string">
            <text:p>param</text:p>
          </table:table-cell>
          <table:table-cell table:number-columns-repeated="3" office:value-type="string" calcext:value-type="string">
            <text:p>heap</text:p>
          </table:table-cell>
          <table:table-cell table:number-columns-repeated="3" office:value-type="string" calcext:value-type="string">
            <text:p>2tHeap</text:p>
          </table:table-cell>
          <table:table-cell table:number-columns-repeated="3" office:value-type="string" calcext:value-type="string">
            <text:p>fibHeap</text:p>
          </table:table-cell>
          <table:table-cell table:number-columns-repeated="3" office:value-type="string" calcext:value-type="string">
            <text:p>3tHeap</text:p>
          </table:table-cell>
          <table:table-cell table:number-columns-repeated="3" office:value-type="string" calcext:value-type="string">
            <text:p>2tLadderQ</text:p>
          </table:table-cell>
          <table:table-cell table:number-columns-repeated="3" office:value-type="string" calcext:value-type="string">
            <text:p>ladderQ</text:p>
          </table:table-cell>
          <table:table-cell office:value-type="string" calcext:value-type="string">
            <text:p>Lq – 2tLq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#config</text:p>
          </table:table-cell>
          <table:table-cell table:style-name="ce1" office:value-type="string" calcext:value-type="string">
            <text:p>--delay</text:p>
          </table:table-cell>
          <table:table-cell table:style-name="ce1" office:value-type="string" calcext:value-type="string">
            <text:p><text:s/>--selfEvents%</text:p>
          </table:table-cell>
          <table:table-cell table:style-name="ce1" office:value-type="string" calcext:value-type="string">
            <text:p><text:s/>--eventsPerAgent</text:p>
          </table:table-cell>
          <table:table-cell table:style-name="ce4" office:value-type="string" calcext:value-type="string">
            <text:p><text:s/>runtime_mean</text:p>
          </table:table-cell>
          <table:table-cell table:number-columns-repeated="2" table:style-name="ce4" office:value-type="string" calcext:value-type="string">
            <text:p><text:s/>runtime_ci</text:p>
          </table:table-cell>
          <table:table-cell table:style-name="ce7" office:value-type="string" calcext:value-type="string">
            <text:p><text:s/>runtime_mean</text:p>
          </table:table-cell>
          <table:table-cell table:number-columns-repeated="2" table:style-name="ce7" office:value-type="string" calcext:value-type="string">
            <text:p><text:s/>runtime_ci</text:p>
          </table:table-cell>
          <table:table-cell table:style-name="ce10" office:value-type="string" calcext:value-type="string">
            <text:p><text:s/>runtime_mean</text:p>
          </table:table-cell>
          <table:table-cell table:number-columns-repeated="2" table:style-name="ce10" office:value-type="string" calcext:value-type="string">
            <text:p><text:s/>runtime_ci</text:p>
          </table:table-cell>
          <table:table-cell table:style-name="ce13" office:value-type="string" calcext:value-type="string">
            <text:p><text:s/>runtime_mean</text:p>
          </table:table-cell>
          <table:table-cell table:number-columns-repeated="2" table:style-name="ce13" office:value-type="string" calcext:value-type="string">
            <text:p><text:s/>runtime_ci</text:p>
          </table:table-cell>
          <table:table-cell table:style-name="ce16" office:value-type="string" calcext:value-type="string">
            <text:p><text:s/>runtime_mean</text:p>
          </table:table-cell>
          <table:table-cell table:number-columns-repeated="2" table:style-name="ce16" office:value-type="string" calcext:value-type="string">
            <text:p><text:s/>runtime_ci</text:p>
          </table:table-cell>
          <table:table-cell table:style-name="ce19" office:value-type="string" calcext:value-type="string">
            <text:p><text:s/>runtime_mean</text:p>
          </table:table-cell>
          <table:table-cell table:number-columns-repeated="2" table:style-name="ce19" office:value-type="string" calcext:value-type="string">
            <text:p><text:s/>runtime_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6" calcext:value-type="float">
            <text:p>2.356</text:p>
          </table:table-cell>
          <table:table-cell office:value-type="float" office:value="2.19474" calcext:value-type="float">
            <text:p>2.19474</text:p>
          </table:table-cell>
          <table:table-cell office:value-type="float" office:value="2.51726" calcext:value-type="float">
            <text:p>2.51726</text:p>
          </table:table-cell>
          <table:table-cell office:value-type="float" office:value="2.957" calcext:value-type="float">
            <text:p>2.957</text:p>
          </table:table-cell>
          <table:table-cell office:value-type="float" office:value="2.91789" calcext:value-type="float">
            <text:p>2.91789</text:p>
          </table:table-cell>
          <table:table-cell office:value-type="float" office:value="2.99611" calcext:value-type="float">
            <text:p>2.99611</text:p>
          </table:table-cell>
          <table:table-cell office:value-type="float" office:value="3.697" calcext:value-type="float">
            <text:p>3.697</text:p>
          </table:table-cell>
          <table:table-cell office:value-type="float" office:value="3.61848" calcext:value-type="float">
            <text:p>3.61848</text:p>
          </table:table-cell>
          <table:table-cell office:value-type="float" office:value="3.77552" calcext:value-type="float">
            <text:p>3.77552</text:p>
          </table:table-cell>
          <table:table-cell office:value-type="float" office:value="3.293" calcext:value-type="float">
            <text:p>3.293</text:p>
          </table:table-cell>
          <table:table-cell office:value-type="float" office:value="3.23422" calcext:value-type="float">
            <text:p>3.23422</text:p>
          </table:table-cell>
          <table:table-cell office:value-type="float" office:value="3.35178" calcext:value-type="float">
            <text:p>3.35178</text:p>
          </table:table-cell>
          <table:table-cell office:value-type="float" office:value="2.508" calcext:value-type="float">
            <text:p>2.508</text:p>
          </table:table-cell>
          <table:table-cell office:value-type="float" office:value="2.4615" calcext:value-type="float">
            <text:p>2.4615</text:p>
          </table:table-cell>
          <table:table-cell office:value-type="float" office:value="2.5545" calcext:value-type="float">
            <text:p>2.5545</text:p>
          </table:table-cell>
          <table:table-cell office:value-type="float" office:value="2.488" calcext:value-type="float">
            <text:p>2.488</text:p>
          </table:table-cell>
          <table:table-cell office:value-type="float" office:value="2.42668" calcext:value-type="float">
            <text:p>2.42668</text:p>
          </table:table-cell>
          <table:table-cell office:value-type="float" office:value="2.54932" calcext:value-type="float">
            <text:p>2.54932</text:p>
          </table:table-cell>
          <table:table-cell table:formula="of:=[.Q4]-[.T4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  <table:table-cell office:value-type="float" office:value="3.28296" calcext:value-type="float">
            <text:p>3.28296</text:p>
          </table:table-cell>
          <table:table-cell office:value-type="float" office:value="3.49704" calcext:value-type="float">
            <text:p>3.49704</text:p>
          </table:table-cell>
          <table:table-cell office:value-type="float" office:value="4.683" calcext:value-type="float">
            <text:p>4.683</text:p>
          </table:table-cell>
          <table:table-cell office:value-type="float" office:value="4.61454" calcext:value-type="float">
            <text:p>4.61454</text:p>
          </table:table-cell>
          <table:table-cell office:value-type="float" office:value="4.75146" calcext:value-type="float">
            <text:p>4.75146</text:p>
          </table:table-cell>
          <table:table-cell office:value-type="float" office:value="5.221" calcext:value-type="float">
            <text:p>5.221</text:p>
          </table:table-cell>
          <table:table-cell office:value-type="float" office:value="4.92895" calcext:value-type="float">
            <text:p>4.92895</text:p>
          </table:table-cell>
          <table:table-cell office:value-type="float" office:value="5.51305" calcext:value-type="float">
            <text:p>5.51305</text:p>
          </table:table-cell>
          <table:table-cell office:value-type="float" office:value="4.475" calcext:value-type="float">
            <text:p>4.475</text:p>
          </table:table-cell>
          <table:table-cell office:value-type="float" office:value="4.40334" calcext:value-type="float">
            <text:p>4.40334</text:p>
          </table:table-cell>
          <table:table-cell office:value-type="float" office:value="4.54666" calcext:value-type="float">
            <text:p>4.54666</text:p>
          </table:table-cell>
          <table:table-cell office:value-type="float" office:value="3.596" calcext:value-type="float">
            <text:p>3.596</text:p>
          </table:table-cell>
          <table:table-cell office:value-type="float" office:value="3.4738" calcext:value-type="float">
            <text:p>3.4738</text:p>
          </table:table-cell>
          <table:table-cell office:value-type="float" office:value="3.7182" calcext:value-type="float">
            <text:p>3.7182</text:p>
          </table:table-cell>
          <table:table-cell office:value-type="float" office:value="3.471" calcext:value-type="float">
            <text:p>3.471</text:p>
          </table:table-cell>
          <table:table-cell office:value-type="float" office:value="3.43197" calcext:value-type="float">
            <text:p>3.43197</text:p>
          </table:table-cell>
          <table:table-cell office:value-type="float" office:value="3.51003" calcext:value-type="float">
            <text:p>3.51003</text:p>
          </table:table-cell>
          <table:table-cell table:formula="of:=[.Q5]-[.T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77" calcext:value-type="float">
            <text:p>4.777</text:p>
          </table:table-cell>
          <table:table-cell office:value-type="float" office:value="4.68661" calcext:value-type="float">
            <text:p>4.68661</text:p>
          </table:table-cell>
          <table:table-cell office:value-type="float" office:value="4.86739" calcext:value-type="float">
            <text:p>4.86739</text:p>
          </table:table-cell>
          <table:table-cell office:value-type="float" office:value="5.8" calcext:value-type="float">
            <text:p>5.8</text:p>
          </table:table-cell>
          <table:table-cell office:value-type="float" office:value="5.56375" calcext:value-type="float">
            <text:p>5.56375</text:p>
          </table:table-cell>
          <table:table-cell office:value-type="float" office:value="6.03625" calcext:value-type="float">
            <text:p>6.03625</text:p>
          </table:table-cell>
          <table:table-cell office:value-type="float" office:value="7.03" calcext:value-type="float">
            <text:p>7.03</text:p>
          </table:table-cell>
          <table:table-cell office:value-type="float" office:value="6.78608" calcext:value-type="float">
            <text:p>6.78608</text:p>
          </table:table-cell>
          <table:table-cell office:value-type="float" office:value="7.27392" calcext:value-type="float">
            <text:p>7.27392</text:p>
          </table:table-cell>
          <table:table-cell office:value-type="float" office:value="5.94" calcext:value-type="float">
            <text:p>5.94</text:p>
          </table:table-cell>
          <table:table-cell office:value-type="float" office:value="5.83878" calcext:value-type="float">
            <text:p>5.83878</text:p>
          </table:table-cell>
          <table:table-cell office:value-type="float" office:value="6.04122" calcext:value-type="float">
            <text:p>6.04122</text:p>
          </table:table-cell>
          <table:table-cell office:value-type="float" office:value="4.574" calcext:value-type="float">
            <text:p>4.574</text:p>
          </table:table-cell>
          <table:table-cell office:value-type="float" office:value="4.52964" calcext:value-type="float">
            <text:p>4.52964</text:p>
          </table:table-cell>
          <table:table-cell office:value-type="float" office:value="4.61836" calcext:value-type="float">
            <text:p>4.61836</text:p>
          </table:table-cell>
          <table:table-cell office:value-type="float" office:value="4.504" calcext:value-type="float">
            <text:p>4.504</text:p>
          </table:table-cell>
          <table:table-cell office:value-type="float" office:value="4.38852" calcext:value-type="float">
            <text:p>4.38852</text:p>
          </table:table-cell>
          <table:table-cell office:value-type="float" office:value="4.61948" calcext:value-type="float">
            <text:p>4.61948</text:p>
          </table:table-cell>
          <table:table-cell table:formula="of:=[.Q6]-[.T6]" office:value-type="float" office:value="0.0700000000000003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31" calcext:value-type="float">
            <text:p>4.631</text:p>
          </table:table-cell>
          <table:table-cell office:value-type="float" office:value="4.50149" calcext:value-type="float">
            <text:p>4.50149</text:p>
          </table:table-cell>
          <table:table-cell office:value-type="float" office:value="4.76051" calcext:value-type="float">
            <text:p>4.76051</text:p>
          </table:table-cell>
          <table:table-cell office:value-type="float" office:value="6.149" calcext:value-type="float">
            <text:p>6.149</text:p>
          </table:table-cell>
          <table:table-cell office:value-type="float" office:value="6.02185" calcext:value-type="float">
            <text:p>6.02185</text:p>
          </table:table-cell>
          <table:table-cell office:value-type="float" office:value="6.27615" calcext:value-type="float">
            <text:p>6.27615</text:p>
          </table:table-cell>
          <table:table-cell office:value-type="float" office:value="7.915" calcext:value-type="float">
            <text:p>7.915</text:p>
          </table:table-cell>
          <table:table-cell office:value-type="float" office:value="7.7419" calcext:value-type="float">
            <text:p>7.7419</text:p>
          </table:table-cell>
          <table:table-cell office:value-type="float" office:value="8.0881" calcext:value-type="float">
            <text:p>8.0881</text:p>
          </table:table-cell>
          <table:table-cell office:value-type="float" office:value="6.563" calcext:value-type="float">
            <text:p>6.563</text:p>
          </table:table-cell>
          <table:table-cell office:value-type="float" office:value="6.43389" calcext:value-type="float">
            <text:p>6.43389</text:p>
          </table:table-cell>
          <table:table-cell office:value-type="float" office:value="6.69211" calcext:value-type="float">
            <text:p>6.69211</text:p>
          </table:table-cell>
          <table:table-cell office:value-type="float" office:value="5.064" calcext:value-type="float">
            <text:p>5.064</text:p>
          </table:table-cell>
          <table:table-cell office:value-type="float" office:value="5.02903" calcext:value-type="float">
            <text:p>5.02903</text:p>
          </table:table-cell>
          <table:table-cell office:value-type="float" office:value="5.09897" calcext:value-type="float">
            <text:p>5.09897</text:p>
          </table:table-cell>
          <table:table-cell office:value-type="float" office:value="4.981" calcext:value-type="float">
            <text:p>4.981</text:p>
          </table:table-cell>
          <table:table-cell office:value-type="float" office:value="4.91898" calcext:value-type="float">
            <text:p>4.91898</text:p>
          </table:table-cell>
          <table:table-cell office:value-type="float" office:value="5.04302" calcext:value-type="float">
            <text:p>5.04302</text:p>
          </table:table-cell>
          <table:table-cell table:formula="of:=[.Q7]-[.T7]" office:value-type="float" office:value="0.0830000000000002" calcext:value-type="float">
            <text:p>0.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.426" calcext:value-type="float">
            <text:p>2.426</text:p>
          </table:table-cell>
          <table:table-cell office:value-type="float" office:value="2.3401" calcext:value-type="float">
            <text:p>2.3401</text:p>
          </table:table-cell>
          <table:table-cell office:value-type="float" office:value="2.5119" calcext:value-type="float">
            <text:p>2.5119</text:p>
          </table:table-cell>
          <table:table-cell office:value-type="float" office:value="3.197" calcext:value-type="float">
            <text:p>3.197</text:p>
          </table:table-cell>
          <table:table-cell office:value-type="float" office:value="3.14678" calcext:value-type="float">
            <text:p>3.14678</text:p>
          </table:table-cell>
          <table:table-cell office:value-type="float" office:value="3.24722" calcext:value-type="float">
            <text:p>3.24722</text:p>
          </table:table-cell>
          <table:table-cell office:value-type="float" office:value="3.29" calcext:value-type="float">
            <text:p>3.29</text:p>
          </table:table-cell>
          <table:table-cell office:value-type="float" office:value="3.1701" calcext:value-type="float">
            <text:p>3.1701</text:p>
          </table:table-cell>
          <table:table-cell office:value-type="float" office:value="3.4099" calcext:value-type="float">
            <text:p>3.4099</text:p>
          </table:table-cell>
          <table:table-cell office:value-type="float" office:value="3.169" calcext:value-type="float">
            <text:p>3.169</text:p>
          </table:table-cell>
          <table:table-cell office:value-type="float" office:value="3.15105" calcext:value-type="float">
            <text:p>3.15105</text:p>
          </table:table-cell>
          <table:table-cell office:value-type="float" office:value="3.18695" calcext:value-type="float">
            <text:p>3.18695</text:p>
          </table:table-cell>
          <table:table-cell office:value-type="float" office:value="2.442" calcext:value-type="float">
            <text:p>2.442</text:p>
          </table:table-cell>
          <table:table-cell office:value-type="float" office:value="2.352" calcext:value-type="float">
            <text:p>2.352</text:p>
          </table:table-cell>
          <table:table-cell office:value-type="float" office:value="2.532" calcext:value-type="float">
            <text:p>2.532</text:p>
          </table:table-cell>
          <table:table-cell office:value-type="float" office:value="2.467" calcext:value-type="float">
            <text:p>2.467</text:p>
          </table:table-cell>
          <table:table-cell office:value-type="float" office:value="2.42255" calcext:value-type="float">
            <text:p>2.42255</text:p>
          </table:table-cell>
          <table:table-cell office:value-type="float" office:value="2.51145" calcext:value-type="float">
            <text:p>2.51145</text:p>
          </table:table-cell>
          <table:table-cell table:formula="of:=[.Q8]-[.T8]" office:value-type="float" office:value="-0.0249999999999999" calcext:value-type="float">
            <text:p>-0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.267" calcext:value-type="float">
            <text:p>3.267</text:p>
          </table:table-cell>
          <table:table-cell office:value-type="float" office:value="3.18088" calcext:value-type="float">
            <text:p>3.18088</text:p>
          </table:table-cell>
          <table:table-cell office:value-type="float" office:value="3.35312" calcext:value-type="float">
            <text:p>3.35312</text:p>
          </table:table-cell>
          <table:table-cell office:value-type="float" office:value="4.238" calcext:value-type="float">
            <text:p>4.238</text:p>
          </table:table-cell>
          <table:table-cell office:value-type="float" office:value="4.05387" calcext:value-type="float">
            <text:p>4.05387</text:p>
          </table:table-cell>
          <table:table-cell office:value-type="float" office:value="4.42213" calcext:value-type="float">
            <text:p>4.42213</text:p>
          </table:table-cell>
          <table:table-cell office:value-type="float" office:value="4.81" calcext:value-type="float">
            <text:p>4.81</text:p>
          </table:table-cell>
          <table:table-cell office:value-type="float" office:value="4.59298" calcext:value-type="float">
            <text:p>4.59298</text:p>
          </table:table-cell>
          <table:table-cell office:value-type="float" office:value="5.02702" calcext:value-type="float">
            <text:p>5.02702</text:p>
          </table:table-cell>
          <table:table-cell office:value-type="float" office:value="4.45" calcext:value-type="float">
            <text:p>4.45</text:p>
          </table:table-cell>
          <table:table-cell office:value-type="float" office:value="4.41771" calcext:value-type="float">
            <text:p>4.41771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3.527" calcext:value-type="float">
            <text:p>3.527</text:p>
          </table:table-cell>
          <table:table-cell office:value-type="float" office:value="3.48971" calcext:value-type="float">
            <text:p>3.48971</text:p>
          </table:table-cell>
          <table:table-cell office:value-type="float" office:value="3.56429" calcext:value-type="float">
            <text:p>3.56429</text:p>
          </table:table-cell>
          <table:table-cell office:value-type="float" office:value="3.489" calcext:value-type="float">
            <text:p>3.489</text:p>
          </table:table-cell>
          <table:table-cell office:value-type="float" office:value="3.45301" calcext:value-type="float">
            <text:p>3.45301</text:p>
          </table:table-cell>
          <table:table-cell office:value-type="float" office:value="3.52499" calcext:value-type="float">
            <text:p>3.52499</text:p>
          </table:table-cell>
          <table:table-cell table:formula="of:=[.Q9]-[.T9]" office:value-type="float" office:value="0.0380000000000003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.35" calcext:value-type="float">
            <text:p>4.35</text:p>
          </table:table-cell>
          <table:table-cell office:value-type="float" office:value="4.27041" calcext:value-type="float">
            <text:p>4.27041</text:p>
          </table:table-cell>
          <table:table-cell office:value-type="float" office:value="4.42959" calcext:value-type="float">
            <text:p>4.42959</text:p>
          </table:table-cell>
          <table:table-cell office:value-type="float" office:value="5.909" calcext:value-type="float">
            <text:p>5.909</text:p>
          </table:table-cell>
          <table:table-cell office:value-type="float" office:value="5.74036" calcext:value-type="float">
            <text:p>5.74036</text:p>
          </table:table-cell>
          <table:table-cell office:value-type="float" office:value="6.07764" calcext:value-type="float">
            <text:p>6.07764</text:p>
          </table:table-cell>
          <table:table-cell office:value-type="float" office:value="6.14" calcext:value-type="float">
            <text:p>6.14</text:p>
          </table:table-cell>
          <table:table-cell office:value-type="float" office:value="6.07147" calcext:value-type="float">
            <text:p>6.07147</text:p>
          </table:table-cell>
          <table:table-cell office:value-type="float" office:value="6.20853" calcext:value-type="float">
            <text:p>6.20853</text:p>
          </table:table-cell>
          <table:table-cell office:value-type="float" office:value="5.787" calcext:value-type="float">
            <text:p>5.787</text:p>
          </table:table-cell>
          <table:table-cell office:value-type="float" office:value="5.69872" calcext:value-type="float">
            <text:p>5.69872</text:p>
          </table:table-cell>
          <table:table-cell office:value-type="float" office:value="5.87528" calcext:value-type="float">
            <text:p>5.87528</text:p>
          </table:table-cell>
          <table:table-cell office:value-type="float" office:value="4.675" calcext:value-type="float">
            <text:p>4.675</text:p>
          </table:table-cell>
          <table:table-cell office:value-type="float" office:value="4.60919" calcext:value-type="float">
            <text:p>4.60919</text:p>
          </table:table-cell>
          <table:table-cell office:value-type="float" office:value="4.74081" calcext:value-type="float">
            <text:p>4.74081</text:p>
          </table:table-cell>
          <table:table-cell office:value-type="float" office:value="4.546" calcext:value-type="float">
            <text:p>4.546</text:p>
          </table:table-cell>
          <table:table-cell office:value-type="float" office:value="4.49015" calcext:value-type="float">
            <text:p>4.49015</text:p>
          </table:table-cell>
          <table:table-cell office:value-type="float" office:value="4.60185" calcext:value-type="float">
            <text:p>4.60185</text:p>
          </table:table-cell>
          <table:table-cell table:formula="of:=[.Q10]-[.T10]" office:value-type="float" office:value="0.129" calcext:value-type="float">
            <text:p>0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.684" calcext:value-type="float">
            <text:p>4.684</text:p>
          </table:table-cell>
          <table:table-cell office:value-type="float" office:value="4.3978" calcext:value-type="float">
            <text:p>4.3978</text:p>
          </table:table-cell>
          <table:table-cell office:value-type="float" office:value="4.9702" calcext:value-type="float">
            <text:p>4.9702</text:p>
          </table:table-cell>
          <table:table-cell office:value-type="float" office:value="6.295" calcext:value-type="float">
            <text:p>6.295</text:p>
          </table:table-cell>
          <table:table-cell office:value-type="float" office:value="6.14995" calcext:value-type="float">
            <text:p>6.14995</text:p>
          </table:table-cell>
          <table:table-cell office:value-type="float" office:value="6.44005" calcext:value-type="float">
            <text:p>6.44005</text:p>
          </table:table-cell>
          <table:table-cell office:value-type="float" office:value="7.163" calcext:value-type="float">
            <text:p>7.163</text:p>
          </table:table-cell>
          <table:table-cell office:value-type="float" office:value="6.75305" calcext:value-type="float">
            <text:p>6.75305</text:p>
          </table:table-cell>
          <table:table-cell office:value-type="float" office:value="7.57295" calcext:value-type="float">
            <text:p>7.57295</text:p>
          </table:table-cell>
          <table:table-cell office:value-type="float" office:value="6.166" calcext:value-type="float">
            <text:p>6.166</text:p>
          </table:table-cell>
          <table:table-cell office:value-type="float" office:value="6.10874" calcext:value-type="float">
            <text:p>6.10874</text:p>
          </table:table-cell>
          <table:table-cell office:value-type="float" office:value="6.22326" calcext:value-type="float">
            <text:p>6.22326</text:p>
          </table:table-cell>
          <table:table-cell office:value-type="float" office:value="5.022" calcext:value-type="float">
            <text:p>5.022</text:p>
          </table:table-cell>
          <table:table-cell office:value-type="float" office:value="4.95212" calcext:value-type="float">
            <text:p>4.95212</text:p>
          </table:table-cell>
          <table:table-cell office:value-type="float" office:value="5.09188" calcext:value-type="float">
            <text:p>5.09188</text:p>
          </table:table-cell>
          <table:table-cell office:value-type="float" office:value="4.931" calcext:value-type="float">
            <text:p>4.931</text:p>
          </table:table-cell>
          <table:table-cell office:value-type="float" office:value="4.88695" calcext:value-type="float">
            <text:p>4.88695</text:p>
          </table:table-cell>
          <table:table-cell office:value-type="float" office:value="4.97505" calcext:value-type="float">
            <text:p>4.97505</text:p>
          </table:table-cell>
          <table:table-cell table:formula="of:=[.Q11]-[.T11]" office:value-type="float" office:value="0.0910000000000002" calcext:value-type="float">
            <text:p>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472" calcext:value-type="float">
            <text:p>4.472</text:p>
          </table:table-cell>
          <table:table-cell office:value-type="float" office:value="4.4124" calcext:value-type="float">
            <text:p>4.4124</text:p>
          </table:table-cell>
          <table:table-cell office:value-type="float" office:value="4.5316" calcext:value-type="float">
            <text:p>4.5316</text:p>
          </table:table-cell>
          <table:table-cell office:value-type="float" office:value="5.223" calcext:value-type="float">
            <text:p>5.223</text:p>
          </table:table-cell>
          <table:table-cell office:value-type="float" office:value="4.92251" calcext:value-type="float">
            <text:p>4.92251</text:p>
          </table:table-cell>
          <table:table-cell office:value-type="float" office:value="5.52349" calcext:value-type="float">
            <text:p>5.52349</text:p>
          </table:table-cell>
          <table:table-cell office:value-type="float" office:value="6.415" calcext:value-type="float">
            <text:p>6.415</text:p>
          </table:table-cell>
          <table:table-cell office:value-type="float" office:value="6.35748" calcext:value-type="float">
            <text:p>6.35748</text:p>
          </table:table-cell>
          <table:table-cell office:value-type="float" office:value="6.47252" calcext:value-type="float">
            <text:p>6.47252</text:p>
          </table:table-cell>
          <table:table-cell office:value-type="float" office:value="5.321" calcext:value-type="float">
            <text:p>5.321</text:p>
          </table:table-cell>
          <table:table-cell office:value-type="float" office:value="5.15408" calcext:value-type="float">
            <text:p>5.15408</text:p>
          </table:table-cell>
          <table:table-cell office:value-type="float" office:value="5.48792" calcext:value-type="float">
            <text:p>5.48792</text:p>
          </table:table-cell>
          <table:table-cell office:value-type="float" office:value="4.221" calcext:value-type="float">
            <text:p>4.221</text:p>
          </table:table-cell>
          <table:table-cell office:value-type="float" office:value="4.04893" calcext:value-type="float">
            <text:p>4.04893</text:p>
          </table:table-cell>
          <table:table-cell office:value-type="float" office:value="4.39307" calcext:value-type="float">
            <text:p>4.39307</text:p>
          </table:table-cell>
          <table:table-cell office:value-type="float" office:value="4.047" calcext:value-type="float">
            <text:p>4.047</text:p>
          </table:table-cell>
          <table:table-cell office:value-type="float" office:value="3.9507" calcext:value-type="float">
            <text:p>3.9507</text:p>
          </table:table-cell>
          <table:table-cell office:value-type="float" office:value="4.1433" calcext:value-type="float">
            <text:p>4.1433</text:p>
          </table:table-cell>
          <table:table-cell table:formula="of:=[.Q12]-[.T12]"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641" calcext:value-type="float">
            <text:p>6.641</text:p>
          </table:table-cell>
          <table:table-cell office:value-type="float" office:value="6.54219" calcext:value-type="float">
            <text:p>6.54219</text:p>
          </table:table-cell>
          <table:table-cell office:value-type="float" office:value="6.73981" calcext:value-type="float">
            <text:p>6.73981</text:p>
          </table:table-cell>
          <table:table-cell office:value-type="float" office:value="6.988" calcext:value-type="float">
            <text:p>6.988</text:p>
          </table:table-cell>
          <table:table-cell office:value-type="float" office:value="6.57521" calcext:value-type="float">
            <text:p>6.57521</text:p>
          </table:table-cell>
          <table:table-cell office:value-type="float" office:value="7.40079" calcext:value-type="float">
            <text:p>7.40079</text:p>
          </table:table-cell>
          <table:table-cell office:value-type="float" office:value="9.055" calcext:value-type="float">
            <text:p>9.055</text:p>
          </table:table-cell>
          <table:table-cell office:value-type="float" office:value="8.955" calcext:value-type="float">
            <text:p>8.955</text:p>
          </table:table-cell>
          <table:table-cell office:value-type="float" office:value="9.155" calcext:value-type="float">
            <text:p>9.155</text:p>
          </table:table-cell>
          <table:table-cell office:value-type="float" office:value="7.212" calcext:value-type="float">
            <text:p>7.212</text:p>
          </table:table-cell>
          <table:table-cell office:value-type="float" office:value="7.05758" calcext:value-type="float">
            <text:p>7.05758</text:p>
          </table:table-cell>
          <table:table-cell office:value-type="float" office:value="7.36642" calcext:value-type="float">
            <text:p>7.36642</text:p>
          </table:table-cell>
          <table:table-cell office:value-type="float" office:value="5.907" calcext:value-type="float">
            <text:p>5.907</text:p>
          </table:table-cell>
          <table:table-cell office:value-type="float" office:value="5.7923" calcext:value-type="float">
            <text:p>5.7923</text:p>
          </table:table-cell>
          <table:table-cell office:value-type="float" office:value="6.0217" calcext:value-type="float">
            <text:p>6.0217</text:p>
          </table:table-cell>
          <table:table-cell office:value-type="float" office:value="5.815" calcext:value-type="float">
            <text:p>5.815</text:p>
          </table:table-cell>
          <table:table-cell office:value-type="float" office:value="5.66092" calcext:value-type="float">
            <text:p>5.66092</text:p>
          </table:table-cell>
          <table:table-cell office:value-type="float" office:value="5.96908" calcext:value-type="float">
            <text:p>5.96908</text:p>
          </table:table-cell>
          <table:table-cell table:formula="of:=[.Q13]-[.T13]" office:value-type="float" office:value="0.0919999999999996" calcext:value-type="float">
            <text:p>0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.679" calcext:value-type="float">
            <text:p>8.679</text:p>
          </table:table-cell>
          <table:table-cell office:value-type="float" office:value="8.34636" calcext:value-type="float">
            <text:p>8.34636</text:p>
          </table:table-cell>
          <table:table-cell office:value-type="float" office:value="9.01164" calcext:value-type="float">
            <text:p>9.01164</text:p>
          </table:table-cell>
          <table:table-cell office:value-type="float" office:value="8.935" calcext:value-type="float">
            <text:p>8.935</text:p>
          </table:table-cell>
          <table:table-cell office:value-type="float" office:value="8.49923" calcext:value-type="float">
            <text:p>8.49923</text:p>
          </table:table-cell>
          <table:table-cell office:value-type="float" office:value="9.37077" calcext:value-type="float">
            <text:p>9.37077</text:p>
          </table:table-cell>
          <table:table-cell office:value-type="float" office:value="11.604" calcext:value-type="float">
            <text:p>11.604</text:p>
          </table:table-cell>
          <table:table-cell office:value-type="float" office:value="11.4853" calcext:value-type="float">
            <text:p>11.4853</text:p>
          </table:table-cell>
          <table:table-cell office:value-type="float" office:value="11.7227" calcext:value-type="float">
            <text:p>11.7227</text:p>
          </table:table-cell>
          <table:table-cell office:value-type="float" office:value="9.364" calcext:value-type="float">
            <text:p>9.364</text:p>
          </table:table-cell>
          <table:table-cell office:value-type="float" office:value="9.26445" calcext:value-type="float">
            <text:p>9.26445</text:p>
          </table:table-cell>
          <table:table-cell office:value-type="float" office:value="9.46355" calcext:value-type="float">
            <text:p>9.46355</text:p>
          </table:table-cell>
          <table:table-cell office:value-type="float" office:value="7.972" calcext:value-type="float">
            <text:p>7.972</text:p>
          </table:table-cell>
          <table:table-cell office:value-type="float" office:value="7.88509" calcext:value-type="float">
            <text:p>7.88509</text:p>
          </table:table-cell>
          <table:table-cell office:value-type="float" office:value="8.05891" calcext:value-type="float">
            <text:p>8.05891</text:p>
          </table:table-cell>
          <table:table-cell office:value-type="float" office:value="7.914" calcext:value-type="float">
            <text:p>7.914</text:p>
          </table:table-cell>
          <table:table-cell office:value-type="float" office:value="7.70087" calcext:value-type="float">
            <text:p>7.70087</text:p>
          </table:table-cell>
          <table:table-cell office:value-type="float" office:value="8.12713" calcext:value-type="float">
            <text:p>8.12713</text:p>
          </table:table-cell>
          <table:table-cell table:formula="of:=[.Q14]-[.T14]" office:value-type="float" office:value="0.057999999999999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.197" calcext:value-type="float">
            <text:p>9.197</text:p>
          </table:table-cell>
          <table:table-cell office:value-type="float" office:value="8.84329" calcext:value-type="float">
            <text:p>8.84329</text:p>
          </table:table-cell>
          <table:table-cell office:value-type="float" office:value="9.55071" calcext:value-type="float">
            <text:p>9.55071</text:p>
          </table:table-cell>
          <table:table-cell office:value-type="float" office:value="9.526" calcext:value-type="float">
            <text:p>9.526</text:p>
          </table:table-cell>
          <table:table-cell office:value-type="float" office:value="8.96294" calcext:value-type="float">
            <text:p>8.96294</text:p>
          </table:table-cell>
          <table:table-cell office:value-type="float" office:value="10.0891" calcext:value-type="float">
            <text:p>10.0891</text:p>
          </table:table-cell>
          <table:table-cell office:value-type="float" office:value="11.355" calcext:value-type="float">
            <text:p>11.355</text:p>
          </table:table-cell>
          <table:table-cell office:value-type="float" office:value="10.3701" calcext:value-type="float">
            <text:p>10.3701</text:p>
          </table:table-cell>
          <table:table-cell office:value-type="float" office:value="12.3399" calcext:value-type="float">
            <text:p>12.3399</text:p>
          </table:table-cell>
          <table:table-cell office:value-type="float" office:value="9.74" calcext:value-type="float">
            <text:p>9.74</text:p>
          </table:table-cell>
          <table:table-cell office:value-type="float" office:value="9.54526" calcext:value-type="float">
            <text:p>9.54526</text:p>
          </table:table-cell>
          <table:table-cell office:value-type="float" office:value="9.93474" calcext:value-type="float">
            <text:p>9.93474</text:p>
          </table:table-cell>
          <table:table-cell office:value-type="float" office:value="8.602" calcext:value-type="float">
            <text:p>8.602</text:p>
          </table:table-cell>
          <table:table-cell office:value-type="float" office:value="8.49746" calcext:value-type="float">
            <text:p>8.49746</text:p>
          </table:table-cell>
          <table:table-cell office:value-type="float" office:value="8.70654" calcext:value-type="float">
            <text:p>8.70654</text:p>
          </table:table-cell>
          <table:table-cell office:value-type="float" office:value="8.512" calcext:value-type="float">
            <text:p>8.512</text:p>
          </table:table-cell>
          <table:table-cell office:value-type="float" office:value="8.43927" calcext:value-type="float">
            <text:p>8.43927</text:p>
          </table:table-cell>
          <table:table-cell office:value-type="float" office:value="8.58473" calcext:value-type="float">
            <text:p>8.58473</text:p>
          </table:table-cell>
          <table:table-cell table:formula="of:=[.Q15]-[.T15]" office:value-type="float" office:value="0.089999999999999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4.483" calcext:value-type="float">
            <text:p>4.483</text:p>
          </table:table-cell>
          <table:table-cell office:value-type="float" office:value="4.42456" calcext:value-type="float">
            <text:p>4.42456</text:p>
          </table:table-cell>
          <table:table-cell office:value-type="float" office:value="4.54144" calcext:value-type="float">
            <text:p>4.54144</text:p>
          </table:table-cell>
          <table:table-cell office:value-type="float" office:value="5.284" calcext:value-type="float">
            <text:p>5.284</text:p>
          </table:table-cell>
          <table:table-cell office:value-type="float" office:value="5.12784" calcext:value-type="float">
            <text:p>5.12784</text:p>
          </table:table-cell>
          <table:table-cell office:value-type="float" office:value="5.44016" calcext:value-type="float">
            <text:p>5.44016</text:p>
          </table:table-cell>
          <table:table-cell office:value-type="float" office:value="5.785" calcext:value-type="float">
            <text:p>5.785</text:p>
          </table:table-cell>
          <table:table-cell office:value-type="float" office:value="5.36248" calcext:value-type="float">
            <text:p>5.36248</text:p>
          </table:table-cell>
          <table:table-cell office:value-type="float" office:value="6.20752" calcext:value-type="float">
            <text:p>6.20752</text:p>
          </table:table-cell>
          <table:table-cell office:value-type="float" office:value="5.204" calcext:value-type="float">
            <text:p>5.204</text:p>
          </table:table-cell>
          <table:table-cell office:value-type="float" office:value="5.10306" calcext:value-type="float">
            <text:p>5.10306</text:p>
          </table:table-cell>
          <table:table-cell office:value-type="float" office:value="5.30494" calcext:value-type="float">
            <text:p>5.30494</text:p>
          </table:table-cell>
          <table:table-cell office:value-type="float" office:value="4.247" calcext:value-type="float">
            <text:p>4.247</text:p>
          </table:table-cell>
          <table:table-cell office:value-type="float" office:value="4.19849" calcext:value-type="float">
            <text:p>4.19849</text:p>
          </table:table-cell>
          <table:table-cell office:value-type="float" office:value="4.29551" calcext:value-type="float">
            <text:p>4.29551</text:p>
          </table:table-cell>
          <table:table-cell office:value-type="float" office:value="3.894" calcext:value-type="float">
            <text:p>3.894</text:p>
          </table:table-cell>
          <table:table-cell office:value-type="float" office:value="3.79591" calcext:value-type="float">
            <text:p>3.79591</text:p>
          </table:table-cell>
          <table:table-cell office:value-type="float" office:value="3.99209" calcext:value-type="float">
            <text:p>3.99209</text:p>
          </table:table-cell>
          <table:table-cell table:formula="of:=[.Q16]-[.T16]" office:value-type="float" office:value="0.353" calcext:value-type="float">
            <text:p>0.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6.527" calcext:value-type="float">
            <text:p>6.527</text:p>
          </table:table-cell>
          <table:table-cell office:value-type="float" office:value="6.39874" calcext:value-type="float">
            <text:p>6.39874</text:p>
          </table:table-cell>
          <table:table-cell office:value-type="float" office:value="6.65526" calcext:value-type="float">
            <text:p>6.65526</text:p>
          </table:table-cell>
          <table:table-cell office:value-type="float" office:value="6.825" calcext:value-type="float">
            <text:p>6.825</text:p>
          </table:table-cell>
          <table:table-cell office:value-type="float" office:value="6.40642" calcext:value-type="float">
            <text:p>6.40642</text:p>
          </table:table-cell>
          <table:table-cell office:value-type="float" office:value="7.24358" calcext:value-type="float">
            <text:p>7.24358</text:p>
          </table:table-cell>
          <table:table-cell office:value-type="float" office:value="8.545" calcext:value-type="float">
            <text:p>8.545</text:p>
          </table:table-cell>
          <table:table-cell office:value-type="float" office:value="8.24107" calcext:value-type="float">
            <text:p>8.24107</text:p>
          </table:table-cell>
          <table:table-cell office:value-type="float" office:value="8.84893" calcext:value-type="float">
            <text:p>8.84893</text:p>
          </table:table-cell>
          <table:table-cell office:value-type="float" office:value="7.066" calcext:value-type="float">
            <text:p>7.066</text:p>
          </table:table-cell>
          <table:table-cell office:value-type="float" office:value="6.87148" calcext:value-type="float">
            <text:p>6.87148</text:p>
          </table:table-cell>
          <table:table-cell office:value-type="float" office:value="7.26052" calcext:value-type="float">
            <text:p>7.26052</text:p>
          </table:table-cell>
          <table:table-cell office:value-type="float" office:value="5.961" calcext:value-type="float">
            <text:p>5.961</text:p>
          </table:table-cell>
          <table:table-cell office:value-type="float" office:value="5.80212" calcext:value-type="float">
            <text:p>5.80212</text:p>
          </table:table-cell>
          <table:table-cell office:value-type="float" office:value="6.11988" calcext:value-type="float">
            <text:p>6.11988</text:p>
          </table:table-cell>
          <table:table-cell office:value-type="float" office:value="5.842" calcext:value-type="float">
            <text:p>5.842</text:p>
          </table:table-cell>
          <table:table-cell office:value-type="float" office:value="5.77585" calcext:value-type="float">
            <text:p>5.77585</text:p>
          </table:table-cell>
          <table:table-cell office:value-type="float" office:value="5.90815" calcext:value-type="float">
            <text:p>5.90815</text:p>
          </table:table-cell>
          <table:table-cell table:formula="of:=[.Q17]-[.T17]" office:value-type="float" office:value="0.119000000000001" calcext:value-type="float">
            <text:p>0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.854" calcext:value-type="float">
            <text:p>8.854</text:p>
          </table:table-cell>
          <table:table-cell office:value-type="float" office:value="8.73673" calcext:value-type="float">
            <text:p>8.73673</text:p>
          </table:table-cell>
          <table:table-cell office:value-type="float" office:value="8.97127" calcext:value-type="float">
            <text:p>8.97127</text:p>
          </table:table-cell>
          <table:table-cell office:value-type="float" office:value="9.528" calcext:value-type="float">
            <text:p>9.528</text:p>
          </table:table-cell>
          <table:table-cell office:value-type="float" office:value="9.29359" calcext:value-type="float">
            <text:p>9.29359</text:p>
          </table:table-cell>
          <table:table-cell office:value-type="float" office:value="9.76241" calcext:value-type="float">
            <text:p>9.76241</text:p>
          </table:table-cell>
          <table:table-cell office:value-type="float" office:value="10.52" calcext:value-type="float">
            <text:p>10.52</text:p>
          </table:table-cell>
          <table:table-cell office:value-type="float" office:value="10.1183" calcext:value-type="float">
            <text:p>10.1183</text:p>
          </table:table-cell>
          <table:table-cell office:value-type="float" office:value="10.9217" calcext:value-type="float">
            <text:p>10.9217</text:p>
          </table:table-cell>
          <table:table-cell office:value-type="float" office:value="8.535" calcext:value-type="float">
            <text:p>8.535</text:p>
          </table:table-cell>
          <table:table-cell office:value-type="float" office:value="8.27815" calcext:value-type="float">
            <text:p>8.27815</text:p>
          </table:table-cell>
          <table:table-cell office:value-type="float" office:value="8.79185" calcext:value-type="float">
            <text:p>8.79185</text:p>
          </table:table-cell>
          <table:table-cell office:value-type="float" office:value="7.879" calcext:value-type="float">
            <text:p>7.879</text:p>
          </table:table-cell>
          <table:table-cell office:value-type="float" office:value="7.80348" calcext:value-type="float">
            <text:p>7.80348</text:p>
          </table:table-cell>
          <table:table-cell office:value-type="float" office:value="7.95452" calcext:value-type="float">
            <text:p>7.95452</text:p>
          </table:table-cell>
          <table:table-cell office:value-type="float" office:value="7.705" calcext:value-type="float">
            <text:p>7.705</text:p>
          </table:table-cell>
          <table:table-cell office:value-type="float" office:value="7.59791" calcext:value-type="float">
            <text:p>7.59791</text:p>
          </table:table-cell>
          <table:table-cell office:value-type="float" office:value="7.81209" calcext:value-type="float">
            <text:p>7.81209</text:p>
          </table:table-cell>
          <table:table-cell table:formula="of:=[.Q18]-[.T18]"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.095" calcext:value-type="float">
            <text:p>8.095</text:p>
          </table:table-cell>
          <table:table-cell office:value-type="float" office:value="7.79576" calcext:value-type="float">
            <text:p>7.79576</text:p>
          </table:table-cell>
          <table:table-cell office:value-type="float" office:value="8.39424" calcext:value-type="float">
            <text:p>8.39424</text:p>
          </table:table-cell>
          <table:table-cell office:value-type="float" office:value="8.998" calcext:value-type="float">
            <text:p>8.998</text:p>
          </table:table-cell>
          <table:table-cell office:value-type="float" office:value="8.56779" calcext:value-type="float">
            <text:p>8.56779</text:p>
          </table:table-cell>
          <table:table-cell office:value-type="float" office:value="9.42821" calcext:value-type="float">
            <text:p>9.42821</text:p>
          </table:table-cell>
          <table:table-cell office:value-type="float" office:value="11.353" calcext:value-type="float">
            <text:p>11.353</text:p>
          </table:table-cell>
          <table:table-cell office:value-type="float" office:value="10.9803" calcext:value-type="float">
            <text:p>10.9803</text:p>
          </table:table-cell>
          <table:table-cell office:value-type="float" office:value="11.7257" calcext:value-type="float">
            <text:p>11.7257</text:p>
          </table:table-cell>
          <table:table-cell office:value-type="float" office:value="9.126" calcext:value-type="float">
            <text:p>9.126</text:p>
          </table:table-cell>
          <table:table-cell office:value-type="float" office:value="8.87716" calcext:value-type="float">
            <text:p>8.87716</text:p>
          </table:table-cell>
          <table:table-cell office:value-type="float" office:value="9.37484" calcext:value-type="float">
            <text:p>9.37484</text:p>
          </table:table-cell>
          <table:table-cell office:value-type="float" office:value="8.284" calcext:value-type="float">
            <text:p>8.284</text:p>
          </table:table-cell>
          <table:table-cell office:value-type="float" office:value="8.02524" calcext:value-type="float">
            <text:p>8.02524</text:p>
          </table:table-cell>
          <table:table-cell office:value-type="float" office:value="8.54276" calcext:value-type="float">
            <text:p>8.54276</text:p>
          </table:table-cell>
          <table:table-cell office:value-type="float" office:value="7.98" calcext:value-type="float">
            <text:p>7.98</text:p>
          </table:table-cell>
          <table:table-cell office:value-type="float" office:value="7.7473" calcext:value-type="float">
            <text:p>7.7473</text:p>
          </table:table-cell>
          <table:table-cell office:value-type="float" office:value="8.2127" calcext:value-type="float">
            <text:p>8.2127</text:p>
          </table:table-cell>
          <table:table-cell table:formula="of:=[.Q19]-[.T19]" office:value-type="float" office:value="0.304" calcext:value-type="float">
            <text:p>0.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.061" calcext:value-type="float">
            <text:p>9.061</text:p>
          </table:table-cell>
          <table:table-cell office:value-type="float" office:value="8.91407" calcext:value-type="float">
            <text:p>8.91407</text:p>
          </table:table-cell>
          <table:table-cell office:value-type="float" office:value="9.20793" calcext:value-type="float">
            <text:p>9.20793</text:p>
          </table:table-cell>
          <table:table-cell office:value-type="float" office:value="11.133" calcext:value-type="float">
            <text:p>11.133</text:p>
          </table:table-cell>
          <table:table-cell office:value-type="float" office:value="11.0556" calcext:value-type="float">
            <text:p>11.0556</text:p>
          </table:table-cell>
          <table:table-cell office:value-type="float" office:value="11.2104" calcext:value-type="float">
            <text:p>11.2104</text:p>
          </table:table-cell>
          <table:table-cell office:value-type="float" office:value="10.867" calcext:value-type="float">
            <text:p>10.867</text:p>
          </table:table-cell>
          <table:table-cell office:value-type="float" office:value="9.94841" calcext:value-type="float">
            <text:p>9.94841</text:p>
          </table:table-cell>
          <table:table-cell office:value-type="float" office:value="11.7856" calcext:value-type="float">
            <text:p>11.7856</text:p>
          </table:table-cell>
          <table:table-cell office:value-type="float" office:value="10.033" calcext:value-type="float">
            <text:p>10.033</text:p>
          </table:table-cell>
          <table:table-cell office:value-type="float" office:value="9.565" calcext:value-type="float">
            <text:p>9.565</text:p>
          </table:table-cell>
          <table:table-cell office:value-type="float" office:value="10.501" calcext:value-type="float">
            <text:p>10.501</text:p>
          </table:table-cell>
          <table:table-cell office:value-type="float" office:value="8.717" calcext:value-type="float">
            <text:p>8.717</text:p>
          </table:table-cell>
          <table:table-cell office:value-type="float" office:value="8.512" calcext:value-type="float">
            <text:p>8.512</text:p>
          </table:table-cell>
          <table:table-cell office:value-type="float" office:value="8.922" calcext:value-type="float">
            <text:p>8.922</text:p>
          </table:table-cell>
          <table:table-cell office:value-type="float" office:value="8.482" calcext:value-type="float">
            <text:p>8.482</text:p>
          </table:table-cell>
          <table:table-cell office:value-type="float" office:value="8.27893" calcext:value-type="float">
            <text:p>8.27893</text:p>
          </table:table-cell>
          <table:table-cell office:value-type="float" office:value="8.68507" calcext:value-type="float">
            <text:p>8.68507</text:p>
          </table:table-cell>
          <table:table-cell table:formula="of:=[.Q20]-[.T20]" office:value-type="float" office:value="0.235000000000001" calcext:value-type="float">
            <text:p>0.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.435" calcext:value-type="float">
            <text:p>15.435</text:p>
          </table:table-cell>
          <table:table-cell office:value-type="float" office:value="15.0242" calcext:value-type="float">
            <text:p>15.0242</text:p>
          </table:table-cell>
          <table:table-cell office:value-type="float" office:value="15.8458" calcext:value-type="float">
            <text:p>15.8458</text:p>
          </table:table-cell>
          <table:table-cell office:value-type="float" office:value="14.037" calcext:value-type="float">
            <text:p>14.037</text:p>
          </table:table-cell>
          <table:table-cell office:value-type="float" office:value="13.2194" calcext:value-type="float">
            <text:p>13.2194</text:p>
          </table:table-cell>
          <table:table-cell office:value-type="float" office:value="14.8546" calcext:value-type="float">
            <text:p>14.8546</text:p>
          </table:table-cell>
          <table:table-cell office:value-type="float" office:value="16.904" calcext:value-type="float">
            <text:p>16.904</text:p>
          </table:table-cell>
          <table:table-cell office:value-type="float" office:value="16.4226" calcext:value-type="float">
            <text:p>16.4226</text:p>
          </table:table-cell>
          <table:table-cell office:value-type="float" office:value="17.3854" calcext:value-type="float">
            <text:p>17.3854</text:p>
          </table:table-cell>
          <table:table-cell office:value-type="float" office:value="13.312" calcext:value-type="float">
            <text:p>13.312</text:p>
          </table:table-cell>
          <table:table-cell office:value-type="float" office:value="12.8868" calcext:value-type="float">
            <text:p>12.8868</text:p>
          </table:table-cell>
          <table:table-cell office:value-type="float" office:value="13.7372" calcext:value-type="float">
            <text:p>13.7372</text:p>
          </table:table-cell>
          <table:table-cell office:value-type="float" office:value="12.966" calcext:value-type="float">
            <text:p>12.966</text:p>
          </table:table-cell>
          <table:table-cell office:value-type="float" office:value="12.4058" calcext:value-type="float">
            <text:p>12.4058</text:p>
          </table:table-cell>
          <table:table-cell office:value-type="float" office:value="13.5262" calcext:value-type="float">
            <text:p>13.5262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3118" calcext:value-type="float">
            <text:p>12.3118</text:p>
          </table:table-cell>
          <table:table-cell office:value-type="float" office:value="13.2422" calcext:value-type="float">
            <text:p>13.2422</text:p>
          </table:table-cell>
          <table:table-cell table:formula="of:=[.Q21]-[.T21]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.122" calcext:value-type="float">
            <text:p>20.122</text:p>
          </table:table-cell>
          <table:table-cell office:value-type="float" office:value="18.4076" calcext:value-type="float">
            <text:p>18.4076</text:p>
          </table:table-cell>
          <table:table-cell office:value-type="float" office:value="21.8364" calcext:value-type="float">
            <text:p>21.8364</text:p>
          </table:table-cell>
          <table:table-cell office:value-type="float" office:value="16.3" calcext:value-type="float">
            <text:p>16.3</text:p>
          </table:table-cell>
          <table:table-cell office:value-type="float" office:value="14.9355" calcext:value-type="float">
            <text:p>14.9355</text:p>
          </table:table-cell>
          <table:table-cell office:value-type="float" office:value="17.6645" calcext:value-type="float">
            <text:p>17.6645</text:p>
          </table:table-cell>
          <table:table-cell office:value-type="float" office:value="20.445" calcext:value-type="float">
            <text:p>20.445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21.9638" calcext:value-type="float">
            <text:p>21.9638</text:p>
          </table:table-cell>
          <table:table-cell office:value-type="float" office:value="16.516" calcext:value-type="float">
            <text:p>16.516</text:p>
          </table:table-cell>
          <table:table-cell office:value-type="float" office:value="15.9984" calcext:value-type="float">
            <text:p>15.9984</text:p>
          </table:table-cell>
          <table:table-cell office:value-type="float" office:value="17.0336" calcext:value-type="float">
            <text:p>17.0336</text:p>
          </table:table-cell>
          <table:table-cell office:value-type="float" office:value="19.438" calcext:value-type="float">
            <text:p>19.438</text:p>
          </table:table-cell>
          <table:table-cell office:value-type="float" office:value="19.2343" calcext:value-type="float">
            <text:p>19.2343</text:p>
          </table:table-cell>
          <table:table-cell office:value-type="float" office:value="19.6417" calcext:value-type="float">
            <text:p>19.6417</text:p>
          </table:table-cell>
          <table:table-cell office:value-type="float" office:value="18.996" calcext:value-type="float">
            <text:p>18.996</text:p>
          </table:table-cell>
          <table:table-cell office:value-type="float" office:value="18.2797" calcext:value-type="float">
            <text:p>18.2797</text:p>
          </table:table-cell>
          <table:table-cell office:value-type="float" office:value="19.7123" calcext:value-type="float">
            <text:p>19.7123</text:p>
          </table:table-cell>
          <table:table-cell table:formula="of:=[.Q22]-[.T22]" office:value-type="float" office:value="0.442" calcext:value-type="float">
            <text:p>0.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.341" calcext:value-type="float">
            <text:p>23.341</text:p>
          </table:table-cell>
          <table:table-cell office:value-type="float" office:value="22.615" calcext:value-type="float">
            <text:p>22.615</text:p>
          </table:table-cell>
          <table:table-cell office:value-type="float" office:value="24.067" calcext:value-type="float">
            <text:p>24.067</text:p>
          </table:table-cell>
          <table:table-cell office:value-type="float" office:value="18.514" calcext:value-type="float">
            <text:p>18.514</text:p>
          </table:table-cell>
          <table:table-cell office:value-type="float" office:value="17.0433" calcext:value-type="float">
            <text:p>17.0433</text:p>
          </table:table-cell>
          <table:table-cell office:value-type="float" office:value="19.9847" calcext:value-type="float">
            <text:p>19.9847</text:p>
          </table:table-cell>
          <table:table-cell office:value-type="float" office:value="21.278" calcext:value-type="float">
            <text:p>21.278</text:p>
          </table:table-cell>
          <table:table-cell office:value-type="float" office:value="19.9323" calcext:value-type="float">
            <text:p>19.9323</text:p>
          </table:table-cell>
          <table:table-cell office:value-type="float" office:value="22.6237" calcext:value-type="float">
            <text:p>22.6237</text:p>
          </table:table-cell>
          <table:table-cell office:value-type="float" office:value="17.284" calcext:value-type="float">
            <text:p>17.284</text:p>
          </table:table-cell>
          <table:table-cell office:value-type="float" office:value="17.0293" calcext:value-type="float">
            <text:p>17.0293</text:p>
          </table:table-cell>
          <table:table-cell office:value-type="float" office:value="17.5387" calcext:value-type="float">
            <text:p>17.5387</text:p>
          </table:table-cell>
          <table:table-cell office:value-type="float" office:value="21.138" calcext:value-type="float">
            <text:p>21.138</text:p>
          </table:table-cell>
          <table:table-cell office:value-type="float" office:value="20.6256" calcext:value-type="float">
            <text:p>20.6256</text:p>
          </table:table-cell>
          <table:table-cell office:value-type="float" office:value="21.6504" calcext:value-type="float">
            <text:p>21.6504</text:p>
          </table:table-cell>
          <table:table-cell office:value-type="float" office:value="20.834" calcext:value-type="float">
            <text:p>20.834</text:p>
          </table:table-cell>
          <table:table-cell office:value-type="float" office:value="20.2172" calcext:value-type="float">
            <text:p>20.2172</text:p>
          </table:table-cell>
          <table:table-cell office:value-type="float" office:value="21.4508" calcext:value-type="float">
            <text:p>21.4508</text:p>
          </table:table-cell>
          <table:table-cell table:formula="of:=[.Q23]-[.T23]" office:value-type="float" office:value="0.304000000000002" calcext:value-type="float">
            <text:p>0.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0.391" calcext:value-type="float">
            <text:p>10.391</text:p>
          </table:table-cell>
          <table:table-cell office:value-type="float" office:value="10.0757" calcext:value-type="float">
            <text:p>10.0757</text:p>
          </table:table-cell>
          <table:table-cell office:value-type="float" office:value="10.7063" calcext:value-type="float">
            <text:p>10.7063</text:p>
          </table:table-cell>
          <table:table-cell office:value-type="float" office:value="9.971" calcext:value-type="float">
            <text:p>9.971</text:p>
          </table:table-cell>
          <table:table-cell office:value-type="float" office:value="9.22027" calcext:value-type="float">
            <text:p>9.22027</text:p>
          </table:table-cell>
          <table:table-cell office:value-type="float" office:value="10.7217" calcext:value-type="float">
            <text:p>10.7217</text:p>
          </table:table-cell>
          <table:table-cell office:value-type="float" office:value="10.502" calcext:value-type="float">
            <text:p>10.502</text:p>
          </table:table-cell>
          <table:table-cell office:value-type="float" office:value="9.51919" calcext:value-type="float">
            <text:p>9.51919</text:p>
          </table:table-cell>
          <table:table-cell office:value-type="float" office:value="11.4848" calcext:value-type="float">
            <text:p>11.4848</text:p>
          </table:table-cell>
          <table:table-cell office:value-type="float" office:value="9.991" calcext:value-type="float">
            <text:p>9.991</text:p>
          </table:table-cell>
          <table:table-cell office:value-type="float" office:value="9.78236" calcext:value-type="float">
            <text:p>9.78236</text:p>
          </table:table-cell>
          <table:table-cell office:value-type="float" office:value="10.1996" calcext:value-type="float">
            <text:p>10.1996</text:p>
          </table:table-cell>
          <table:table-cell office:value-type="float" office:value="8.836" calcext:value-type="float">
            <text:p>8.836</text:p>
          </table:table-cell>
          <table:table-cell office:value-type="float" office:value="8.6338" calcext:value-type="float">
            <text:p>8.6338</text:p>
          </table:table-cell>
          <table:table-cell office:value-type="float" office:value="9.0382" calcext:value-type="float">
            <text:p>9.0382</text:p>
          </table:table-cell>
          <table:table-cell office:value-type="float" office:value="8.402" calcext:value-type="float">
            <text:p>8.402</text:p>
          </table:table-cell>
          <table:table-cell office:value-type="float" office:value="8.25083" calcext:value-type="float">
            <text:p>8.25083</text:p>
          </table:table-cell>
          <table:table-cell office:value-type="float" office:value="8.55317" calcext:value-type="float">
            <text:p>8.55317</text:p>
          </table:table-cell>
          <table:table-cell table:formula="of:=[.Q24]-[.T24]" office:value-type="float" office:value="0.434000000000001" calcext:value-type="float">
            <text:p>0.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4.345" calcext:value-type="float">
            <text:p>14.345</text:p>
          </table:table-cell>
          <table:table-cell office:value-type="float" office:value="13.4433" calcext:value-type="float">
            <text:p>13.4433</text:p>
          </table:table-cell>
          <table:table-cell office:value-type="float" office:value="15.2467" calcext:value-type="float">
            <text:p>15.2467</text:p>
          </table:table-cell>
          <table:table-cell office:value-type="float" office:value="11.95" calcext:value-type="float">
            <text:p>11.95</text:p>
          </table:table-cell>
          <table:table-cell office:value-type="float" office:value="11.6672" calcext:value-type="float">
            <text:p>11.6672</text:p>
          </table:table-cell>
          <table:table-cell office:value-type="float" office:value="12.2328" calcext:value-type="float">
            <text:p>12.2328</text:p>
          </table:table-cell>
          <table:table-cell office:value-type="float" office:value="13.522" calcext:value-type="float">
            <text:p>13.522</text:p>
          </table:table-cell>
          <table:table-cell office:value-type="float" office:value="13.1568" calcext:value-type="float">
            <text:p>13.1568</text:p>
          </table:table-cell>
          <table:table-cell office:value-type="float" office:value="13.8872" calcext:value-type="float">
            <text:p>13.8872</text:p>
          </table:table-cell>
          <table:table-cell office:value-type="float" office:value="12.946" calcext:value-type="float">
            <text:p>12.946</text:p>
          </table:table-cell>
          <table:table-cell office:value-type="float" office:value="12.5252" calcext:value-type="float">
            <text:p>12.5252</text:p>
          </table:table-cell>
          <table:table-cell office:value-type="float" office:value="13.3668" calcext:value-type="float">
            <text:p>13.3668</text:p>
          </table:table-cell>
          <table:table-cell office:value-type="float" office:value="12.714" calcext:value-type="float">
            <text:p>12.714</text:p>
          </table:table-cell>
          <table:table-cell office:value-type="float" office:value="12.1472" calcext:value-type="float">
            <text:p>12.1472</text:p>
          </table:table-cell>
          <table:table-cell office:value-type="float" office:value="13.2808" calcext:value-type="float">
            <text:p>13.2808</text:p>
          </table:table-cell>
          <table:table-cell office:value-type="float" office:value="13.091" calcext:value-type="float">
            <text:p>13.091</text:p>
          </table:table-cell>
          <table:table-cell office:value-type="float" office:value="12.2697" calcext:value-type="float">
            <text:p>12.2697</text:p>
          </table:table-cell>
          <table:table-cell office:value-type="float" office:value="13.9123" calcext:value-type="float">
            <text:p>13.9123</text:p>
          </table:table-cell>
          <table:table-cell table:formula="of:=[.Q25]-[.T25]" office:value-type="float" office:value="-0.376999999999999" calcext:value-type="float">
            <text:p>-0.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7.856" calcext:value-type="float">
            <text:p>17.856</text:p>
          </table:table-cell>
          <table:table-cell office:value-type="float" office:value="16.597" calcext:value-type="float">
            <text:p>16.597</text:p>
          </table:table-cell>
          <table:table-cell office:value-type="float" office:value="19.115" calcext:value-type="float">
            <text:p>19.115</text:p>
          </table:table-cell>
          <table:table-cell office:value-type="float" office:value="18.667" calcext:value-type="float">
            <text:p>18.667</text:p>
          </table:table-cell>
          <table:table-cell office:value-type="float" office:value="18" calcext:value-type="float">
            <text:p>18</text:p>
          </table:table-cell>
          <table:table-cell office:value-type="float" office:value="19.334" calcext:value-type="float">
            <text:p>19.334</text:p>
          </table:table-cell>
          <table:table-cell office:value-type="float" office:value="16.917" calcext:value-type="float">
            <text:p>16.917</text:p>
          </table:table-cell>
          <table:table-cell office:value-type="float" office:value="16.3678" calcext:value-type="float">
            <text:p>16.3678</text:p>
          </table:table-cell>
          <table:table-cell office:value-type="float" office:value="17.4662" calcext:value-type="float">
            <text:p>17.4662</text:p>
          </table:table-cell>
          <table:table-cell office:value-type="float" office:value="16.099" calcext:value-type="float">
            <text:p>16.099</text:p>
          </table:table-cell>
          <table:table-cell office:value-type="float" office:value="15.5257" calcext:value-type="float">
            <text:p>15.5257</text:p>
          </table:table-cell>
          <table:table-cell office:value-type="float" office:value="16.6723" calcext:value-type="float">
            <text:p>16.6723</text:p>
          </table:table-cell>
          <table:table-cell office:value-type="float" office:value="18.488" calcext:value-type="float">
            <text:p>18.488</text:p>
          </table:table-cell>
          <table:table-cell office:value-type="float" office:value="17.9021" calcext:value-type="float">
            <text:p>17.9021</text:p>
          </table:table-cell>
          <table:table-cell office:value-type="float" office:value="19.0739" calcext:value-type="float">
            <text:p>19.0739</text:p>
          </table:table-cell>
          <table:table-cell office:value-type="float" office:value="18.416" calcext:value-type="float">
            <text:p>18.416</text:p>
          </table:table-cell>
          <table:table-cell office:value-type="float" office:value="17.8221" calcext:value-type="float">
            <text:p>17.8221</text:p>
          </table:table-cell>
          <table:table-cell office:value-type="float" office:value="19.0099" calcext:value-type="float">
            <text:p>19.0099</text:p>
          </table:table-cell>
          <table:table-cell table:formula="of:=[.Q26]-[.T26]" office:value-type="float" office:value="0.0719999999999992" calcext:value-type="float">
            <text:p>0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9.631" calcext:value-type="float">
            <text:p>19.631</text:p>
          </table:table-cell>
          <table:table-cell office:value-type="float" office:value="19.4448" calcext:value-type="float">
            <text:p>19.4448</text:p>
          </table:table-cell>
          <table:table-cell office:value-type="float" office:value="19.8172" calcext:value-type="float">
            <text:p>19.8172</text:p>
          </table:table-cell>
          <table:table-cell office:value-type="float" office:value="19.412" calcext:value-type="float">
            <text:p>19.412</text:p>
          </table:table-cell>
          <table:table-cell office:value-type="float" office:value="18.6578" calcext:value-type="float">
            <text:p>18.6578</text:p>
          </table:table-cell>
          <table:table-cell office:value-type="float" office:value="20.1662" calcext:value-type="float">
            <text:p>20.1662</text:p>
          </table:table-cell>
          <table:table-cell office:value-type="float" office:value="20.32" calcext:value-type="float">
            <text:p>20.32</text:p>
          </table:table-cell>
          <table:table-cell office:value-type="float" office:value="18.86" calcext:value-type="float">
            <text:p>18.86</text:p>
          </table:table-cell>
          <table:table-cell office:value-type="float" office:value="21.78" calcext:value-type="float">
            <text:p>21.78</text:p>
          </table:table-cell>
          <table:table-cell office:value-type="float" office:value="16.898" calcext:value-type="float">
            <text:p>16.898</text:p>
          </table:table-cell>
          <table:table-cell office:value-type="float" office:value="16.636" calcext:value-type="float">
            <text:p>16.636</text:p>
          </table:table-cell>
          <table:table-cell office:value-type="float" office:value="17.16" calcext:value-type="float">
            <text:p>17.16</text:p>
          </table:table-cell>
          <table:table-cell office:value-type="float" office:value="19.733" calcext:value-type="float">
            <text:p>19.733</text:p>
          </table:table-cell>
          <table:table-cell office:value-type="float" office:value="18.6368" calcext:value-type="float">
            <text:p>18.6368</text:p>
          </table:table-cell>
          <table:table-cell office:value-type="float" office:value="20.8292" calcext:value-type="float">
            <text:p>20.8292</text:p>
          </table:table-cell>
          <table:table-cell office:value-type="float" office:value="19.602" calcext:value-type="float">
            <text:p>19.602</text:p>
          </table:table-cell>
          <table:table-cell office:value-type="float" office:value="19.0357" calcext:value-type="float">
            <text:p>19.0357</text:p>
          </table:table-cell>
          <table:table-cell office:value-type="float" office:value="20.1683" calcext:value-type="float">
            <text:p>20.1683</text:p>
          </table:table-cell>
          <table:table-cell table:formula="of:=[.Q27]-[.T27]" office:value-type="float" office:value="0.131" calcext:value-type="float">
            <text:p>0.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.204" calcext:value-type="float">
            <text:p>20.204</text:p>
          </table:table-cell>
          <table:table-cell office:value-type="float" office:value="18.703" calcext:value-type="float">
            <text:p>18.703</text:p>
          </table:table-cell>
          <table:table-cell office:value-type="float" office:value="21.705" calcext:value-type="float">
            <text:p>21.705</text:p>
          </table:table-cell>
          <table:table-cell office:value-type="float" office:value="18.279" calcext:value-type="float">
            <text:p>18.279</text:p>
          </table:table-cell>
          <table:table-cell office:value-type="float" office:value="16.4639" calcext:value-type="float">
            <text:p>16.4639</text:p>
          </table:table-cell>
          <table:table-cell office:value-type="float" office:value="20.0941" calcext:value-type="float">
            <text:p>20.0941</text:p>
          </table:table-cell>
          <table:table-cell office:value-type="float" office:value="20.828" calcext:value-type="float">
            <text:p>20.828</text:p>
          </table:table-cell>
          <table:table-cell office:value-type="float" office:value="20.009" calcext:value-type="float">
            <text:p>20.009</text:p>
          </table:table-cell>
          <table:table-cell office:value-type="float" office:value="21.647" calcext:value-type="float">
            <text:p>21.647</text:p>
          </table:table-cell>
          <table:table-cell office:value-type="float" office:value="16.753" calcext:value-type="float">
            <text:p>16.753</text:p>
          </table:table-cell>
          <table:table-cell office:value-type="float" office:value="15.7859" calcext:value-type="float">
            <text:p>15.7859</text:p>
          </table:table-cell>
          <table:table-cell office:value-type="float" office:value="17.7201" calcext:value-type="float">
            <text:p>17.7201</text:p>
          </table:table-cell>
          <table:table-cell office:value-type="float" office:value="16.907" calcext:value-type="float">
            <text:p>16.907</text:p>
          </table:table-cell>
          <table:table-cell office:value-type="float" office:value="16.4458" calcext:value-type="float">
            <text:p>16.4458</text:p>
          </table:table-cell>
          <table:table-cell office:value-type="float" office:value="17.3682" calcext:value-type="float">
            <text:p>17.3682</text:p>
          </table:table-cell>
          <table:table-cell office:value-type="float" office:value="16.146" calcext:value-type="float">
            <text:p>16.146</text:p>
          </table:table-cell>
          <table:table-cell office:value-type="float" office:value="15.6846" calcext:value-type="float">
            <text:p>15.6846</text:p>
          </table:table-cell>
          <table:table-cell office:value-type="float" office:value="16.6074" calcext:value-type="float">
            <text:p>16.6074</text:p>
          </table:table-cell>
          <table:table-cell table:formula="of:=[.Q28]-[.T28]" office:value-type="float" office:value="0.760999999999999" calcext:value-type="float">
            <text:p>0.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928" calcext:value-type="float">
            <text:p>32.928</text:p>
          </table:table-cell>
          <table:table-cell office:value-type="float" office:value="32.0098" calcext:value-type="float">
            <text:p>32.0098</text:p>
          </table:table-cell>
          <table:table-cell office:value-type="float" office:value="33.8462" calcext:value-type="float">
            <text:p>33.8462</text:p>
          </table:table-cell>
          <table:table-cell office:value-type="float" office:value="21.139" calcext:value-type="float">
            <text:p>21.139</text:p>
          </table:table-cell>
          <table:table-cell office:value-type="float" office:value="20.4981" calcext:value-type="float">
            <text:p>20.4981</text:p>
          </table:table-cell>
          <table:table-cell office:value-type="float" office:value="21.7799" calcext:value-type="float">
            <text:p>21.7799</text:p>
          </table:table-cell>
          <table:table-cell office:value-type="float" office:value="24.417" calcext:value-type="float">
            <text:p>24.417</text:p>
          </table:table-cell>
          <table:table-cell office:value-type="float" office:value="22.07" calcext:value-type="float">
            <text:p>22.07</text:p>
          </table:table-cell>
          <table:table-cell office:value-type="float" office:value="26.764" calcext:value-type="float">
            <text:p>26.764</text:p>
          </table:table-cell>
          <table:table-cell office:value-type="float" office:value="21.332" calcext:value-type="float">
            <text:p>21.332</text:p>
          </table:table-cell>
          <table:table-cell office:value-type="float" office:value="20.4754" calcext:value-type="float">
            <text:p>20.4754</text:p>
          </table:table-cell>
          <table:table-cell office:value-type="float" office:value="22.1886" calcext:value-type="float">
            <text:p>22.1886</text:p>
          </table:table-cell>
          <table:table-cell office:value-type="float" office:value="28.43" calcext:value-type="float">
            <text:p>28.43</text:p>
          </table:table-cell>
          <table:table-cell office:value-type="float" office:value="27.5642" calcext:value-type="float">
            <text:p>27.5642</text:p>
          </table:table-cell>
          <table:table-cell office:value-type="float" office:value="29.2958" calcext:value-type="float">
            <text:p>29.2958</text:p>
          </table:table-cell>
          <table:table-cell office:value-type="float" office:value="27.638" calcext:value-type="float">
            <text:p>27.638</text:p>
          </table:table-cell>
          <table:table-cell office:value-type="float" office:value="26.6733" calcext:value-type="float">
            <text:p>26.6733</text:p>
          </table:table-cell>
          <table:table-cell office:value-type="float" office:value="28.6027" calcext:value-type="float">
            <text:p>28.6027</text:p>
          </table:table-cell>
          <table:table-cell table:formula="of:=[.Q29]-[.T29]" office:value-type="float" office:value="0.791999999999998" calcext:value-type="float">
            <text:p>0.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.764" calcext:value-type="float">
            <text:p>42.764</text:p>
          </table:table-cell>
          <table:table-cell office:value-type="float" office:value="41.473" calcext:value-type="float">
            <text:p>41.473</text:p>
          </table:table-cell>
          <table:table-cell office:value-type="float" office:value="44.055" calcext:value-type="float">
            <text:p>44.055</text:p>
          </table:table-cell>
          <table:table-cell office:value-type="float" office:value="30.783" calcext:value-type="float">
            <text:p>30.783</text:p>
          </table:table-cell>
          <table:table-cell office:value-type="float" office:value="28.6393" calcext:value-type="float">
            <text:p>28.6393</text:p>
          </table:table-cell>
          <table:table-cell office:value-type="float" office:value="32.9267" calcext:value-type="float">
            <text:p>32.9267</text:p>
          </table:table-cell>
          <table:table-cell office:value-type="float" office:value="29.419" calcext:value-type="float">
            <text:p>29.419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31.3743" calcext:value-type="float">
            <text:p>31.3743</text:p>
          </table:table-cell>
          <table:table-cell office:value-type="float" office:value="27.825" calcext:value-type="float">
            <text:p>27.825</text:p>
          </table:table-cell>
          <table:table-cell office:value-type="float" office:value="26.4068" calcext:value-type="float">
            <text:p>26.4068</text:p>
          </table:table-cell>
          <table:table-cell office:value-type="float" office:value="29.2432" calcext:value-type="float">
            <text:p>29.2432</text:p>
          </table:table-cell>
          <table:table-cell office:value-type="float" office:value="40.466" calcext:value-type="float">
            <text:p>40.466</text:p>
          </table:table-cell>
          <table:table-cell office:value-type="float" office:value="39.2589" calcext:value-type="float">
            <text:p>39.2589</text:p>
          </table:table-cell>
          <table:table-cell office:value-type="float" office:value="41.6731" calcext:value-type="float">
            <text:p>41.6731</text:p>
          </table:table-cell>
          <table:table-cell office:value-type="float" office:value="40.323" calcext:value-type="float">
            <text:p>40.323</text:p>
          </table:table-cell>
          <table:table-cell office:value-type="float" office:value="38.2677" calcext:value-type="float">
            <text:p>38.2677</text:p>
          </table:table-cell>
          <table:table-cell office:value-type="float" office:value="42.3783" calcext:value-type="float">
            <text:p>42.3783</text:p>
          </table:table-cell>
          <table:table-cell table:formula="of:=[.Q30]-[.T30]" office:value-type="float" office:value="0.143000000000001" calcext:value-type="float">
            <text:p>0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.255" calcext:value-type="float">
            <text:p>45.255</text:p>
          </table:table-cell>
          <table:table-cell office:value-type="float" office:value="42.402" calcext:value-type="float">
            <text:p>42.402</text:p>
          </table:table-cell>
          <table:table-cell office:value-type="float" office:value="48.108" calcext:value-type="float">
            <text:p>48.108</text:p>
          </table:table-cell>
          <table:table-cell office:value-type="float" office:value="35.227" calcext:value-type="float">
            <text:p>35.227</text:p>
          </table:table-cell>
          <table:table-cell office:value-type="float" office:value="32.8812" calcext:value-type="float">
            <text:p>32.8812</text:p>
          </table:table-cell>
          <table:table-cell office:value-type="float" office:value="37.5728" calcext:value-type="float">
            <text:p>37.5728</text:p>
          </table:table-cell>
          <table:table-cell office:value-type="float" office:value="35.713" calcext:value-type="float">
            <text:p>35.713</text:p>
          </table:table-cell>
          <table:table-cell office:value-type="float" office:value="32.9025" calcext:value-type="float">
            <text:p>32.9025</text:p>
          </table:table-cell>
          <table:table-cell office:value-type="float" office:value="38.5235" calcext:value-type="float">
            <text:p>38.5235</text:p>
          </table:table-cell>
          <table:table-cell office:value-type="float" office:value="29.401" calcext:value-type="float">
            <text:p>29.401</text:p>
          </table:table-cell>
          <table:table-cell office:value-type="float" office:value="28.3211" calcext:value-type="float">
            <text:p>28.3211</text:p>
          </table:table-cell>
          <table:table-cell office:value-type="float" office:value="30.4809" calcext:value-type="float">
            <text:p>30.4809</text:p>
          </table:table-cell>
          <table:table-cell office:value-type="float" office:value="42.338" calcext:value-type="float">
            <text:p>42.338</text:p>
          </table:table-cell>
          <table:table-cell office:value-type="float" office:value="40.0432" calcext:value-type="float">
            <text:p>40.0432</text:p>
          </table:table-cell>
          <table:table-cell office:value-type="float" office:value="44.6328" calcext:value-type="float">
            <text:p>44.6328</text:p>
          </table:table-cell>
          <table:table-cell office:value-type="float" office:value="42.831" calcext:value-type="float">
            <text:p>42.831</text:p>
          </table:table-cell>
          <table:table-cell office:value-type="float" office:value="41.9342" calcext:value-type="float">
            <text:p>41.9342</text:p>
          </table:table-cell>
          <table:table-cell office:value-type="float" office:value="43.7278" calcext:value-type="float">
            <text:p>43.7278</text:p>
          </table:table-cell>
          <table:table-cell table:formula="of:=[.Q31]-[.T31]" office:value-type="float" office:value="-0.493000000000002" calcext:value-type="float">
            <text:p>-0.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7.951" calcext:value-type="float">
            <text:p>17.951</text:p>
          </table:table-cell>
          <table:table-cell office:value-type="float" office:value="16.5158" calcext:value-type="float">
            <text:p>16.5158</text:p>
          </table:table-cell>
          <table:table-cell office:value-type="float" office:value="19.3862" calcext:value-type="float">
            <text:p>19.3862</text:p>
          </table:table-cell>
          <table:table-cell office:value-type="float" office:value="18.555" calcext:value-type="float">
            <text:p>18.555</text:p>
          </table:table-cell>
          <table:table-cell office:value-type="float" office:value="17.7296" calcext:value-type="float">
            <text:p>17.7296</text:p>
          </table:table-cell>
          <table:table-cell office:value-type="float" office:value="19.3804" calcext:value-type="float">
            <text:p>19.3804</text:p>
          </table:table-cell>
          <table:table-cell office:value-type="float" office:value="16.644" calcext:value-type="float">
            <text:p>16.644</text:p>
          </table:table-cell>
          <table:table-cell office:value-type="float" office:value="15.7883" calcext:value-type="float">
            <text:p>15.7883</text:p>
          </table:table-cell>
          <table:table-cell office:value-type="float" office:value="17.4997" calcext:value-type="float">
            <text:p>17.4997</text:p>
          </table:table-cell>
          <table:table-cell office:value-type="float" office:value="16.291" calcext:value-type="float">
            <text:p>16.291</text:p>
          </table:table-cell>
          <table:table-cell office:value-type="float" office:value="15.5907" calcext:value-type="float">
            <text:p>15.5907</text:p>
          </table:table-cell>
          <table:table-cell office:value-type="float" office:value="16.9913" calcext:value-type="float">
            <text:p>16.9913</text:p>
          </table:table-cell>
          <table:table-cell office:value-type="float" office:value="16.798" calcext:value-type="float">
            <text:p>16.798</text:p>
          </table:table-cell>
          <table:table-cell office:value-type="float" office:value="16.1508" calcext:value-type="float">
            <text:p>16.1508</text:p>
          </table:table-cell>
          <table:table-cell office:value-type="float" office:value="17.4452" calcext:value-type="float">
            <text:p>17.4452</text:p>
          </table:table-cell>
          <table:table-cell office:value-type="float" office:value="16.243" calcext:value-type="float">
            <text:p>16.243</text:p>
          </table:table-cell>
          <table:table-cell office:value-type="float" office:value="15.7772" calcext:value-type="float">
            <text:p>15.7772</text:p>
          </table:table-cell>
          <table:table-cell office:value-type="float" office:value="16.7088" calcext:value-type="float">
            <text:p>16.7088</text:p>
          </table:table-cell>
          <table:table-cell table:formula="of:=[.Q32]-[.T32]" office:value-type="float" office:value="0.555000000000003" calcext:value-type="float">
            <text:p>0.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8.87" calcext:value-type="float">
            <text:p>28.87</text:p>
          </table:table-cell>
          <table:table-cell office:value-type="float" office:value="26.5193" calcext:value-type="float">
            <text:p>26.5193</text:p>
          </table:table-cell>
          <table:table-cell office:value-type="float" office:value="31.2207" calcext:value-type="float">
            <text:p>31.2207</text:p>
          </table:table-cell>
          <table:table-cell office:value-type="float" office:value="25.546" calcext:value-type="float">
            <text:p>25.546</text:p>
          </table:table-cell>
          <table:table-cell office:value-type="float" office:value="24.0763" calcext:value-type="float">
            <text:p>24.0763</text:p>
          </table:table-cell>
          <table:table-cell office:value-type="float" office:value="27.0157" calcext:value-type="float">
            <text:p>27.0157</text:p>
          </table:table-cell>
          <table:table-cell office:value-type="float" office:value="24.406" calcext:value-type="float">
            <text:p>24.406</text:p>
          </table:table-cell>
          <table:table-cell office:value-type="float" office:value="21.499" calcext:value-type="float">
            <text:p>21.499</text:p>
          </table:table-cell>
          <table:table-cell office:value-type="float" office:value="27.313" calcext:value-type="float">
            <text:p>27.313</text:p>
          </table:table-cell>
          <table:table-cell office:value-type="float" office:value="21.052" calcext:value-type="float">
            <text:p>21.052</text:p>
          </table:table-cell>
          <table:table-cell office:value-type="float" office:value="19.8764" calcext:value-type="float">
            <text:p>19.8764</text:p>
          </table:table-cell>
          <table:table-cell office:value-type="float" office:value="22.2276" calcext:value-type="float">
            <text:p>22.2276</text:p>
          </table:table-cell>
          <table:table-cell office:value-type="float" office:value="27.041" calcext:value-type="float">
            <text:p>27.041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27.7873" calcext:value-type="float">
            <text:p>27.7873</text:p>
          </table:table-cell>
          <table:table-cell office:value-type="float" office:value="26.078" calcext:value-type="float">
            <text:p>26.078</text:p>
          </table:table-cell>
          <table:table-cell office:value-type="float" office:value="25.3848" calcext:value-type="float">
            <text:p>25.3848</text:p>
          </table:table-cell>
          <table:table-cell office:value-type="float" office:value="26.7712" calcext:value-type="float">
            <text:p>26.7712</text:p>
          </table:table-cell>
          <table:table-cell table:formula="of:=[.Q33]-[.T33]" office:value-type="float" office:value="0.963000000000001" calcext:value-type="float">
            <text:p>0.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3.944" calcext:value-type="float">
            <text:p>43.944</text:p>
          </table:table-cell>
          <table:table-cell office:value-type="float" office:value="41.6006" calcext:value-type="float">
            <text:p>41.6006</text:p>
          </table:table-cell>
          <table:table-cell office:value-type="float" office:value="46.2874" calcext:value-type="float">
            <text:p>46.2874</text:p>
          </table:table-cell>
          <table:table-cell office:value-type="float" office:value="32.265" calcext:value-type="float">
            <text:p>32.265</text:p>
          </table:table-cell>
          <table:table-cell office:value-type="float" office:value="31.6804" calcext:value-type="float">
            <text:p>31.6804</text:p>
          </table:table-cell>
          <table:table-cell office:value-type="float" office:value="32.8496" calcext:value-type="float">
            <text:p>32.8496</text:p>
          </table:table-cell>
          <table:table-cell office:value-type="float" office:value="30.279" calcext:value-type="float">
            <text:p>30.279</text:p>
          </table:table-cell>
          <table:table-cell office:value-type="float" office:value="28.8923" calcext:value-type="float">
            <text:p>28.8923</text:p>
          </table:table-cell>
          <table:table-cell office:value-type="float" office:value="31.6657" calcext:value-type="float">
            <text:p>31.6657</text:p>
          </table:table-cell>
          <table:table-cell office:value-type="float" office:value="27.669" calcext:value-type="float">
            <text:p>27.669</text:p>
          </table:table-cell>
          <table:table-cell office:value-type="float" office:value="25.5618" calcext:value-type="float">
            <text:p>25.5618</text:p>
          </table:table-cell>
          <table:table-cell office:value-type="float" office:value="29.7762" calcext:value-type="float">
            <text:p>29.7762</text:p>
          </table:table-cell>
          <table:table-cell office:value-type="float" office:value="39.86" calcext:value-type="float">
            <text:p>39.86</text:p>
          </table:table-cell>
          <table:table-cell office:value-type="float" office:value="38.9354" calcext:value-type="float">
            <text:p>38.9354</text:p>
          </table:table-cell>
          <table:table-cell office:value-type="float" office:value="40.7846" calcext:value-type="float">
            <text:p>40.7846</text:p>
          </table:table-cell>
          <table:table-cell office:value-type="float" office:value="40.77" calcext:value-type="float">
            <text:p>40.77</text:p>
          </table:table-cell>
          <table:table-cell office:value-type="float" office:value="39.8763" calcext:value-type="float">
            <text:p>39.8763</text:p>
          </table:table-cell>
          <table:table-cell office:value-type="float" office:value="41.6637" calcext:value-type="float">
            <text:p>41.6637</text:p>
          </table:table-cell>
          <table:table-cell table:formula="of:=[.Q34]-[.T34]" office:value-type="float" office:value="-0.910000000000004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8.098" calcext:value-type="float">
            <text:p>48.098</text:p>
          </table:table-cell>
          <table:table-cell office:value-type="float" office:value="45.7859" calcext:value-type="float">
            <text:p>45.7859</text:p>
          </table:table-cell>
          <table:table-cell office:value-type="float" office:value="50.4101" calcext:value-type="float">
            <text:p>50.4101</text:p>
          </table:table-cell>
          <table:table-cell office:value-type="float" office:value="30.767" calcext:value-type="float">
            <text:p>30.767</text:p>
          </table:table-cell>
          <table:table-cell office:value-type="float" office:value="27.9886" calcext:value-type="float">
            <text:p>27.9886</text:p>
          </table:table-cell>
          <table:table-cell office:value-type="float" office:value="33.5454" calcext:value-type="float">
            <text:p>33.5454</text:p>
          </table:table-cell>
          <table:table-cell office:value-type="float" office:value="34.695" calcext:value-type="float">
            <text:p>34.695</text:p>
          </table:table-cell>
          <table:table-cell office:value-type="float" office:value="31.6816" calcext:value-type="float">
            <text:p>31.6816</text:p>
          </table:table-cell>
          <table:table-cell office:value-type="float" office:value="37.7084" calcext:value-type="float">
            <text:p>37.7084</text:p>
          </table:table-cell>
          <table:table-cell office:value-type="float" office:value="29.215" calcext:value-type="float">
            <text:p>29.215</text:p>
          </table:table-cell>
          <table:table-cell office:value-type="float" office:value="28.0161" calcext:value-type="float">
            <text:p>28.0161</text:p>
          </table:table-cell>
          <table:table-cell office:value-type="float" office:value="30.4139" calcext:value-type="float">
            <text:p>30.4139</text:p>
          </table:table-cell>
          <table:table-cell office:value-type="float" office:value="41.284" calcext:value-type="float">
            <text:p>41.284</text:p>
          </table:table-cell>
          <table:table-cell office:value-type="float" office:value="38.5499" calcext:value-type="float">
            <text:p>38.5499</text:p>
          </table:table-cell>
          <table:table-cell office:value-type="float" office:value="44.0181" calcext:value-type="float">
            <text:p>44.0181</text:p>
          </table:table-cell>
          <table:table-cell office:value-type="float" office:value="41.858" calcext:value-type="float">
            <text:p>41.858</text:p>
          </table:table-cell>
          <table:table-cell office:value-type="float" office:value="39.6351" calcext:value-type="float">
            <text:p>39.6351</text:p>
          </table:table-cell>
          <table:table-cell office:value-type="float" office:value="44.0809" calcext:value-type="float">
            <text:p>44.0809</text:p>
          </table:table-cell>
          <table:table-cell table:formula="of:=[.Q35]-[.T35]" office:value-type="float" office:value="-0.573999999999998" calcext:value-type="float">
            <text:p>-0.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.016" calcext:value-type="float">
            <text:p>32.016</text:p>
          </table:table-cell>
          <table:table-cell office:value-type="float" office:value="29.1908" calcext:value-type="float">
            <text:p>29.1908</text:p>
          </table:table-cell>
          <table:table-cell office:value-type="float" office:value="34.8412" calcext:value-type="float">
            <text:p>34.8412</text:p>
          </table:table-cell>
          <table:table-cell office:value-type="float" office:value="24.199" calcext:value-type="float">
            <text:p>24.199</text:p>
          </table:table-cell>
          <table:table-cell office:value-type="float" office:value="21.4737" calcext:value-type="float">
            <text:p>21.4737</text:p>
          </table:table-cell>
          <table:table-cell office:value-type="float" office:value="26.9243" calcext:value-type="float">
            <text:p>26.9243</text:p>
          </table:table-cell>
          <table:table-cell office:value-type="float" office:value="27.122" calcext:value-type="float">
            <text:p>27.122</text:p>
          </table:table-cell>
          <table:table-cell office:value-type="float" office:value="24.2912" calcext:value-type="float">
            <text:p>24.2912</text:p>
          </table:table-cell>
          <table:table-cell office:value-type="float" office:value="29.9528" calcext:value-type="float">
            <text:p>29.9528</text:p>
          </table:table-cell>
          <table:table-cell office:value-type="float" office:value="22.959" calcext:value-type="float">
            <text:p>22.959</text:p>
          </table:table-cell>
          <table:table-cell office:value-type="float" office:value="22.1581" calcext:value-type="float">
            <text:p>22.1581</text:p>
          </table:table-cell>
          <table:table-cell office:value-type="float" office:value="23.7599" calcext:value-type="float">
            <text:p>23.7599</text:p>
          </table:table-cell>
          <table:table-cell office:value-type="float" office:value="26.646" calcext:value-type="float">
            <text:p>26.646</text:p>
          </table:table-cell>
          <table:table-cell office:value-type="float" office:value="25.8312" calcext:value-type="float">
            <text:p>25.8312</text:p>
          </table:table-cell>
          <table:table-cell office:value-type="float" office:value="27.4608" calcext:value-type="float">
            <text:p>27.4608</text:p>
          </table:table-cell>
          <table:table-cell office:value-type="float" office:value="26.393" calcext:value-type="float">
            <text:p>26.393</text:p>
          </table:table-cell>
          <table:table-cell office:value-type="float" office:value="24.7483" calcext:value-type="float">
            <text:p>24.7483</text:p>
          </table:table-cell>
          <table:table-cell office:value-type="float" office:value="28.0377" calcext:value-type="float">
            <text:p>28.0377</text:p>
          </table:table-cell>
          <table:table-cell table:formula="of:=[.Q36]-[.T36]" office:value-type="float" office:value="0.253" calcext:value-type="float">
            <text:p>0.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.675" calcext:value-type="float">
            <text:p>50.675</text:p>
          </table:table-cell>
          <table:table-cell office:value-type="float" office:value="49.1326" calcext:value-type="float">
            <text:p>49.1326</text:p>
          </table:table-cell>
          <table:table-cell office:value-type="float" office:value="52.2174" calcext:value-type="float">
            <text:p>52.2174</text:p>
          </table:table-cell>
          <table:table-cell office:value-type="float" office:value="30.519" calcext:value-type="float">
            <text:p>30.519</text:p>
          </table:table-cell>
          <table:table-cell office:value-type="float" office:value="28.2462" calcext:value-type="float">
            <text:p>28.2462</text:p>
          </table:table-cell>
          <table:table-cell office:value-type="float" office:value="32.7918" calcext:value-type="float">
            <text:p>32.7918</text:p>
          </table:table-cell>
          <table:table-cell office:value-type="float" office:value="39.381" calcext:value-type="float">
            <text:p>39.381</text:p>
          </table:table-cell>
          <table:table-cell office:value-type="float" office:value="37.4692" calcext:value-type="float">
            <text:p>37.4692</text:p>
          </table:table-cell>
          <table:table-cell office:value-type="float" office:value="41.2928" calcext:value-type="float">
            <text:p>41.2928</text:p>
          </table:table-cell>
          <table:table-cell office:value-type="float" office:value="31.134" calcext:value-type="float">
            <text:p>31.134</text:p>
          </table:table-cell>
          <table:table-cell office:value-type="float" office:value="29.9856" calcext:value-type="float">
            <text:p>29.9856</text:p>
          </table:table-cell>
          <table:table-cell office:value-type="float" office:value="32.2824" calcext:value-type="float">
            <text:p>32.2824</text:p>
          </table:table-cell>
          <table:table-cell office:value-type="float" office:value="44.864" calcext:value-type="float">
            <text:p>44.864</text:p>
          </table:table-cell>
          <table:table-cell office:value-type="float" office:value="43.9242" calcext:value-type="float">
            <text:p>43.9242</text:p>
          </table:table-cell>
          <table:table-cell office:value-type="float" office:value="45.8038" calcext:value-type="float">
            <text:p>45.8038</text:p>
          </table:table-cell>
          <table:table-cell office:value-type="float" office:value="45.48" calcext:value-type="float">
            <text:p>45.48</text:p>
          </table:table-cell>
          <table:table-cell office:value-type="float" office:value="44.5221" calcext:value-type="float">
            <text:p>44.5221</text:p>
          </table:table-cell>
          <table:table-cell office:value-type="float" office:value="46.4379" calcext:value-type="float">
            <text:p>46.4379</text:p>
          </table:table-cell>
          <table:table-cell table:formula="of:=[.Q37]-[.T37]" office:value-type="float" office:value="-0.616" calcext:value-type="float">
            <text:p>-0.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.374" calcext:value-type="float">
            <text:p>70.374</text:p>
          </table:table-cell>
          <table:table-cell office:value-type="float" office:value="64.9714" calcext:value-type="float">
            <text:p>64.9714</text:p>
          </table:table-cell>
          <table:table-cell office:value-type="float" office:value="75.7766" calcext:value-type="float">
            <text:p>75.7766</text:p>
          </table:table-cell>
          <table:table-cell office:value-type="float" office:value="48.951" calcext:value-type="float">
            <text:p>48.951</text:p>
          </table:table-cell>
          <table:table-cell office:value-type="float" office:value="46.1316" calcext:value-type="float">
            <text:p>46.1316</text:p>
          </table:table-cell>
          <table:table-cell office:value-type="float" office:value="51.7704" calcext:value-type="float">
            <text:p>51.7704</text:p>
          </table:table-cell>
          <table:table-cell office:value-type="float" office:value="51.348" calcext:value-type="float">
            <text:p>51.348</text:p>
          </table:table-cell>
          <table:table-cell office:value-type="float" office:value="50.2257" calcext:value-type="float">
            <text:p>50.2257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34.795" calcext:value-type="float">
            <text:p>34.795</text:p>
          </table:table-cell>
          <table:table-cell office:value-type="float" office:value="31.3921" calcext:value-type="float">
            <text:p>31.3921</text:p>
          </table:table-cell>
          <table:table-cell office:value-type="float" office:value="38.1979" calcext:value-type="float">
            <text:p>38.1979</text:p>
          </table:table-cell>
          <table:table-cell office:value-type="float" office:value="61.258" calcext:value-type="float">
            <text:p>61.258</text:p>
          </table:table-cell>
          <table:table-cell office:value-type="float" office:value="58.1113" calcext:value-type="float">
            <text:p>58.1113</text:p>
          </table:table-cell>
          <table:table-cell office:value-type="float" office:value="64.4047" calcext:value-type="float">
            <text:p>64.4047</text:p>
          </table:table-cell>
          <table:table-cell office:value-type="float" office:value="59.752" calcext:value-type="float">
            <text:p>59.752</text:p>
          </table:table-cell>
          <table:table-cell office:value-type="float" office:value="56.0032" calcext:value-type="float">
            <text:p>56.0032</text:p>
          </table:table-cell>
          <table:table-cell office:value-type="float" office:value="63.5008" calcext:value-type="float">
            <text:p>63.5008</text:p>
          </table:table-cell>
          <table:table-cell table:formula="of:=[.Q38]-[.T38]" office:value-type="float" office:value="1.506" calcext:value-type="float">
            <text:p>1.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1.427" calcext:value-type="float">
            <text:p>71.427</text:p>
          </table:table-cell>
          <table:table-cell office:value-type="float" office:value="67.6113" calcext:value-type="float">
            <text:p>67.6113</text:p>
          </table:table-cell>
          <table:table-cell office:value-type="float" office:value="75.2427" calcext:value-type="float">
            <text:p>75.2427</text:p>
          </table:table-cell>
          <table:table-cell office:value-type="float" office:value="44.254" calcext:value-type="float">
            <text:p>44.254</text:p>
          </table:table-cell>
          <table:table-cell office:value-type="float" office:value="42.7097" calcext:value-type="float">
            <text:p>42.7097</text:p>
          </table:table-cell>
          <table:table-cell office:value-type="float" office:value="45.7983" calcext:value-type="float">
            <text:p>45.7983</text:p>
          </table:table-cell>
          <table:table-cell office:value-type="float" office:value="54.679" calcext:value-type="float">
            <text:p>54.679</text:p>
          </table:table-cell>
          <table:table-cell office:value-type="float" office:value="53.6615" calcext:value-type="float">
            <text:p>53.6615</text:p>
          </table:table-cell>
          <table:table-cell office:value-type="float" office:value="55.6965" calcext:value-type="float">
            <text:p>55.6965</text:p>
          </table:table-cell>
          <table:table-cell office:value-type="float" office:value="40.277" calcext:value-type="float">
            <text:p>40.277</text:p>
          </table:table-cell>
          <table:table-cell office:value-type="float" office:value="38.4111" calcext:value-type="float">
            <text:p>38.4111</text:p>
          </table:table-cell>
          <table:table-cell office:value-type="float" office:value="42.1429" calcext:value-type="float">
            <text:p>42.1429</text:p>
          </table:table-cell>
          <table:table-cell office:value-type="float" office:value="64.134" calcext:value-type="float">
            <text:p>64.134</text:p>
          </table:table-cell>
          <table:table-cell office:value-type="float" office:value="60.3947" calcext:value-type="float">
            <text:p>60.3947</text:p>
          </table:table-cell>
          <table:table-cell office:value-type="float" office:value="67.8733" calcext:value-type="float">
            <text:p>67.8733</text:p>
          </table:table-cell>
          <table:table-cell office:value-type="float" office:value="63.025" calcext:value-type="float">
            <text:p>63.025</text:p>
          </table:table-cell>
          <table:table-cell office:value-type="float" office:value="60.0327" calcext:value-type="float">
            <text:p>60.0327</text:p>
          </table:table-cell>
          <table:table-cell office:value-type="float" office:value="66.0173" calcext:value-type="float">
            <text:p>66.0173</text:p>
          </table:table-cell>
          <table:table-cell table:formula="of:=[.Q39]-[.T39]" office:value-type="float" office:value="1.109" calcext:value-type="float">
            <text:p>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2.125" calcext:value-type="float">
            <text:p>32.125</text:p>
          </table:table-cell>
          <table:table-cell office:value-type="float" office:value="30.0291" calcext:value-type="float">
            <text:p>30.0291</text:p>
          </table:table-cell>
          <table:table-cell office:value-type="float" office:value="34.2209" calcext:value-type="float">
            <text:p>34.2209</text:p>
          </table:table-cell>
          <table:table-cell office:value-type="float" office:value="26.872" calcext:value-type="float">
            <text:p>26.872</text:p>
          </table:table-cell>
          <table:table-cell office:value-type="float" office:value="25.7653" calcext:value-type="float">
            <text:p>25.7653</text:p>
          </table:table-cell>
          <table:table-cell office:value-type="float" office:value="27.9787" calcext:value-type="float">
            <text:p>27.9787</text:p>
          </table:table-cell>
          <table:table-cell office:value-type="float" office:value="26.021" calcext:value-type="float">
            <text:p>26.021</text:p>
          </table:table-cell>
          <table:table-cell office:value-type="float" office:value="22.654" calcext:value-type="float">
            <text:p>22.654</text:p>
          </table:table-cell>
          <table:table-cell office:value-type="float" office:value="29.388" calcext:value-type="float">
            <text:p>29.388</text:p>
          </table:table-cell>
          <table:table-cell office:value-type="float" office:value="21.218" calcext:value-type="float">
            <text:p>21.218</text:p>
          </table:table-cell>
          <table:table-cell office:value-type="float" office:value="19.4755" calcext:value-type="float">
            <text:p>19.4755</text:p>
          </table:table-cell>
          <table:table-cell office:value-type="float" office:value="22.9605" calcext:value-type="float">
            <text:p>22.9605</text:p>
          </table:table-cell>
          <table:table-cell office:value-type="float" office:value="24.138" calcext:value-type="float">
            <text:p>24.138</text:p>
          </table:table-cell>
          <table:table-cell office:value-type="float" office:value="22.2784" calcext:value-type="float">
            <text:p>22.2784</text:p>
          </table:table-cell>
          <table:table-cell office:value-type="float" office:value="25.9976" calcext:value-type="float">
            <text:p>25.9976</text:p>
          </table:table-cell>
          <table:table-cell office:value-type="float" office:value="24.595" calcext:value-type="float">
            <text:p>24.595</text:p>
          </table:table-cell>
          <table:table-cell office:value-type="float" office:value="22.5843" calcext:value-type="float">
            <text:p>22.5843</text:p>
          </table:table-cell>
          <table:table-cell office:value-type="float" office:value="26.6057" calcext:value-type="float">
            <text:p>26.6057</text:p>
          </table:table-cell>
          <table:table-cell table:formula="of:=[.Q40]-[.T40]" office:value-type="float" office:value="-0.456999999999997" calcext:value-type="float">
            <text:p>-0.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45.157" calcext:value-type="float">
            <text:p>45.157</text:p>
          </table:table-cell>
          <table:table-cell office:value-type="float" office:value="42.5224" calcext:value-type="float">
            <text:p>42.5224</text:p>
          </table:table-cell>
          <table:table-cell office:value-type="float" office:value="47.7916" calcext:value-type="float">
            <text:p>47.7916</text:p>
          </table:table-cell>
          <table:table-cell office:value-type="float" office:value="30.639" calcext:value-type="float">
            <text:p>30.639</text:p>
          </table:table-cell>
          <table:table-cell office:value-type="float" office:value="28.8126" calcext:value-type="float">
            <text:p>28.8126</text:p>
          </table:table-cell>
          <table:table-cell office:value-type="float" office:value="32.4654" calcext:value-type="float">
            <text:p>32.4654</text:p>
          </table:table-cell>
          <table:table-cell office:value-type="float" office:value="37.763" calcext:value-type="float">
            <text:p>37.763</text:p>
          </table:table-cell>
          <table:table-cell office:value-type="float" office:value="34.6906" calcext:value-type="float">
            <text:p>34.6906</text:p>
          </table:table-cell>
          <table:table-cell office:value-type="float" office:value="40.8354" calcext:value-type="float">
            <text:p>40.8354</text:p>
          </table:table-cell>
          <table:table-cell office:value-type="float" office:value="30.242" calcext:value-type="float">
            <text:p>30.242</text:p>
          </table:table-cell>
          <table:table-cell office:value-type="float" office:value="29.1962" calcext:value-type="float">
            <text:p>29.1962</text:p>
          </table:table-cell>
          <table:table-cell office:value-type="float" office:value="31.2878" calcext:value-type="float">
            <text:p>31.2878</text:p>
          </table:table-cell>
          <table:table-cell office:value-type="float" office:value="43.267" calcext:value-type="float">
            <text:p>43.267</text:p>
          </table:table-cell>
          <table:table-cell office:value-type="float" office:value="40.961" calcext:value-type="float">
            <text:p>40.961</text:p>
          </table:table-cell>
          <table:table-cell office:value-type="float" office:value="45.573" calcext:value-type="float">
            <text:p>45.573</text:p>
          </table:table-cell>
          <table:table-cell office:value-type="float" office:value="44.391" calcext:value-type="float">
            <text:p>44.391</text:p>
          </table:table-cell>
          <table:table-cell office:value-type="float" office:value="43.3983" calcext:value-type="float">
            <text:p>43.3983</text:p>
          </table:table-cell>
          <table:table-cell office:value-type="float" office:value="45.3837" calcext:value-type="float">
            <text:p>45.3837</text:p>
          </table:table-cell>
          <table:table-cell table:formula="of:=[.Q41]-[.T41]" office:value-type="float" office:value="-1.124" calcext:value-type="float">
            <text:p>-1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67.5" calcext:value-type="float">
            <text:p>67.5</text:p>
          </table:table-cell>
          <table:table-cell office:value-type="float" office:value="64.3156" calcext:value-type="float">
            <text:p>64.3156</text:p>
          </table:table-cell>
          <table:table-cell office:value-type="float" office:value="70.6844" calcext:value-type="float">
            <text:p>70.6844</text:p>
          </table:table-cell>
          <table:table-cell office:value-type="float" office:value="45.098" calcext:value-type="float">
            <text:p>45.098</text:p>
          </table:table-cell>
          <table:table-cell office:value-type="float" office:value="41.6559" calcext:value-type="float">
            <text:p>41.6559</text:p>
          </table:table-cell>
          <table:table-cell office:value-type="float" office:value="48.5401" calcext:value-type="float">
            <text:p>48.5401</text:p>
          </table:table-cell>
          <table:table-cell office:value-type="float" office:value="48.538" calcext:value-type="float">
            <text:p>48.538</text:p>
          </table:table-cell>
          <table:table-cell office:value-type="float" office:value="45.663" calcext:value-type="float">
            <text:p>45.663</text:p>
          </table:table-cell>
          <table:table-cell office:value-type="float" office:value="51.413" calcext:value-type="float">
            <text:p>51.413</text:p>
          </table:table-cell>
          <table:table-cell office:value-type="float" office:value="39.213" calcext:value-type="float">
            <text:p>39.213</text:p>
          </table:table-cell>
          <table:table-cell office:value-type="float" office:value="36.4027" calcext:value-type="float">
            <text:p>36.4027</text:p>
          </table:table-cell>
          <table:table-cell office:value-type="float" office:value="42.0233" calcext:value-type="float">
            <text:p>42.0233</text:p>
          </table:table-cell>
          <table:table-cell office:value-type="float" office:value="59.386" calcext:value-type="float">
            <text:p>59.386</text:p>
          </table:table-cell>
          <table:table-cell office:value-type="float" office:value="56.146" calcext:value-type="float">
            <text:p>56.146</text:p>
          </table:table-cell>
          <table:table-cell office:value-type="float" office:value="62.626" calcext:value-type="float">
            <text:p>62.626</text:p>
          </table:table-cell>
          <table:table-cell office:value-type="float" office:value="61.146" calcext:value-type="float">
            <text:p>61.146</text:p>
          </table:table-cell>
          <table:table-cell office:value-type="float" office:value="60.0573" calcext:value-type="float">
            <text:p>60.0573</text:p>
          </table:table-cell>
          <table:table-cell office:value-type="float" office:value="62.2347" calcext:value-type="float">
            <text:p>62.2347</text:p>
          </table:table-cell>
          <table:table-cell table:formula="of:=[.Q42]-[.T42]" office:value-type="float" office:value="-1.76" calcext:value-type="float">
            <text:p>-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74.843" calcext:value-type="float">
            <text:p>74.843</text:p>
          </table:table-cell>
          <table:table-cell office:value-type="float" office:value="70.5234" calcext:value-type="float">
            <text:p>70.5234</text:p>
          </table:table-cell>
          <table:table-cell office:value-type="float" office:value="79.1626" calcext:value-type="float">
            <text:p>79.1626</text:p>
          </table:table-cell>
          <table:table-cell office:value-type="float" office:value="46.397" calcext:value-type="float">
            <text:p>46.397</text:p>
          </table:table-cell>
          <table:table-cell office:value-type="float" office:value="43.5681" calcext:value-type="float">
            <text:p>43.5681</text:p>
          </table:table-cell>
          <table:table-cell office:value-type="float" office:value="49.2259" calcext:value-type="float">
            <text:p>49.2259</text:p>
          </table:table-cell>
          <table:table-cell office:value-type="float" office:value="44.01" calcext:value-type="float">
            <text:p>44.01</text:p>
          </table:table-cell>
          <table:table-cell office:value-type="float" office:value="39.998" calcext:value-type="float">
            <text:p>39.998</text:p>
          </table:table-cell>
          <table:table-cell office:value-type="float" office:value="48.022" calcext:value-type="float">
            <text:p>48.022</text:p>
          </table:table-cell>
          <table:table-cell office:value-type="float" office:value="39.598" calcext:value-type="float">
            <text:p>39.598</text:p>
          </table:table-cell>
          <table:table-cell office:value-type="float" office:value="36.9419" calcext:value-type="float">
            <text:p>36.9419</text:p>
          </table:table-cell>
          <table:table-cell office:value-type="float" office:value="42.2541" calcext:value-type="float">
            <text:p>42.2541</text:p>
          </table:table-cell>
          <table:table-cell office:value-type="float" office:value="62.929" calcext:value-type="float">
            <text:p>62.929</text:p>
          </table:table-cell>
          <table:table-cell office:value-type="float" office:value="59.7691" calcext:value-type="float">
            <text:p>59.7691</text:p>
          </table:table-cell>
          <table:table-cell office:value-type="float" office:value="66.0889" calcext:value-type="float">
            <text:p>66.0889</text:p>
          </table:table-cell>
          <table:table-cell office:value-type="float" office:value="63.424" calcext:value-type="float">
            <text:p>63.424</text:p>
          </table:table-cell>
          <table:table-cell office:value-type="float" office:value="59.9314" calcext:value-type="float">
            <text:p>59.9314</text:p>
          </table:table-cell>
          <table:table-cell office:value-type="float" office:value="66.9166" calcext:value-type="float">
            <text:p>66.9166</text:p>
          </table:table-cell>
          <table:table-cell table:formula="of:=[.Q43]-[.T43]" office:value-type="float" office:value="-0.494999999999997" calcext:value-type="float">
            <text:p>-0.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817" calcext:value-type="float">
            <text:p>44.817</text:p>
          </table:table-cell>
          <table:table-cell office:value-type="float" office:value="42.2167" calcext:value-type="float">
            <text:p>42.2167</text:p>
          </table:table-cell>
          <table:table-cell office:value-type="float" office:value="47.4173" calcext:value-type="float">
            <text:p>47.4173</text:p>
          </table:table-cell>
          <table:table-cell office:value-type="float" office:value="29.322" calcext:value-type="float">
            <text:p>29.322</text:p>
          </table:table-cell>
          <table:table-cell office:value-type="float" office:value="26.7233" calcext:value-type="float">
            <text:p>26.7233</text:p>
          </table:table-cell>
          <table:table-cell office:value-type="float" office:value="31.9207" calcext:value-type="float">
            <text:p>31.9207</text:p>
          </table:table-cell>
          <table:table-cell office:value-type="float" office:value="37.72" calcext:value-type="float">
            <text:p>37.72</text:p>
          </table:table-cell>
          <table:table-cell office:value-type="float" office:value="36.705" calcext:value-type="float">
            <text:p>36.705</text:p>
          </table:table-cell>
          <table:table-cell office:value-type="float" office:value="38.735" calcext:value-type="float">
            <text:p>38.735</text:p>
          </table:table-cell>
          <table:table-cell office:value-type="float" office:value="29.229" calcext:value-type="float">
            <text:p>29.229</text:p>
          </table:table-cell>
          <table:table-cell office:value-type="float" office:value="28.1683" calcext:value-type="float">
            <text:p>28.1683</text:p>
          </table:table-cell>
          <table:table-cell office:value-type="float" office:value="30.2897" calcext:value-type="float">
            <text:p>30.2897</text:p>
          </table:table-cell>
          <table:table-cell office:value-type="float" office:value="36.304" calcext:value-type="float">
            <text:p>36.304</text:p>
          </table:table-cell>
          <table:table-cell office:value-type="float" office:value="33.9648" calcext:value-type="float">
            <text:p>33.9648</text:p>
          </table:table-cell>
          <table:table-cell office:value-type="float" office:value="38.6432" calcext:value-type="float">
            <text:p>38.6432</text:p>
          </table:table-cell>
          <table:table-cell office:value-type="float" office:value="34.911" calcext:value-type="float">
            <text:p>34.911</text:p>
          </table:table-cell>
          <table:table-cell office:value-type="float" office:value="32.3586" calcext:value-type="float">
            <text:p>32.3586</text:p>
          </table:table-cell>
          <table:table-cell office:value-type="float" office:value="37.4634" calcext:value-type="float">
            <text:p>37.4634</text:p>
          </table:table-cell>
          <table:table-cell table:formula="of:=[.Q44]-[.T44]" office:value-type="float" office:value="1.393" calcext:value-type="float">
            <text:p>1.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4.186" calcext:value-type="float">
            <text:p>64.186</text:p>
          </table:table-cell>
          <table:table-cell office:value-type="float" office:value="60.1708" calcext:value-type="float">
            <text:p>60.1708</text:p>
          </table:table-cell>
          <table:table-cell office:value-type="float" office:value="68.2012" calcext:value-type="float">
            <text:p>68.2012</text:p>
          </table:table-cell>
          <table:table-cell office:value-type="float" office:value="38.448" calcext:value-type="float">
            <text:p>38.448</text:p>
          </table:table-cell>
          <table:table-cell office:value-type="float" office:value="35.4708" calcext:value-type="float">
            <text:p>35.4708</text:p>
          </table:table-cell>
          <table:table-cell office:value-type="float" office:value="41.4252" calcext:value-type="float">
            <text:p>41.4252</text:p>
          </table:table-cell>
          <table:table-cell office:value-type="float" office:value="44.727" calcext:value-type="float">
            <text:p>44.727</text:p>
          </table:table-cell>
          <table:table-cell office:value-type="float" office:value="42.729" calcext:value-type="float">
            <text:p>42.729</text:p>
          </table:table-cell>
          <table:table-cell office:value-type="float" office:value="46.725" calcext:value-type="float">
            <text:p>46.725</text:p>
          </table:table-cell>
          <table:table-cell office:value-type="float" office:value="38.452" calcext:value-type="float">
            <text:p>38.452</text:p>
          </table:table-cell>
          <table:table-cell office:value-type="float" office:value="37.5635" calcext:value-type="float">
            <text:p>37.5635</text:p>
          </table:table-cell>
          <table:table-cell office:value-type="float" office:value="39.3405" calcext:value-type="float">
            <text:p>39.3405</text:p>
          </table:table-cell>
          <table:table-cell office:value-type="float" office:value="59.504" calcext:value-type="float">
            <text:p>59.504</text:p>
          </table:table-cell>
          <table:table-cell office:value-type="float" office:value="55.6575" calcext:value-type="float">
            <text:p>55.6575</text:p>
          </table:table-cell>
          <table:table-cell office:value-type="float" office:value="63.3505" calcext:value-type="float">
            <text:p>63.3505</text:p>
          </table:table-cell>
          <table:table-cell office:value-type="float" office:value="62.121" calcext:value-type="float">
            <text:p>62.121</text:p>
          </table:table-cell>
          <table:table-cell office:value-type="float" office:value="59.7475" calcext:value-type="float">
            <text:p>59.7475</text:p>
          </table:table-cell>
          <table:table-cell office:value-type="float" office:value="64.4945" calcext:value-type="float">
            <text:p>64.4945</text:p>
          </table:table-cell>
          <table:table-cell table:formula="of:=[.Q45]-[.T45]" office:value-type="float" office:value="-2.617" calcext:value-type="float">
            <text:p>-2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6.04" calcext:value-type="float">
            <text:p>96.04</text:p>
          </table:table-cell>
          <table:table-cell office:value-type="float" office:value="89.3949" calcext:value-type="float">
            <text:p>89.3949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62.271" calcext:value-type="float">
            <text:p>62.271</text:p>
          </table:table-cell>
          <table:table-cell office:value-type="float" office:value="58.2811" calcext:value-type="float">
            <text:p>58.2811</text:p>
          </table:table-cell>
          <table:table-cell office:value-type="float" office:value="66.2609" calcext:value-type="float">
            <text:p>66.2609</text:p>
          </table:table-cell>
          <table:table-cell office:value-type="float" office:value="63.902" calcext:value-type="float">
            <text:p>63.902</text:p>
          </table:table-cell>
          <table:table-cell office:value-type="float" office:value="58.0708" calcext:value-type="float">
            <text:p>58.0708</text:p>
          </table:table-cell>
          <table:table-cell office:value-type="float" office:value="69.7332" calcext:value-type="float">
            <text:p>69.7332</text:p>
          </table:table-cell>
          <table:table-cell office:value-type="float" office:value="50.064" calcext:value-type="float">
            <text:p>50.064</text:p>
          </table:table-cell>
          <table:table-cell office:value-type="float" office:value="45.6029" calcext:value-type="float">
            <text:p>45.6029</text:p>
          </table:table-cell>
          <table:table-cell office:value-type="float" office:value="54.5251" calcext:value-type="float">
            <text:p>54.5251</text:p>
          </table:table-cell>
          <table:table-cell office:value-type="float" office:value="86.589" calcext:value-type="float">
            <text:p>86.589</text:p>
          </table:table-cell>
          <table:table-cell office:value-type="float" office:value="78.8509" calcext:value-type="float">
            <text:p>78.8509</text:p>
          </table:table-cell>
          <table:table-cell office:value-type="float" office:value="94.3271" calcext:value-type="float">
            <text:p>94.3271</text:p>
          </table:table-cell>
          <table:table-cell office:value-type="float" office:value="83.742" calcext:value-type="float">
            <text:p>83.742</text:p>
          </table:table-cell>
          <table:table-cell office:value-type="float" office:value="77.8306" calcext:value-type="float">
            <text:p>77.8306</text:p>
          </table:table-cell>
          <table:table-cell office:value-type="float" office:value="89.6534" calcext:value-type="float">
            <text:p>89.6534</text:p>
          </table:table-cell>
          <table:table-cell table:formula="of:=[.Q46]-[.T46]" office:value-type="float" office:value="2.84699999999999" calcext:value-type="float">
            <text:p>2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67" calcext:value-type="float">
            <text:p>100.67</text:p>
          </table:table-cell>
          <table:table-cell office:value-type="float" office:value="97.528" calcext:value-type="float">
            <text:p>97.528</text:p>
          </table:table-cell>
          <table:table-cell office:value-type="float" office:value="103.812" calcext:value-type="float">
            <text:p>103.812</text:p>
          </table:table-cell>
          <table:table-cell office:value-type="float" office:value="61.757" calcext:value-type="float">
            <text:p>61.757</text:p>
          </table:table-cell>
          <table:table-cell office:value-type="float" office:value="60.4093" calcext:value-type="float">
            <text:p>60.4093</text:p>
          </table:table-cell>
          <table:table-cell office:value-type="float" office:value="63.1047" calcext:value-type="float">
            <text:p>63.1047</text:p>
          </table:table-cell>
          <table:table-cell office:value-type="float" office:value="59.788" calcext:value-type="float">
            <text:p>59.788</text:p>
          </table:table-cell>
          <table:table-cell office:value-type="float" office:value="55.21" calcext:value-type="float">
            <text:p>55.21</text:p>
          </table:table-cell>
          <table:table-cell office:value-type="float" office:value="64.366" calcext:value-type="float">
            <text:p>64.366</text:p>
          </table:table-cell>
          <table:table-cell office:value-type="float" office:value="49.941" calcext:value-type="float">
            <text:p>49.941</text:p>
          </table:table-cell>
          <table:table-cell office:value-type="float" office:value="46.2762" calcext:value-type="float">
            <text:p>46.2762</text:p>
          </table:table-cell>
          <table:table-cell office:value-type="float" office:value="53.6058" calcext:value-type="float">
            <text:p>53.6058</text:p>
          </table:table-cell>
          <table:table-cell office:value-type="float" office:value="91.227" calcext:value-type="float">
            <text:p>91.227</text:p>
          </table:table-cell>
          <table:table-cell office:value-type="float" office:value="87.5359" calcext:value-type="float">
            <text:p>87.5359</text:p>
          </table:table-cell>
          <table:table-cell office:value-type="float" office:value="94.9181" calcext:value-type="float">
            <text:p>94.9181</text:p>
          </table:table-cell>
          <table:table-cell office:value-type="float" office:value="96.652" calcext:value-type="float">
            <text:p>96.652</text:p>
          </table:table-cell>
          <table:table-cell office:value-type="float" office:value="92.1989" calcext:value-type="float">
            <text:p>92.1989</text:p>
          </table:table-cell>
          <table:table-cell office:value-type="float" office:value="101.105" calcext:value-type="float">
            <text:p>101.105</text:p>
          </table:table-cell>
          <table:table-cell table:formula="of:=[.Q47]-[.T47]" office:value-type="float" office:value="-5.425" calcext:value-type="float">
            <text:p>-5.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45.389" calcext:value-type="float">
            <text:p>45.389</text:p>
          </table:table-cell>
          <table:table-cell office:value-type="float" office:value="44.8881" calcext:value-type="float">
            <text:p>44.8881</text:p>
          </table:table-cell>
          <table:table-cell office:value-type="float" office:value="45.8899" calcext:value-type="float">
            <text:p>45.8899</text:p>
          </table:table-cell>
          <table:table-cell office:value-type="float" office:value="35.297" calcext:value-type="float">
            <text:p>35.297</text:p>
          </table:table-cell>
          <table:table-cell office:value-type="float" office:value="34.4739" calcext:value-type="float">
            <text:p>34.4739</text:p>
          </table:table-cell>
          <table:table-cell office:value-type="float" office:value="36.1201" calcext:value-type="float">
            <text:p>36.1201</text:p>
          </table:table-cell>
          <table:table-cell office:value-type="float" office:value="31.403" calcext:value-type="float">
            <text:p>31.403</text:p>
          </table:table-cell>
          <table:table-cell office:value-type="float" office:value="29.7199" calcext:value-type="float">
            <text:p>29.7199</text:p>
          </table:table-cell>
          <table:table-cell office:value-type="float" office:value="33.0861" calcext:value-type="float">
            <text:p>33.0861</text:p>
          </table:table-cell>
          <table:table-cell office:value-type="float" office:value="27.291" calcext:value-type="float">
            <text:p>27.291</text:p>
          </table:table-cell>
          <table:table-cell office:value-type="float" office:value="24.939" calcext:value-type="float">
            <text:p>24.939</text:p>
          </table:table-cell>
          <table:table-cell office:value-type="float" office:value="29.643" calcext:value-type="float">
            <text:p>29.643</text:p>
          </table:table-cell>
          <table:table-cell office:value-type="float" office:value="36.572" calcext:value-type="float">
            <text:p>36.572</text:p>
          </table:table-cell>
          <table:table-cell office:value-type="float" office:value="34.399" calcext:value-type="float">
            <text:p>34.399</text:p>
          </table:table-cell>
          <table:table-cell office:value-type="float" office:value="38.745" calcext:value-type="float">
            <text:p>38.745</text:p>
          </table:table-cell>
          <table:table-cell office:value-type="float" office:value="35.784" calcext:value-type="float">
            <text:p>35.784</text:p>
          </table:table-cell>
          <table:table-cell office:value-type="float" office:value="33.5935" calcext:value-type="float">
            <text:p>33.5935</text:p>
          </table:table-cell>
          <table:table-cell office:value-type="float" office:value="37.9745" calcext:value-type="float">
            <text:p>37.9745</text:p>
          </table:table-cell>
          <table:table-cell table:formula="of:=[.Q48]-[.T48]" office:value-type="float" office:value="0.788000000000004" calcext:value-type="float">
            <text:p>0.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65.096" calcext:value-type="float">
            <text:p>65.096</text:p>
          </table:table-cell>
          <table:table-cell office:value-type="float" office:value="62.2307" calcext:value-type="float">
            <text:p>62.2307</text:p>
          </table:table-cell>
          <table:table-cell office:value-type="float" office:value="67.9613" calcext:value-type="float">
            <text:p>67.9613</text:p>
          </table:table-cell>
          <table:table-cell office:value-type="float" office:value="40.559" calcext:value-type="float">
            <text:p>40.559</text:p>
          </table:table-cell>
          <table:table-cell office:value-type="float" office:value="37.3515" calcext:value-type="float">
            <text:p>37.3515</text:p>
          </table:table-cell>
          <table:table-cell office:value-type="float" office:value="43.7665" calcext:value-type="float">
            <text:p>43.7665</text:p>
          </table:table-cell>
          <table:table-cell office:value-type="float" office:value="41.914" calcext:value-type="float">
            <text:p>41.914</text:p>
          </table:table-cell>
          <table:table-cell office:value-type="float" office:value="38.0149" calcext:value-type="float">
            <text:p>38.0149</text:p>
          </table:table-cell>
          <table:table-cell office:value-type="float" office:value="45.8131" calcext:value-type="float">
            <text:p>45.8131</text:p>
          </table:table-cell>
          <table:table-cell office:value-type="float" office:value="38.014" calcext:value-type="float">
            <text:p>38.014</text:p>
          </table:table-cell>
          <table:table-cell office:value-type="float" office:value="35.4618" calcext:value-type="float">
            <text:p>35.4618</text:p>
          </table:table-cell>
          <table:table-cell office:value-type="float" office:value="40.5662" calcext:value-type="float">
            <text:p>40.5662</text:p>
          </table:table-cell>
          <table:table-cell office:value-type="float" office:value="60.706" calcext:value-type="float">
            <text:p>60.706</text:p>
          </table:table-cell>
          <table:table-cell office:value-type="float" office:value="59.3992" calcext:value-type="float">
            <text:p>59.3992</text:p>
          </table:table-cell>
          <table:table-cell office:value-type="float" office:value="62.0128" calcext:value-type="float">
            <text:p>62.0128</text:p>
          </table:table-cell>
          <table:table-cell office:value-type="float" office:value="58.74" calcext:value-type="float">
            <text:p>58.74</text:p>
          </table:table-cell>
          <table:table-cell office:value-type="float" office:value="55.5105" calcext:value-type="float">
            <text:p>55.5105</text:p>
          </table:table-cell>
          <table:table-cell office:value-type="float" office:value="61.9695" calcext:value-type="float">
            <text:p>61.9695</text:p>
          </table:table-cell>
          <table:table-cell table:formula="of:=[.Q49]-[.T49]" office:value-type="float" office:value="1.966" calcext:value-type="float">
            <text:p>1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95.679" calcext:value-type="float">
            <text:p>95.679</text:p>
          </table:table-cell>
          <table:table-cell office:value-type="float" office:value="89.8845" calcext:value-type="float">
            <text:p>89.8845</text:p>
          </table:table-cell>
          <table:table-cell office:value-type="float" office:value="101.473" calcext:value-type="float">
            <text:p>101.473</text:p>
          </table:table-cell>
          <table:table-cell office:value-type="float" office:value="62.616" calcext:value-type="float">
            <text:p>62.616</text:p>
          </table:table-cell>
          <table:table-cell office:value-type="float" office:value="57.3529" calcext:value-type="float">
            <text:p>57.3529</text:p>
          </table:table-cell>
          <table:table-cell office:value-type="float" office:value="67.8791" calcext:value-type="float">
            <text:p>67.8791</text:p>
          </table:table-cell>
          <table:table-cell office:value-type="float" office:value="54.599" calcext:value-type="float">
            <text:p>54.599</text:p>
          </table:table-cell>
          <table:table-cell office:value-type="float" office:value="50.535" calcext:value-type="float">
            <text:p>50.535</text:p>
          </table:table-cell>
          <table:table-cell office:value-type="float" office:value="58.663" calcext:value-type="float">
            <text:p>58.663</text:p>
          </table:table-cell>
          <table:table-cell office:value-type="float" office:value="47.441" calcext:value-type="float">
            <text:p>47.441</text:p>
          </table:table-cell>
          <table:table-cell office:value-type="float" office:value="42.9151" calcext:value-type="float">
            <text:p>42.9151</text:p>
          </table:table-cell>
          <table:table-cell office:value-type="float" office:value="51.9669" calcext:value-type="float">
            <text:p>51.9669</text:p>
          </table:table-cell>
          <table:table-cell office:value-type="float" office:value="82.414" calcext:value-type="float">
            <text:p>82.414</text:p>
          </table:table-cell>
          <table:table-cell office:value-type="float" office:value="77.211" calcext:value-type="float">
            <text:p>77.211</text:p>
          </table:table-cell>
          <table:table-cell office:value-type="float" office:value="87.617" calcext:value-type="float">
            <text:p>87.617</text:p>
          </table:table-cell>
          <table:table-cell office:value-type="float" office:value="87.801" calcext:value-type="float">
            <text:p>87.801</text:p>
          </table:table-cell>
          <table:table-cell office:value-type="float" office:value="86.7604" calcext:value-type="float">
            <text:p>86.7604</text:p>
          </table:table-cell>
          <table:table-cell office:value-type="float" office:value="88.8416" calcext:value-type="float">
            <text:p>88.8416</text:p>
          </table:table-cell>
          <table:table-cell table:formula="of:=[.Q50]-[.T50]" office:value-type="float" office:value="-5.387" calcext:value-type="float">
            <text:p>-5.3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h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00.906" calcext:value-type="float">
            <text:p>100.906</text:p>
          </table:table-cell>
          <table:table-cell table:style-name="ce5" office:value-type="float" office:value="95.1615" calcext:value-type="float">
            <text:p>95.1615</text:p>
          </table:table-cell>
          <table:table-cell table:style-name="ce5" office:value-type="float" office:value="106.651" calcext:value-type="float">
            <text:p>106.651</text:p>
          </table:table-cell>
          <table:table-cell table:style-name="ce8" office:value-type="float" office:value="63.813" calcext:value-type="float">
            <text:p>63.813</text:p>
          </table:table-cell>
          <table:table-cell table:style-name="ce8" office:value-type="float" office:value="61.8346" calcext:value-type="float">
            <text:p>61.8346</text:p>
          </table:table-cell>
          <table:table-cell table:style-name="ce8" office:value-type="float" office:value="65.7914" calcext:value-type="float">
            <text:p>65.7914</text:p>
          </table:table-cell>
          <table:table-cell table:style-name="ce11" office:value-type="float" office:value="59.646" calcext:value-type="float">
            <text:p>59.646</text:p>
          </table:table-cell>
          <table:table-cell table:style-name="ce11" office:value-type="float" office:value="54.9717" calcext:value-type="float">
            <text:p>54.9717</text:p>
          </table:table-cell>
          <table:table-cell table:style-name="ce11" office:value-type="float" office:value="64.3203" calcext:value-type="float">
            <text:p>64.3203</text:p>
          </table:table-cell>
          <table:table-cell table:style-name="ce14" office:value-type="float" office:value="50.879" calcext:value-type="float">
            <text:p>50.879</text:p>
          </table:table-cell>
          <table:table-cell table:style-name="ce14" office:value-type="float" office:value="46.4994" calcext:value-type="float">
            <text:p>46.4994</text:p>
          </table:table-cell>
          <table:table-cell table:style-name="ce14" office:value-type="float" office:value="55.2586" calcext:value-type="float">
            <text:p>55.2586</text:p>
          </table:table-cell>
          <table:table-cell table:style-name="ce17" office:value-type="float" office:value="86.607" calcext:value-type="float">
            <text:p>86.607</text:p>
          </table:table-cell>
          <table:table-cell table:style-name="ce17" office:value-type="float" office:value="79.8655" calcext:value-type="float">
            <text:p>79.8655</text:p>
          </table:table-cell>
          <table:table-cell table:style-name="ce17" office:value-type="float" office:value="93.3485" calcext:value-type="float">
            <text:p>93.3485</text:p>
          </table:table-cell>
          <table:table-cell table:style-name="ce20" office:value-type="float" office:value="85.849" calcext:value-type="float">
            <text:p>85.849</text:p>
          </table:table-cell>
          <table:table-cell table:style-name="ce20" office:value-type="float" office:value="80.7041" calcext:value-type="float">
            <text:p>80.7041</text:p>
          </table:table-cell>
          <table:table-cell table:style-name="ce20" office:value-type="float" office:value="90.9939" calcext:value-type="float">
            <text:p>90.9939</text:p>
          </table:table-cell>
          <table:table-cell table:formula="of:=[.Q51]-[.T51]" office:value-type="float" office:value="0.757999999999996" calcext:value-type="float">
            <text:p>0.75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15" calcext:value-type="float">
            <text:p>5.215</text:p>
          </table:table-cell>
          <table:table-cell office:value-type="float" office:value="5.11342" calcext:value-type="float">
            <text:p>5.11342</text:p>
          </table:table-cell>
          <table:table-cell office:value-type="float" office:value="5.31658" calcext:value-type="float">
            <text:p>5.31658</text:p>
          </table:table-cell>
          <table:table-cell office:value-type="float" office:value="6.373" calcext:value-type="float">
            <text:p>6.373</text:p>
          </table:table-cell>
          <table:table-cell office:value-type="float" office:value="5.95492" calcext:value-type="float">
            <text:p>5.95492</text:p>
          </table:table-cell>
          <table:table-cell office:value-type="float" office:value="6.79108" calcext:value-type="float">
            <text:p>6.79108</text:p>
          </table:table-cell>
          <table:table-cell office:value-type="float" office:value="7.686" calcext:value-type="float">
            <text:p>7.686</text:p>
          </table:table-cell>
          <table:table-cell office:value-type="float" office:value="7.49658" calcext:value-type="float">
            <text:p>7.49658</text:p>
          </table:table-cell>
          <table:table-cell office:value-type="float" office:value="7.87542" calcext:value-type="float">
            <text:p>7.87542</text:p>
          </table:table-cell>
          <table:table-cell office:value-type="float" office:value="6.888" calcext:value-type="float">
            <text:p>6.888</text:p>
          </table:table-cell>
          <table:table-cell office:value-type="float" office:value="6.75278" calcext:value-type="float">
            <text:p>6.75278</text:p>
          </table:table-cell>
          <table:table-cell office:value-type="float" office:value="7.02322" calcext:value-type="float">
            <text:p>7.02322</text:p>
          </table:table-cell>
          <table:table-cell office:value-type="float" office:value="5.026" calcext:value-type="float">
            <text:p>5.026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5.06384" calcext:value-type="float">
            <text:p>5.06384</text:p>
          </table:table-cell>
          <table:table-cell office:value-type="float" office:value="4.882" calcext:value-type="float">
            <text:p>4.882</text:p>
          </table:table-cell>
          <table:table-cell office:value-type="float" office:value="4.78232" calcext:value-type="float">
            <text:p>4.78232</text:p>
          </table:table-cell>
          <table:table-cell office:value-type="float" office:value="4.98168" calcext:value-type="float">
            <text:p>4.98168</text:p>
          </table:table-cell>
          <table:table-cell table:formula="of:=[.Q52]-[.T52]" office:value-type="float" office:value="0.144" calcext:value-type="float">
            <text:p>0.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79" calcext:value-type="float">
            <text:p>7.079</text:p>
          </table:table-cell>
          <table:table-cell office:value-type="float" office:value="6.92706" calcext:value-type="float">
            <text:p>6.92706</text:p>
          </table:table-cell>
          <table:table-cell office:value-type="float" office:value="7.23094" calcext:value-type="float">
            <text:p>7.23094</text:p>
          </table:table-cell>
          <table:table-cell office:value-type="float" office:value="8.678" calcext:value-type="float">
            <text:p>8.678</text:p>
          </table:table-cell>
          <table:table-cell office:value-type="float" office:value="8.3137" calcext:value-type="float">
            <text:p>8.3137</text:p>
          </table:table-cell>
          <table:table-cell office:value-type="float" office:value="9.0423" calcext:value-type="float">
            <text:p>9.0423</text:p>
          </table:table-cell>
          <table:table-cell office:value-type="float" office:value="10.794" calcext:value-type="float">
            <text:p>10.794</text:p>
          </table:table-cell>
          <table:table-cell office:value-type="float" office:value="10.7447" calcext:value-type="float">
            <text:p>10.7447</text:p>
          </table:table-cell>
          <table:table-cell office:value-type="float" office:value="10.8433" calcext:value-type="float">
            <text:p>10.8433</text:p>
          </table:table-cell>
          <table:table-cell office:value-type="float" office:value="9.77" calcext:value-type="float">
            <text:p>9.77</text:p>
          </table:table-cell>
          <table:table-cell office:value-type="float" office:value="9.74958" calcext:value-type="float">
            <text:p>9.74958</text:p>
          </table:table-cell>
          <table:table-cell office:value-type="float" office:value="9.79042" calcext:value-type="float">
            <text:p>9.79042</text:p>
          </table:table-cell>
          <table:table-cell office:value-type="float" office:value="6.798" calcext:value-type="float">
            <text:p>6.798</text:p>
          </table:table-cell>
          <table:table-cell office:value-type="float" office:value="6.68941" calcext:value-type="float">
            <text:p>6.68941</text:p>
          </table:table-cell>
          <table:table-cell office:value-type="float" office:value="6.90659" calcext:value-type="float">
            <text:p>6.90659</text:p>
          </table:table-cell>
          <table:table-cell office:value-type="float" office:value="6.726" calcext:value-type="float">
            <text:p>6.726</text:p>
          </table:table-cell>
          <table:table-cell office:value-type="float" office:value="6.64109" calcext:value-type="float">
            <text:p>6.64109</text:p>
          </table:table-cell>
          <table:table-cell office:value-type="float" office:value="6.81091" calcext:value-type="float">
            <text:p>6.81091</text:p>
          </table:table-cell>
          <table:table-cell table:formula="of:=[.Q53]-[.T53]" office:value-type="float" office:value="0.0720000000000001" calcext:value-type="float">
            <text:p>0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16" calcext:value-type="float">
            <text:p>9.416</text:p>
          </table:table-cell>
          <table:table-cell office:value-type="float" office:value="8.70247" calcext:value-type="float">
            <text:p>8.70247</text:p>
          </table:table-cell>
          <table:table-cell office:value-type="float" office:value="10.1295" calcext:value-type="float">
            <text:p>10.1295</text:p>
          </table:table-cell>
          <table:table-cell office:value-type="float" office:value="12.301" calcext:value-type="float">
            <text:p>12.301</text:p>
          </table:table-cell>
          <table:table-cell office:value-type="float" office:value="11.7712" calcext:value-type="float">
            <text:p>11.7712</text:p>
          </table:table-cell>
          <table:table-cell office:value-type="float" office:value="12.8308" calcext:value-type="float">
            <text:p>12.8308</text:p>
          </table:table-cell>
          <table:table-cell office:value-type="float" office:value="14.501" calcext:value-type="float">
            <text:p>14.501</text:p>
          </table:table-cell>
          <table:table-cell office:value-type="float" office:value="13.6351" calcext:value-type="float">
            <text:p>13.6351</text:p>
          </table:table-cell>
          <table:table-cell office:value-type="float" office:value="15.3669" calcext:value-type="float">
            <text:p>15.3669</text:p>
          </table:table-cell>
          <table:table-cell office:value-type="float" office:value="12.727" calcext:value-type="float">
            <text:p>12.727</text:p>
          </table:table-cell>
          <table:table-cell office:value-type="float" office:value="12.1324" calcext:value-type="float">
            <text:p>12.1324</text:p>
          </table:table-cell>
          <table:table-cell office:value-type="float" office:value="13.3216" calcext:value-type="float">
            <text:p>13.3216</text:p>
          </table:table-cell>
          <table:table-cell office:value-type="float" office:value="9.045" calcext:value-type="float">
            <text:p>9.045</text:p>
          </table:table-cell>
          <table:table-cell office:value-type="float" office:value="8.94756" calcext:value-type="float">
            <text:p>8.94756</text:p>
          </table:table-cell>
          <table:table-cell office:value-type="float" office:value="9.14244" calcext:value-type="float">
            <text:p>9.14244</text:p>
          </table:table-cell>
          <table:table-cell office:value-type="float" office:value="8.899" calcext:value-type="float">
            <text:p>8.899</text:p>
          </table:table-cell>
          <table:table-cell office:value-type="float" office:value="8.77695" calcext:value-type="float">
            <text:p>8.77695</text:p>
          </table:table-cell>
          <table:table-cell office:value-type="float" office:value="9.02105" calcext:value-type="float">
            <text:p>9.02105</text:p>
          </table:table-cell>
          <table:table-cell table:formula="of:=[.Q54]-[.T54]" office:value-type="float" office:value="0.145999999999999" calcext:value-type="float">
            <text:p>0.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55" calcext:value-type="float">
            <text:p>10.055</text:p>
          </table:table-cell>
          <table:table-cell office:value-type="float" office:value="9.70197" calcext:value-type="float">
            <text:p>9.70197</text:p>
          </table:table-cell>
          <table:table-cell office:value-type="float" office:value="10.408" calcext:value-type="float">
            <text:p>10.408</text:p>
          </table:table-cell>
          <table:table-cell office:value-type="float" office:value="12.892" calcext:value-type="float">
            <text:p>12.892</text:p>
          </table:table-cell>
          <table:table-cell office:value-type="float" office:value="12.8426" calcext:value-type="float">
            <text:p>12.8426</text:p>
          </table:table-cell>
          <table:table-cell office:value-type="float" office:value="12.9414" calcext:value-type="float">
            <text:p>12.9414</text:p>
          </table:table-cell>
          <table:table-cell office:value-type="float" office:value="14.969" calcext:value-type="float">
            <text:p>14.969</text:p>
          </table:table-cell>
          <table:table-cell office:value-type="float" office:value="14.5462" calcext:value-type="float">
            <text:p>14.5462</text:p>
          </table:table-cell>
          <table:table-cell office:value-type="float" office:value="15.3918" calcext:value-type="float">
            <text:p>15.3918</text:p>
          </table:table-cell>
          <table:table-cell office:value-type="float" office:value="13.969" calcext:value-type="float">
            <text:p>13.969</text:p>
          </table:table-cell>
          <table:table-cell office:value-type="float" office:value="13.8679" calcext:value-type="float">
            <text:p>13.8679</text:p>
          </table:table-cell>
          <table:table-cell office:value-type="float" office:value="14.0701" calcext:value-type="float">
            <text:p>14.0701</text:p>
          </table:table-cell>
          <table:table-cell office:value-type="float" office:value="9.759" calcext:value-type="float">
            <text:p>9.759</text:p>
          </table:table-cell>
          <table:table-cell office:value-type="float" office:value="9.70984" calcext:value-type="float">
            <text:p>9.70984</text:p>
          </table:table-cell>
          <table:table-cell office:value-type="float" office:value="9.80816" calcext:value-type="float">
            <text:p>9.80816</text:p>
          </table:table-cell>
          <table:table-cell office:value-type="float" office:value="9.543" calcext:value-type="float">
            <text:p>9.543</text:p>
          </table:table-cell>
          <table:table-cell office:value-type="float" office:value="9.3232" calcext:value-type="float">
            <text:p>9.3232</text:p>
          </table:table-cell>
          <table:table-cell office:value-type="float" office:value="9.7628" calcext:value-type="float">
            <text:p>9.7628</text:p>
          </table:table-cell>
          <table:table-cell table:formula="of:=[.Q55]-[.T55]" office:value-type="float" office:value="0.216000000000001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.029" calcext:value-type="float">
            <text:p>5.029</text:p>
          </table:table-cell>
          <table:table-cell office:value-type="float" office:value="4.68066" calcext:value-type="float">
            <text:p>4.68066</text:p>
          </table:table-cell>
          <table:table-cell office:value-type="float" office:value="5.37734" calcext:value-type="float">
            <text:p>5.37734</text:p>
          </table:table-cell>
          <table:table-cell office:value-type="float" office:value="6.364" calcext:value-type="float">
            <text:p>6.364</text:p>
          </table:table-cell>
          <table:table-cell office:value-type="float" office:value="6.23396" calcext:value-type="float">
            <text:p>6.23396</text:p>
          </table:table-cell>
          <table:table-cell office:value-type="float" office:value="6.49404" calcext:value-type="float">
            <text:p>6.49404</text:p>
          </table:table-cell>
          <table:table-cell office:value-type="float" office:value="7.557" calcext:value-type="float">
            <text:p>7.557</text:p>
          </table:table-cell>
          <table:table-cell office:value-type="float" office:value="7.54752" calcext:value-type="float">
            <text:p>7.54752</text:p>
          </table:table-cell>
          <table:table-cell office:value-type="float" office:value="7.56648" calcext:value-type="float">
            <text:p>7.56648</text:p>
          </table:table-cell>
          <table:table-cell office:value-type="float" office:value="6.897" calcext:value-type="float">
            <text:p>6.897</text:p>
          </table:table-cell>
          <table:table-cell office:value-type="float" office:value="6.78596" calcext:value-type="float">
            <text:p>6.78596</text:p>
          </table:table-cell>
          <table:table-cell office:value-type="float" office:value="7.00804" calcext:value-type="float">
            <text:p>7.00804</text:p>
          </table:table-cell>
          <table:table-cell office:value-type="float" office:value="4.927" calcext:value-type="float">
            <text:p>4.927</text:p>
          </table:table-cell>
          <table:table-cell office:value-type="float" office:value="4.7822" calcext:value-type="float">
            <text:p>4.7822</text:p>
          </table:table-cell>
          <table:table-cell office:value-type="float" office:value="5.0718" calcext:value-type="float">
            <text:p>5.0718</text:p>
          </table:table-cell>
          <table:table-cell office:value-type="float" office:value="4.783" calcext:value-type="float">
            <text:p>4.783</text:p>
          </table:table-cell>
          <table:table-cell office:value-type="float" office:value="4.62373" calcext:value-type="float">
            <text:p>4.62373</text:p>
          </table:table-cell>
          <table:table-cell office:value-type="float" office:value="4.94227" calcext:value-type="float">
            <text:p>4.94227</text:p>
          </table:table-cell>
          <table:table-cell table:formula="of:=[.Q56]-[.T56]" office:value-type="float" office:value="0.143999999999999" calcext:value-type="float">
            <text:p>0.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7.156" calcext:value-type="float">
            <text:p>7.156</text:p>
          </table:table-cell>
          <table:table-cell office:value-type="float" office:value="6.93315" calcext:value-type="float">
            <text:p>6.93315</text:p>
          </table:table-cell>
          <table:table-cell office:value-type="float" office:value="7.37885" calcext:value-type="float">
            <text:p>7.37885</text:p>
          </table:table-cell>
          <table:table-cell office:value-type="float" office:value="8.69" calcext:value-type="float">
            <text:p>8.69</text:p>
          </table:table-cell>
          <table:table-cell office:value-type="float" office:value="8.37005" calcext:value-type="float">
            <text:p>8.37005</text:p>
          </table:table-cell>
          <table:table-cell office:value-type="float" office:value="9.00995" calcext:value-type="float">
            <text:p>9.00995</text:p>
          </table:table-cell>
          <table:table-cell office:value-type="float" office:value="10.401" calcext:value-type="float">
            <text:p>10.401</text:p>
          </table:table-cell>
          <table:table-cell office:value-type="float" office:value="10.2668" calcext:value-type="float">
            <text:p>10.2668</text:p>
          </table:table-cell>
          <table:table-cell office:value-type="float" office:value="10.5352" calcext:value-type="float">
            <text:p>10.5352</text:p>
          </table:table-cell>
          <table:table-cell office:value-type="float" office:value="9.464" calcext:value-type="float">
            <text:p>9.464</text:p>
          </table:table-cell>
          <table:table-cell office:value-type="float" office:value="9.40657" calcext:value-type="float">
            <text:p>9.40657</text:p>
          </table:table-cell>
          <table:table-cell office:value-type="float" office:value="9.52143" calcext:value-type="float">
            <text:p>9.52143</text:p>
          </table:table-cell>
          <table:table-cell office:value-type="float" office:value="6.954" calcext:value-type="float">
            <text:p>6.954</text:p>
          </table:table-cell>
          <table:table-cell office:value-type="float" office:value="6.9265" calcext:value-type="float">
            <text:p>6.9265</text:p>
          </table:table-cell>
          <table:table-cell office:value-type="float" office:value="6.9815" calcext:value-type="float">
            <text:p>6.9815</text:p>
          </table:table-cell>
          <table:table-cell office:value-type="float" office:value="6.503" calcext:value-type="float">
            <text:p>6.503</text:p>
          </table:table-cell>
          <table:table-cell office:value-type="float" office:value="6.26761" calcext:value-type="float">
            <text:p>6.26761</text:p>
          </table:table-cell>
          <table:table-cell office:value-type="float" office:value="6.73839" calcext:value-type="float">
            <text:p>6.73839</text:p>
          </table:table-cell>
          <table:table-cell table:formula="of:=[.Q57]-[.T57]" office:value-type="float" office:value="0.451" calcext:value-type="float">
            <text:p>0.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.467" calcext:value-type="float">
            <text:p>9.467</text:p>
          </table:table-cell>
          <table:table-cell office:value-type="float" office:value="9.42905" calcext:value-type="float">
            <text:p>9.42905</text:p>
          </table:table-cell>
          <table:table-cell office:value-type="float" office:value="9.50495" calcext:value-type="float">
            <text:p>9.50495</text:p>
          </table:table-cell>
          <table:table-cell office:value-type="float" office:value="11.074" calcext:value-type="float">
            <text:p>11.074</text:p>
          </table:table-cell>
          <table:table-cell office:value-type="float" office:value="10.7037" calcext:value-type="float">
            <text:p>10.7037</text:p>
          </table:table-cell>
          <table:table-cell office:value-type="float" office:value="11.4443" calcext:value-type="float">
            <text:p>11.4443</text:p>
          </table:table-cell>
          <table:table-cell office:value-type="float" office:value="13.494" calcext:value-type="float">
            <text:p>13.494</text:p>
          </table:table-cell>
          <table:table-cell office:value-type="float" office:value="13.2376" calcext:value-type="float">
            <text:p>13.2376</text:p>
          </table:table-cell>
          <table:table-cell office:value-type="float" office:value="13.7504" calcext:value-type="float">
            <text:p>13.7504</text:p>
          </table:table-cell>
          <table:table-cell office:value-type="float" office:value="12.18" calcext:value-type="float">
            <text:p>12.18</text:p>
          </table:table-cell>
          <table:table-cell office:value-type="float" office:value="12.0757" calcext:value-type="float">
            <text:p>12.0757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8.714" calcext:value-type="float">
            <text:p>8.714</text:p>
          </table:table-cell>
          <table:table-cell office:value-type="float" office:value="8.29352" calcext:value-type="float">
            <text:p>8.29352</text:p>
          </table:table-cell>
          <table:table-cell office:value-type="float" office:value="9.13448" calcext:value-type="float">
            <text:p>9.13448</text:p>
          </table:table-cell>
          <table:table-cell office:value-type="float" office:value="8.447" calcext:value-type="float">
            <text:p>8.447</text:p>
          </table:table-cell>
          <table:table-cell office:value-type="float" office:value="8.22143" calcext:value-type="float">
            <text:p>8.22143</text:p>
          </table:table-cell>
          <table:table-cell office:value-type="float" office:value="8.67257" calcext:value-type="float">
            <text:p>8.67257</text:p>
          </table:table-cell>
          <table:table-cell table:formula="of:=[.Q58]-[.T58]" office:value-type="float" office:value="0.267000000000001" calcext:value-type="float">
            <text:p>0.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.972" calcext:value-type="float">
            <text:p>9.972</text:p>
          </table:table-cell>
          <table:table-cell office:value-type="float" office:value="9.93155" calcext:value-type="float">
            <text:p>9.93155</text:p>
          </table:table-cell>
          <table:table-cell office:value-type="float" office:value="10.0124" calcext:value-type="float">
            <text:p>10.0124</text:p>
          </table:table-cell>
          <table:table-cell office:value-type="float" office:value="11.756" calcext:value-type="float">
            <text:p>11.756</text:p>
          </table:table-cell>
          <table:table-cell office:value-type="float" office:value="11.4931" calcext:value-type="float">
            <text:p>11.4931</text:p>
          </table:table-cell>
          <table:table-cell office:value-type="float" office:value="12.0189" calcext:value-type="float">
            <text:p>12.0189</text:p>
          </table:table-cell>
          <table:table-cell office:value-type="float" office:value="14.171" calcext:value-type="float">
            <text:p>14.171</text:p>
          </table:table-cell>
          <table:table-cell office:value-type="float" office:value="13.9163" calcext:value-type="float">
            <text:p>13.9163</text:p>
          </table:table-cell>
          <table:table-cell office:value-type="float" office:value="14.4257" calcext:value-type="float">
            <text:p>14.4257</text:p>
          </table:table-cell>
          <table:table-cell office:value-type="float" office:value="12.608" calcext:value-type="float">
            <text:p>12.608</text:p>
          </table:table-cell>
          <table:table-cell office:value-type="float" office:value="12.302" calcext:value-type="float">
            <text:p>12.302</text:p>
          </table:table-cell>
          <table:table-cell office:value-type="float" office:value="12.914" calcext:value-type="float">
            <text:p>12.914</text:p>
          </table:table-cell>
          <table:table-cell office:value-type="float" office:value="9.193" calcext:value-type="float">
            <text:p>9.193</text:p>
          </table:table-cell>
          <table:table-cell office:value-type="float" office:value="8.76293" calcext:value-type="float">
            <text:p>8.76293</text:p>
          </table:table-cell>
          <table:table-cell office:value-type="float" office:value="9.62307" calcext:value-type="float">
            <text:p>9.62307</text:p>
          </table:table-cell>
          <table:table-cell office:value-type="float" office:value="9.298" calcext:value-type="float">
            <text:p>9.298</text:p>
          </table:table-cell>
          <table:table-cell office:value-type="float" office:value="9.10851" calcext:value-type="float">
            <text:p>9.10851</text:p>
          </table:table-cell>
          <table:table-cell office:value-type="float" office:value="9.48749" calcext:value-type="float">
            <text:p>9.48749</text:p>
          </table:table-cell>
          <table:table-cell table:formula="of:=[.Q59]-[.T59]" office:value-type="float" office:value="-0.105" calcext:value-type="float">
            <text:p>-0.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.871" calcext:value-type="float">
            <text:p>8.871</text:p>
          </table:table-cell>
          <table:table-cell office:value-type="float" office:value="8.77174" calcext:value-type="float">
            <text:p>8.77174</text:p>
          </table:table-cell>
          <table:table-cell office:value-type="float" office:value="8.97026" calcext:value-type="float">
            <text:p>8.97026</text:p>
          </table:table-cell>
          <table:table-cell office:value-type="float" office:value="10.339" calcext:value-type="float">
            <text:p>10.339</text:p>
          </table:table-cell>
          <table:table-cell office:value-type="float" office:value="10.1777" calcext:value-type="float">
            <text:p>10.1777</text:p>
          </table:table-cell>
          <table:table-cell office:value-type="float" office:value="10.5003" calcext:value-type="float">
            <text:p>10.5003</text:p>
          </table:table-cell>
          <table:table-cell office:value-type="float" office:value="12.108" calcext:value-type="float">
            <text:p>12.108</text:p>
          </table:table-cell>
          <table:table-cell office:value-type="float" office:value="11.6898" calcext:value-type="float">
            <text:p>11.6898</text:p>
          </table:table-cell>
          <table:table-cell office:value-type="float" office:value="12.5262" calcext:value-type="float">
            <text:p>12.5262</text:p>
          </table:table-cell>
          <table:table-cell office:value-type="float" office:value="11.014" calcext:value-type="float">
            <text:p>11.014</text:p>
          </table:table-cell>
          <table:table-cell office:value-type="float" office:value="10.8319" calcext:value-type="float">
            <text:p>10.8319</text:p>
          </table:table-cell>
          <table:table-cell office:value-type="float" office:value="11.1961" calcext:value-type="float">
            <text:p>11.1961</text:p>
          </table:table-cell>
          <table:table-cell office:value-type="float" office:value="8.015" calcext:value-type="float">
            <text:p>8.015</text:p>
          </table:table-cell>
          <table:table-cell office:value-type="float" office:value="7.92875" calcext:value-type="float">
            <text:p>7.92875</text:p>
          </table:table-cell>
          <table:table-cell office:value-type="float" office:value="8.10125" calcext:value-type="float">
            <text:p>8.10125</text:p>
          </table:table-cell>
          <table:table-cell office:value-type="float" office:value="7.952" calcext:value-type="float">
            <text:p>7.952</text:p>
          </table:table-cell>
          <table:table-cell office:value-type="float" office:value="7.88947" calcext:value-type="float">
            <text:p>7.88947</text:p>
          </table:table-cell>
          <table:table-cell office:value-type="float" office:value="8.01453" calcext:value-type="float">
            <text:p>8.01453</text:p>
          </table:table-cell>
          <table:table-cell table:formula="of:=[.Q60]-[.T60]" office:value-type="float" office:value="0.0630000000000006" calcext:value-type="float">
            <text:p>0.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091" calcext:value-type="float">
            <text:p>12.091</text:p>
          </table:table-cell>
          <table:table-cell office:value-type="float" office:value="11.7374" calcext:value-type="float">
            <text:p>11.7374</text:p>
          </table:table-cell>
          <table:table-cell office:value-type="float" office:value="12.4446" calcext:value-type="float">
            <text:p>12.4446</text:p>
          </table:table-cell>
          <table:table-cell office:value-type="float" office:value="13.808" calcext:value-type="float">
            <text:p>13.808</text:p>
          </table:table-cell>
          <table:table-cell office:value-type="float" office:value="13.1841" calcext:value-type="float">
            <text:p>13.1841</text:p>
          </table:table-cell>
          <table:table-cell office:value-type="float" office:value="14.4319" calcext:value-type="float">
            <text:p>14.4319</text:p>
          </table:table-cell>
          <table:table-cell office:value-type="float" office:value="16.409" calcext:value-type="float">
            <text:p>16.409</text:p>
          </table:table-cell>
          <table:table-cell office:value-type="float" office:value="16.1362" calcext:value-type="float">
            <text:p>16.1362</text:p>
          </table:table-cell>
          <table:table-cell office:value-type="float" office:value="16.6818" calcext:value-type="float">
            <text:p>16.6818</text:p>
          </table:table-cell>
          <table:table-cell office:value-type="float" office:value="14.72" calcext:value-type="float">
            <text:p>14.72</text:p>
          </table:table-cell>
          <table:table-cell office:value-type="float" office:value="14.1612" calcext:value-type="float">
            <text:p>14.1612</text:p>
          </table:table-cell>
          <table:table-cell office:value-type="float" office:value="15.2788" calcext:value-type="float">
            <text:p>15.2788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9461" calcext:value-type="float">
            <text:p>10.9461</text:p>
          </table:table-cell>
          <table:table-cell office:value-type="float" office:value="11.4299" calcext:value-type="float">
            <text:p>11.4299</text:p>
          </table:table-cell>
          <table:table-cell office:value-type="float" office:value="11.117" calcext:value-type="float">
            <text:p>11.117</text:p>
          </table:table-cell>
          <table:table-cell office:value-type="float" office:value="10.855" calcext:value-type="float">
            <text:p>10.855</text:p>
          </table:table-cell>
          <table:table-cell office:value-type="float" office:value="11.379" calcext:value-type="float">
            <text:p>11.379</text:p>
          </table:table-cell>
          <table:table-cell table:formula="of:=[.Q61]-[.T61]" office:value-type="float" office:value="0.0709999999999997" calcext:value-type="float">
            <text:p>0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.174" calcext:value-type="float">
            <text:p>15.174</text:p>
          </table:table-cell>
          <table:table-cell office:value-type="float" office:value="14.393" calcext:value-type="float">
            <text:p>14.393</text:p>
          </table:table-cell>
          <table:table-cell office:value-type="float" office:value="15.955" calcext:value-type="float">
            <text:p>15.955</text:p>
          </table:table-cell>
          <table:table-cell office:value-type="float" office:value="17.32" calcext:value-type="float">
            <text:p>17.32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744" calcext:value-type="float">
            <text:p>17.744</text:p>
          </table:table-cell>
          <table:table-cell office:value-type="float" office:value="20.67" calcext:value-type="float">
            <text:p>20.67</text:p>
          </table:table-cell>
          <table:table-cell office:value-type="float" office:value="20.3384" calcext:value-type="float">
            <text:p>20.3384</text:p>
          </table:table-cell>
          <table:table-cell office:value-type="float" office:value="21.0016" calcext:value-type="float">
            <text:p>21.0016</text:p>
          </table:table-cell>
          <table:table-cell office:value-type="float" office:value="18.534" calcext:value-type="float">
            <text:p>18.534</text:p>
          </table:table-cell>
          <table:table-cell office:value-type="float" office:value="17.8369" calcext:value-type="float">
            <text:p>17.8369</text:p>
          </table:table-cell>
          <table:table-cell office:value-type="float" office:value="19.2311" calcext:value-type="float">
            <text:p>19.2311</text:p>
          </table:table-cell>
          <table:table-cell office:value-type="float" office:value="14.331" calcext:value-type="float">
            <text:p>14.331</text:p>
          </table:table-cell>
          <table:table-cell office:value-type="float" office:value="14.0794" calcext:value-type="float">
            <text:p>14.0794</text:p>
          </table:table-cell>
          <table:table-cell office:value-type="float" office:value="14.5826" calcext:value-type="float">
            <text:p>14.5826</text:p>
          </table:table-cell>
          <table:table-cell office:value-type="float" office:value="13.912" calcext:value-type="float">
            <text:p>13.912</text:p>
          </table:table-cell>
          <table:table-cell office:value-type="float" office:value="13.2566" calcext:value-type="float">
            <text:p>13.2566</text:p>
          </table:table-cell>
          <table:table-cell office:value-type="float" office:value="14.5674" calcext:value-type="float">
            <text:p>14.5674</text:p>
          </table:table-cell>
          <table:table-cell table:formula="of:=[.Q62]-[.T62]" office:value-type="float" office:value="0.418999999999999" calcext:value-type="float">
            <text:p>0.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.34" calcext:value-type="float">
            <text:p>16.34</text:p>
          </table:table-cell>
          <table:table-cell office:value-type="float" office:value="15.8507" calcext:value-type="float">
            <text:p>15.8507</text:p>
          </table:table-cell>
          <table:table-cell office:value-type="float" office:value="16.8293" calcext:value-type="float">
            <text:p>16.8293</text:p>
          </table:table-cell>
          <table:table-cell office:value-type="float" office:value="18" calcext:value-type="float">
            <text:p>18</text:p>
          </table:table-cell>
          <table:table-cell office:value-type="float" office:value="17.6387" calcext:value-type="float">
            <text:p>17.6387</text:p>
          </table:table-cell>
          <table:table-cell office:value-type="float" office:value="18.3613" calcext:value-type="float">
            <text:p>18.3613</text:p>
          </table:table-cell>
          <table:table-cell office:value-type="float" office:value="22.117" calcext:value-type="float">
            <text:p>22.117</text:p>
          </table:table-cell>
          <table:table-cell office:value-type="float" office:value="21.6311" calcext:value-type="float">
            <text:p>21.6311</text:p>
          </table:table-cell>
          <table:table-cell office:value-type="float" office:value="22.6029" calcext:value-type="float">
            <text:p>22.6029</text:p>
          </table:table-cell>
          <table:table-cell office:value-type="float" office:value="18.972" calcext:value-type="float">
            <text:p>18.972</text:p>
          </table:table-cell>
          <table:table-cell office:value-type="float" office:value="18.5037" calcext:value-type="float">
            <text:p>18.5037</text:p>
          </table:table-cell>
          <table:table-cell office:value-type="float" office:value="19.4403" calcext:value-type="float">
            <text:p>19.4403</text:p>
          </table:table-cell>
          <table:table-cell office:value-type="float" office:value="14.794" calcext:value-type="float">
            <text:p>14.794</text:p>
          </table:table-cell>
          <table:table-cell office:value-type="float" office:value="14.6065" calcext:value-type="float">
            <text:p>14.6065</text:p>
          </table:table-cell>
          <table:table-cell office:value-type="float" office:value="14.9815" calcext:value-type="float">
            <text:p>14.9815</text:p>
          </table:table-cell>
          <table:table-cell office:value-type="float" office:value="14.845" calcext:value-type="float">
            <text:p>14.845</text:p>
          </table:table-cell>
          <table:table-cell office:value-type="float" office:value="14.6217" calcext:value-type="float">
            <text:p>14.6217</text:p>
          </table:table-cell>
          <table:table-cell office:value-type="float" office:value="15.0683" calcext:value-type="float">
            <text:p>15.0683</text:p>
          </table:table-cell>
          <table:table-cell table:formula="of:=[.Q63]-[.T63]" office:value-type="float" office:value="-0.0510000000000002" calcext:value-type="float">
            <text:p>-0.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.742" calcext:value-type="float">
            <text:p>8.742</text:p>
          </table:table-cell>
          <table:table-cell office:value-type="float" office:value="8.57771" calcext:value-type="float">
            <text:p>8.57771</text:p>
          </table:table-cell>
          <table:table-cell office:value-type="float" office:value="8.90629" calcext:value-type="float">
            <text:p>8.90629</text:p>
          </table:table-cell>
          <table:table-cell office:value-type="float" office:value="10.186" calcext:value-type="float">
            <text:p>10.186</text:p>
          </table:table-cell>
          <table:table-cell office:value-type="float" office:value="10.1546" calcext:value-type="float">
            <text:p>10.1546</text:p>
          </table:table-cell>
          <table:table-cell office:value-type="float" office:value="10.2174" calcext:value-type="float">
            <text:p>10.2174</text:p>
          </table:table-cell>
          <table:table-cell office:value-type="float" office:value="12.008" calcext:value-type="float">
            <text:p>12.008</text:p>
          </table:table-cell>
          <table:table-cell office:value-type="float" office:value="11.914" calcext:value-type="float">
            <text:p>11.914</text:p>
          </table:table-cell>
          <table:table-cell office:value-type="float" office:value="12.102" calcext:value-type="float">
            <text:p>12.102</text:p>
          </table:table-cell>
          <table:table-cell office:value-type="float" office:value="10.544" calcext:value-type="float">
            <text:p>10.544</text:p>
          </table:table-cell>
          <table:table-cell office:value-type="float" office:value="10.3499" calcext:value-type="float">
            <text:p>10.3499</text:p>
          </table:table-cell>
          <table:table-cell office:value-type="float" office:value="10.7381" calcext:value-type="float">
            <text:p>10.7381</text:p>
          </table:table-cell>
          <table:table-cell office:value-type="float" office:value="8.115" calcext:value-type="float">
            <text:p>8.115</text:p>
          </table:table-cell>
          <table:table-cell office:value-type="float" office:value="8.02248" calcext:value-type="float">
            <text:p>8.02248</text:p>
          </table:table-cell>
          <table:table-cell office:value-type="float" office:value="8.20752" calcext:value-type="float">
            <text:p>8.20752</text:p>
          </table:table-cell>
          <table:table-cell office:value-type="float" office:value="7.923" calcext:value-type="float">
            <text:p>7.923</text:p>
          </table:table-cell>
          <table:table-cell office:value-type="float" office:value="7.84653" calcext:value-type="float">
            <text:p>7.84653</text:p>
          </table:table-cell>
          <table:table-cell office:value-type="float" office:value="7.99947" calcext:value-type="float">
            <text:p>7.99947</text:p>
          </table:table-cell>
          <table:table-cell table:formula="of:=[.Q64]-[.T64]" office:value-type="float" office:value="0.192" calcext:value-type="float">
            <text:p>0.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2.4635" calcext:value-type="float">
            <text:p>12.4635</text:p>
          </table:table-cell>
          <table:table-cell office:value-type="float" office:value="12.929" calcext:value-type="float">
            <text:p>12.929</text:p>
          </table:table-cell>
          <table:table-cell office:value-type="float" office:value="12.3043" calcext:value-type="float">
            <text:p>12.3043</text:p>
          </table:table-cell>
          <table:table-cell office:value-type="float" office:value="13.5537" calcext:value-type="float">
            <text:p>13.5537</text:p>
          </table:table-cell>
          <table:table-cell office:value-type="float" office:value="15.879" calcext:value-type="float">
            <text:p>15.879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16.2034" calcext:value-type="float">
            <text:p>16.2034</text:p>
          </table:table-cell>
          <table:table-cell office:value-type="float" office:value="14.606" calcext:value-type="float">
            <text:p>14.606</text:p>
          </table:table-cell>
          <table:table-cell office:value-type="float" office:value="14.5213" calcext:value-type="float">
            <text:p>14.5213</text:p>
          </table:table-cell>
          <table:table-cell office:value-type="float" office:value="14.6907" calcext:value-type="float">
            <text:p>14.6907</text:p>
          </table:table-cell>
          <table:table-cell office:value-type="float" office:value="11.317" calcext:value-type="float">
            <text:p>11.317</text:p>
          </table:table-cell>
          <table:table-cell office:value-type="float" office:value="11.2878" calcext:value-type="float">
            <text:p>11.2878</text:p>
          </table:table-cell>
          <table:table-cell office:value-type="float" office:value="11.3462" calcext:value-type="float">
            <text:p>11.3462</text:p>
          </table:table-cell>
          <table:table-cell office:value-type="float" office:value="11.234" calcext:value-type="float">
            <text:p>11.234</text:p>
          </table:table-cell>
          <table:table-cell office:value-type="float" office:value="11.173" calcext:value-type="float">
            <text:p>11.173</text:p>
          </table:table-cell>
          <table:table-cell office:value-type="float" office:value="11.295" calcext:value-type="float">
            <text:p>11.295</text:p>
          </table:table-cell>
          <table:table-cell table:formula="of:=[.Q65]-[.T65]" office:value-type="float" office:value="0.0830000000000002" calcext:value-type="float">
            <text:p>0.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6.002" calcext:value-type="float">
            <text:p>16.002</text:p>
          </table:table-cell>
          <table:table-cell office:value-type="float" office:value="15.9632" calcext:value-type="float">
            <text:p>15.9632</text:p>
          </table:table-cell>
          <table:table-cell office:value-type="float" office:value="16.0408" calcext:value-type="float">
            <text:p>16.0408</text:p>
          </table:table-cell>
          <table:table-cell office:value-type="float" office:value="16.358" calcext:value-type="float">
            <text:p>16.358</text:p>
          </table:table-cell>
          <table:table-cell office:value-type="float" office:value="16.0557" calcext:value-type="float">
            <text:p>16.0557</text:p>
          </table:table-cell>
          <table:table-cell office:value-type="float" office:value="16.6603" calcext:value-type="float">
            <text:p>16.6603</text:p>
          </table:table-cell>
          <table:table-cell office:value-type="float" office:value="19.416" calcext:value-type="float">
            <text:p>19.416</text:p>
          </table:table-cell>
          <table:table-cell office:value-type="float" office:value="19.0906" calcext:value-type="float">
            <text:p>19.0906</text:p>
          </table:table-cell>
          <table:table-cell office:value-type="float" office:value="19.7414" calcext:value-type="float">
            <text:p>19.7414</text:p>
          </table:table-cell>
          <table:table-cell office:value-type="float" office:value="17.5" calcext:value-type="float">
            <text:p>17.5</text:p>
          </table:table-cell>
          <table:table-cell office:value-type="float" office:value="17.2218" calcext:value-type="float">
            <text:p>17.2218</text:p>
          </table:table-cell>
          <table:table-cell office:value-type="float" office:value="17.7782" calcext:value-type="float">
            <text:p>17.7782</text:p>
          </table:table-cell>
          <table:table-cell office:value-type="float" office:value="14.227" calcext:value-type="float">
            <text:p>14.227</text:p>
          </table:table-cell>
          <table:table-cell office:value-type="float" office:value="14.0195" calcext:value-type="float">
            <text:p>14.0195</text:p>
          </table:table-cell>
          <table:table-cell office:value-type="float" office:value="14.4345" calcext:value-type="float">
            <text:p>14.4345</text:p>
          </table:table-cell>
          <table:table-cell office:value-type="float" office:value="14.246" calcext:value-type="float">
            <text:p>14.246</text:p>
          </table:table-cell>
          <table:table-cell office:value-type="float" office:value="14.0708" calcext:value-type="float">
            <text:p>14.0708</text:p>
          </table:table-cell>
          <table:table-cell office:value-type="float" office:value="14.4212" calcext:value-type="float">
            <text:p>14.4212</text:p>
          </table:table-cell>
          <table:table-cell table:formula="of:=[.Q66]-[.T66]" office:value-type="float" office:value="-0.0190000000000001" calcext:value-type="float">
            <text:p>-0.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6.24" calcext:value-type="float">
            <text:p>16.24</text:p>
          </table:table-cell>
          <table:table-cell office:value-type="float" office:value="15.8928" calcext:value-type="float">
            <text:p>15.8928</text:p>
          </table:table-cell>
          <table:table-cell office:value-type="float" office:value="16.5872" calcext:value-type="float">
            <text:p>16.5872</text:p>
          </table:table-cell>
          <table:table-cell office:value-type="float" office:value="16.95" calcext:value-type="float">
            <text:p>16.95</text:p>
          </table:table-cell>
          <table:table-cell office:value-type="float" office:value="16.6502" calcext:value-type="float">
            <text:p>16.6502</text:p>
          </table:table-cell>
          <table:table-cell office:value-type="float" office:value="17.2498" calcext:value-type="float">
            <text:p>17.2498</text:p>
          </table:table-cell>
          <table:table-cell office:value-type="float" office:value="20.439" calcext:value-type="float">
            <text:p>20.439</text:p>
          </table:table-cell>
          <table:table-cell office:value-type="float" office:value="20.1187" calcext:value-type="float">
            <text:p>20.1187</text:p>
          </table:table-cell>
          <table:table-cell office:value-type="float" office:value="20.7593" calcext:value-type="float">
            <text:p>20.7593</text:p>
          </table:table-cell>
          <table:table-cell office:value-type="float" office:value="18.375" calcext:value-type="float">
            <text:p>18.375</text:p>
          </table:table-cell>
          <table:table-cell office:value-type="float" office:value="17.9113" calcext:value-type="float">
            <text:p>17.9113</text:p>
          </table:table-cell>
          <table:table-cell office:value-type="float" office:value="18.8387" calcext:value-type="float">
            <text:p>18.8387</text:p>
          </table:table-cell>
          <table:table-cell office:value-type="float" office:value="14.967" calcext:value-type="float">
            <text:p>14.967</text:p>
          </table:table-cell>
          <table:table-cell office:value-type="float" office:value="14.9291" calcext:value-type="float">
            <text:p>14.9291</text:p>
          </table:table-cell>
          <table:table-cell office:value-type="float" office:value="15.0049" calcext:value-type="float">
            <text:p>15.0049</text:p>
          </table:table-cell>
          <table:table-cell office:value-type="float" office:value="14.667" calcext:value-type="float">
            <text:p>14.667</text:p>
          </table:table-cell>
          <table:table-cell office:value-type="float" office:value="14.4614" calcext:value-type="float">
            <text:p>14.4614</text:p>
          </table:table-cell>
          <table:table-cell office:value-type="float" office:value="14.8726" calcext:value-type="float">
            <text:p>14.8726</text:p>
          </table:table-cell>
          <table:table-cell table:formula="of:=[.Q67]-[.T67]" office:value-type="float" office:value="0.300000000000001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733" calcext:value-type="float">
            <text:p>18.733</text:p>
          </table:table-cell>
          <table:table-cell office:value-type="float" office:value="18.469" calcext:value-type="float">
            <text:p>18.469</text:p>
          </table:table-cell>
          <table:table-cell office:value-type="float" office:value="18.997" calcext:value-type="float">
            <text:p>18.997</text:p>
          </table:table-cell>
          <table:table-cell office:value-type="float" office:value="17.548" calcext:value-type="float">
            <text:p>17.548</text:p>
          </table:table-cell>
          <table:table-cell office:value-type="float" office:value="17.0559" calcext:value-type="float">
            <text:p>17.0559</text:p>
          </table:table-cell>
          <table:table-cell office:value-type="float" office:value="18.0401" calcext:value-type="float">
            <text:p>18.0401</text:p>
          </table:table-cell>
          <table:table-cell office:value-type="float" office:value="20.845" calcext:value-type="float">
            <text:p>20.845</text:p>
          </table:table-cell>
          <table:table-cell office:value-type="float" office:value="20.0973" calcext:value-type="float">
            <text:p>20.0973</text:p>
          </table:table-cell>
          <table:table-cell office:value-type="float" office:value="21.5927" calcext:value-type="float">
            <text:p>21.5927</text:p>
          </table:table-cell>
          <table:table-cell office:value-type="float" office:value="19.238" calcext:value-type="float">
            <text:p>19.238</text:p>
          </table:table-cell>
          <table:table-cell office:value-type="float" office:value="18.9169" calcext:value-type="float">
            <text:p>18.9169</text:p>
          </table:table-cell>
          <table:table-cell office:value-type="float" office:value="19.5591" calcext:value-type="float">
            <text:p>19.5591</text:p>
          </table:table-cell>
          <table:table-cell office:value-type="float" office:value="15.613" calcext:value-type="float">
            <text:p>15.613</text:p>
          </table:table-cell>
          <table:table-cell office:value-type="float" office:value="15.3983" calcext:value-type="float">
            <text:p>15.3983</text:p>
          </table:table-cell>
          <table:table-cell office:value-type="float" office:value="15.8277" calcext:value-type="float">
            <text:p>15.8277</text:p>
          </table:table-cell>
          <table:table-cell office:value-type="float" office:value="16.313" calcext:value-type="float">
            <text:p>16.313</text:p>
          </table:table-cell>
          <table:table-cell office:value-type="float" office:value="16.2125" calcext:value-type="float">
            <text:p>16.2125</text:p>
          </table:table-cell>
          <table:table-cell office:value-type="float" office:value="16.4135" calcext:value-type="float">
            <text:p>16.4135</text:p>
          </table:table-cell>
          <table:table-cell table:formula="of:=[.Q68]-[.T68]" office:value-type="float" office:value="-0.699999999999999" calcext:value-type="float">
            <text:p>-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.971" calcext:value-type="float">
            <text:p>25.971</text:p>
          </table:table-cell>
          <table:table-cell office:value-type="float" office:value="25.0835" calcext:value-type="float">
            <text:p>25.0835</text:p>
          </table:table-cell>
          <table:table-cell office:value-type="float" office:value="26.8585" calcext:value-type="float">
            <text:p>26.8585</text:p>
          </table:table-cell>
          <table:table-cell office:value-type="float" office:value="22.082" calcext:value-type="float">
            <text:p>22.082</text:p>
          </table:table-cell>
          <table:table-cell office:value-type="float" office:value="21.1797" calcext:value-type="float">
            <text:p>21.1797</text:p>
          </table:table-cell>
          <table:table-cell office:value-type="float" office:value="22.9843" calcext:value-type="float">
            <text:p>22.9843</text:p>
          </table:table-cell>
          <table:table-cell office:value-type="float" office:value="27.285" calcext:value-type="float">
            <text:p>27.285</text:p>
          </table:table-cell>
          <table:table-cell office:value-type="float" office:value="26.4784" calcext:value-type="float">
            <text:p>26.4784</text:p>
          </table:table-cell>
          <table:table-cell office:value-type="float" office:value="28.0916" calcext:value-type="float">
            <text:p>28.0916</text:p>
          </table:table-cell>
          <table:table-cell office:value-type="float" office:value="23.398" calcext:value-type="float">
            <text:p>23.398</text:p>
          </table:table-cell>
          <table:table-cell office:value-type="float" office:value="21.9927" calcext:value-type="float">
            <text:p>21.9927</text:p>
          </table:table-cell>
          <table:table-cell office:value-type="float" office:value="24.8033" calcext:value-type="float">
            <text:p>24.8033</text:p>
          </table:table-cell>
          <table:table-cell office:value-type="float" office:value="23.104" calcext:value-type="float">
            <text:p>23.104</text:p>
          </table:table-cell>
          <table:table-cell office:value-type="float" office:value="21.7504" calcext:value-type="float">
            <text:p>21.7504</text:p>
          </table:table-cell>
          <table:table-cell office:value-type="float" office:value="24.4576" calcext:value-type="float">
            <text:p>24.4576</text:p>
          </table:table-cell>
          <table:table-cell office:value-type="float" office:value="22.982" calcext:value-type="float">
            <text:p>22.982</text:p>
          </table:table-cell>
          <table:table-cell office:value-type="float" office:value="22.4704" calcext:value-type="float">
            <text:p>22.4704</text:p>
          </table:table-cell>
          <table:table-cell office:value-type="float" office:value="23.4936" calcext:value-type="float">
            <text:p>23.4936</text:p>
          </table:table-cell>
          <table:table-cell table:formula="of:=[.Q69]-[.T69]" office:value-type="float" office:value="0.122" calcext:value-type="float">
            <text:p>0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.359" calcext:value-type="float">
            <text:p>32.359</text:p>
          </table:table-cell>
          <table:table-cell office:value-type="float" office:value="31.0888" calcext:value-type="float">
            <text:p>31.0888</text:p>
          </table:table-cell>
          <table:table-cell office:value-type="float" office:value="33.6292" calcext:value-type="float">
            <text:p>33.6292</text:p>
          </table:table-cell>
          <table:table-cell office:value-type="float" office:value="28.068" calcext:value-type="float">
            <text:p>28.068</text:p>
          </table:table-cell>
          <table:table-cell office:value-type="float" office:value="27.6165" calcext:value-type="float">
            <text:p>27.6165</text:p>
          </table:table-cell>
          <table:table-cell office:value-type="float" office:value="28.5195" calcext:value-type="float">
            <text:p>28.5195</text:p>
          </table:table-cell>
          <table:table-cell office:value-type="float" office:value="32.401" calcext:value-type="float">
            <text:p>32.401</text:p>
          </table:table-cell>
          <table:table-cell office:value-type="float" office:value="31.5186" calcext:value-type="float">
            <text:p>31.5186</text:p>
          </table:table-cell>
          <table:table-cell office:value-type="float" office:value="33.2834" calcext:value-type="float">
            <text:p>33.2834</text:p>
          </table:table-cell>
          <table:table-cell office:value-type="float" office:value="27.572" calcext:value-type="float">
            <text:p>27.572</text:p>
          </table:table-cell>
          <table:table-cell office:value-type="float" office:value="26.9393" calcext:value-type="float">
            <text:p>26.9393</text:p>
          </table:table-cell>
          <table:table-cell office:value-type="float" office:value="28.2047" calcext:value-type="float">
            <text:p>28.2047</text:p>
          </table:table-cell>
          <table:table-cell office:value-type="float" office:value="30.48" calcext:value-type="float">
            <text:p>30.48</text:p>
          </table:table-cell>
          <table:table-cell office:value-type="float" office:value="28.8989" calcext:value-type="float">
            <text:p>28.8989</text:p>
          </table:table-cell>
          <table:table-cell office:value-type="float" office:value="32.0611" calcext:value-type="float">
            <text:p>32.0611</text:p>
          </table:table-cell>
          <table:table-cell office:value-type="float" office:value="30.373" calcext:value-type="float">
            <text:p>30.373</text:p>
          </table:table-cell>
          <table:table-cell office:value-type="float" office:value="29.1402" calcext:value-type="float">
            <text:p>29.1402</text:p>
          </table:table-cell>
          <table:table-cell office:value-type="float" office:value="31.6058" calcext:value-type="float">
            <text:p>31.6058</text:p>
          </table:table-cell>
          <table:table-cell table:formula="of:=[.Q70]-[.T70]" office:value-type="float" office:value="0.106999999999999" calcext:value-type="float">
            <text:p>0.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.625" calcext:value-type="float">
            <text:p>34.625</text:p>
          </table:table-cell>
          <table:table-cell office:value-type="float" office:value="34.1357" calcext:value-type="float">
            <text:p>34.1357</text:p>
          </table:table-cell>
          <table:table-cell office:value-type="float" office:value="35.1143" calcext:value-type="float">
            <text:p>35.1143</text:p>
          </table:table-cell>
          <table:table-cell office:value-type="float" office:value="28.744" calcext:value-type="float">
            <text:p>28.744</text:p>
          </table:table-cell>
          <table:table-cell office:value-type="float" office:value="28.0842" calcext:value-type="float">
            <text:p>28.0842</text:p>
          </table:table-cell>
          <table:table-cell office:value-type="float" office:value="29.4038" calcext:value-type="float">
            <text:p>29.4038</text:p>
          </table:table-cell>
          <table:table-cell office:value-type="float" office:value="32.729" calcext:value-type="float">
            <text:p>32.729</text:p>
          </table:table-cell>
          <table:table-cell office:value-type="float" office:value="31.4826" calcext:value-type="float">
            <text:p>31.4826</text:p>
          </table:table-cell>
          <table:table-cell office:value-type="float" office:value="33.9754" calcext:value-type="float">
            <text:p>33.9754</text:p>
          </table:table-cell>
          <table:table-cell office:value-type="float" office:value="28.406" calcext:value-type="float">
            <text:p>28.406</text:p>
          </table:table-cell>
          <table:table-cell office:value-type="float" office:value="28.0541" calcext:value-type="float">
            <text:p>28.0541</text:p>
          </table:table-cell>
          <table:table-cell office:value-type="float" office:value="28.7579" calcext:value-type="float">
            <text:p>28.7579</text:p>
          </table:table-cell>
          <table:table-cell office:value-type="float" office:value="30.233" calcext:value-type="float">
            <text:p>30.233</text:p>
          </table:table-cell>
          <table:table-cell office:value-type="float" office:value="29.6188" calcext:value-type="float">
            <text:p>29.6188</text:p>
          </table:table-cell>
          <table:table-cell office:value-type="float" office:value="30.8472" calcext:value-type="float">
            <text:p>30.8472</text:p>
          </table:table-cell>
          <table:table-cell office:value-type="float" office:value="29.921" calcext:value-type="float">
            <text:p>29.921</text:p>
          </table:table-cell>
          <table:table-cell office:value-type="float" office:value="28.6562" calcext:value-type="float">
            <text:p>28.6562</text:p>
          </table:table-cell>
          <table:table-cell office:value-type="float" office:value="31.1858" calcext:value-type="float">
            <text:p>31.1858</text:p>
          </table:table-cell>
          <table:table-cell table:formula="of:=[.Q71]-[.T71]" office:value-type="float" office:value="0.312000000000001" calcext:value-type="float">
            <text:p>0.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8.606" calcext:value-type="float">
            <text:p>18.606</text:p>
          </table:table-cell>
          <table:table-cell office:value-type="float" office:value="18.2719" calcext:value-type="float">
            <text:p>18.2719</text:p>
          </table:table-cell>
          <table:table-cell office:value-type="float" office:value="18.9401" calcext:value-type="float">
            <text:p>18.9401</text:p>
          </table:table-cell>
          <table:table-cell office:value-type="float" office:value="17.368" calcext:value-type="float">
            <text:p>17.368</text:p>
          </table:table-cell>
          <table:table-cell office:value-type="float" office:value="17.004" calcext:value-type="float">
            <text:p>17.004</text:p>
          </table:table-cell>
          <table:table-cell office:value-type="float" office:value="17.732" calcext:value-type="float">
            <text:p>17.732</text:p>
          </table:table-cell>
          <table:table-cell office:value-type="float" office:value="20.087" calcext:value-type="float">
            <text:p>20.087</text:p>
          </table:table-cell>
          <table:table-cell office:value-type="float" office:value="19.187" calcext:value-type="float">
            <text:p>19.187</text:p>
          </table:table-cell>
          <table:table-cell office:value-type="float" office:value="20.987" calcext:value-type="float">
            <text:p>20.987</text:p>
          </table:table-cell>
          <table:table-cell office:value-type="float" office:value="18.694" calcext:value-type="float">
            <text:p>18.694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18.9612" calcext:value-type="float">
            <text:p>18.9612</text:p>
          </table:table-cell>
          <table:table-cell office:value-type="float" office:value="15.413" calcext:value-type="float">
            <text:p>15.413</text:p>
          </table:table-cell>
          <table:table-cell office:value-type="float" office:value="15.2051" calcext:value-type="float">
            <text:p>15.2051</text:p>
          </table:table-cell>
          <table:table-cell office:value-type="float" office:value="15.6209" calcext:value-type="float">
            <text:p>15.6209</text:p>
          </table:table-cell>
          <table:table-cell office:value-type="float" office:value="15.923" calcext:value-type="float">
            <text:p>15.923</text:p>
          </table:table-cell>
          <table:table-cell office:value-type="float" office:value="15.7054" calcext:value-type="float">
            <text:p>15.7054</text:p>
          </table:table-cell>
          <table:table-cell office:value-type="float" office:value="16.1406" calcext:value-type="float">
            <text:p>16.1406</text:p>
          </table:table-cell>
          <table:table-cell table:formula="of:=[.Q72]-[.T72]" office:value-type="float" office:value="-0.51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6.801" calcext:value-type="float">
            <text:p>26.801</text:p>
          </table:table-cell>
          <table:table-cell office:value-type="float" office:value="26.374" calcext:value-type="float">
            <text:p>26.374</text:p>
          </table:table-cell>
          <table:table-cell office:value-type="float" office:value="27.228" calcext:value-type="float">
            <text:p>27.228</text:p>
          </table:table-cell>
          <table:table-cell office:value-type="float" office:value="22.4" calcext:value-type="float">
            <text:p>22.4</text:p>
          </table:table-cell>
          <table:table-cell office:value-type="float" office:value="21.814" calcext:value-type="float">
            <text:p>21.814</text:p>
          </table:table-cell>
          <table:table-cell office:value-type="float" office:value="22.986" calcext:value-type="float">
            <text:p>22.986</text:p>
          </table:table-cell>
          <table:table-cell office:value-type="float" office:value="26.547" calcext:value-type="float">
            <text:p>26.547</text:p>
          </table:table-cell>
          <table:table-cell office:value-type="float" office:value="26.1936" calcext:value-type="float">
            <text:p>26.1936</text:p>
          </table:table-cell>
          <table:table-cell office:value-type="float" office:value="26.9004" calcext:value-type="float">
            <text:p>26.9004</text:p>
          </table:table-cell>
          <table:table-cell office:value-type="float" office:value="23.425" calcext:value-type="float">
            <text:p>23.425</text:p>
          </table:table-cell>
          <table:table-cell office:value-type="float" office:value="23.0656" calcext:value-type="float">
            <text:p>23.0656</text:p>
          </table:table-cell>
          <table:table-cell office:value-type="float" office:value="23.7844" calcext:value-type="float">
            <text:p>23.7844</text:p>
          </table:table-cell>
          <table:table-cell office:value-type="float" office:value="22.308" calcext:value-type="float">
            <text:p>22.308</text:p>
          </table:table-cell>
          <table:table-cell office:value-type="float" office:value="21.9024" calcext:value-type="float">
            <text:p>21.9024</text:p>
          </table:table-cell>
          <table:table-cell office:value-type="float" office:value="22.7136" calcext:value-type="float">
            <text:p>22.7136</text:p>
          </table:table-cell>
          <table:table-cell office:value-type="float" office:value="22.595" calcext:value-type="float">
            <text:p>22.595</text:p>
          </table:table-cell>
          <table:table-cell office:value-type="float" office:value="22.1072" calcext:value-type="float">
            <text:p>22.1072</text:p>
          </table:table-cell>
          <table:table-cell office:value-type="float" office:value="23.0828" calcext:value-type="float">
            <text:p>23.0828</text:p>
          </table:table-cell>
          <table:table-cell table:formula="of:=[.Q73]-[.T73]" office:value-type="float" office:value="-0.286999999999999" calcext:value-type="float">
            <text:p>-0.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33.317" calcext:value-type="float">
            <text:p>33.317</text:p>
          </table:table-cell>
          <table:table-cell office:value-type="float" office:value="32.5371" calcext:value-type="float">
            <text:p>32.5371</text:p>
          </table:table-cell>
          <table:table-cell office:value-type="float" office:value="34.0969" calcext:value-type="float">
            <text:p>34.0969</text:p>
          </table:table-cell>
          <table:table-cell office:value-type="float" office:value="26.89" calcext:value-type="float">
            <text:p>26.89</text:p>
          </table:table-cell>
          <table:table-cell office:value-type="float" office:value="26.3782" calcext:value-type="float">
            <text:p>26.3782</text:p>
          </table:table-cell>
          <table:table-cell office:value-type="float" office:value="27.4018" calcext:value-type="float">
            <text:p>27.4018</text:p>
          </table:table-cell>
          <table:table-cell office:value-type="float" office:value="32.353" calcext:value-type="float">
            <text:p>32.353</text:p>
          </table:table-cell>
          <table:table-cell office:value-type="float" office:value="31.6749" calcext:value-type="float">
            <text:p>31.6749</text:p>
          </table:table-cell>
          <table:table-cell office:value-type="float" office:value="33.0311" calcext:value-type="float">
            <text:p>33.0311</text:p>
          </table:table-cell>
          <table:table-cell office:value-type="float" office:value="27.059" calcext:value-type="float">
            <text:p>27.059</text:p>
          </table:table-cell>
          <table:table-cell office:value-type="float" office:value="26.5709" calcext:value-type="float">
            <text:p>26.5709</text:p>
          </table:table-cell>
          <table:table-cell office:value-type="float" office:value="27.5471" calcext:value-type="float">
            <text:p>27.5471</text:p>
          </table:table-cell>
          <table:table-cell office:value-type="float" office:value="30.258" calcext:value-type="float">
            <text:p>30.258</text:p>
          </table:table-cell>
          <table:table-cell office:value-type="float" office:value="29.361" calcext:value-type="float">
            <text:p>29.361</text:p>
          </table:table-cell>
          <table:table-cell office:value-type="float" office:value="31.155" calcext:value-type="float">
            <text:p>31.155</text:p>
          </table:table-cell>
          <table:table-cell office:value-type="float" office:value="29.652" calcext:value-type="float">
            <text:p>29.652</text:p>
          </table:table-cell>
          <table:table-cell office:value-type="float" office:value="27.7779" calcext:value-type="float">
            <text:p>27.7779</text:p>
          </table:table-cell>
          <table:table-cell office:value-type="float" office:value="31.5261" calcext:value-type="float">
            <text:p>31.5261</text:p>
          </table:table-cell>
          <table:table-cell table:formula="of:=[.Q74]-[.T74]" office:value-type="float" office:value="0.605999999999998" calcext:value-type="float">
            <text:p>0.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34.434" calcext:value-type="float">
            <text:p>34.434</text:p>
          </table:table-cell>
          <table:table-cell office:value-type="float" office:value="33.2189" calcext:value-type="float">
            <text:p>33.2189</text:p>
          </table:table-cell>
          <table:table-cell office:value-type="float" office:value="35.6491" calcext:value-type="float">
            <text:p>35.6491</text:p>
          </table:table-cell>
          <table:table-cell office:value-type="float" office:value="27.891" calcext:value-type="float">
            <text:p>27.891</text:p>
          </table:table-cell>
          <table:table-cell office:value-type="float" office:value="27.4431" calcext:value-type="float">
            <text:p>27.4431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15" calcext:value-type="float">
            <text:p>32.115</text:p>
          </table:table-cell>
          <table:table-cell office:value-type="float" office:value="30.7755" calcext:value-type="float">
            <text:p>30.7755</text:p>
          </table:table-cell>
          <table:table-cell office:value-type="float" office:value="33.4545" calcext:value-type="float">
            <text:p>33.4545</text:p>
          </table:table-cell>
          <table:table-cell office:value-type="float" office:value="28.054" calcext:value-type="float">
            <text:p>28.054</text:p>
          </table:table-cell>
          <table:table-cell office:value-type="float" office:value="27.6164" calcext:value-type="float">
            <text:p>27.6164</text:p>
          </table:table-cell>
          <table:table-cell office:value-type="float" office:value="28.4916" calcext:value-type="float">
            <text:p>28.4916</text:p>
          </table:table-cell>
          <table:table-cell office:value-type="float" office:value="30.486" calcext:value-type="float">
            <text:p>30.486</text:p>
          </table:table-cell>
          <table:table-cell office:value-type="float" office:value="29.2041" calcext:value-type="float">
            <text:p>29.2041</text:p>
          </table:table-cell>
          <table:table-cell office:value-type="float" office:value="31.7679" calcext:value-type="float">
            <text:p>31.7679</text:p>
          </table:table-cell>
          <table:table-cell office:value-type="float" office:value="28.967" calcext:value-type="float">
            <text:p>28.967</text:p>
          </table:table-cell>
          <table:table-cell office:value-type="float" office:value="27.1896" calcext:value-type="float">
            <text:p>27.1896</text:p>
          </table:table-cell>
          <table:table-cell office:value-type="float" office:value="30.7444" calcext:value-type="float">
            <text:p>30.7444</text:p>
          </table:table-cell>
          <table:table-cell table:formula="of:=[.Q75]-[.T75]" office:value-type="float" office:value="1.519" calcext:value-type="float">
            <text:p>1.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961" calcext:value-type="float">
            <text:p>32.961</text:p>
          </table:table-cell>
          <table:table-cell office:value-type="float" office:value="31.8999" calcext:value-type="float">
            <text:p>31.8999</text:p>
          </table:table-cell>
          <table:table-cell office:value-type="float" office:value="34.0221" calcext:value-type="float">
            <text:p>34.0221</text:p>
          </table:table-cell>
          <table:table-cell office:value-type="float" office:value="27.817" calcext:value-type="float">
            <text:p>27.817</text:p>
          </table:table-cell>
          <table:table-cell office:value-type="float" office:value="27.4124" calcext:value-type="float">
            <text:p>27.4124</text:p>
          </table:table-cell>
          <table:table-cell office:value-type="float" office:value="28.2216" calcext:value-type="float">
            <text:p>28.2216</text:p>
          </table:table-cell>
          <table:table-cell office:value-type="float" office:value="32.846" calcext:value-type="float">
            <text:p>32.846</text:p>
          </table:table-cell>
          <table:table-cell office:value-type="float" office:value="31.8343" calcext:value-type="float">
            <text:p>31.8343</text:p>
          </table:table-cell>
          <table:table-cell office:value-type="float" office:value="33.8577" calcext:value-type="float">
            <text:p>33.8577</text:p>
          </table:table-cell>
          <table:table-cell office:value-type="float" office:value="28.123" calcext:value-type="float">
            <text:p>28.123</text:p>
          </table:table-cell>
          <table:table-cell office:value-type="float" office:value="27.6881" calcext:value-type="float">
            <text:p>27.6881</text:p>
          </table:table-cell>
          <table:table-cell office:value-type="float" office:value="28.5579" calcext:value-type="float">
            <text:p>28.5579</text:p>
          </table:table-cell>
          <table:table-cell office:value-type="float" office:value="27.434" calcext:value-type="float">
            <text:p>27.434</text:p>
          </table:table-cell>
          <table:table-cell office:value-type="float" office:value="25.9157" calcext:value-type="float">
            <text:p>25.9157</text:p>
          </table:table-cell>
          <table:table-cell office:value-type="float" office:value="28.9523" calcext:value-type="float">
            <text:p>28.9523</text:p>
          </table:table-cell>
          <table:table-cell office:value-type="float" office:value="29.705" calcext:value-type="float">
            <text:p>29.705</text:p>
          </table:table-cell>
          <table:table-cell office:value-type="float" office:value="28.4636" calcext:value-type="float">
            <text:p>28.4636</text:p>
          </table:table-cell>
          <table:table-cell office:value-type="float" office:value="30.9464" calcext:value-type="float">
            <text:p>30.9464</text:p>
          </table:table-cell>
          <table:table-cell table:formula="of:=[.Q76]-[.T76]" office:value-type="float" office:value="-2.271" calcext:value-type="float">
            <text:p>-2.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.555" calcext:value-type="float">
            <text:p>50.555</text:p>
          </table:table-cell>
          <table:table-cell office:value-type="float" office:value="49.6607" calcext:value-type="float">
            <text:p>49.6607</text:p>
          </table:table-cell>
          <table:table-cell office:value-type="float" office:value="51.4493" calcext:value-type="float">
            <text:p>51.4493</text:p>
          </table:table-cell>
          <table:table-cell office:value-type="float" office:value="35.422" calcext:value-type="float">
            <text:p>35.422</text:p>
          </table:table-cell>
          <table:table-cell office:value-type="float" office:value="34.9623" calcext:value-type="float">
            <text:p>34.9623</text:p>
          </table:table-cell>
          <table:table-cell office:value-type="float" office:value="35.8817" calcext:value-type="float">
            <text:p>35.8817</text:p>
          </table:table-cell>
          <table:table-cell office:value-type="float" office:value="41.671" calcext:value-type="float">
            <text:p>41.671</text:p>
          </table:table-cell>
          <table:table-cell office:value-type="float" office:value="40.9906" calcext:value-type="float">
            <text:p>40.9906</text:p>
          </table:table-cell>
          <table:table-cell office:value-type="float" office:value="42.3514" calcext:value-type="float">
            <text:p>42.3514</text:p>
          </table:table-cell>
          <table:table-cell office:value-type="float" office:value="34.182" calcext:value-type="float">
            <text:p>34.182</text:p>
          </table:table-cell>
          <table:table-cell office:value-type="float" office:value="33.6344" calcext:value-type="float">
            <text:p>33.6344</text:p>
          </table:table-cell>
          <table:table-cell office:value-type="float" office:value="34.7296" calcext:value-type="float">
            <text:p>34.7296</text:p>
          </table:table-cell>
          <table:table-cell office:value-type="float" office:value="44.329" calcext:value-type="float">
            <text:p>44.329</text:p>
          </table:table-cell>
          <table:table-cell office:value-type="float" office:value="42.4899" calcext:value-type="float">
            <text:p>42.4899</text:p>
          </table:table-cell>
          <table:table-cell office:value-type="float" office:value="46.1681" calcext:value-type="float">
            <text:p>46.1681</text:p>
          </table:table-cell>
          <table:table-cell office:value-type="float" office:value="45.56" calcext:value-type="float">
            <text:p>45.56</text:p>
          </table:table-cell>
          <table:table-cell office:value-type="float" office:value="44.3049" calcext:value-type="float">
            <text:p>44.3049</text:p>
          </table:table-cell>
          <table:table-cell office:value-type="float" office:value="46.8151" calcext:value-type="float">
            <text:p>46.8151</text:p>
          </table:table-cell>
          <table:table-cell table:formula="of:=[.Q77]-[.T77]" office:value-type="float" office:value="-1.231" calcext:value-type="float">
            <text:p>-1.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.573" calcext:value-type="float">
            <text:p>68.573</text:p>
          </table:table-cell>
          <table:table-cell office:value-type="float" office:value="65.9519" calcext:value-type="float">
            <text:p>65.9519</text:p>
          </table:table-cell>
          <table:table-cell office:value-type="float" office:value="71.1941" calcext:value-type="float">
            <text:p>71.1941</text:p>
          </table:table-cell>
          <table:table-cell office:value-type="float" office:value="43.923" calcext:value-type="float">
            <text:p>43.923</text:p>
          </table:table-cell>
          <table:table-cell office:value-type="float" office:value="43.2542" calcext:value-type="float">
            <text:p>43.2542</text:p>
          </table:table-cell>
          <table:table-cell office:value-type="float" office:value="44.5918" calcext:value-type="float">
            <text:p>44.5918</text:p>
          </table:table-cell>
          <table:table-cell office:value-type="float" office:value="48.739" calcext:value-type="float">
            <text:p>48.739</text:p>
          </table:table-cell>
          <table:table-cell office:value-type="float" office:value="47.8047" calcext:value-type="float">
            <text:p>47.8047</text:p>
          </table:table-cell>
          <table:table-cell office:value-type="float" office:value="49.6733" calcext:value-type="float">
            <text:p>49.6733</text:p>
          </table:table-cell>
          <table:table-cell office:value-type="float" office:value="39.421" calcext:value-type="float">
            <text:p>39.421</text:p>
          </table:table-cell>
          <table:table-cell office:value-type="float" office:value="38.1425" calcext:value-type="float">
            <text:p>38.1425</text:p>
          </table:table-cell>
          <table:table-cell office:value-type="float" office:value="40.6995" calcext:value-type="float">
            <text:p>40.6995</text:p>
          </table:table-cell>
          <table:table-cell office:value-type="float" office:value="60.556" calcext:value-type="float">
            <text:p>60.556</text:p>
          </table:table-cell>
          <table:table-cell office:value-type="float" office:value="57.6202" calcext:value-type="float">
            <text:p>57.6202</text:p>
          </table:table-cell>
          <table:table-cell office:value-type="float" office:value="63.4918" calcext:value-type="float">
            <text:p>63.4918</text:p>
          </table:table-cell>
          <table:table-cell office:value-type="float" office:value="62.83" calcext:value-type="float">
            <text:p>62.83</text:p>
          </table:table-cell>
          <table:table-cell office:value-type="float" office:value="60.3947" calcext:value-type="float">
            <text:p>60.3947</text:p>
          </table:table-cell>
          <table:table-cell office:value-type="float" office:value="65.2653" calcext:value-type="float">
            <text:p>65.2653</text:p>
          </table:table-cell>
          <table:table-cell table:formula="of:=[.Q78]-[.T78]" office:value-type="float" office:value="-2.274" calcext:value-type="float">
            <text:p>-2.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.858" calcext:value-type="float">
            <text:p>70.858</text:p>
          </table:table-cell>
          <table:table-cell office:value-type="float" office:value="67.9491" calcext:value-type="float">
            <text:p>67.9491</text:p>
          </table:table-cell>
          <table:table-cell office:value-type="float" office:value="73.7669" calcext:value-type="float">
            <text:p>73.7669</text:p>
          </table:table-cell>
          <table:table-cell office:value-type="float" office:value="44.464" calcext:value-type="float">
            <text:p>44.464</text:p>
          </table:table-cell>
          <table:table-cell office:value-type="float" office:value="43.3096" calcext:value-type="float">
            <text:p>43.3096</text:p>
          </table:table-cell>
          <table:table-cell office:value-type="float" office:value="45.6184" calcext:value-type="float">
            <text:p>45.6184</text:p>
          </table:table-cell>
          <table:table-cell office:value-type="float" office:value="49.564" calcext:value-type="float">
            <text:p>49.564</text:p>
          </table:table-cell>
          <table:table-cell office:value-type="float" office:value="47.6087" calcext:value-type="float">
            <text:p>47.6087</text:p>
          </table:table-cell>
          <table:table-cell office:value-type="float" office:value="51.5193" calcext:value-type="float">
            <text:p>51.5193</text:p>
          </table:table-cell>
          <table:table-cell office:value-type="float" office:value="40.75" calcext:value-type="float">
            <text:p>40.75</text:p>
          </table:table-cell>
          <table:table-cell office:value-type="float" office:value="39.3028" calcext:value-type="float">
            <text:p>39.3028</text:p>
          </table:table-cell>
          <table:table-cell office:value-type="float" office:value="42.1972" calcext:value-type="float">
            <text:p>42.1972</text:p>
          </table:table-cell>
          <table:table-cell office:value-type="float" office:value="60.792" calcext:value-type="float">
            <text:p>60.792</text:p>
          </table:table-cell>
          <table:table-cell office:value-type="float" office:value="59.8248" calcext:value-type="float">
            <text:p>59.8248</text:p>
          </table:table-cell>
          <table:table-cell office:value-type="float" office:value="61.7592" calcext:value-type="float">
            <text:p>61.7592</text:p>
          </table:table-cell>
          <table:table-cell office:value-type="float" office:value="62.128" calcext:value-type="float">
            <text:p>62.128</text:p>
          </table:table-cell>
          <table:table-cell office:value-type="float" office:value="60.9755" calcext:value-type="float">
            <text:p>60.9755</text:p>
          </table:table-cell>
          <table:table-cell office:value-type="float" office:value="63.2805" calcext:value-type="float">
            <text:p>63.2805</text:p>
          </table:table-cell>
          <table:table-cell table:formula="of:=[.Q79]-[.T79]" office:value-type="float" office:value="-1.336" calcext:value-type="float">
            <text:p>-1.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34.612" calcext:value-type="float">
            <text:p>34.612</text:p>
          </table:table-cell>
          <table:table-cell office:value-type="float" office:value="33.433" calcext:value-type="float">
            <text:p>33.433</text:p>
          </table:table-cell>
          <table:table-cell office:value-type="float" office:value="35.791" calcext:value-type="float">
            <text:p>35.791</text:p>
          </table:table-cell>
          <table:table-cell office:value-type="float" office:value="26.074" calcext:value-type="float">
            <text:p>26.074</text:p>
          </table:table-cell>
          <table:table-cell office:value-type="float" office:value="24.9835" calcext:value-type="float">
            <text:p>24.9835</text:p>
          </table:table-cell>
          <table:table-cell office:value-type="float" office:value="27.1645" calcext:value-type="float">
            <text:p>27.1645</text:p>
          </table:table-cell>
          <table:table-cell office:value-type="float" office:value="31.627" calcext:value-type="float">
            <text:p>31.627</text:p>
          </table:table-cell>
          <table:table-cell office:value-type="float" office:value="30.3355" calcext:value-type="float">
            <text:p>30.3355</text:p>
          </table:table-cell>
          <table:table-cell office:value-type="float" office:value="32.9185" calcext:value-type="float">
            <text:p>32.9185</text:p>
          </table:table-cell>
          <table:table-cell office:value-type="float" office:value="26.944" calcext:value-type="float">
            <text:p>26.944</text:p>
          </table:table-cell>
          <table:table-cell office:value-type="float" office:value="25.9651" calcext:value-type="float">
            <text:p>25.9651</text:p>
          </table:table-cell>
          <table:table-cell office:value-type="float" office:value="27.9229" calcext:value-type="float">
            <text:p>27.9229</text:p>
          </table:table-cell>
          <table:table-cell office:value-type="float" office:value="27.092" calcext:value-type="float">
            <text:p>27.092</text:p>
          </table:table-cell>
          <table:table-cell office:value-type="float" office:value="25.3703" calcext:value-type="float">
            <text:p>25.3703</text:p>
          </table:table-cell>
          <table:table-cell office:value-type="float" office:value="28.8137" calcext:value-type="float">
            <text:p>28.8137</text:p>
          </table:table-cell>
          <table:table-cell office:value-type="float" office:value="28.895" calcext:value-type="float">
            <text:p>28.895</text:p>
          </table:table-cell>
          <table:table-cell office:value-type="float" office:value="27.4345" calcext:value-type="float">
            <text:p>27.4345</text:p>
          </table:table-cell>
          <table:table-cell office:value-type="float" office:value="30.3555" calcext:value-type="float">
            <text:p>30.3555</text:p>
          </table:table-cell>
          <table:table-cell table:formula="of:=[.Q80]-[.T80]" office:value-type="float" office:value="-1.803" calcext:value-type="float">
            <text:p>-1.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9.528" calcext:value-type="float">
            <text:p>49.528</text:p>
          </table:table-cell>
          <table:table-cell office:value-type="float" office:value="47.6838" calcext:value-type="float">
            <text:p>47.6838</text:p>
          </table:table-cell>
          <table:table-cell office:value-type="float" office:value="51.3722" calcext:value-type="float">
            <text:p>51.3722</text:p>
          </table:table-cell>
          <table:table-cell office:value-type="float" office:value="33.305" calcext:value-type="float">
            <text:p>33.305</text:p>
          </table:table-cell>
          <table:table-cell office:value-type="float" office:value="32.1009" calcext:value-type="float">
            <text:p>32.1009</text:p>
          </table:table-cell>
          <table:table-cell office:value-type="float" office:value="34.5091" calcext:value-type="float">
            <text:p>34.5091</text:p>
          </table:table-cell>
          <table:table-cell office:value-type="float" office:value="39.445" calcext:value-type="float">
            <text:p>39.445</text:p>
          </table:table-cell>
          <table:table-cell office:value-type="float" office:value="37.6932" calcext:value-type="float">
            <text:p>37.6932</text:p>
          </table:table-cell>
          <table:table-cell office:value-type="float" office:value="41.1968" calcext:value-type="float">
            <text:p>41.1968</text:p>
          </table:table-cell>
          <table:table-cell office:value-type="float" office:value="33.474" calcext:value-type="float">
            <text:p>33.474</text:p>
          </table:table-cell>
          <table:table-cell office:value-type="float" office:value="32.4386" calcext:value-type="float">
            <text:p>32.4386</text:p>
          </table:table-cell>
          <table:table-cell office:value-type="float" office:value="34.5094" calcext:value-type="float">
            <text:p>34.5094</text:p>
          </table:table-cell>
          <table:table-cell office:value-type="float" office:value="44.685" calcext:value-type="float">
            <text:p>44.685</text:p>
          </table:table-cell>
          <table:table-cell office:value-type="float" office:value="43.7255" calcext:value-type="float">
            <text:p>43.7255</text:p>
          </table:table-cell>
          <table:table-cell office:value-type="float" office:value="45.6445" calcext:value-type="float">
            <text:p>45.6445</text:p>
          </table:table-cell>
          <table:table-cell office:value-type="float" office:value="44.32" calcext:value-type="float">
            <text:p>44.32</text:p>
          </table:table-cell>
          <table:table-cell office:value-type="float" office:value="41.9496" calcext:value-type="float">
            <text:p>41.9496</text:p>
          </table:table-cell>
          <table:table-cell office:value-type="float" office:value="46.6904" calcext:value-type="float">
            <text:p>46.6904</text:p>
          </table:table-cell>
          <table:table-cell table:formula="of:=[.Q81]-[.T81]" office:value-type="float" office:value="0.365000000000002" calcext:value-type="float">
            <text:p>0.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68.776" calcext:value-type="float">
            <text:p>68.776</text:p>
          </table:table-cell>
          <table:table-cell office:value-type="float" office:value="66.0869" calcext:value-type="float">
            <text:p>66.0869</text:p>
          </table:table-cell>
          <table:table-cell office:value-type="float" office:value="71.4651" calcext:value-type="float">
            <text:p>71.4651</text:p>
          </table:table-cell>
          <table:table-cell office:value-type="float" office:value="43.016" calcext:value-type="float">
            <text:p>43.016</text:p>
          </table:table-cell>
          <table:table-cell office:value-type="float" office:value="42.344" calcext:value-type="float">
            <text:p>42.344</text:p>
          </table:table-cell>
          <table:table-cell office:value-type="float" office:value="43.688" calcext:value-type="float">
            <text:p>43.688</text:p>
          </table:table-cell>
          <table:table-cell office:value-type="float" office:value="47.723" calcext:value-type="float">
            <text:p>47.723</text:p>
          </table:table-cell>
          <table:table-cell office:value-type="float" office:value="45.4097" calcext:value-type="float">
            <text:p>45.4097</text:p>
          </table:table-cell>
          <table:table-cell office:value-type="float" office:value="50.0363" calcext:value-type="float">
            <text:p>50.0363</text:p>
          </table:table-cell>
          <table:table-cell office:value-type="float" office:value="40.494" calcext:value-type="float">
            <text:p>40.494</text:p>
          </table:table-cell>
          <table:table-cell office:value-type="float" office:value="39.9586" calcext:value-type="float">
            <text:p>39.9586</text:p>
          </table:table-cell>
          <table:table-cell office:value-type="float" office:value="41.0294" calcext:value-type="float">
            <text:p>41.0294</text:p>
          </table:table-cell>
          <table:table-cell office:value-type="float" office:value="61.137" calcext:value-type="float">
            <text:p>61.137</text:p>
          </table:table-cell>
          <table:table-cell office:value-type="float" office:value="58.8801" calcext:value-type="float">
            <text:p>58.8801</text:p>
          </table:table-cell>
          <table:table-cell office:value-type="float" office:value="63.3939" calcext:value-type="float">
            <text:p>63.3939</text:p>
          </table:table-cell>
          <table:table-cell office:value-type="float" office:value="61.876" calcext:value-type="float">
            <text:p>61.876</text:p>
          </table:table-cell>
          <table:table-cell office:value-type="float" office:value="58.0658" calcext:value-type="float">
            <text:p>58.0658</text:p>
          </table:table-cell>
          <table:table-cell office:value-type="float" office:value="65.6862" calcext:value-type="float">
            <text:p>65.6862</text:p>
          </table:table-cell>
          <table:table-cell table:formula="of:=[.Q82]-[.T82]" office:value-type="float" office:value="-0.738999999999997" calcext:value-type="float">
            <text:p>-0.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2.378" calcext:value-type="float">
            <text:p>72.378</text:p>
          </table:table-cell>
          <table:table-cell office:value-type="float" office:value="71.2024" calcext:value-type="float">
            <text:p>71.2024</text:p>
          </table:table-cell>
          <table:table-cell office:value-type="float" office:value="73.5536" calcext:value-type="float">
            <text:p>73.5536</text:p>
          </table:table-cell>
          <table:table-cell office:value-type="float" office:value="43.599" calcext:value-type="float">
            <text:p>43.599</text:p>
          </table:table-cell>
          <table:table-cell office:value-type="float" office:value="42.1815" calcext:value-type="float">
            <text:p>42.1815</text:p>
          </table:table-cell>
          <table:table-cell office:value-type="float" office:value="45.0165" calcext:value-type="float">
            <text:p>45.0165</text:p>
          </table:table-cell>
          <table:table-cell office:value-type="float" office:value="51.183" calcext:value-type="float">
            <text:p>51.183</text:p>
          </table:table-cell>
          <table:table-cell office:value-type="float" office:value="50.4167" calcext:value-type="float">
            <text:p>50.4167</text:p>
          </table:table-cell>
          <table:table-cell office:value-type="float" office:value="51.9493" calcext:value-type="float">
            <text:p>51.9493</text:p>
          </table:table-cell>
          <table:table-cell office:value-type="float" office:value="41.037" calcext:value-type="float">
            <text:p>41.037</text:p>
          </table:table-cell>
          <table:table-cell office:value-type="float" office:value="39.7411" calcext:value-type="float">
            <text:p>39.7411</text:p>
          </table:table-cell>
          <table:table-cell office:value-type="float" office:value="42.3329" calcext:value-type="float">
            <text:p>42.3329</text:p>
          </table:table-cell>
          <table:table-cell office:value-type="float" office:value="57.866" calcext:value-type="float">
            <text:p>57.866</text:p>
          </table:table-cell>
          <table:table-cell office:value-type="float" office:value="54.7867" calcext:value-type="float">
            <text:p>54.7867</text:p>
          </table:table-cell>
          <table:table-cell office:value-type="float" office:value="60.9453" calcext:value-type="float">
            <text:p>60.9453</text:p>
          </table:table-cell>
          <table:table-cell office:value-type="float" office:value="58.582" calcext:value-type="float">
            <text:p>58.582</text:p>
          </table:table-cell>
          <table:table-cell office:value-type="float" office:value="54.0898" calcext:value-type="float">
            <text:p>54.0898</text:p>
          </table:table-cell>
          <table:table-cell office:value-type="float" office:value="63.0742" calcext:value-type="float">
            <text:p>63.0742</text:p>
          </table:table-cell>
          <table:table-cell table:formula="of:=[.Q83]-[.T83]" office:value-type="float" office:value="-0.716000000000001" calcext:value-type="float">
            <text:p>-0.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.424" calcext:value-type="float">
            <text:p>51.424</text:p>
          </table:table-cell>
          <table:table-cell office:value-type="float" office:value="50.0403" calcext:value-type="float">
            <text:p>50.0403</text:p>
          </table:table-cell>
          <table:table-cell office:value-type="float" office:value="52.8077" calcext:value-type="float">
            <text:p>52.8077</text:p>
          </table:table-cell>
          <table:table-cell office:value-type="float" office:value="34.854" calcext:value-type="float">
            <text:p>34.854</text:p>
          </table:table-cell>
          <table:table-cell office:value-type="float" office:value="33.5354" calcext:value-type="float">
            <text:p>33.5354</text:p>
          </table:table-cell>
          <table:table-cell office:value-type="float" office:value="36.1726" calcext:value-type="float">
            <text:p>36.1726</text:p>
          </table:table-cell>
          <table:table-cell office:value-type="float" office:value="41.573" calcext:value-type="float">
            <text:p>41.573</text:p>
          </table:table-cell>
          <table:table-cell office:value-type="float" office:value="40.291" calcext:value-type="float">
            <text:p>40.291</text:p>
          </table:table-cell>
          <table:table-cell office:value-type="float" office:value="42.855" calcext:value-type="float">
            <text:p>42.855</text:p>
          </table:table-cell>
          <table:table-cell office:value-type="float" office:value="34.809" calcext:value-type="float">
            <text:p>34.809</text:p>
          </table:table-cell>
          <table:table-cell office:value-type="float" office:value="34.1911" calcext:value-type="float">
            <text:p>34.1911</text:p>
          </table:table-cell>
          <table:table-cell office:value-type="float" office:value="35.4269" calcext:value-type="float">
            <text:p>35.4269</text:p>
          </table:table-cell>
          <table:table-cell office:value-type="float" office:value="40.639" calcext:value-type="float">
            <text:p>40.639</text:p>
          </table:table-cell>
          <table:table-cell office:value-type="float" office:value="37.726" calcext:value-type="float">
            <text:p>37.726</text:p>
          </table:table-cell>
          <table:table-cell office:value-type="float" office:value="43.552" calcext:value-type="float">
            <text:p>43.552</text:p>
          </table:table-cell>
          <table:table-cell office:value-type="float" office:value="43.126" calcext:value-type="float">
            <text:p>43.126</text:p>
          </table:table-cell>
          <table:table-cell office:value-type="float" office:value="40.8432" calcext:value-type="float">
            <text:p>40.8432</text:p>
          </table:table-cell>
          <table:table-cell office:value-type="float" office:value="45.4088" calcext:value-type="float">
            <text:p>45.4088</text:p>
          </table:table-cell>
          <table:table-cell table:formula="of:=[.Q84]-[.T84]" office:value-type="float" office:value="-2.48699999999999" calcext:value-type="float">
            <text:p>-2.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6.065" calcext:value-type="float">
            <text:p>76.065</text:p>
          </table:table-cell>
          <table:table-cell office:value-type="float" office:value="73.2732" calcext:value-type="float">
            <text:p>73.2732</text:p>
          </table:table-cell>
          <table:table-cell office:value-type="float" office:value="78.8568" calcext:value-type="float">
            <text:p>78.8568</text:p>
          </table:table-cell>
          <table:table-cell office:value-type="float" office:value="46.131" calcext:value-type="float">
            <text:p>46.131</text:p>
          </table:table-cell>
          <table:table-cell office:value-type="float" office:value="44.4027" calcext:value-type="float">
            <text:p>44.4027</text:p>
          </table:table-cell>
          <table:table-cell office:value-type="float" office:value="47.8593" calcext:value-type="float">
            <text:p>47.8593</text:p>
          </table:table-cell>
          <table:table-cell office:value-type="float" office:value="52.446" calcext:value-type="float">
            <text:p>52.446</text:p>
          </table:table-cell>
          <table:table-cell office:value-type="float" office:value="51.0499" calcext:value-type="float">
            <text:p>51.0499</text:p>
          </table:table-cell>
          <table:table-cell office:value-type="float" office:value="53.8421" calcext:value-type="float">
            <text:p>53.8421</text:p>
          </table:table-cell>
          <table:table-cell office:value-type="float" office:value="43.636" calcext:value-type="float">
            <text:p>43.636</text:p>
          </table:table-cell>
          <table:table-cell office:value-type="float" office:value="43.0857" calcext:value-type="float">
            <text:p>43.0857</text:p>
          </table:table-cell>
          <table:table-cell office:value-type="float" office:value="44.1863" calcext:value-type="float">
            <text:p>44.1863</text:p>
          </table:table-cell>
          <table:table-cell office:value-type="float" office:value="64.346" calcext:value-type="float">
            <text:p>64.346</text:p>
          </table:table-cell>
          <table:table-cell office:value-type="float" office:value="60.3056" calcext:value-type="float">
            <text:p>60.3056</text:p>
          </table:table-cell>
          <table:table-cell office:value-type="float" office:value="68.3864" calcext:value-type="float">
            <text:p>68.3864</text:p>
          </table:table-cell>
          <table:table-cell office:value-type="float" office:value="69.591" calcext:value-type="float">
            <text:p>69.591</text:p>
          </table:table-cell>
          <table:table-cell office:value-type="float" office:value="67.2038" calcext:value-type="float">
            <text:p>67.2038</text:p>
          </table:table-cell>
          <table:table-cell office:value-type="float" office:value="71.9782" calcext:value-type="float">
            <text:p>71.9782</text:p>
          </table:table-cell>
          <table:table-cell table:formula="of:=[.Q85]-[.T85]" office:value-type="float" office:value="-5.24499999999999" calcext:value-type="float">
            <text:p>-5.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5.107" calcext:value-type="float">
            <text:p>105.107</text:p>
          </table:table-cell>
          <table:table-cell office:value-type="float" office:value="99.8893" calcext:value-type="float">
            <text:p>99.8893</text:p>
          </table:table-cell>
          <table:table-cell office:value-type="float" office:value="110.325" calcext:value-type="float">
            <text:p>110.325</text:p>
          </table:table-cell>
          <table:table-cell office:value-type="float" office:value="56.636" calcext:value-type="float">
            <text:p>56.636</text:p>
          </table:table-cell>
          <table:table-cell office:value-type="float" office:value="54.533" calcext:value-type="float">
            <text:p>54.533</text:p>
          </table:table-cell>
          <table:table-cell office:value-type="float" office:value="58.739" calcext:value-type="float">
            <text:p>58.739</text:p>
          </table:table-cell>
          <table:table-cell office:value-type="float" office:value="64.063" calcext:value-type="float">
            <text:p>64.063</text:p>
          </table:table-cell>
          <table:table-cell office:value-type="float" office:value="62.4205" calcext:value-type="float">
            <text:p>62.4205</text:p>
          </table:table-cell>
          <table:table-cell office:value-type="float" office:value="65.7055" calcext:value-type="float">
            <text:p>65.7055</text:p>
          </table:table-cell>
          <table:table-cell office:value-type="float" office:value="52.395" calcext:value-type="float">
            <text:p>52.395</text:p>
          </table:table-cell>
          <table:table-cell office:value-type="float" office:value="51.6815" calcext:value-type="float">
            <text:p>51.6815</text:p>
          </table:table-cell>
          <table:table-cell office:value-type="float" office:value="53.1085" calcext:value-type="float">
            <text:p>53.1085</text:p>
          </table:table-cell>
          <table:table-cell office:value-type="float" office:value="93.696" calcext:value-type="float">
            <text:p>93.696</text:p>
          </table:table-cell>
          <table:table-cell office:value-type="float" office:value="89.2467" calcext:value-type="float">
            <text:p>89.2467</text:p>
          </table:table-cell>
          <table:table-cell office:value-type="float" office:value="98.1453" calcext:value-type="float">
            <text:p>98.1453</text:p>
          </table:table-cell>
          <table:table-cell office:value-type="float" office:value="102.327" calcext:value-type="float">
            <text:p>102.327</text:p>
          </table:table-cell>
          <table:table-cell office:value-type="float" office:value="101.291" calcext:value-type="float">
            <text:p>101.291</text:p>
          </table:table-cell>
          <table:table-cell office:value-type="float" office:value="103.363" calcext:value-type="float">
            <text:p>103.363</text:p>
          </table:table-cell>
          <table:table-cell table:formula="of:=[.Q86]-[.T86]" office:value-type="float" office:value="-8.631" calcext:value-type="float">
            <text:p>-8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2.912" calcext:value-type="float">
            <text:p>112.912</text:p>
          </table:table-cell>
          <table:table-cell office:value-type="float" office:value="108.689" calcext:value-type="float">
            <text:p>108.689</text:p>
          </table:table-cell>
          <table:table-cell office:value-type="float" office:value="117.135" calcext:value-type="float">
            <text:p>117.135</text:p>
          </table:table-cell>
          <table:table-cell office:value-type="float" office:value="61.095" calcext:value-type="float">
            <text:p>61.095</text:p>
          </table:table-cell>
          <table:table-cell office:value-type="float" office:value="59.3111" calcext:value-type="float">
            <text:p>59.3111</text:p>
          </table:table-cell>
          <table:table-cell office:value-type="float" office:value="62.8789" calcext:value-type="float">
            <text:p>62.8789</text:p>
          </table:table-cell>
          <table:table-cell office:value-type="float" office:value="64.637" calcext:value-type="float">
            <text:p>64.637</text:p>
          </table:table-cell>
          <table:table-cell office:value-type="float" office:value="62.7988" calcext:value-type="float">
            <text:p>62.7988</text:p>
          </table:table-cell>
          <table:table-cell office:value-type="float" office:value="66.4752" calcext:value-type="float">
            <text:p>66.4752</text:p>
          </table:table-cell>
          <table:table-cell office:value-type="float" office:value="53.576" calcext:value-type="float">
            <text:p>53.576</text:p>
          </table:table-cell>
          <table:table-cell office:value-type="float" office:value="51.8344" calcext:value-type="float">
            <text:p>51.8344</text:p>
          </table:table-cell>
          <table:table-cell office:value-type="float" office:value="55.3176" calcext:value-type="float">
            <text:p>55.3176</text:p>
          </table:table-cell>
          <table:table-cell office:value-type="float" office:value="89.778" calcext:value-type="float">
            <text:p>89.778</text:p>
          </table:table-cell>
          <table:table-cell office:value-type="float" office:value="86.8623" calcext:value-type="float">
            <text:p>86.8623</text:p>
          </table:table-cell>
          <table:table-cell office:value-type="float" office:value="92.6937" calcext:value-type="float">
            <text:p>92.6937</text:p>
          </table:table-cell>
          <table:table-cell office:value-type="float" office:value="93.194" calcext:value-type="float">
            <text:p>93.194</text:p>
          </table:table-cell>
          <table:table-cell office:value-type="float" office:value="88.3329" calcext:value-type="float">
            <text:p>88.3329</text:p>
          </table:table-cell>
          <table:table-cell office:value-type="float" office:value="98.0551" calcext:value-type="float">
            <text:p>98.0551</text:p>
          </table:table-cell>
          <table:table-cell table:formula="of:=[.Q87]-[.T87]" office:value-type="float" office:value="-3.416" calcext:value-type="float">
            <text:p>-3.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49.154" calcext:value-type="float">
            <text:p>49.154</text:p>
          </table:table-cell>
          <table:table-cell office:value-type="float" office:value="46.9971" calcext:value-type="float">
            <text:p>46.9971</text:p>
          </table:table-cell>
          <table:table-cell office:value-type="float" office:value="51.3109" calcext:value-type="float">
            <text:p>51.3109</text:p>
          </table:table-cell>
          <table:table-cell office:value-type="float" office:value="34.623" calcext:value-type="float">
            <text:p>34.623</text:p>
          </table:table-cell>
          <table:table-cell office:value-type="float" office:value="32.926" calcext:value-type="float">
            <text:p>32.926</text:p>
          </table:table-cell>
          <table:table-cell office:value-type="float" office:value="36.32" calcext:value-type="float">
            <text:p>36.32</text:p>
          </table:table-cell>
          <table:table-cell office:value-type="float" office:value="40.971" calcext:value-type="float">
            <text:p>40.971</text:p>
          </table:table-cell>
          <table:table-cell office:value-type="float" office:value="40.1835" calcext:value-type="float">
            <text:p>40.1835</text:p>
          </table:table-cell>
          <table:table-cell office:value-type="float" office:value="41.7585" calcext:value-type="float">
            <text:p>41.7585</text:p>
          </table:table-cell>
          <table:table-cell office:value-type="float" office:value="33.697" calcext:value-type="float">
            <text:p>33.697</text:p>
          </table:table-cell>
          <table:table-cell office:value-type="float" office:value="32.1797" calcext:value-type="float">
            <text:p>32.1797</text:p>
          </table:table-cell>
          <table:table-cell office:value-type="float" office:value="35.2143" calcext:value-type="float">
            <text:p>35.2143</text:p>
          </table:table-cell>
          <table:table-cell office:value-type="float" office:value="42.1" calcext:value-type="float">
            <text:p>42.1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44.0545" calcext:value-type="float">
            <text:p>44.0545</text:p>
          </table:table-cell>
          <table:table-cell office:value-type="float" office:value="44.392" calcext:value-type="float">
            <text:p>44.392</text:p>
          </table:table-cell>
          <table:table-cell office:value-type="float" office:value="43.6335" calcext:value-type="float">
            <text:p>43.6335</text:p>
          </table:table-cell>
          <table:table-cell office:value-type="float" office:value="45.1505" calcext:value-type="float">
            <text:p>45.1505</text:p>
          </table:table-cell>
          <table:table-cell table:formula="of:=[.Q88]-[.T88]" office:value-type="float" office:value="-2.292" calcext:value-type="float">
            <text:p>-2.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74.706" calcext:value-type="float">
            <text:p>74.706</text:p>
          </table:table-cell>
          <table:table-cell office:value-type="float" office:value="71.3082" calcext:value-type="float">
            <text:p>71.3082</text:p>
          </table:table-cell>
          <table:table-cell office:value-type="float" office:value="78.1038" calcext:value-type="float">
            <text:p>78.1038</text:p>
          </table:table-cell>
          <table:table-cell office:value-type="float" office:value="45.792" calcext:value-type="float">
            <text:p>45.792</text:p>
          </table:table-cell>
          <table:table-cell office:value-type="float" office:value="45.1243" calcext:value-type="float">
            <text:p>45.1243</text:p>
          </table:table-cell>
          <table:table-cell office:value-type="float" office:value="46.4597" calcext:value-type="float">
            <text:p>46.4597</text:p>
          </table:table-cell>
          <table:table-cell office:value-type="float" office:value="52.595" calcext:value-type="float">
            <text:p>52.595</text:p>
          </table:table-cell>
          <table:table-cell office:value-type="float" office:value="52.0297" calcext:value-type="float">
            <text:p>52.0297</text:p>
          </table:table-cell>
          <table:table-cell office:value-type="float" office:value="53.1603" calcext:value-type="float">
            <text:p>53.1603</text:p>
          </table:table-cell>
          <table:table-cell office:value-type="float" office:value="43.272" calcext:value-type="float">
            <text:p>43.272</text:p>
          </table:table-cell>
          <table:table-cell office:value-type="float" office:value="42.5043" calcext:value-type="float">
            <text:p>42.5043</text:p>
          </table:table-cell>
          <table:table-cell office:value-type="float" office:value="44.0397" calcext:value-type="float">
            <text:p>44.0397</text:p>
          </table:table-cell>
          <table:table-cell office:value-type="float" office:value="64.559" calcext:value-type="float">
            <text:p>64.559</text:p>
          </table:table-cell>
          <table:table-cell office:value-type="float" office:value="59.5895" calcext:value-type="float">
            <text:p>59.5895</text:p>
          </table:table-cell>
          <table:table-cell office:value-type="float" office:value="69.5285" calcext:value-type="float">
            <text:p>69.5285</text:p>
          </table:table-cell>
          <table:table-cell office:value-type="float" office:value="68.491" calcext:value-type="float">
            <text:p>68.491</text:p>
          </table:table-cell>
          <table:table-cell office:value-type="float" office:value="66.0521" calcext:value-type="float">
            <text:p>66.0521</text:p>
          </table:table-cell>
          <table:table-cell office:value-type="float" office:value="70.9299" calcext:value-type="float">
            <text:p>70.9299</text:p>
          </table:table-cell>
          <table:table-cell table:formula="of:=[.Q89]-[.T89]" office:value-type="float" office:value="-3.932" calcext:value-type="float">
            <text:p>-3.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04.136" calcext:value-type="float">
            <text:p>104.136</text:p>
          </table:table-cell>
          <table:table-cell office:value-type="float" office:value="98.41" calcext:value-type="float">
            <text:p>98.41</text:p>
          </table:table-cell>
          <table:table-cell office:value-type="float" office:value="109.862" calcext:value-type="float">
            <text:p>109.862</text:p>
          </table:table-cell>
          <table:table-cell office:value-type="float" office:value="57.296" calcext:value-type="float">
            <text:p>57.296</text:p>
          </table:table-cell>
          <table:table-cell office:value-type="float" office:value="55.6242" calcext:value-type="float">
            <text:p>55.6242</text:p>
          </table:table-cell>
          <table:table-cell office:value-type="float" office:value="58.9678" calcext:value-type="float">
            <text:p>58.9678</text:p>
          </table:table-cell>
          <table:table-cell office:value-type="float" office:value="63.084" calcext:value-type="float">
            <text:p>63.084</text:p>
          </table:table-cell>
          <table:table-cell office:value-type="float" office:value="60.2909" calcext:value-type="float">
            <text:p>60.2909</text:p>
          </table:table-cell>
          <table:table-cell office:value-type="float" office:value="65.8771" calcext:value-type="float">
            <text:p>65.8771</text:p>
          </table:table-cell>
          <table:table-cell office:value-type="float" office:value="52.56" calcext:value-type="float">
            <text:p>52.56</text:p>
          </table:table-cell>
          <table:table-cell office:value-type="float" office:value="50.9543" calcext:value-type="float">
            <text:p>50.9543</text:p>
          </table:table-cell>
          <table:table-cell office:value-type="float" office:value="54.1657" calcext:value-type="float">
            <text:p>54.1657</text:p>
          </table:table-cell>
          <table:table-cell office:value-type="float" office:value="90.843" calcext:value-type="float">
            <text:p>90.843</text:p>
          </table:table-cell>
          <table:table-cell office:value-type="float" office:value="88.3456" calcext:value-type="float">
            <text:p>88.3456</text:p>
          </table:table-cell>
          <table:table-cell office:value-type="float" office:value="93.3404" calcext:value-type="float">
            <text:p>93.3404</text:p>
          </table:table-cell>
          <table:table-cell office:value-type="float" office:value="95.014" calcext:value-type="float">
            <text:p>95.014</text:p>
          </table:table-cell>
          <table:table-cell office:value-type="float" office:value="91.5082" calcext:value-type="float">
            <text:p>91.5082</text:p>
          </table:table-cell>
          <table:table-cell office:value-type="float" office:value="98.5198" calcext:value-type="float">
            <text:p>98.5198</text:p>
          </table:table-cell>
          <table:table-cell table:formula="of:=[.Q90]-[.T90]" office:value-type="float" office:value="-4.17099999999999" calcext:value-type="float">
            <text:p>-4.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09.926" calcext:value-type="float">
            <text:p>109.926</text:p>
          </table:table-cell>
          <table:table-cell office:value-type="float" office:value="104.658" calcext:value-type="float">
            <text:p>104.658</text:p>
          </table:table-cell>
          <table:table-cell office:value-type="float" office:value="115.194" calcext:value-type="float">
            <text:p>115.194</text:p>
          </table:table-cell>
          <table:table-cell office:value-type="float" office:value="61.299" calcext:value-type="float">
            <text:p>61.299</text:p>
          </table:table-cell>
          <table:table-cell office:value-type="float" office:value="59.5634" calcext:value-type="float">
            <text:p>59.5634</text:p>
          </table:table-cell>
          <table:table-cell office:value-type="float" office:value="63.0346" calcext:value-type="float">
            <text:p>63.0346</text:p>
          </table:table-cell>
          <table:table-cell office:value-type="float" office:value="66.307" calcext:value-type="float">
            <text:p>66.307</text:p>
          </table:table-cell>
          <table:table-cell office:value-type="float" office:value="64.7484" calcext:value-type="float">
            <text:p>64.7484</text:p>
          </table:table-cell>
          <table:table-cell office:value-type="float" office:value="67.8656" calcext:value-type="float">
            <text:p>67.8656</text:p>
          </table:table-cell>
          <table:table-cell office:value-type="float" office:value="53.328" calcext:value-type="float">
            <text:p>53.328</text:p>
          </table:table-cell>
          <table:table-cell office:value-type="float" office:value="51.0854" calcext:value-type="float">
            <text:p>51.0854</text:p>
          </table:table-cell>
          <table:table-cell office:value-type="float" office:value="55.5706" calcext:value-type="float">
            <text:p>55.5706</text:p>
          </table:table-cell>
          <table:table-cell office:value-type="float" office:value="89.249" calcext:value-type="float">
            <text:p>89.249</text:p>
          </table:table-cell>
          <table:table-cell office:value-type="float" office:value="83.5485" calcext:value-type="float">
            <text:p>83.5485</text:p>
          </table:table-cell>
          <table:table-cell office:value-type="float" office:value="94.9495" calcext:value-type="float">
            <text:p>94.9495</text:p>
          </table:table-cell>
          <table:table-cell office:value-type="float" office:value="95.008" calcext:value-type="float">
            <text:p>95.008</text:p>
          </table:table-cell>
          <table:table-cell office:value-type="float" office:value="90.8908" calcext:value-type="float">
            <text:p>90.8908</text:p>
          </table:table-cell>
          <table:table-cell office:value-type="float" office:value="99.1252" calcext:value-type="float">
            <text:p>99.1252</text:p>
          </table:table-cell>
          <table:table-cell table:formula="of:=[.Q91]-[.T91]" office:value-type="float" office:value="-5.759" calcext:value-type="float">
            <text:p>-5.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.67" calcext:value-type="float">
            <text:p>69.67</text:p>
          </table:table-cell>
          <table:table-cell office:value-type="float" office:value="68.4572" calcext:value-type="float">
            <text:p>68.4572</text:p>
          </table:table-cell>
          <table:table-cell office:value-type="float" office:value="70.8828" calcext:value-type="float">
            <text:p>70.8828</text:p>
          </table:table-cell>
          <table:table-cell office:value-type="float" office:value="43.963" calcext:value-type="float">
            <text:p>43.963</text:p>
          </table:table-cell>
          <table:table-cell office:value-type="float" office:value="42.9134" calcext:value-type="float">
            <text:p>42.9134</text:p>
          </table:table-cell>
          <table:table-cell office:value-type="float" office:value="45.0126" calcext:value-type="float">
            <text:p>45.0126</text:p>
          </table:table-cell>
          <table:table-cell office:value-type="float" office:value="49.779" calcext:value-type="float">
            <text:p>49.779</text:p>
          </table:table-cell>
          <table:table-cell office:value-type="float" office:value="47.7663" calcext:value-type="float">
            <text:p>47.7663</text:p>
          </table:table-cell>
          <table:table-cell office:value-type="float" office:value="51.7917" calcext:value-type="float">
            <text:p>51.7917</text:p>
          </table:table-cell>
          <table:table-cell office:value-type="float" office:value="39.968" calcext:value-type="float">
            <text:p>39.968</text:p>
          </table:table-cell>
          <table:table-cell office:value-type="float" office:value="38.3751" calcext:value-type="float">
            <text:p>38.3751</text:p>
          </table:table-cell>
          <table:table-cell office:value-type="float" office:value="41.5609" calcext:value-type="float">
            <text:p>41.5609</text:p>
          </table:table-cell>
          <table:table-cell office:value-type="float" office:value="57.259" calcext:value-type="float">
            <text:p>57.259</text:p>
          </table:table-cell>
          <table:table-cell office:value-type="float" office:value="55.829" calcext:value-type="float">
            <text:p>55.829</text:p>
          </table:table-cell>
          <table:table-cell office:value-type="float" office:value="58.689" calcext:value-type="float">
            <text:p>58.689</text:p>
          </table:table-cell>
          <table:table-cell office:value-type="float" office:value="59.82" calcext:value-type="float">
            <text:p>59.82</text:p>
          </table:table-cell>
          <table:table-cell office:value-type="float" office:value="57.6948" calcext:value-type="float">
            <text:p>57.6948</text:p>
          </table:table-cell>
          <table:table-cell office:value-type="float" office:value="61.9452" calcext:value-type="float">
            <text:p>61.9452</text:p>
          </table:table-cell>
          <table:table-cell table:formula="of:=[.Q92]-[.T92]" office:value-type="float" office:value="-2.561" calcext:value-type="float">
            <text:p>-2.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.559" calcext:value-type="float">
            <text:p>107.559</text:p>
          </table:table-cell>
          <table:table-cell office:value-type="float" office:value="102.527" calcext:value-type="float">
            <text:p>102.527</text:p>
          </table:table-cell>
          <table:table-cell office:value-type="float" office:value="112.591" calcext:value-type="float">
            <text:p>112.591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265" calcext:value-type="float">
            <text:p>57.1265</text:p>
          </table:table-cell>
          <table:table-cell office:value-type="float" office:value="60.7335" calcext:value-type="float">
            <text:p>60.7335</text:p>
          </table:table-cell>
          <table:table-cell office:value-type="float" office:value="65.033" calcext:value-type="float">
            <text:p>65.033</text:p>
          </table:table-cell>
          <table:table-cell office:value-type="float" office:value="62.7927" calcext:value-type="float">
            <text:p>62.7927</text:p>
          </table:table-cell>
          <table:table-cell office:value-type="float" office:value="67.2733" calcext:value-type="float">
            <text:p>67.2733</text:p>
          </table:table-cell>
          <table:table-cell office:value-type="float" office:value="51.867" calcext:value-type="float">
            <text:p>51.867</text:p>
          </table:table-cell>
          <table:table-cell office:value-type="float" office:value="51.1361" calcext:value-type="float">
            <text:p>51.1361</text:p>
          </table:table-cell>
          <table:table-cell office:value-type="float" office:value="52.5979" calcext:value-type="float">
            <text:p>52.5979</text:p>
          </table:table-cell>
          <table:table-cell office:value-type="float" office:value="90.401" calcext:value-type="float">
            <text:p>90.401</text:p>
          </table:table-cell>
          <table:table-cell office:value-type="float" office:value="87.7245" calcext:value-type="float">
            <text:p>87.7245</text:p>
          </table:table-cell>
          <table:table-cell office:value-type="float" office:value="93.0775" calcext:value-type="float">
            <text:p>93.0775</text:p>
          </table:table-cell>
          <table:table-cell office:value-type="float" office:value="88.336" calcext:value-type="float">
            <text:p>88.336</text:p>
          </table:table-cell>
          <table:table-cell office:value-type="float" office:value="80.8079" calcext:value-type="float">
            <text:p>80.8079</text:p>
          </table:table-cell>
          <table:table-cell office:value-type="float" office:value="95.8641" calcext:value-type="float">
            <text:p>95.8641</text:p>
          </table:table-cell>
          <table:table-cell table:formula="of:=[.Q93]-[.T93]" office:value-type="float" office:value="2.065" calcext:value-type="float">
            <text:p>2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6.717" calcext:value-type="float">
            <text:p>146.717</text:p>
          </table:table-cell>
          <table:table-cell office:value-type="float" office:value="137.006" calcext:value-type="float">
            <text:p>137.006</text:p>
          </table:table-cell>
          <table:table-cell office:value-type="float" office:value="156.428" calcext:value-type="float">
            <text:p>156.428</text:p>
          </table:table-cell>
          <table:table-cell office:value-type="float" office:value="77.008" calcext:value-type="float">
            <text:p>77.008</text:p>
          </table:table-cell>
          <table:table-cell office:value-type="float" office:value="75.0968" calcext:value-type="float">
            <text:p>75.0968</text:p>
          </table:table-cell>
          <table:table-cell office:value-type="float" office:value="78.9192" calcext:value-type="float">
            <text:p>78.9192</text:p>
          </table:table-cell>
          <table:table-cell office:value-type="float" office:value="80.921" calcext:value-type="float">
            <text:p>80.921</text:p>
          </table:table-cell>
          <table:table-cell office:value-type="float" office:value="77.5754" calcext:value-type="float">
            <text:p>77.5754</text:p>
          </table:table-cell>
          <table:table-cell office:value-type="float" office:value="84.2666" calcext:value-type="float">
            <text:p>84.2666</text:p>
          </table:table-cell>
          <table:table-cell office:value-type="float" office:value="63.025" calcext:value-type="float">
            <text:p>63.025</text:p>
          </table:table-cell>
          <table:table-cell office:value-type="float" office:value="61.279" calcext:value-type="float">
            <text:p>61.279</text:p>
          </table:table-cell>
          <table:table-cell office:value-type="float" office:value="64.771" calcext:value-type="float">
            <text:p>64.771</text:p>
          </table:table-cell>
          <table:table-cell office:value-type="float" office:value="125.313" calcext:value-type="float">
            <text:p>125.313</text:p>
          </table:table-cell>
          <table:table-cell office:value-type="float" office:value="117.982" calcext:value-type="float">
            <text:p>117.982</text:p>
          </table:table-cell>
          <table:table-cell office:value-type="float" office:value="132.644" calcext:value-type="float">
            <text:p>132.644</text:p>
          </table:table-cell>
          <table:table-cell office:value-type="float" office:value="130.852" calcext:value-type="float">
            <text:p>130.852</text:p>
          </table:table-cell>
          <table:table-cell office:value-type="float" office:value="125.745" calcext:value-type="float">
            <text:p>125.745</text:p>
          </table:table-cell>
          <table:table-cell office:value-type="float" office:value="135.959" calcext:value-type="float">
            <text:p>135.959</text:p>
          </table:table-cell>
          <table:table-cell table:formula="of:=[.Q94]-[.T94]" office:value-type="float" office:value="-5.539" calcext:value-type="float">
            <text:p>-5.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6.398" calcext:value-type="float">
            <text:p>156.398</text:p>
          </table:table-cell>
          <table:table-cell office:value-type="float" office:value="148.405" calcext:value-type="float">
            <text:p>148.405</text:p>
          </table:table-cell>
          <table:table-cell office:value-type="float" office:value="164.391" calcext:value-type="float">
            <text:p>164.391</text:p>
          </table:table-cell>
          <table:table-cell office:value-type="float" office:value="79.319" calcext:value-type="float">
            <text:p>79.319</text:p>
          </table:table-cell>
          <table:table-cell office:value-type="float" office:value="77.2399" calcext:value-type="float">
            <text:p>77.2399</text:p>
          </table:table-cell>
          <table:table-cell office:value-type="float" office:value="81.3981" calcext:value-type="float">
            <text:p>81.3981</text:p>
          </table:table-cell>
          <table:table-cell office:value-type="float" office:value="85.693" calcext:value-type="float">
            <text:p>85.693</text:p>
          </table:table-cell>
          <table:table-cell office:value-type="float" office:value="84.1451" calcext:value-type="float">
            <text:p>84.1451</text:p>
          </table:table-cell>
          <table:table-cell office:value-type="float" office:value="87.2409" calcext:value-type="float">
            <text:p>87.2409</text:p>
          </table:table-cell>
          <table:table-cell office:value-type="float" office:value="66.399" calcext:value-type="float">
            <text:p>66.399</text:p>
          </table:table-cell>
          <table:table-cell office:value-type="float" office:value="64.6399" calcext:value-type="float">
            <text:p>64.6399</text:p>
          </table:table-cell>
          <table:table-cell office:value-type="float" office:value="68.1581" calcext:value-type="float">
            <text:p>68.1581</text:p>
          </table:table-cell>
          <table:table-cell office:value-type="float" office:value="125.833" calcext:value-type="float">
            <text:p>125.833</text:p>
          </table:table-cell>
          <table:table-cell office:value-type="float" office:value="122.591" calcext:value-type="float">
            <text:p>122.591</text:p>
          </table:table-cell>
          <table:table-cell office:value-type="float" office:value="129.075" calcext:value-type="float">
            <text:p>129.075</text:p>
          </table:table-cell>
          <table:table-cell office:value-type="float" office:value="128.008" calcext:value-type="float">
            <text:p>128.008</text:p>
          </table:table-cell>
          <table:table-cell office:value-type="float" office:value="122.755" calcext:value-type="float">
            <text:p>122.755</text:p>
          </table:table-cell>
          <table:table-cell office:value-type="float" office:value="133.261" calcext:value-type="float">
            <text:p>133.261</text:p>
          </table:table-cell>
          <table:table-cell table:formula="of:=[.Q95]-[.T95]" office:value-type="float" office:value="-2.17500000000001" calcext:value-type="float">
            <text:p>-2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67.367" calcext:value-type="float">
            <text:p>67.367</text:p>
          </table:table-cell>
          <table:table-cell office:value-type="float" office:value="65.144" calcext:value-type="float">
            <text:p>65.144</text:p>
          </table:table-cell>
          <table:table-cell office:value-type="float" office:value="69.59" calcext:value-type="float">
            <text:p>69.59</text:p>
          </table:table-cell>
          <table:table-cell office:value-type="float" office:value="42.851" calcext:value-type="float">
            <text:p>42.851</text:p>
          </table:table-cell>
          <table:table-cell office:value-type="float" office:value="41.585" calcext:value-type="float">
            <text:p>41.585</text:p>
          </table:table-cell>
          <table:table-cell office:value-type="float" office:value="44.117" calcext:value-type="float">
            <text:p>44.117</text:p>
          </table:table-cell>
          <table:table-cell office:value-type="float" office:value="48.977" calcext:value-type="float">
            <text:p>48.977</text:p>
          </table:table-cell>
          <table:table-cell office:value-type="float" office:value="47.5457" calcext:value-type="float">
            <text:p>47.5457</text:p>
          </table:table-cell>
          <table:table-cell office:value-type="float" office:value="50.4083" calcext:value-type="float">
            <text:p>50.4083</text:p>
          </table:table-cell>
          <table:table-cell office:value-type="float" office:value="40.38" calcext:value-type="float">
            <text:p>40.38</text:p>
          </table:table-cell>
          <table:table-cell office:value-type="float" office:value="38.6266" calcext:value-type="float">
            <text:p>38.6266</text:p>
          </table:table-cell>
          <table:table-cell office:value-type="float" office:value="42.1334" calcext:value-type="float">
            <text:p>42.1334</text:p>
          </table:table-cell>
          <table:table-cell office:value-type="float" office:value="57.668" calcext:value-type="float">
            <text:p>57.668</text:p>
          </table:table-cell>
          <table:table-cell office:value-type="float" office:value="56.6111" calcext:value-type="float">
            <text:p>56.6111</text:p>
          </table:table-cell>
          <table:table-cell office:value-type="float" office:value="58.7249" calcext:value-type="float">
            <text:p>58.7249</text:p>
          </table:table-cell>
          <table:table-cell office:value-type="float" office:value="57.434" calcext:value-type="float">
            <text:p>57.434</text:p>
          </table:table-cell>
          <table:table-cell office:value-type="float" office:value="53.9137" calcext:value-type="float">
            <text:p>53.9137</text:p>
          </table:table-cell>
          <table:table-cell office:value-type="float" office:value="60.9543" calcext:value-type="float">
            <text:p>60.9543</text:p>
          </table:table-cell>
          <table:table-cell table:formula="of:=[.Q96]-[.T96]" office:value-type="float" office:value="0.234000000000002" calcext:value-type="float">
            <text:p>0.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07.997" calcext:value-type="float">
            <text:p>107.997</text:p>
          </table:table-cell>
          <table:table-cell office:value-type="float" office:value="103.288" calcext:value-type="float">
            <text:p>103.288</text:p>
          </table:table-cell>
          <table:table-cell office:value-type="float" office:value="112.706" calcext:value-type="float">
            <text:p>112.706</text:p>
          </table:table-cell>
          <table:table-cell office:value-type="float" office:value="56.887" calcext:value-type="float">
            <text:p>56.887</text:p>
          </table:table-cell>
          <table:table-cell office:value-type="float" office:value="55.647" calcext:value-type="float">
            <text:p>55.647</text:p>
          </table:table-cell>
          <table:table-cell office:value-type="float" office:value="58.127" calcext:value-type="float">
            <text:p>58.127</text:p>
          </table:table-cell>
          <table:table-cell office:value-type="float" office:value="64.647" calcext:value-type="float">
            <text:p>64.647</text:p>
          </table:table-cell>
          <table:table-cell office:value-type="float" office:value="63.7269" calcext:value-type="float">
            <text:p>63.7269</text:p>
          </table:table-cell>
          <table:table-cell office:value-type="float" office:value="65.5671" calcext:value-type="float">
            <text:p>65.5671</text:p>
          </table:table-cell>
          <table:table-cell office:value-type="float" office:value="51.589" calcext:value-type="float">
            <text:p>51.589</text:p>
          </table:table-cell>
          <table:table-cell office:value-type="float" office:value="50.1888" calcext:value-type="float">
            <text:p>50.1888</text:p>
          </table:table-cell>
          <table:table-cell office:value-type="float" office:value="52.9892" calcext:value-type="float">
            <text:p>52.9892</text:p>
          </table:table-cell>
          <table:table-cell office:value-type="float" office:value="91.532" calcext:value-type="float">
            <text:p>91.532</text:p>
          </table:table-cell>
          <table:table-cell office:value-type="float" office:value="86.562" calcext:value-type="float">
            <text:p>86.562</text:p>
          </table:table-cell>
          <table:table-cell office:value-type="float" office:value="96.502" calcext:value-type="float">
            <text:p>96.502</text:p>
          </table:table-cell>
          <table:table-cell office:value-type="float" office:value="93.395" calcext:value-type="float">
            <text:p>93.395</text:p>
          </table:table-cell>
          <table:table-cell office:value-type="float" office:value="88.7074" calcext:value-type="float">
            <text:p>88.7074</text:p>
          </table:table-cell>
          <table:table-cell office:value-type="float" office:value="98.0826" calcext:value-type="float">
            <text:p>98.0826</text:p>
          </table:table-cell>
          <table:table-cell table:formula="of:=[.Q97]-[.T97]" office:value-type="float" office:value="-1.863" calcext:value-type="float">
            <text:p>-1.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48.137" calcext:value-type="float">
            <text:p>148.137</text:p>
          </table:table-cell>
          <table:table-cell office:value-type="float" office:value="137.777" calcext:value-type="float">
            <text:p>137.777</text:p>
          </table:table-cell>
          <table:table-cell office:value-type="float" office:value="158.497" calcext:value-type="float">
            <text:p>158.497</text:p>
          </table:table-cell>
          <table:table-cell office:value-type="float" office:value="72.102" calcext:value-type="float">
            <text:p>72.102</text:p>
          </table:table-cell>
          <table:table-cell office:value-type="float" office:value="69.8338" calcext:value-type="float">
            <text:p>69.8338</text:p>
          </table:table-cell>
          <table:table-cell office:value-type="float" office:value="74.3702" calcext:value-type="float">
            <text:p>74.3702</text:p>
          </table:table-cell>
          <table:table-cell office:value-type="float" office:value="78.702" calcext:value-type="float">
            <text:p>78.702</text:p>
          </table:table-cell>
          <table:table-cell office:value-type="float" office:value="76.2183" calcext:value-type="float">
            <text:p>76.2183</text:p>
          </table:table-cell>
          <table:table-cell office:value-type="float" office:value="81.1857" calcext:value-type="float">
            <text:p>81.1857</text:p>
          </table:table-cell>
          <table:table-cell office:value-type="float" office:value="63.297" calcext:value-type="float">
            <text:p>63.297</text:p>
          </table:table-cell>
          <table:table-cell office:value-type="float" office:value="61.4498" calcext:value-type="float">
            <text:p>61.4498</text:p>
          </table:table-cell>
          <table:table-cell office:value-type="float" office:value="65.1442" calcext:value-type="float">
            <text:p>65.1442</text:p>
          </table:table-cell>
          <table:table-cell office:value-type="float" office:value="122.271" calcext:value-type="float">
            <text:p>122.271</text:p>
          </table:table-cell>
          <table:table-cell office:value-type="float" office:value="115.372" calcext:value-type="float">
            <text:p>115.372</text:p>
          </table:table-cell>
          <table:table-cell office:value-type="float" office:value="129.17" calcext:value-type="float">
            <text:p>129.17</text:p>
          </table:table-cell>
          <table:table-cell office:value-type="float" office:value="131.632" calcext:value-type="float">
            <text:p>131.632</text:p>
          </table:table-cell>
          <table:table-cell office:value-type="float" office:value="123.804" calcext:value-type="float">
            <text:p>123.804</text:p>
          </table:table-cell>
          <table:table-cell office:value-type="float" office:value="139.46" calcext:value-type="float">
            <text:p>139.46</text:p>
          </table:table-cell>
          <table:table-cell table:formula="of:=[.Q98]-[.T98]" office:value-type="float" office:value="-9.361" calcext:value-type="float">
            <text:p>-9.36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h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61.11" calcext:value-type="float">
            <text:p>161.11</text:p>
          </table:table-cell>
          <table:table-cell table:style-name="ce5" office:value-type="float" office:value="152.9" calcext:value-type="float">
            <text:p>152.9</text:p>
          </table:table-cell>
          <table:table-cell table:style-name="ce5" office:value-type="float" office:value="169.32" calcext:value-type="float">
            <text:p>169.32</text:p>
          </table:table-cell>
          <table:table-cell table:style-name="ce8" office:value-type="float" office:value="76.767" calcext:value-type="float">
            <text:p>76.767</text:p>
          </table:table-cell>
          <table:table-cell table:style-name="ce8" office:value-type="float" office:value="73.848" calcext:value-type="float">
            <text:p>73.848</text:p>
          </table:table-cell>
          <table:table-cell table:style-name="ce8" office:value-type="float" office:value="79.686" calcext:value-type="float">
            <text:p>79.686</text:p>
          </table:table-cell>
          <table:table-cell table:style-name="ce11" office:value-type="float" office:value="84.202" calcext:value-type="float">
            <text:p>84.202</text:p>
          </table:table-cell>
          <table:table-cell table:style-name="ce11" office:value-type="float" office:value="82.2115" calcext:value-type="float">
            <text:p>82.2115</text:p>
          </table:table-cell>
          <table:table-cell table:style-name="ce11" office:value-type="float" office:value="86.1925" calcext:value-type="float">
            <text:p>86.1925</text:p>
          </table:table-cell>
          <table:table-cell table:style-name="ce14" office:value-type="float" office:value="64.913" calcext:value-type="float">
            <text:p>64.913</text:p>
          </table:table-cell>
          <table:table-cell table:style-name="ce14" office:value-type="float" office:value="63.0071" calcext:value-type="float">
            <text:p>63.0071</text:p>
          </table:table-cell>
          <table:table-cell table:style-name="ce14" office:value-type="float" office:value="66.8189" calcext:value-type="float">
            <text:p>66.8189</text:p>
          </table:table-cell>
          <table:table-cell table:style-name="ce17" office:value-type="float" office:value="117.615" calcext:value-type="float">
            <text:p>117.615</text:p>
          </table:table-cell>
          <table:table-cell table:style-name="ce17" office:value-type="float" office:value="110.428" calcext:value-type="float">
            <text:p>110.428</text:p>
          </table:table-cell>
          <table:table-cell table:style-name="ce17" office:value-type="float" office:value="124.802" calcext:value-type="float">
            <text:p>124.802</text:p>
          </table:table-cell>
          <table:table-cell table:style-name="ce20" office:value-type="float" office:value="120.403" calcext:value-type="float">
            <text:p>120.403</text:p>
          </table:table-cell>
          <table:table-cell table:style-name="ce20" office:value-type="float" office:value="115.434" calcext:value-type="float">
            <text:p>115.434</text:p>
          </table:table-cell>
          <table:table-cell table:style-name="ce20" office:value-type="float" office:value="125.372" calcext:value-type="float">
            <text:p>125.372</text:p>
          </table:table-cell>
          <table:table-cell table:formula="of:=[.Q99]-[.T99]" office:value-type="float" office:value="-2.78800000000001" calcext:value-type="float">
            <text:p>-2.788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59" calcext:value-type="float">
            <text:p>11.659</text:p>
          </table:table-cell>
          <table:table-cell office:value-type="float" office:value="11.4285" calcext:value-type="float">
            <text:p>11.4285</text:p>
          </table:table-cell>
          <table:table-cell office:value-type="float" office:value="11.8895" calcext:value-type="float">
            <text:p>11.8895</text:p>
          </table:table-cell>
          <table:table-cell office:value-type="float" office:value="14.079" calcext:value-type="float">
            <text:p>14.079</text:p>
          </table:table-cell>
          <table:table-cell office:value-type="float" office:value="13.8897" calcext:value-type="float">
            <text:p>13.8897</text:p>
          </table:table-cell>
          <table:table-cell office:value-type="float" office:value="14.2683" calcext:value-type="float">
            <text:p>14.2683</text:p>
          </table:table-cell>
          <table:table-cell office:value-type="float" office:value="20.577" calcext:value-type="float">
            <text:p>20.577</text:p>
          </table:table-cell>
          <table:table-cell office:value-type="float" office:value="20.1954" calcext:value-type="float">
            <text:p>20.1954</text:p>
          </table:table-cell>
          <table:table-cell office:value-type="float" office:value="20.9586" calcext:value-type="float">
            <text:p>20.9586</text:p>
          </table:table-cell>
          <table:table-cell office:value-type="float" office:value="14.608" calcext:value-type="float">
            <text:p>14.608</text:p>
          </table:table-cell>
          <table:table-cell office:value-type="float" office:value="14.4194" calcext:value-type="float">
            <text:p>14.4194</text:p>
          </table:table-cell>
          <table:table-cell office:value-type="float" office:value="14.7966" calcext:value-type="float">
            <text:p>14.7966</text:p>
          </table:table-cell>
          <table:table-cell office:value-type="float" office:value="11.748" calcext:value-type="float">
            <text:p>11.748</text:p>
          </table:table-cell>
          <table:table-cell office:value-type="float" office:value="11.1987" calcext:value-type="float">
            <text:p>11.1987</text:p>
          </table:table-cell>
          <table:table-cell office:value-type="float" office:value="12.2973" calcext:value-type="float">
            <text:p>12.2973</text:p>
          </table:table-cell>
          <table:table-cell office:value-type="float" office:value="12.245" calcext:value-type="float">
            <text:p>12.245</text:p>
          </table:table-cell>
          <table:table-cell office:value-type="float" office:value="12.1902" calcext:value-type="float">
            <text:p>12.1902</text:p>
          </table:table-cell>
          <table:table-cell office:value-type="float" office:value="12.2998" calcext:value-type="float">
            <text:p>12.2998</text:p>
          </table:table-cell>
          <table:table-cell table:formula="of:=[.Q100]-[.T100]" office:value-type="float" office:value="-0.497" calcext:value-type="float">
            <text:p>-0.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34" calcext:value-type="float">
            <text:p>16.234</text:p>
          </table:table-cell>
          <table:table-cell office:value-type="float" office:value="16.0049" calcext:value-type="float">
            <text:p>16.0049</text:p>
          </table:table-cell>
          <table:table-cell office:value-type="float" office:value="16.4631" calcext:value-type="float">
            <text:p>16.4631</text:p>
          </table:table-cell>
          <table:table-cell office:value-type="float" office:value="19.077" calcext:value-type="float">
            <text:p>19.077</text:p>
          </table:table-cell>
          <table:table-cell office:value-type="float" office:value="18.5853" calcext:value-type="float">
            <text:p>18.5853</text:p>
          </table:table-cell>
          <table:table-cell office:value-type="float" office:value="19.5687" calcext:value-type="float">
            <text:p>19.5687</text:p>
          </table:table-cell>
          <table:table-cell office:value-type="float" office:value="30.016" calcext:value-type="float">
            <text:p>30.016</text:p>
          </table:table-cell>
          <table:table-cell office:value-type="float" office:value="29.3106" calcext:value-type="float">
            <text:p>29.3106</text:p>
          </table:table-cell>
          <table:table-cell office:value-type="float" office:value="30.7214" calcext:value-type="float">
            <text:p>30.7214</text:p>
          </table:table-cell>
          <table:table-cell office:value-type="float" office:value="20.133" calcext:value-type="float">
            <text:p>20.133</text:p>
          </table:table-cell>
          <table:table-cell office:value-type="float" office:value="20.017" calcext:value-type="float">
            <text:p>20.017</text:p>
          </table:table-cell>
          <table:table-cell office:value-type="float" office:value="20.249" calcext:value-type="float">
            <text:p>20.249</text:p>
          </table:table-cell>
          <table:table-cell office:value-type="float" office:value="16.619" calcext:value-type="float">
            <text:p>16.619</text:p>
          </table:table-cell>
          <table:table-cell office:value-type="float" office:value="16.3406" calcext:value-type="float">
            <text:p>16.3406</text:p>
          </table:table-cell>
          <table:table-cell office:value-type="float" office:value="16.8974" calcext:value-type="float">
            <text:p>16.8974</text:p>
          </table:table-cell>
          <table:table-cell office:value-type="float" office:value="16.982" calcext:value-type="float">
            <text:p>16.982</text:p>
          </table:table-cell>
          <table:table-cell office:value-type="float" office:value="16.6961" calcext:value-type="float">
            <text:p>16.6961</text:p>
          </table:table-cell>
          <table:table-cell office:value-type="float" office:value="17.2679" calcext:value-type="float">
            <text:p>17.2679</text:p>
          </table:table-cell>
          <table:table-cell table:formula="of:=[.Q101]-[.T101]" office:value-type="float" office:value="-0.363" calcext:value-type="float">
            <text:p>-0.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815" calcext:value-type="float">
            <text:p>20.815</text:p>
          </table:table-cell>
          <table:table-cell office:value-type="float" office:value="20.3657" calcext:value-type="float">
            <text:p>20.3657</text:p>
          </table:table-cell>
          <table:table-cell office:value-type="float" office:value="21.2643" calcext:value-type="float">
            <text:p>21.2643</text:p>
          </table:table-cell>
          <table:table-cell office:value-type="float" office:value="24.995" calcext:value-type="float">
            <text:p>24.995</text:p>
          </table:table-cell>
          <table:table-cell office:value-type="float" office:value="24.2417" calcext:value-type="float">
            <text:p>24.2417</text:p>
          </table:table-cell>
          <table:table-cell office:value-type="float" office:value="25.7483" calcext:value-type="float">
            <text:p>25.7483</text:p>
          </table:table-cell>
          <table:table-cell office:value-type="float" office:value="39.674" calcext:value-type="float">
            <text:p>39.674</text:p>
          </table:table-cell>
          <table:table-cell office:value-type="float" office:value="39.3665" calcext:value-type="float">
            <text:p>39.3665</text:p>
          </table:table-cell>
          <table:table-cell office:value-type="float" office:value="39.9815" calcext:value-type="float">
            <text:p>39.9815</text:p>
          </table:table-cell>
          <table:table-cell office:value-type="float" office:value="26.429" calcext:value-type="float">
            <text:p>26.429</text:p>
          </table:table-cell>
          <table:table-cell office:value-type="float" office:value="26.0665" calcext:value-type="float">
            <text:p>26.0665</text:p>
          </table:table-cell>
          <table:table-cell office:value-type="float" office:value="26.7915" calcext:value-type="float">
            <text:p>26.7915</text:p>
          </table:table-cell>
          <table:table-cell office:value-type="float" office:value="22.744" calcext:value-type="float">
            <text:p>22.744</text:p>
          </table:table-cell>
          <table:table-cell office:value-type="float" office:value="22.3803" calcext:value-type="float">
            <text:p>22.3803</text:p>
          </table:table-cell>
          <table:table-cell office:value-type="float" office:value="23.1077" calcext:value-type="float">
            <text:p>23.1077</text:p>
          </table:table-cell>
          <table:table-cell office:value-type="float" office:value="23.625" calcext:value-type="float">
            <text:p>23.625</text:p>
          </table:table-cell>
          <table:table-cell office:value-type="float" office:value="23.47" calcext:value-type="float">
            <text:p>23.47</text:p>
          </table:table-cell>
          <table:table-cell office:value-type="float" office:value="23.78" calcext:value-type="float">
            <text:p>23.78</text:p>
          </table:table-cell>
          <table:table-cell table:formula="of:=[.Q102]-[.T102]" office:value-type="float" office:value="-0.881" calcext:value-type="float">
            <text:p>-0.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257" calcext:value-type="float">
            <text:p>22.257</text:p>
          </table:table-cell>
          <table:table-cell office:value-type="float" office:value="22.036" calcext:value-type="float">
            <text:p>22.036</text:p>
          </table:table-cell>
          <table:table-cell office:value-type="float" office:value="22.478" calcext:value-type="float">
            <text:p>22.478</text:p>
          </table:table-cell>
          <table:table-cell office:value-type="float" office:value="26.613" calcext:value-type="float">
            <text:p>26.613</text:p>
          </table:table-cell>
          <table:table-cell office:value-type="float" office:value="25.8552" calcext:value-type="float">
            <text:p>25.8552</text:p>
          </table:table-cell>
          <table:table-cell office:value-type="float" office:value="27.3708" calcext:value-type="float">
            <text:p>27.3708</text:p>
          </table:table-cell>
          <table:table-cell office:value-type="float" office:value="44.149" calcext:value-type="float">
            <text:p>44.149</text:p>
          </table:table-cell>
          <table:table-cell office:value-type="float" office:value="43.183" calcext:value-type="float">
            <text:p>43.183</text:p>
          </table:table-cell>
          <table:table-cell office:value-type="float" office:value="45.115" calcext:value-type="float">
            <text:p>45.115</text:p>
          </table:table-cell>
          <table:table-cell office:value-type="float" office:value="32.634" calcext:value-type="float">
            <text:p>32.634</text:p>
          </table:table-cell>
          <table:table-cell office:value-type="float" office:value="31.975" calcext:value-type="float">
            <text:p>31.975</text:p>
          </table:table-cell>
          <table:table-cell office:value-type="float" office:value="33.293" calcext:value-type="float">
            <text:p>33.293</text:p>
          </table:table-cell>
          <table:table-cell office:value-type="float" office:value="24.148" calcext:value-type="float">
            <text:p>24.148</text:p>
          </table:table-cell>
          <table:table-cell office:value-type="float" office:value="23.7356" calcext:value-type="float">
            <text:p>23.7356</text:p>
          </table:table-cell>
          <table:table-cell office:value-type="float" office:value="24.5604" calcext:value-type="float">
            <text:p>24.5604</text:p>
          </table:table-cell>
          <table:table-cell office:value-type="float" office:value="24.623" calcext:value-type="float">
            <text:p>24.623</text:p>
          </table:table-cell>
          <table:table-cell office:value-type="float" office:value="24.2849" calcext:value-type="float">
            <text:p>24.2849</text:p>
          </table:table-cell>
          <table:table-cell office:value-type="float" office:value="24.9611" calcext:value-type="float">
            <text:p>24.9611</text:p>
          </table:table-cell>
          <table:table-cell table:formula="of:=[.Q103]-[.T103]" office:value-type="float" office:value="-0.475000000000001" calcext:value-type="float">
            <text:p>-0.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1.508" calcext:value-type="float">
            <text:p>11.508</text:p>
          </table:table-cell>
          <table:table-cell office:value-type="float" office:value="11.167" calcext:value-type="float">
            <text:p>11.167</text:p>
          </table:table-cell>
          <table:table-cell office:value-type="float" office:value="11.849" calcext:value-type="float">
            <text:p>11.849</text:p>
          </table:table-cell>
          <table:table-cell office:value-type="float" office:value="13.714" calcext:value-type="float">
            <text:p>13.714</text:p>
          </table:table-cell>
          <table:table-cell office:value-type="float" office:value="13.5028" calcext:value-type="float">
            <text:p>13.5028</text:p>
          </table:table-cell>
          <table:table-cell office:value-type="float" office:value="13.9252" calcext:value-type="float">
            <text:p>13.9252</text:p>
          </table:table-cell>
          <table:table-cell office:value-type="float" office:value="19.682" calcext:value-type="float">
            <text:p>19.682</text:p>
          </table:table-cell>
          <table:table-cell office:value-type="float" office:value="19.3847" calcext:value-type="float">
            <text:p>19.3847</text:p>
          </table:table-cell>
          <table:table-cell office:value-type="float" office:value="19.9793" calcext:value-type="float">
            <text:p>19.9793</text:p>
          </table:table-cell>
          <table:table-cell office:value-type="float" office:value="14.346" calcext:value-type="float">
            <text:p>14.346</text:p>
          </table:table-cell>
          <table:table-cell office:value-type="float" office:value="14.1608" calcext:value-type="float">
            <text:p>14.1608</text:p>
          </table:table-cell>
          <table:table-cell office:value-type="float" office:value="14.5312" calcext:value-type="float">
            <text:p>14.5312</text:p>
          </table:table-cell>
          <table:table-cell office:value-type="float" office:value="11.592" calcext:value-type="float">
            <text:p>11.592</text:p>
          </table:table-cell>
          <table:table-cell office:value-type="float" office:value="11.374" calcext:value-type="float">
            <text:p>11.37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608" calcext:value-type="float">
            <text:p>11.608</text:p>
          </table:table-cell>
          <table:table-cell office:value-type="float" office:value="11.2728" calcext:value-type="float">
            <text:p>11.2728</text:p>
          </table:table-cell>
          <table:table-cell office:value-type="float" office:value="11.9432" calcext:value-type="float">
            <text:p>11.9432</text:p>
          </table:table-cell>
          <table:table-cell table:formula="of:=[.Q104]-[.T104]" office:value-type="float" office:value="-0.016" calcext:value-type="float">
            <text:p>-0.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5.744" calcext:value-type="float">
            <text:p>15.744</text:p>
          </table:table-cell>
          <table:table-cell office:value-type="float" office:value="15.3749" calcext:value-type="float">
            <text:p>15.3749</text:p>
          </table:table-cell>
          <table:table-cell office:value-type="float" office:value="16.1131" calcext:value-type="float">
            <text:p>16.1131</text:p>
          </table:table-cell>
          <table:table-cell office:value-type="float" office:value="18.343" calcext:value-type="float">
            <text:p>18.343</text:p>
          </table:table-cell>
          <table:table-cell office:value-type="float" office:value="17.8908" calcext:value-type="float">
            <text:p>17.8908</text:p>
          </table:table-cell>
          <table:table-cell office:value-type="float" office:value="18.7952" calcext:value-type="float">
            <text:p>18.7952</text:p>
          </table:table-cell>
          <table:table-cell office:value-type="float" office:value="28.763" calcext:value-type="float">
            <text:p>28.763</text:p>
          </table:table-cell>
          <table:table-cell office:value-type="float" office:value="28.3033" calcext:value-type="float">
            <text:p>28.3033</text:p>
          </table:table-cell>
          <table:table-cell office:value-type="float" office:value="29.2227" calcext:value-type="float">
            <text:p>29.2227</text:p>
          </table:table-cell>
          <table:table-cell office:value-type="float" office:value="19.307" calcext:value-type="float">
            <text:p>19.307</text:p>
          </table:table-cell>
          <table:table-cell office:value-type="float" office:value="19.0449" calcext:value-type="float">
            <text:p>19.0449</text:p>
          </table:table-cell>
          <table:table-cell office:value-type="float" office:value="19.5691" calcext:value-type="float">
            <text:p>19.5691</text:p>
          </table:table-cell>
          <table:table-cell office:value-type="float" office:value="16.257" calcext:value-type="float">
            <text:p>16.257</text:p>
          </table:table-cell>
          <table:table-cell office:value-type="float" office:value="15.9937" calcext:value-type="float">
            <text:p>15.9937</text:p>
          </table:table-cell>
          <table:table-cell office:value-type="float" office:value="16.5203" calcext:value-type="float">
            <text:p>16.5203</text:p>
          </table:table-cell>
          <table:table-cell office:value-type="float" office:value="16.656" calcext:value-type="float">
            <text:p>16.656</text:p>
          </table:table-cell>
          <table:table-cell office:value-type="float" office:value="16.4538" calcext:value-type="float">
            <text:p>16.4538</text:p>
          </table:table-cell>
          <table:table-cell office:value-type="float" office:value="16.8582" calcext:value-type="float">
            <text:p>16.8582</text:p>
          </table:table-cell>
          <table:table-cell table:formula="of:=[.Q105]-[.T105]" office:value-type="float" office:value="-0.398999999999997" calcext:value-type="float">
            <text:p>-0.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0.989" calcext:value-type="float">
            <text:p>20.989</text:p>
          </table:table-cell>
          <table:table-cell office:value-type="float" office:value="20.7024" calcext:value-type="float">
            <text:p>20.7024</text:p>
          </table:table-cell>
          <table:table-cell office:value-type="float" office:value="21.2756" calcext:value-type="float">
            <text:p>21.2756</text:p>
          </table:table-cell>
          <table:table-cell office:value-type="float" office:value="23.64" calcext:value-type="float">
            <text:p>23.64</text:p>
          </table:table-cell>
          <table:table-cell office:value-type="float" office:value="23.1042" calcext:value-type="float">
            <text:p>23.1042</text:p>
          </table:table-cell>
          <table:table-cell office:value-type="float" office:value="24.1758" calcext:value-type="float">
            <text:p>24.1758</text:p>
          </table:table-cell>
          <table:table-cell office:value-type="float" office:value="37.804" calcext:value-type="float">
            <text:p>37.804</text:p>
          </table:table-cell>
          <table:table-cell office:value-type="float" office:value="37.2885" calcext:value-type="float">
            <text:p>37.2885</text:p>
          </table:table-cell>
          <table:table-cell office:value-type="float" office:value="38.3195" calcext:value-type="float">
            <text:p>38.3195</text:p>
          </table:table-cell>
          <table:table-cell office:value-type="float" office:value="25.376" calcext:value-type="float">
            <text:p>25.376</text:p>
          </table:table-cell>
          <table:table-cell office:value-type="float" office:value="25.0611" calcext:value-type="float">
            <text:p>25.0611</text:p>
          </table:table-cell>
          <table:table-cell office:value-type="float" office:value="25.6909" calcext:value-type="float">
            <text:p>25.6909</text:p>
          </table:table-cell>
          <table:table-cell office:value-type="float" office:value="21.458" calcext:value-type="float">
            <text:p>21.458</text:p>
          </table:table-cell>
          <table:table-cell office:value-type="float" office:value="21.0808" calcext:value-type="float">
            <text:p>21.0808</text:p>
          </table:table-cell>
          <table:table-cell office:value-type="float" office:value="21.8352" calcext:value-type="float">
            <text:p>21.8352</text:p>
          </table:table-cell>
          <table:table-cell office:value-type="float" office:value="22.135" calcext:value-type="float">
            <text:p>22.13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2.5256" calcext:value-type="float">
            <text:p>22.5256</text:p>
          </table:table-cell>
          <table:table-cell table:formula="of:=[.Q106]-[.T106]" office:value-type="float" office:value="-0.677000000000003" calcext:value-type="float">
            <text:p>-0.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1.779" calcext:value-type="float">
            <text:p>21.779</text:p>
          </table:table-cell>
          <table:table-cell office:value-type="float" office:value="21.2754" calcext:value-type="float">
            <text:p>21.2754</text:p>
          </table:table-cell>
          <table:table-cell office:value-type="float" office:value="22.2826" calcext:value-type="float">
            <text:p>22.2826</text:p>
          </table:table-cell>
          <table:table-cell office:value-type="float" office:value="24.752" calcext:value-type="float">
            <text:p>24.752</text:p>
          </table:table-cell>
          <table:table-cell office:value-type="float" office:value="23.9489" calcext:value-type="float">
            <text:p>23.9489</text:p>
          </table:table-cell>
          <table:table-cell office:value-type="float" office:value="25.5551" calcext:value-type="float">
            <text:p>25.5551</text:p>
          </table:table-cell>
          <table:table-cell office:value-type="float" office:value="40.205" calcext:value-type="float">
            <text:p>40.205</text:p>
          </table:table-cell>
          <table:table-cell office:value-type="float" office:value="39.0802" calcext:value-type="float">
            <text:p>39.0802</text:p>
          </table:table-cell>
          <table:table-cell office:value-type="float" office:value="41.3298" calcext:value-type="float">
            <text:p>41.3298</text:p>
          </table:table-cell>
          <table:table-cell office:value-type="float" office:value="26.495" calcext:value-type="float">
            <text:p>26.495</text:p>
          </table:table-cell>
          <table:table-cell office:value-type="float" office:value="25.7442" calcext:value-type="float">
            <text:p>25.7442</text:p>
          </table:table-cell>
          <table:table-cell office:value-type="float" office:value="27.2458" calcext:value-type="float">
            <text:p>27.2458</text:p>
          </table:table-cell>
          <table:table-cell office:value-type="float" office:value="22.581" calcext:value-type="float">
            <text:p>22.581</text:p>
          </table:table-cell>
          <table:table-cell office:value-type="float" office:value="22.2371" calcext:value-type="float">
            <text:p>22.2371</text:p>
          </table:table-cell>
          <table:table-cell office:value-type="float" office:value="22.9249" calcext:value-type="float">
            <text:p>22.9249</text:p>
          </table:table-cell>
          <table:table-cell office:value-type="float" office:value="22.544" calcext:value-type="float">
            <text:p>22.544</text:p>
          </table:table-cell>
          <table:table-cell office:value-type="float" office:value="21.9189" calcext:value-type="float">
            <text:p>21.9189</text:p>
          </table:table-cell>
          <table:table-cell office:value-type="float" office:value="23.1691" calcext:value-type="float">
            <text:p>23.1691</text:p>
          </table:table-cell>
          <table:table-cell table:formula="of:=[.Q107]-[.T107]" office:value-type="float" office:value="0.036999999999999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026" calcext:value-type="float">
            <text:p>20.026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20.2178" calcext:value-type="float">
            <text:p>20.2178</text:p>
          </table:table-cell>
          <table:table-cell office:value-type="float" office:value="21.492" calcext:value-type="float">
            <text:p>21.492</text:p>
          </table:table-cell>
          <table:table-cell office:value-type="float" office:value="20.9545" calcext:value-type="float">
            <text:p>20.9545</text:p>
          </table:table-cell>
          <table:table-cell office:value-type="float" office:value="22.0295" calcext:value-type="float">
            <text:p>22.0295</text:p>
          </table:table-cell>
          <table:table-cell office:value-type="float" office:value="34.486" calcext:value-type="float">
            <text:p>34.486</text:p>
          </table:table-cell>
          <table:table-cell office:value-type="float" office:value="34.0798" calcext:value-type="float">
            <text:p>34.0798</text:p>
          </table:table-cell>
          <table:table-cell office:value-type="float" office:value="34.8922" calcext:value-type="float">
            <text:p>34.8922</text:p>
          </table:table-cell>
          <table:table-cell office:value-type="float" office:value="22.543" calcext:value-type="float">
            <text:p>22.543</text:p>
          </table:table-cell>
          <table:table-cell office:value-type="float" office:value="22.0083" calcext:value-type="float">
            <text:p>22.0083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0.094" calcext:value-type="float">
            <text:p>20.094</text:p>
          </table:table-cell>
          <table:table-cell office:value-type="float" office:value="19.7992" calcext:value-type="float">
            <text:p>19.7992</text:p>
          </table:table-cell>
          <table:table-cell office:value-type="float" office:value="20.3888" calcext:value-type="float">
            <text:p>20.3888</text:p>
          </table:table-cell>
          <table:table-cell office:value-type="float" office:value="20.359" calcext:value-type="float">
            <text:p>20.359</text:p>
          </table:table-cell>
          <table:table-cell office:value-type="float" office:value="20.0188" calcext:value-type="float">
            <text:p>20.0188</text:p>
          </table:table-cell>
          <table:table-cell office:value-type="float" office:value="20.6992" calcext:value-type="float">
            <text:p>20.6992</text:p>
          </table:table-cell>
          <table:table-cell table:formula="of:=[.Q108]-[.T108]" office:value-type="float" office:value="-0.265000000000001" calcext:value-type="float">
            <text:p>-0.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.598" calcext:value-type="float">
            <text:p>27.598</text:p>
          </table:table-cell>
          <table:table-cell office:value-type="float" office:value="27.3545" calcext:value-type="float">
            <text:p>27.3545</text:p>
          </table:table-cell>
          <table:table-cell office:value-type="float" office:value="27.8415" calcext:value-type="float">
            <text:p>27.8415</text:p>
          </table:table-cell>
          <table:table-cell office:value-type="float" office:value="29.511" calcext:value-type="float">
            <text:p>29.511</text:p>
          </table:table-cell>
          <table:table-cell office:value-type="float" office:value="29.1687" calcext:value-type="float">
            <text:p>29.1687</text:p>
          </table:table-cell>
          <table:table-cell office:value-type="float" office:value="29.8533" calcext:value-type="float">
            <text:p>29.8533</text:p>
          </table:table-cell>
          <table:table-cell office:value-type="float" office:value="46.797" calcext:value-type="float">
            <text:p>46.797</text:p>
          </table:table-cell>
          <table:table-cell office:value-type="float" office:value="45.9902" calcext:value-type="float">
            <text:p>45.9902</text:p>
          </table:table-cell>
          <table:table-cell office:value-type="float" office:value="47.6038" calcext:value-type="float">
            <text:p>47.6038</text:p>
          </table:table-cell>
          <table:table-cell office:value-type="float" office:value="30.894" calcext:value-type="float">
            <text:p>30.894</text:p>
          </table:table-cell>
          <table:table-cell office:value-type="float" office:value="30.2879" calcext:value-type="float">
            <text:p>30.2879</text:p>
          </table:table-cell>
          <table:table-cell office:value-type="float" office:value="31.5001" calcext:value-type="float">
            <text:p>31.5001</text:p>
          </table:table-cell>
          <table:table-cell office:value-type="float" office:value="28.305" calcext:value-type="float">
            <text:p>28.305</text:p>
          </table:table-cell>
          <table:table-cell office:value-type="float" office:value="27.8452" calcext:value-type="float">
            <text:p>27.8452</text:p>
          </table:table-cell>
          <table:table-cell office:value-type="float" office:value="28.7648" calcext:value-type="float">
            <text:p>28.7648</text:p>
          </table:table-cell>
          <table:table-cell office:value-type="float" office:value="28.65" calcext:value-type="float">
            <text:p>28.65</text:p>
          </table:table-cell>
          <table:table-cell office:value-type="float" office:value="28.2102" calcext:value-type="float">
            <text:p>28.2102</text:p>
          </table:table-cell>
          <table:table-cell office:value-type="float" office:value="29.0898" calcext:value-type="float">
            <text:p>29.0898</text:p>
          </table:table-cell>
          <table:table-cell table:formula="of:=[.Q109]-[.T109]" office:value-type="float" office:value="-0.344999999999999" calcext:value-type="float">
            <text:p>-0.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069" calcext:value-type="float">
            <text:p>34.069</text:p>
          </table:table-cell>
          <table:table-cell office:value-type="float" office:value="33.3536" calcext:value-type="float">
            <text:p>33.3536</text:p>
          </table:table-cell>
          <table:table-cell office:value-type="float" office:value="34.7844" calcext:value-type="float">
            <text:p>34.7844</text:p>
          </table:table-cell>
          <table:table-cell office:value-type="float" office:value="35.897" calcext:value-type="float">
            <text:p>35.897</text:p>
          </table:table-cell>
          <table:table-cell office:value-type="float" office:value="35.0408" calcext:value-type="float">
            <text:p>35.0408</text:p>
          </table:table-cell>
          <table:table-cell office:value-type="float" office:value="36.7532" calcext:value-type="float">
            <text:p>36.7532</text:p>
          </table:table-cell>
          <table:table-cell office:value-type="float" office:value="56.662" calcext:value-type="float">
            <text:p>56.662</text:p>
          </table:table-cell>
          <table:table-cell office:value-type="float" office:value="54.5756" calcext:value-type="float">
            <text:p>54.5756</text:p>
          </table:table-cell>
          <table:table-cell office:value-type="float" office:value="58.7484" calcext:value-type="float">
            <text:p>58.7484</text:p>
          </table:table-cell>
          <table:table-cell office:value-type="float" office:value="39.363" calcext:value-type="float">
            <text:p>39.363</text:p>
          </table:table-cell>
          <table:table-cell office:value-type="float" office:value="38.4353" calcext:value-type="float">
            <text:p>38.4353</text:p>
          </table:table-cell>
          <table:table-cell office:value-type="float" office:value="40.2907" calcext:value-type="float">
            <text:p>40.2907</text:p>
          </table:table-cell>
          <table:table-cell office:value-type="float" office:value="33.974" calcext:value-type="float">
            <text:p>33.974</text:p>
          </table:table-cell>
          <table:table-cell office:value-type="float" office:value="32.5939" calcext:value-type="float">
            <text:p>32.5939</text:p>
          </table:table-cell>
          <table:table-cell office:value-type="float" office:value="35.3541" calcext:value-type="float">
            <text:p>35.3541</text:p>
          </table:table-cell>
          <table:table-cell office:value-type="float" office:value="34.355" calcext:value-type="float">
            <text:p>34.355</text:p>
          </table:table-cell>
          <table:table-cell office:value-type="float" office:value="33.002" calcext:value-type="float">
            <text:p>33.002</text:p>
          </table:table-cell>
          <table:table-cell office:value-type="float" office:value="35.708" calcext:value-type="float">
            <text:p>35.708</text:p>
          </table:table-cell>
          <table:table-cell table:formula="of:=[.Q110]-[.T110]" office:value-type="float" office:value="-0.381" calcext:value-type="float">
            <text:p>-0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519" calcext:value-type="float">
            <text:p>34.519</text:p>
          </table:table-cell>
          <table:table-cell office:value-type="float" office:value="33.7077" calcext:value-type="float">
            <text:p>33.7077</text:p>
          </table:table-cell>
          <table:table-cell office:value-type="float" office:value="35.3303" calcext:value-type="float">
            <text:p>35.3303</text:p>
          </table:table-cell>
          <table:table-cell office:value-type="float" office:value="37.451" calcext:value-type="float">
            <text:p>37.451</text:p>
          </table:table-cell>
          <table:table-cell office:value-type="float" office:value="36.5479" calcext:value-type="float">
            <text:p>36.5479</text:p>
          </table:table-cell>
          <table:table-cell office:value-type="float" office:value="38.3541" calcext:value-type="float">
            <text:p>38.3541</text:p>
          </table:table-cell>
          <table:table-cell office:value-type="float" office:value="61.446" calcext:value-type="float">
            <text:p>61.446</text:p>
          </table:table-cell>
          <table:table-cell office:value-type="float" office:value="58.969" calcext:value-type="float">
            <text:p>58.969</text:p>
          </table:table-cell>
          <table:table-cell office:value-type="float" office:value="63.923" calcext:value-type="float">
            <text:p>63.923</text:p>
          </table:table-cell>
          <table:table-cell office:value-type="float" office:value="41.117" calcext:value-type="float">
            <text:p>41.117</text:p>
          </table:table-cell>
          <table:table-cell office:value-type="float" office:value="40.0219" calcext:value-type="float">
            <text:p>40.0219</text:p>
          </table:table-cell>
          <table:table-cell office:value-type="float" office:value="42.2121" calcext:value-type="float">
            <text:p>42.2121</text:p>
          </table:table-cell>
          <table:table-cell office:value-type="float" office:value="32.548" calcext:value-type="float">
            <text:p>32.548</text:p>
          </table:table-cell>
          <table:table-cell office:value-type="float" office:value="31.7986" calcext:value-type="float">
            <text:p>31.7986</text:p>
          </table:table-cell>
          <table:table-cell office:value-type="float" office:value="33.2974" calcext:value-type="float">
            <text:p>33.2974</text:p>
          </table:table-cell>
          <table:table-cell office:value-type="float" office:value="32.939" calcext:value-type="float">
            <text:p>32.939</text:p>
          </table:table-cell>
          <table:table-cell office:value-type="float" office:value="32.617" calcext:value-type="float">
            <text:p>32.617</text:p>
          </table:table-cell>
          <table:table-cell office:value-type="float" office:value="33.261" calcext:value-type="float">
            <text:p>33.261</text:p>
          </table:table-cell>
          <table:table-cell table:formula="of:=[.Q111]-[.T111]" office:value-type="float" office:value="-0.390999999999998" calcext:value-type="float">
            <text:p>-0.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9.718" calcext:value-type="float">
            <text:p>19.718</text:p>
          </table:table-cell>
          <table:table-cell office:value-type="float" office:value="19.2281" calcext:value-type="float">
            <text:p>19.2281</text:p>
          </table:table-cell>
          <table:table-cell office:value-type="float" office:value="20.2079" calcext:value-type="float">
            <text:p>20.2079</text:p>
          </table:table-cell>
          <table:table-cell office:value-type="float" office:value="20.588" calcext:value-type="float">
            <text:p>20.588</text:p>
          </table:table-cell>
          <table:table-cell office:value-type="float" office:value="19.9221" calcext:value-type="float">
            <text:p>19.9221</text:p>
          </table:table-cell>
          <table:table-cell office:value-type="float" office:value="21.2539" calcext:value-type="float">
            <text:p>21.2539</text:p>
          </table:table-cell>
          <table:table-cell office:value-type="float" office:value="32.489" calcext:value-type="float">
            <text:p>32.489</text:p>
          </table:table-cell>
          <table:table-cell office:value-type="float" office:value="31.3611" calcext:value-type="float">
            <text:p>31.3611</text:p>
          </table:table-cell>
          <table:table-cell office:value-type="float" office:value="33.6169" calcext:value-type="float">
            <text:p>33.6169</text:p>
          </table:table-cell>
          <table:table-cell office:value-type="float" office:value="22.241" calcext:value-type="float">
            <text:p>22.241</text:p>
          </table:table-cell>
          <table:table-cell office:value-type="float" office:value="21.9537" calcext:value-type="float">
            <text:p>21.9537</text:p>
          </table:table-cell>
          <table:table-cell office:value-type="float" office:value="22.5283" calcext:value-type="float">
            <text:p>22.5283</text:p>
          </table:table-cell>
          <table:table-cell office:value-type="float" office:value="20.08" calcext:value-type="float">
            <text:p>20.08</text:p>
          </table:table-cell>
          <table:table-cell office:value-type="float" office:value="19.7062" calcext:value-type="float">
            <text:p>19.7062</text:p>
          </table:table-cell>
          <table:table-cell office:value-type="float" office:value="20.4538" calcext:value-type="float">
            <text:p>20.4538</text:p>
          </table:table-cell>
          <table:table-cell office:value-type="float" office:value="20.299" calcext:value-type="float">
            <text:p>20.299</text:p>
          </table:table-cell>
          <table:table-cell office:value-type="float" office:value="19.9917" calcext:value-type="float">
            <text:p>19.9917</text:p>
          </table:table-cell>
          <table:table-cell office:value-type="float" office:value="20.6063" calcext:value-type="float">
            <text:p>20.6063</text:p>
          </table:table-cell>
          <table:table-cell table:formula="of:=[.Q112]-[.T112]" office:value-type="float" office:value="-0.219000000000001" calcext:value-type="float">
            <text:p>-0.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27.098" calcext:value-type="float">
            <text:p>27.098</text:p>
          </table:table-cell>
          <table:table-cell office:value-type="float" office:value="26.5857" calcext:value-type="float">
            <text:p>26.5857</text:p>
          </table:table-cell>
          <table:table-cell office:value-type="float" office:value="27.6103" calcext:value-type="float">
            <text:p>27.6103</text:p>
          </table:table-cell>
          <table:table-cell office:value-type="float" office:value="29.274" calcext:value-type="float">
            <text:p>29.274</text:p>
          </table:table-cell>
          <table:table-cell office:value-type="float" office:value="28.9006" calcext:value-type="float">
            <text:p>28.9006</text:p>
          </table:table-cell>
          <table:table-cell office:value-type="float" office:value="29.6474" calcext:value-type="float">
            <text:p>29.6474</text:p>
          </table:table-cell>
          <table:table-cell office:value-type="float" office:value="47.131" calcext:value-type="float">
            <text:p>47.131</text:p>
          </table:table-cell>
          <table:table-cell office:value-type="float" office:value="46.3511" calcext:value-type="float">
            <text:p>46.3511</text:p>
          </table:table-cell>
          <table:table-cell office:value-type="float" office:value="47.9109" calcext:value-type="float">
            <text:p>47.9109</text:p>
          </table:table-cell>
          <table:table-cell office:value-type="float" office:value="32.214" calcext:value-type="float">
            <text:p>32.214</text:p>
          </table:table-cell>
          <table:table-cell office:value-type="float" office:value="31.7588" calcext:value-type="float">
            <text:p>31.7588</text:p>
          </table:table-cell>
          <table:table-cell office:value-type="float" office:value="32.6692" calcext:value-type="float">
            <text:p>32.6692</text:p>
          </table:table-cell>
          <table:table-cell office:value-type="float" office:value="28.16" calcext:value-type="float">
            <text:p>28.16</text:p>
          </table:table-cell>
          <table:table-cell office:value-type="float" office:value="27.792" calcext:value-type="float">
            <text:p>27.792</text:p>
          </table:table-cell>
          <table:table-cell office:value-type="float" office:value="28.528" calcext:value-type="float">
            <text:p>28.528</text:p>
          </table:table-cell>
          <table:table-cell office:value-type="float" office:value="28.384" calcext:value-type="float">
            <text:p>28.384</text:p>
          </table:table-cell>
          <table:table-cell office:value-type="float" office:value="27.9433" calcext:value-type="float">
            <text:p>27.9433</text:p>
          </table:table-cell>
          <table:table-cell office:value-type="float" office:value="28.8247" calcext:value-type="float">
            <text:p>28.8247</text:p>
          </table:table-cell>
          <table:table-cell table:formula="of:=[.Q113]-[.T113]" office:value-type="float" office:value="-0.224" calcext:value-type="float">
            <text:p>-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.255" calcext:value-type="float">
            <text:p>34.255</text:p>
          </table:table-cell>
          <table:table-cell office:value-type="float" office:value="33.4779" calcext:value-type="float">
            <text:p>33.4779</text:p>
          </table:table-cell>
          <table:table-cell office:value-type="float" office:value="35.0321" calcext:value-type="float">
            <text:p>35.0321</text:p>
          </table:table-cell>
          <table:table-cell office:value-type="float" office:value="36.365" calcext:value-type="float">
            <text:p>36.365</text:p>
          </table:table-cell>
          <table:table-cell office:value-type="float" office:value="35.8353" calcext:value-type="float">
            <text:p>35.8353</text:p>
          </table:table-cell>
          <table:table-cell office:value-type="float" office:value="36.8947" calcext:value-type="float">
            <text:p>36.8947</text:p>
          </table:table-cell>
          <table:table-cell office:value-type="float" office:value="53.971" calcext:value-type="float">
            <text:p>53.971</text:p>
          </table:table-cell>
          <table:table-cell office:value-type="float" office:value="51.2995" calcext:value-type="float">
            <text:p>51.2995</text:p>
          </table:table-cell>
          <table:table-cell office:value-type="float" office:value="56.6425" calcext:value-type="float">
            <text:p>56.6425</text:p>
          </table:table-cell>
          <table:table-cell office:value-type="float" office:value="40.937" calcext:value-type="float">
            <text:p>40.937</text:p>
          </table:table-cell>
          <table:table-cell office:value-type="float" office:value="40.267" calcext:value-type="float">
            <text:p>40.267</text:p>
          </table:table-cell>
          <table:table-cell office:value-type="float" office:value="41.607" calcext:value-type="float">
            <text:p>41.607</text:p>
          </table:table-cell>
          <table:table-cell office:value-type="float" office:value="35.059" calcext:value-type="float">
            <text:p>35.059</text:p>
          </table:table-cell>
          <table:table-cell office:value-type="float" office:value="34.641" calcext:value-type="float">
            <text:p>34.641</text:p>
          </table:table-cell>
          <table:table-cell office:value-type="float" office:value="35.477" calcext:value-type="float">
            <text:p>35.477</text:p>
          </table:table-cell>
          <table:table-cell office:value-type="float" office:value="35.302" calcext:value-type="float">
            <text:p>35.302</text:p>
          </table:table-cell>
          <table:table-cell office:value-type="float" office:value="34.8561" calcext:value-type="float">
            <text:p>34.8561</text:p>
          </table:table-cell>
          <table:table-cell office:value-type="float" office:value="35.7479" calcext:value-type="float">
            <text:p>35.7479</text:p>
          </table:table-cell>
          <table:table-cell table:formula="of:=[.Q114]-[.T114]" office:value-type="float" office:value="-0.243000000000002" calcext:value-type="float">
            <text:p>-0.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5.945" calcext:value-type="float">
            <text:p>35.945</text:p>
          </table:table-cell>
          <table:table-cell office:value-type="float" office:value="35.5896" calcext:value-type="float">
            <text:p>35.5896</text:p>
          </table:table-cell>
          <table:table-cell office:value-type="float" office:value="36.3004" calcext:value-type="float">
            <text:p>36.3004</text:p>
          </table:table-cell>
          <table:table-cell office:value-type="float" office:value="37.727" calcext:value-type="float">
            <text:p>37.727</text:p>
          </table:table-cell>
          <table:table-cell office:value-type="float" office:value="37.2364" calcext:value-type="float">
            <text:p>37.2364</text:p>
          </table:table-cell>
          <table:table-cell office:value-type="float" office:value="38.2176" calcext:value-type="float">
            <text:p>38.2176</text:p>
          </table:table-cell>
          <table:table-cell office:value-type="float" office:value="61.874" calcext:value-type="float">
            <text:p>61.874</text:p>
          </table:table-cell>
          <table:table-cell office:value-type="float" office:value="56.8567" calcext:value-type="float">
            <text:p>56.8567</text:p>
          </table:table-cell>
          <table:table-cell office:value-type="float" office:value="66.8913" calcext:value-type="float">
            <text:p>66.8913</text:p>
          </table:table-cell>
          <table:table-cell office:value-type="float" office:value="41.219" calcext:value-type="float">
            <text:p>41.219</text:p>
          </table:table-cell>
          <table:table-cell office:value-type="float" office:value="40.037" calcext:value-type="float">
            <text:p>40.037</text:p>
          </table:table-cell>
          <table:table-cell office:value-type="float" office:value="42.401" calcext:value-type="float">
            <text:p>42.401</text:p>
          </table:table-cell>
          <table:table-cell office:value-type="float" office:value="35.358" calcext:value-type="float">
            <text:p>35.358</text:p>
          </table:table-cell>
          <table:table-cell office:value-type="float" office:value="34.6506" calcext:value-type="float">
            <text:p>34.6506</text:p>
          </table:table-cell>
          <table:table-cell office:value-type="float" office:value="36.0654" calcext:value-type="float">
            <text:p>36.0654</text:p>
          </table:table-cell>
          <table:table-cell office:value-type="float" office:value="34.711" calcext:value-type="float">
            <text:p>34.711</text:p>
          </table:table-cell>
          <table:table-cell office:value-type="float" office:value="33.2801" calcext:value-type="float">
            <text:p>33.2801</text:p>
          </table:table-cell>
          <table:table-cell office:value-type="float" office:value="36.1419" calcext:value-type="float">
            <text:p>36.1419</text:p>
          </table:table-cell>
          <table:table-cell table:formula="of:=[.Q115]-[.T115]" office:value-type="float" office:value="0.646999999999998" calcext:value-type="float">
            <text:p>0.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875" calcext:value-type="float">
            <text:p>40.875</text:p>
          </table:table-cell>
          <table:table-cell office:value-type="float" office:value="39.9205" calcext:value-type="float">
            <text:p>39.9205</text:p>
          </table:table-cell>
          <table:table-cell office:value-type="float" office:value="41.8295" calcext:value-type="float">
            <text:p>41.8295</text:p>
          </table:table-cell>
          <table:table-cell office:value-type="float" office:value="38.868" calcext:value-type="float">
            <text:p>38.868</text:p>
          </table:table-cell>
          <table:table-cell office:value-type="float" office:value="38.3164" calcext:value-type="float">
            <text:p>38.3164</text:p>
          </table:table-cell>
          <table:table-cell office:value-type="float" office:value="39.4196" calcext:value-type="float">
            <text:p>39.4196</text:p>
          </table:table-cell>
          <table:table-cell office:value-type="float" office:value="60.582" calcext:value-type="float">
            <text:p>60.582</text:p>
          </table:table-cell>
          <table:table-cell office:value-type="float" office:value="58.5851" calcext:value-type="float">
            <text:p>58.5851</text:p>
          </table:table-cell>
          <table:table-cell office:value-type="float" office:value="62.5789" calcext:value-type="float">
            <text:p>62.5789</text:p>
          </table:table-cell>
          <table:table-cell office:value-type="float" office:value="43.079" calcext:value-type="float">
            <text:p>43.079</text:p>
          </table:table-cell>
          <table:table-cell office:value-type="float" office:value="42.4038" calcext:value-type="float">
            <text:p>42.4038</text:p>
          </table:table-cell>
          <table:table-cell office:value-type="float" office:value="43.7542" calcext:value-type="float">
            <text:p>43.7542</text:p>
          </table:table-cell>
          <table:table-cell office:value-type="float" office:value="40.273" calcext:value-type="float">
            <text:p>40.273</text:p>
          </table:table-cell>
          <table:table-cell office:value-type="float" office:value="39.2557" calcext:value-type="float">
            <text:p>39.2557</text:p>
          </table:table-cell>
          <table:table-cell office:value-type="float" office:value="41.2903" calcext:value-type="float">
            <text:p>41.2903</text:p>
          </table:table-cell>
          <table:table-cell office:value-type="float" office:value="44.705" calcext:value-type="float">
            <text:p>44.705</text:p>
          </table:table-cell>
          <table:table-cell office:value-type="float" office:value="40.0563" calcext:value-type="float">
            <text:p>40.0563</text:p>
          </table:table-cell>
          <table:table-cell office:value-type="float" office:value="49.3537" calcext:value-type="float">
            <text:p>49.3537</text:p>
          </table:table-cell>
          <table:table-cell table:formula="of:=[.Q116]-[.T116]" office:value-type="float" office:value="-4.432" calcext:value-type="float">
            <text:p>-4.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.357" calcext:value-type="float">
            <text:p>55.357</text:p>
          </table:table-cell>
          <table:table-cell office:value-type="float" office:value="53.6806" calcext:value-type="float">
            <text:p>53.6806</text:p>
          </table:table-cell>
          <table:table-cell office:value-type="float" office:value="57.0334" calcext:value-type="float">
            <text:p>57.0334</text:p>
          </table:table-cell>
          <table:table-cell office:value-type="float" office:value="49.3" calcext:value-type="float">
            <text:p>49.3</text:p>
          </table:table-cell>
          <table:table-cell office:value-type="float" office:value="48.4151" calcext:value-type="float">
            <text:p>48.4151</text:p>
          </table:table-cell>
          <table:table-cell office:value-type="float" office:value="50.1849" calcext:value-type="float">
            <text:p>50.1849</text:p>
          </table:table-cell>
          <table:table-cell office:value-type="float" office:value="73.999" calcext:value-type="float">
            <text:p>73.999</text:p>
          </table:table-cell>
          <table:table-cell office:value-type="float" office:value="71.5772" calcext:value-type="float">
            <text:p>71.5772</text:p>
          </table:table-cell>
          <table:table-cell office:value-type="float" office:value="76.4208" calcext:value-type="float">
            <text:p>76.4208</text:p>
          </table:table-cell>
          <table:table-cell office:value-type="float" office:value="53.17" calcext:value-type="float">
            <text:p>53.17</text:p>
          </table:table-cell>
          <table:table-cell office:value-type="float" office:value="52.2151" calcext:value-type="float">
            <text:p>52.2151</text:p>
          </table:table-cell>
          <table:table-cell office:value-type="float" office:value="54.1249" calcext:value-type="float">
            <text:p>54.1249</text:p>
          </table:table-cell>
          <table:table-cell office:value-type="float" office:value="54.594" calcext:value-type="float">
            <text:p>54.594</text:p>
          </table:table-cell>
          <table:table-cell office:value-type="float" office:value="52.3412" calcext:value-type="float">
            <text:p>52.3412</text:p>
          </table:table-cell>
          <table:table-cell office:value-type="float" office:value="56.8468" calcext:value-type="float">
            <text:p>56.8468</text:p>
          </table:table-cell>
          <table:table-cell office:value-type="float" office:value="56.305" calcext:value-type="float">
            <text:p>56.305</text:p>
          </table:table-cell>
          <table:table-cell office:value-type="float" office:value="54.5223" calcext:value-type="float">
            <text:p>54.5223</text:p>
          </table:table-cell>
          <table:table-cell office:value-type="float" office:value="58.0877" calcext:value-type="float">
            <text:p>58.0877</text:p>
          </table:table-cell>
          <table:table-cell table:formula="of:=[.Q117]-[.T117]" office:value-type="float" office:value="-1.711" calcext:value-type="float">
            <text:p>-1.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.895" calcext:value-type="float">
            <text:p>68.895</text:p>
          </table:table-cell>
          <table:table-cell office:value-type="float" office:value="67.1918" calcext:value-type="float">
            <text:p>67.1918</text:p>
          </table:table-cell>
          <table:table-cell office:value-type="float" office:value="70.5982" calcext:value-type="float">
            <text:p>70.5982</text:p>
          </table:table-cell>
          <table:table-cell office:value-type="float" office:value="57.459" calcext:value-type="float">
            <text:p>57.459</text:p>
          </table:table-cell>
          <table:table-cell office:value-type="float" office:value="55.4812" calcext:value-type="float">
            <text:p>55.4812</text:p>
          </table:table-cell>
          <table:table-cell office:value-type="float" office:value="59.4368" calcext:value-type="float">
            <text:p>59.4368</text:p>
          </table:table-cell>
          <table:table-cell office:value-type="float" office:value="87.978" calcext:value-type="float">
            <text:p>87.978</text:p>
          </table:table-cell>
          <table:table-cell office:value-type="float" office:value="84.0255" calcext:value-type="float">
            <text:p>84.0255</text:p>
          </table:table-cell>
          <table:table-cell office:value-type="float" office:value="91.9305" calcext:value-type="float">
            <text:p>91.9305</text:p>
          </table:table-cell>
          <table:table-cell office:value-type="float" office:value="60.474" calcext:value-type="float">
            <text:p>60.474</text:p>
          </table:table-cell>
          <table:table-cell office:value-type="float" office:value="57.9808" calcext:value-type="float">
            <text:p>57.9808</text:p>
          </table:table-cell>
          <table:table-cell office:value-type="float" office:value="62.9672" calcext:value-type="float">
            <text:p>62.9672</text:p>
          </table:table-cell>
          <table:table-cell office:value-type="float" office:value="67.155" calcext:value-type="float">
            <text:p>67.155</text:p>
          </table:table-cell>
          <table:table-cell office:value-type="float" office:value="64.9765" calcext:value-type="float">
            <text:p>64.9765</text:p>
          </table:table-cell>
          <table:table-cell office:value-type="float" office:value="69.3335" calcext:value-type="float">
            <text:p>69.3335</text:p>
          </table:table-cell>
          <table:table-cell office:value-type="float" office:value="71.546" calcext:value-type="float">
            <text:p>71.546</text:p>
          </table:table-cell>
          <table:table-cell office:value-type="float" office:value="66.2498" calcext:value-type="float">
            <text:p>66.2498</text:p>
          </table:table-cell>
          <table:table-cell office:value-type="float" office:value="76.8422" calcext:value-type="float">
            <text:p>76.8422</text:p>
          </table:table-cell>
          <table:table-cell table:formula="of:=[.Q118]-[.T118]" office:value-type="float" office:value="-4.39100000000001" calcext:value-type="float">
            <text:p>-4.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.021" calcext:value-type="float">
            <text:p>71.021</text:p>
          </table:table-cell>
          <table:table-cell office:value-type="float" office:value="69.9697" calcext:value-type="float">
            <text:p>69.9697</text:p>
          </table:table-cell>
          <table:table-cell office:value-type="float" office:value="72.0723" calcext:value-type="float">
            <text:p>72.0723</text:p>
          </table:table-cell>
          <table:table-cell office:value-type="float" office:value="64.611" calcext:value-type="float">
            <text:p>64.611</text:p>
          </table:table-cell>
          <table:table-cell office:value-type="float" office:value="59.6686" calcext:value-type="float">
            <text:p>59.6686</text:p>
          </table:table-cell>
          <table:table-cell office:value-type="float" office:value="69.5534" calcext:value-type="float">
            <text:p>69.5534</text:p>
          </table:table-cell>
          <table:table-cell office:value-type="float" office:value="94.096" calcext:value-type="float">
            <text:p>94.096</text:p>
          </table:table-cell>
          <table:table-cell office:value-type="float" office:value="89.0439" calcext:value-type="float">
            <text:p>89.0439</text:p>
          </table:table-cell>
          <table:table-cell office:value-type="float" office:value="99.1481" calcext:value-type="float">
            <text:p>99.1481</text:p>
          </table:table-cell>
          <table:table-cell office:value-type="float" office:value="57.183" calcext:value-type="float">
            <text:p>57.183</text:p>
          </table:table-cell>
          <table:table-cell office:value-type="float" office:value="55.0029" calcext:value-type="float">
            <text:p>55.0029</text:p>
          </table:table-cell>
          <table:table-cell office:value-type="float" office:value="59.3631" calcext:value-type="float">
            <text:p>59.3631</text:p>
          </table:table-cell>
          <table:table-cell office:value-type="float" office:value="67.501" calcext:value-type="float">
            <text:p>67.501</text:p>
          </table:table-cell>
          <table:table-cell office:value-type="float" office:value="65.1042" calcext:value-type="float">
            <text:p>65.1042</text:p>
          </table:table-cell>
          <table:table-cell office:value-type="float" office:value="69.8978" calcext:value-type="float">
            <text:p>69.8978</text:p>
          </table:table-cell>
          <table:table-cell office:value-type="float" office:value="65.261" calcext:value-type="float">
            <text:p>65.261</text:p>
          </table:table-cell>
          <table:table-cell office:value-type="float" office:value="61.5342" calcext:value-type="float">
            <text:p>61.5342</text:p>
          </table:table-cell>
          <table:table-cell office:value-type="float" office:value="68.9878" calcext:value-type="float">
            <text:p>68.9878</text:p>
          </table:table-cell>
          <table:table-cell table:formula="of:=[.Q119]-[.T119]" office:value-type="float" office:value="2.24000000000001" calcext:value-type="float">
            <text:p>2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41.108" calcext:value-type="float">
            <text:p>41.108</text:p>
          </table:table-cell>
          <table:table-cell office:value-type="float" office:value="40.1601" calcext:value-type="float">
            <text:p>40.1601</text:p>
          </table:table-cell>
          <table:table-cell office:value-type="float" office:value="42.0559" calcext:value-type="float">
            <text:p>42.0559</text:p>
          </table:table-cell>
          <table:table-cell office:value-type="float" office:value="38.263" calcext:value-type="float">
            <text:p>38.263</text:p>
          </table:table-cell>
          <table:table-cell office:value-type="float" office:value="36.9123" calcext:value-type="float">
            <text:p>36.9123</text:p>
          </table:table-cell>
          <table:table-cell office:value-type="float" office:value="39.6137" calcext:value-type="float">
            <text:p>39.6137</text:p>
          </table:table-cell>
          <table:table-cell office:value-type="float" office:value="57.514" calcext:value-type="float">
            <text:p>57.514</text:p>
          </table:table-cell>
          <table:table-cell office:value-type="float" office:value="56.2862" calcext:value-type="float">
            <text:p>56.2862</text:p>
          </table:table-cell>
          <table:table-cell office:value-type="float" office:value="58.7418" calcext:value-type="float">
            <text:p>58.7418</text:p>
          </table:table-cell>
          <table:table-cell office:value-type="float" office:value="44.125" calcext:value-type="float">
            <text:p>44.125</text:p>
          </table:table-cell>
          <table:table-cell office:value-type="float" office:value="42.2802" calcext:value-type="float">
            <text:p>42.2802</text:p>
          </table:table-cell>
          <table:table-cell office:value-type="float" office:value="45.9698" calcext:value-type="float">
            <text:p>45.9698</text:p>
          </table:table-cell>
          <table:table-cell office:value-type="float" office:value="39.476" calcext:value-type="float">
            <text:p>39.476</text:p>
          </table:table-cell>
          <table:table-cell office:value-type="float" office:value="37.8527" calcext:value-type="float">
            <text:p>37.8527</text:p>
          </table:table-cell>
          <table:table-cell office:value-type="float" office:value="41.0993" calcext:value-type="float">
            <text:p>41.0993</text:p>
          </table:table-cell>
          <table:table-cell office:value-type="float" office:value="41.319" calcext:value-type="float">
            <text:p>41.319</text:p>
          </table:table-cell>
          <table:table-cell office:value-type="float" office:value="40.0715" calcext:value-type="float">
            <text:p>40.0715</text:p>
          </table:table-cell>
          <table:table-cell office:value-type="float" office:value="42.5665" calcext:value-type="float">
            <text:p>42.5665</text:p>
          </table:table-cell>
          <table:table-cell table:formula="of:=[.Q120]-[.T120]" office:value-type="float" office:value="-1.843" calcext:value-type="float">
            <text:p>-1.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56.45" calcext:value-type="float">
            <text:p>56.45</text:p>
          </table:table-cell>
          <table:table-cell office:value-type="float" office:value="55.2373" calcext:value-type="float">
            <text:p>55.2373</text:p>
          </table:table-cell>
          <table:table-cell office:value-type="float" office:value="57.6627" calcext:value-type="float">
            <text:p>57.6627</text:p>
          </table:table-cell>
          <table:table-cell office:value-type="float" office:value="49.868" calcext:value-type="float">
            <text:p>49.868</text:p>
          </table:table-cell>
          <table:table-cell office:value-type="float" office:value="49.2113" calcext:value-type="float">
            <text:p>49.2113</text:p>
          </table:table-cell>
          <table:table-cell office:value-type="float" office:value="50.5247" calcext:value-type="float">
            <text:p>50.5247</text:p>
          </table:table-cell>
          <table:table-cell office:value-type="float" office:value="70.917" calcext:value-type="float">
            <text:p>70.917</text:p>
          </table:table-cell>
          <table:table-cell office:value-type="float" office:value="68.8388" calcext:value-type="float">
            <text:p>68.8388</text:p>
          </table:table-cell>
          <table:table-cell office:value-type="float" office:value="72.9952" calcext:value-type="float">
            <text:p>72.9952</text:p>
          </table:table-cell>
          <table:table-cell office:value-type="float" office:value="52.74" calcext:value-type="float">
            <text:p>52.74</text:p>
          </table:table-cell>
          <table:table-cell office:value-type="float" office:value="51.947" calcext:value-type="float">
            <text:p>51.947</text:p>
          </table:table-cell>
          <table:table-cell office:value-type="float" office:value="53.533" calcext:value-type="float">
            <text:p>53.533</text:p>
          </table:table-cell>
          <table:table-cell office:value-type="float" office:value="55.398" calcext:value-type="float">
            <text:p>55.398</text:p>
          </table:table-cell>
          <table:table-cell office:value-type="float" office:value="54.2809" calcext:value-type="float">
            <text:p>54.2809</text:p>
          </table:table-cell>
          <table:table-cell office:value-type="float" office:value="56.5151" calcext:value-type="float">
            <text:p>56.5151</text:p>
          </table:table-cell>
          <table:table-cell office:value-type="float" office:value="58.035" calcext:value-type="float">
            <text:p>58.035</text:p>
          </table:table-cell>
          <table:table-cell office:value-type="float" office:value="56.2403" calcext:value-type="float">
            <text:p>56.2403</text:p>
          </table:table-cell>
          <table:table-cell office:value-type="float" office:value="59.8297" calcext:value-type="float">
            <text:p>59.8297</text:p>
          </table:table-cell>
          <table:table-cell table:formula="of:=[.Q121]-[.T121]" office:value-type="float" office:value="-2.63699999999999" calcext:value-type="float">
            <text:p>-2.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70.575" calcext:value-type="float">
            <text:p>70.575</text:p>
          </table:table-cell>
          <table:table-cell office:value-type="float" office:value="68.6804" calcext:value-type="float">
            <text:p>68.6804</text:p>
          </table:table-cell>
          <table:table-cell office:value-type="float" office:value="72.4696" calcext:value-type="float">
            <text:p>72.4696</text:p>
          </table:table-cell>
          <table:table-cell office:value-type="float" office:value="58.836" calcext:value-type="float">
            <text:p>58.836</text:p>
          </table:table-cell>
          <table:table-cell office:value-type="float" office:value="56.5542" calcext:value-type="float">
            <text:p>56.5542</text:p>
          </table:table-cell>
          <table:table-cell office:value-type="float" office:value="61.1178" calcext:value-type="float">
            <text:p>61.1178</text:p>
          </table:table-cell>
          <table:table-cell office:value-type="float" office:value="89.755" calcext:value-type="float">
            <text:p>89.755</text:p>
          </table:table-cell>
          <table:table-cell office:value-type="float" office:value="89.1901" calcext:value-type="float">
            <text:p>89.1901</text:p>
          </table:table-cell>
          <table:table-cell office:value-type="float" office:value="90.3199" calcext:value-type="float">
            <text:p>90.3199</text:p>
          </table:table-cell>
          <table:table-cell office:value-type="float" office:value="61.357" calcext:value-type="float">
            <text:p>61.357</text:p>
          </table:table-cell>
          <table:table-cell office:value-type="float" office:value="59.4918" calcext:value-type="float">
            <text:p>59.4918</text:p>
          </table:table-cell>
          <table:table-cell office:value-type="float" office:value="63.2222" calcext:value-type="float">
            <text:p>63.2222</text:p>
          </table:table-cell>
          <table:table-cell office:value-type="float" office:value="70.378" calcext:value-type="float">
            <text:p>70.378</text:p>
          </table:table-cell>
          <table:table-cell office:value-type="float" office:value="69.5161" calcext:value-type="float">
            <text:p>69.5161</text:p>
          </table:table-cell>
          <table:table-cell office:value-type="float" office:value="71.2399" calcext:value-type="float">
            <text:p>71.2399</text:p>
          </table:table-cell>
          <table:table-cell office:value-type="float" office:value="71.714" calcext:value-type="float">
            <text:p>71.714</text:p>
          </table:table-cell>
          <table:table-cell office:value-type="float" office:value="69.5494" calcext:value-type="float">
            <text:p>69.5494</text:p>
          </table:table-cell>
          <table:table-cell office:value-type="float" office:value="73.8786" calcext:value-type="float">
            <text:p>73.8786</text:p>
          </table:table-cell>
          <table:table-cell table:formula="of:=[.Q122]-[.T122]" office:value-type="float" office:value="-1.336" calcext:value-type="float">
            <text:p>-1.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71.518" calcext:value-type="float">
            <text:p>71.518</text:p>
          </table:table-cell>
          <table:table-cell office:value-type="float" office:value="68.7827" calcext:value-type="float">
            <text:p>68.7827</text:p>
          </table:table-cell>
          <table:table-cell office:value-type="float" office:value="74.2533" calcext:value-type="float">
            <text:p>74.2533</text:p>
          </table:table-cell>
          <table:table-cell office:value-type="float" office:value="61.103" calcext:value-type="float">
            <text:p>61.103</text:p>
          </table:table-cell>
          <table:table-cell office:value-type="float" office:value="58.6139" calcext:value-type="float">
            <text:p>58.6139</text:p>
          </table:table-cell>
          <table:table-cell office:value-type="float" office:value="63.5921" calcext:value-type="float">
            <text:p>63.5921</text:p>
          </table:table-cell>
          <table:table-cell office:value-type="float" office:value="88.166" calcext:value-type="float">
            <text:p>88.166</text:p>
          </table:table-cell>
          <table:table-cell office:value-type="float" office:value="85.5908" calcext:value-type="float">
            <text:p>85.5908</text:p>
          </table:table-cell>
          <table:table-cell office:value-type="float" office:value="90.7412" calcext:value-type="float">
            <text:p>90.7412</text:p>
          </table:table-cell>
          <table:table-cell office:value-type="float" office:value="61.669" calcext:value-type="float">
            <text:p>61.669</text:p>
          </table:table-cell>
          <table:table-cell office:value-type="float" office:value="60.0285" calcext:value-type="float">
            <text:p>60.0285</text:p>
          </table:table-cell>
          <table:table-cell office:value-type="float" office:value="63.3095" calcext:value-type="float">
            <text:p>63.3095</text:p>
          </table:table-cell>
          <table:table-cell office:value-type="float" office:value="65.107" calcext:value-type="float">
            <text:p>65.107</text:p>
          </table:table-cell>
          <table:table-cell office:value-type="float" office:value="63.0912" calcext:value-type="float">
            <text:p>63.0912</text:p>
          </table:table-cell>
          <table:table-cell office:value-type="float" office:value="67.1228" calcext:value-type="float">
            <text:p>67.1228</text:p>
          </table:table-cell>
          <table:table-cell office:value-type="float" office:value="69.532" calcext:value-type="float">
            <text:p>69.532</text:p>
          </table:table-cell>
          <table:table-cell office:value-type="float" office:value="68.3284" calcext:value-type="float">
            <text:p>68.3284</text:p>
          </table:table-cell>
          <table:table-cell office:value-type="float" office:value="70.7356" calcext:value-type="float">
            <text:p>70.7356</text:p>
          </table:table-cell>
          <table:table-cell table:formula="of:=[.Q123]-[.T123]" office:value-type="float" office:value="-4.425" calcext:value-type="float">
            <text:p>-4.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.655" calcext:value-type="float">
            <text:p>70.655</text:p>
          </table:table-cell>
          <table:table-cell office:value-type="float" office:value="69.1434" calcext:value-type="float">
            <text:p>69.1434</text:p>
          </table:table-cell>
          <table:table-cell office:value-type="float" office:value="72.1666" calcext:value-type="float">
            <text:p>72.1666</text:p>
          </table:table-cell>
          <table:table-cell office:value-type="float" office:value="62.607" calcext:value-type="float">
            <text:p>62.607</text:p>
          </table:table-cell>
          <table:table-cell office:value-type="float" office:value="59.487" calcext:value-type="float">
            <text:p>59.487</text:p>
          </table:table-cell>
          <table:table-cell office:value-type="float" office:value="65.727" calcext:value-type="float">
            <text:p>65.727</text:p>
          </table:table-cell>
          <table:table-cell office:value-type="float" office:value="89.021" calcext:value-type="float">
            <text:p>89.021</text:p>
          </table:table-cell>
          <table:table-cell office:value-type="float" office:value="85.0174" calcext:value-type="float">
            <text:p>85.0174</text:p>
          </table:table-cell>
          <table:table-cell office:value-type="float" office:value="93.0246" calcext:value-type="float">
            <text:p>93.0246</text:p>
          </table:table-cell>
          <table:table-cell office:value-type="float" office:value="64.018" calcext:value-type="float">
            <text:p>64.018</text:p>
          </table:table-cell>
          <table:table-cell office:value-type="float" office:value="62.0847" calcext:value-type="float">
            <text:p>62.0847</text:p>
          </table:table-cell>
          <table:table-cell office:value-type="float" office:value="65.9513" calcext:value-type="float">
            <text:p>65.9513</text:p>
          </table:table-cell>
          <table:table-cell office:value-type="float" office:value="70.051" calcext:value-type="float">
            <text:p>70.051</text:p>
          </table:table-cell>
          <table:table-cell office:value-type="float" office:value="68.212" calcext:value-type="float">
            <text:p>68.212</text:p>
          </table:table-cell>
          <table:table-cell office:value-type="float" office:value="71.89" calcext:value-type="float">
            <text:p>71.89</text:p>
          </table:table-cell>
          <table:table-cell office:value-type="float" office:value="72.107" calcext:value-type="float">
            <text:p>72.107</text:p>
          </table:table-cell>
          <table:table-cell office:value-type="float" office:value="69.8233" calcext:value-type="float">
            <text:p>69.8233</text:p>
          </table:table-cell>
          <table:table-cell office:value-type="float" office:value="74.3907" calcext:value-type="float">
            <text:p>74.3907</text:p>
          </table:table-cell>
          <table:table-cell table:formula="of:=[.Q124]-[.T124]" office:value-type="float" office:value="-2.056" calcext:value-type="float">
            <text:p>-2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5.59" calcext:value-type="float">
            <text:p>105.59</text:p>
          </table:table-cell>
          <table:table-cell office:value-type="float" office:value="100.494" calcext:value-type="float">
            <text:p>100.494</text:p>
          </table:table-cell>
          <table:table-cell office:value-type="float" office:value="110.686" calcext:value-type="float">
            <text:p>110.686</text:p>
          </table:table-cell>
          <table:table-cell office:value-type="float" office:value="79.872" calcext:value-type="float">
            <text:p>79.872</text:p>
          </table:table-cell>
          <table:table-cell office:value-type="float" office:value="75.6698" calcext:value-type="float">
            <text:p>75.6698</text:p>
          </table:table-cell>
          <table:table-cell office:value-type="float" office:value="84.0742" calcext:value-type="float">
            <text:p>84.0742</text:p>
          </table:table-cell>
          <table:table-cell office:value-type="float" office:value="109.41" calcext:value-type="float">
            <text:p>109.41</text:p>
          </table:table-cell>
          <table:table-cell office:value-type="float" office:value="105.562" calcext:value-type="float">
            <text:p>105.562</text:p>
          </table:table-cell>
          <table:table-cell office:value-type="float" office:value="113.258" calcext:value-type="float">
            <text:p>113.258</text:p>
          </table:table-cell>
          <table:table-cell office:value-type="float" office:value="82.69" calcext:value-type="float">
            <text:p>82.69</text:p>
          </table:table-cell>
          <table:table-cell office:value-type="float" office:value="79.974" calcext:value-type="float">
            <text:p>79.974</text:p>
          </table:table-cell>
          <table:table-cell office:value-type="float" office:value="85.406" calcext:value-type="float">
            <text:p>85.406</text:p>
          </table:table-cell>
          <table:table-cell office:value-type="float" office:value="99.301" calcext:value-type="float">
            <text:p>99.301</text:p>
          </table:table-cell>
          <table:table-cell office:value-type="float" office:value="96.9618" calcext:value-type="float">
            <text:p>96.9618</text:p>
          </table:table-cell>
          <table:table-cell office:value-type="float" office:value="101.64" calcext:value-type="float">
            <text:p>101.64</text:p>
          </table:table-cell>
          <table:table-cell office:value-type="float" office:value="102.399" calcext:value-type="float">
            <text:p>102.399</text:p>
          </table:table-cell>
          <table:table-cell office:value-type="float" office:value="98.7923" calcext:value-type="float">
            <text:p>98.7923</text:p>
          </table:table-cell>
          <table:table-cell office:value-type="float" office:value="106.006" calcext:value-type="float">
            <text:p>106.006</text:p>
          </table:table-cell>
          <table:table-cell table:formula="of:=[.Q125]-[.T125]" office:value-type="float" office:value="-3.098" calcext:value-type="float">
            <text:p>-3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763" calcext:value-type="float">
            <text:p>139.763</text:p>
          </table:table-cell>
          <table:table-cell office:value-type="float" office:value="134.174" calcext:value-type="float">
            <text:p>134.174</text:p>
          </table:table-cell>
          <table:table-cell office:value-type="float" office:value="145.352" calcext:value-type="float">
            <text:p>145.352</text:p>
          </table:table-cell>
          <table:table-cell office:value-type="float" office:value="99.472" calcext:value-type="float">
            <text:p>99.472</text:p>
          </table:table-cell>
          <table:table-cell office:value-type="float" office:value="94.6664" calcext:value-type="float">
            <text:p>94.6664</text:p>
          </table:table-cell>
          <table:table-cell office:value-type="float" office:value="104.278" calcext:value-type="float">
            <text:p>104.278</text:p>
          </table:table-cell>
          <table:table-cell office:value-type="float" office:value="125.255" calcext:value-type="float">
            <text:p>125.255</text:p>
          </table:table-cell>
          <table:table-cell office:value-type="float" office:value="120.094" calcext:value-type="float">
            <text:p>120.094</text:p>
          </table:table-cell>
          <table:table-cell office:value-type="float" office:value="130.416" calcext:value-type="float">
            <text:p>130.416</text:p>
          </table:table-cell>
          <table:table-cell office:value-type="float" office:value="88.605" calcext:value-type="float">
            <text:p>88.605</text:p>
          </table:table-cell>
          <table:table-cell office:value-type="float" office:value="83.1954" calcext:value-type="float">
            <text:p>83.1954</text:p>
          </table:table-cell>
          <table:table-cell office:value-type="float" office:value="94.0146" calcext:value-type="float">
            <text:p>94.0146</text:p>
          </table:table-cell>
          <table:table-cell office:value-type="float" office:value="131.227" calcext:value-type="float">
            <text:p>131.227</text:p>
          </table:table-cell>
          <table:table-cell office:value-type="float" office:value="127.447" calcext:value-type="float">
            <text:p>127.447</text:p>
          </table:table-cell>
          <table:table-cell office:value-type="float" office:value="135.007" calcext:value-type="float">
            <text:p>135.007</text:p>
          </table:table-cell>
          <table:table-cell office:value-type="float" office:value="128.346" calcext:value-type="float">
            <text:p>128.346</text:p>
          </table:table-cell>
          <table:table-cell office:value-type="float" office:value="123.587" calcext:value-type="float">
            <text:p>123.587</text:p>
          </table:table-cell>
          <table:table-cell office:value-type="float" office:value="133.105" calcext:value-type="float">
            <text:p>133.105</text:p>
          </table:table-cell>
          <table:table-cell table:formula="of:=[.Q126]-[.T126]" office:value-type="float" office:value="2.881" calcext:value-type="float">
            <text:p>2.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.67" calcext:value-type="float">
            <text:p>140.67</text:p>
          </table:table-cell>
          <table:table-cell office:value-type="float" office:value="136.245" calcext:value-type="float">
            <text:p>136.245</text:p>
          </table:table-cell>
          <table:table-cell office:value-type="float" office:value="145.095" calcext:value-type="float">
            <text:p>145.095</text:p>
          </table:table-cell>
          <table:table-cell office:value-type="float" office:value="96.857" calcext:value-type="float">
            <text:p>96.857</text:p>
          </table:table-cell>
          <table:table-cell office:value-type="float" office:value="93.6419" calcext:value-type="float">
            <text:p>93.6419</text:p>
          </table:table-cell>
          <table:table-cell office:value-type="float" office:value="100.072" calcext:value-type="float">
            <text:p>100.072</text:p>
          </table:table-cell>
          <table:table-cell office:value-type="float" office:value="128.004" calcext:value-type="float">
            <text:p>128.004</text:p>
          </table:table-cell>
          <table:table-cell office:value-type="float" office:value="122.655" calcext:value-type="float">
            <text:p>122.655</text:p>
          </table:table-cell>
          <table:table-cell office:value-type="float" office:value="133.353" calcext:value-type="float">
            <text:p>133.353</text:p>
          </table:table-cell>
          <table:table-cell office:value-type="float" office:value="90.57" calcext:value-type="float">
            <text:p>90.57</text:p>
          </table:table-cell>
          <table:table-cell office:value-type="float" office:value="87.6925" calcext:value-type="float">
            <text:p>87.6925</text:p>
          </table:table-cell>
          <table:table-cell office:value-type="float" office:value="93.4475" calcext:value-type="float">
            <text:p>93.4475</text:p>
          </table:table-cell>
          <table:table-cell office:value-type="float" office:value="121.703" calcext:value-type="float">
            <text:p>121.703</text:p>
          </table:table-cell>
          <table:table-cell office:value-type="float" office:value="117.206" calcext:value-type="float">
            <text:p>117.206</text:p>
          </table:table-cell>
          <table:table-cell office:value-type="float" office:value="126.2" calcext:value-type="float">
            <text:p>126.2</text:p>
          </table:table-cell>
          <table:table-cell office:value-type="float" office:value="120.068" calcext:value-type="float">
            <text:p>120.068</text:p>
          </table:table-cell>
          <table:table-cell office:value-type="float" office:value="117.014" calcext:value-type="float">
            <text:p>117.014</text:p>
          </table:table-cell>
          <table:table-cell office:value-type="float" office:value="123.122" calcext:value-type="float">
            <text:p>123.122</text:p>
          </table:table-cell>
          <table:table-cell table:formula="of:=[.Q127]-[.T127]" office:value-type="float" office:value="1.63500000000001" calcext:value-type="float">
            <text:p>1.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1.325" calcext:value-type="float">
            <text:p>71.325</text:p>
          </table:table-cell>
          <table:table-cell office:value-type="float" office:value="69.6267" calcext:value-type="float">
            <text:p>69.6267</text:p>
          </table:table-cell>
          <table:table-cell office:value-type="float" office:value="73.0233" calcext:value-type="float">
            <text:p>73.0233</text:p>
          </table:table-cell>
          <table:table-cell office:value-type="float" office:value="62.634" calcext:value-type="float">
            <text:p>62.634</text:p>
          </table:table-cell>
          <table:table-cell office:value-type="float" office:value="61.4101" calcext:value-type="float">
            <text:p>61.4101</text:p>
          </table:table-cell>
          <table:table-cell office:value-type="float" office:value="63.8579" calcext:value-type="float">
            <text:p>63.8579</text:p>
          </table:table-cell>
          <table:table-cell office:value-type="float" office:value="85.554" calcext:value-type="float">
            <text:p>85.554</text:p>
          </table:table-cell>
          <table:table-cell office:value-type="float" office:value="82.1932" calcext:value-type="float">
            <text:p>82.1932</text:p>
          </table:table-cell>
          <table:table-cell office:value-type="float" office:value="88.9148" calcext:value-type="float">
            <text:p>88.9148</text:p>
          </table:table-cell>
          <table:table-cell office:value-type="float" office:value="68.199" calcext:value-type="float">
            <text:p>68.199</text:p>
          </table:table-cell>
          <table:table-cell office:value-type="float" office:value="66.0935" calcext:value-type="float">
            <text:p>66.0935</text:p>
          </table:table-cell>
          <table:table-cell office:value-type="float" office:value="70.3045" calcext:value-type="float">
            <text:p>70.3045</text:p>
          </table:table-cell>
          <table:table-cell office:value-type="float" office:value="68.974" calcext:value-type="float">
            <text:p>68.974</text:p>
          </table:table-cell>
          <table:table-cell office:value-type="float" office:value="66.5513" calcext:value-type="float">
            <text:p>66.5513</text:p>
          </table:table-cell>
          <table:table-cell office:value-type="float" office:value="71.3967" calcext:value-type="float">
            <text:p>71.3967</text:p>
          </table:table-cell>
          <table:table-cell office:value-type="float" office:value="71.891" calcext:value-type="float">
            <text:p>71.891</text:p>
          </table:table-cell>
          <table:table-cell office:value-type="float" office:value="69.6082" calcext:value-type="float">
            <text:p>69.6082</text:p>
          </table:table-cell>
          <table:table-cell office:value-type="float" office:value="74.1738" calcext:value-type="float">
            <text:p>74.1738</text:p>
          </table:table-cell>
          <table:table-cell table:formula="of:=[.Q128]-[.T128]" office:value-type="float" office:value="-2.917" calcext:value-type="float">
            <text:p>-2.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4.23" calcext:value-type="float">
            <text:p>104.23</text:p>
          </table:table-cell>
          <table:table-cell office:value-type="float" office:value="98.7766" calcext:value-type="float">
            <text:p>98.7766</text:p>
          </table:table-cell>
          <table:table-cell office:value-type="float" office:value="109.683" calcext:value-type="float">
            <text:p>109.683</text:p>
          </table:table-cell>
          <table:table-cell office:value-type="float" office:value="81.439" calcext:value-type="float">
            <text:p>81.439</text:p>
          </table:table-cell>
          <table:table-cell office:value-type="float" office:value="81.0302" calcext:value-type="float">
            <text:p>81.0302</text:p>
          </table:table-cell>
          <table:table-cell office:value-type="float" office:value="81.8478" calcext:value-type="float">
            <text:p>81.8478</text:p>
          </table:table-cell>
          <table:table-cell office:value-type="float" office:value="99.56" calcext:value-type="float">
            <text:p>99.56</text:p>
          </table:table-cell>
          <table:table-cell office:value-type="float" office:value="94.2685" calcext:value-type="float">
            <text:p>94.2685</text:p>
          </table:table-cell>
          <table:table-cell office:value-type="float" office:value="104.852" calcext:value-type="float">
            <text:p>104.852</text:p>
          </table:table-cell>
          <table:table-cell office:value-type="float" office:value="80.101" calcext:value-type="float">
            <text:p>80.101</text:p>
          </table:table-cell>
          <table:table-cell office:value-type="float" office:value="77.6894" calcext:value-type="float">
            <text:p>77.6894</text:p>
          </table:table-cell>
          <table:table-cell office:value-type="float" office:value="82.5126" calcext:value-type="float">
            <text:p>82.5126</text:p>
          </table:table-cell>
          <table:table-cell office:value-type="float" office:value="97.182" calcext:value-type="float">
            <text:p>97.182</text:p>
          </table:table-cell>
          <table:table-cell office:value-type="float" office:value="93.2704" calcext:value-type="float">
            <text:p>93.2704</text:p>
          </table:table-cell>
          <table:table-cell office:value-type="float" office:value="101.094" calcext:value-type="float">
            <text:p>101.094</text:p>
          </table:table-cell>
          <table:table-cell office:value-type="float" office:value="101.105" calcext:value-type="float">
            <text:p>101.105</text:p>
          </table:table-cell>
          <table:table-cell office:value-type="float" office:value="97.1171" calcext:value-type="float">
            <text:p>97.1171</text:p>
          </table:table-cell>
          <table:table-cell office:value-type="float" office:value="105.093" calcext:value-type="float">
            <text:p>105.093</text:p>
          </table:table-cell>
          <table:table-cell table:formula="of:=[.Q129]-[.T129]" office:value-type="float" office:value="-3.923" calcext:value-type="float">
            <text:p>-3.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36.443" calcext:value-type="float">
            <text:p>136.443</text:p>
          </table:table-cell>
          <table:table-cell office:value-type="float" office:value="132.696" calcext:value-type="float">
            <text:p>132.696</text:p>
          </table:table-cell>
          <table:table-cell office:value-type="float" office:value="140.19" calcext:value-type="float">
            <text:p>140.19</text:p>
          </table:table-cell>
          <table:table-cell office:value-type="float" office:value="91.527" calcext:value-type="float">
            <text:p>91.527</text:p>
          </table:table-cell>
          <table:table-cell office:value-type="float" office:value="87.7084" calcext:value-type="float">
            <text:p>87.7084</text:p>
          </table:table-cell>
          <table:table-cell office:value-type="float" office:value="95.3456" calcext:value-type="float">
            <text:p>95.3456</text:p>
          </table:table-cell>
          <table:table-cell office:value-type="float" office:value="129.091" calcext:value-type="float">
            <text:p>129.091</text:p>
          </table:table-cell>
          <table:table-cell office:value-type="float" office:value="124.872" calcext:value-type="float">
            <text:p>124.872</text:p>
          </table:table-cell>
          <table:table-cell office:value-type="float" office:value="133.31" calcext:value-type="float">
            <text:p>133.31</text:p>
          </table:table-cell>
          <table:table-cell office:value-type="float" office:value="91.302" calcext:value-type="float">
            <text:p>91.302</text:p>
          </table:table-cell>
          <table:table-cell office:value-type="float" office:value="87.451" calcext:value-type="float">
            <text:p>87.451</text:p>
          </table:table-cell>
          <table:table-cell office:value-type="float" office:value="95.153" calcext:value-type="float">
            <text:p>95.153</text:p>
          </table:table-cell>
          <table:table-cell office:value-type="float" office:value="133.745" calcext:value-type="float">
            <text:p>133.745</text:p>
          </table:table-cell>
          <table:table-cell office:value-type="float" office:value="128.3" calcext:value-type="float">
            <text:p>128.3</text:p>
          </table:table-cell>
          <table:table-cell office:value-type="float" office:value="139.19" calcext:value-type="float">
            <text:p>139.19</text:p>
          </table:table-cell>
          <table:table-cell office:value-type="float" office:value="132.33" calcext:value-type="float">
            <text:p>132.33</text:p>
          </table:table-cell>
          <table:table-cell office:value-type="float" office:value="127.302" calcext:value-type="float">
            <text:p>127.302</text:p>
          </table:table-cell>
          <table:table-cell office:value-type="float" office:value="137.358" calcext:value-type="float">
            <text:p>137.358</text:p>
          </table:table-cell>
          <table:table-cell table:formula="of:=[.Q130]-[.T130]" office:value-type="float" office:value="1.41499999999999" calcext:value-type="float">
            <text:p>1.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38.258" calcext:value-type="float">
            <text:p>138.258</text:p>
          </table:table-cell>
          <table:table-cell office:value-type="float" office:value="133.73" calcext:value-type="float">
            <text:p>133.73</text:p>
          </table:table-cell>
          <table:table-cell office:value-type="float" office:value="142.786" calcext:value-type="float">
            <text:p>142.786</text:p>
          </table:table-cell>
          <table:table-cell office:value-type="float" office:value="92.655" calcext:value-type="float">
            <text:p>92.655</text:p>
          </table:table-cell>
          <table:table-cell office:value-type="float" office:value="90.4918" calcext:value-type="float">
            <text:p>90.4918</text:p>
          </table:table-cell>
          <table:table-cell office:value-type="float" office:value="94.8182" calcext:value-type="float">
            <text:p>94.8182</text:p>
          </table:table-cell>
          <table:table-cell office:value-type="float" office:value="133.259" calcext:value-type="float">
            <text:p>133.259</text:p>
          </table:table-cell>
          <table:table-cell office:value-type="float" office:value="129.082" calcext:value-type="float">
            <text:p>129.082</text:p>
          </table:table-cell>
          <table:table-cell office:value-type="float" office:value="137.436" calcext:value-type="float">
            <text:p>137.436</text:p>
          </table:table-cell>
          <table:table-cell office:value-type="float" office:value="88.6" calcext:value-type="float">
            <text:p>88.6</text:p>
          </table:table-cell>
          <table:table-cell office:value-type="float" office:value="83.4069" calcext:value-type="float">
            <text:p>83.4069</text:p>
          </table:table-cell>
          <table:table-cell office:value-type="float" office:value="93.7931" calcext:value-type="float">
            <text:p>93.7931</text:p>
          </table:table-cell>
          <table:table-cell office:value-type="float" office:value="121.751" calcext:value-type="float">
            <text:p>121.751</text:p>
          </table:table-cell>
          <table:table-cell office:value-type="float" office:value="120.395" calcext:value-type="float">
            <text:p>120.395</text:p>
          </table:table-cell>
          <table:table-cell office:value-type="float" office:value="123.107" calcext:value-type="float">
            <text:p>123.107</text:p>
          </table:table-cell>
          <table:table-cell office:value-type="float" office:value="124.797" calcext:value-type="float">
            <text:p>124.797</text:p>
          </table:table-cell>
          <table:table-cell office:value-type="float" office:value="119.841" calcext:value-type="float">
            <text:p>119.841</text:p>
          </table:table-cell>
          <table:table-cell office:value-type="float" office:value="129.753" calcext:value-type="float">
            <text:p>129.753</text:p>
          </table:table-cell>
          <table:table-cell table:formula="of:=[.Q131]-[.T131]" office:value-type="float" office:value="-3.04599999999999" calcext:value-type="float">
            <text:p>-3.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.696" calcext:value-type="float">
            <text:p>100.696</text:p>
          </table:table-cell>
          <table:table-cell office:value-type="float" office:value="97.2733" calcext:value-type="float">
            <text:p>97.2733</text:p>
          </table:table-cell>
          <table:table-cell office:value-type="float" office:value="104.119" calcext:value-type="float">
            <text:p>104.119</text:p>
          </table:table-cell>
          <table:table-cell office:value-type="float" office:value="78.248" calcext:value-type="float">
            <text:p>78.248</text:p>
          </table:table-cell>
          <table:table-cell office:value-type="float" office:value="75.5282" calcext:value-type="float">
            <text:p>75.5282</text:p>
          </table:table-cell>
          <table:table-cell office:value-type="float" office:value="80.9678" calcext:value-type="float">
            <text:p>80.9678</text:p>
          </table:table-cell>
          <table:table-cell office:value-type="float" office:value="106.321" calcext:value-type="float">
            <text:p>106.321</text:p>
          </table:table-cell>
          <table:table-cell office:value-type="float" office:value="103.243" calcext:value-type="float">
            <text:p>103.243</text:p>
          </table:table-cell>
          <table:table-cell office:value-type="float" office:value="109.399" calcext:value-type="float">
            <text:p>109.399</text:p>
          </table:table-cell>
          <table:table-cell office:value-type="float" office:value="92.605" calcext:value-type="float">
            <text:p>92.605</text:p>
          </table:table-cell>
          <table:table-cell office:value-type="float" office:value="88.1408" calcext:value-type="float">
            <text:p>88.1408</text:p>
          </table:table-cell>
          <table:table-cell office:value-type="float" office:value="97.0692" calcext:value-type="float">
            <text:p>97.0692</text:p>
          </table:table-cell>
          <table:table-cell office:value-type="float" office:value="97.973" calcext:value-type="float">
            <text:p>97.973</text:p>
          </table:table-cell>
          <table:table-cell office:value-type="float" office:value="94.6189" calcext:value-type="float">
            <text:p>94.6189</text:p>
          </table:table-cell>
          <table:table-cell office:value-type="float" office:value="101.327" calcext:value-type="float">
            <text:p>101.327</text:p>
          </table:table-cell>
          <table:table-cell office:value-type="float" office:value="101.872" calcext:value-type="float">
            <text:p>101.872</text:p>
          </table:table-cell>
          <table:table-cell office:value-type="float" office:value="98.8797" calcext:value-type="float">
            <text:p>98.8797</text:p>
          </table:table-cell>
          <table:table-cell office:value-type="float" office:value="104.864" calcext:value-type="float">
            <text:p>104.864</text:p>
          </table:table-cell>
          <table:table-cell table:formula="of:=[.Q132]-[.T132]" office:value-type="float" office:value="-3.899" calcext:value-type="float">
            <text:p>-3.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9.981" calcext:value-type="float">
            <text:p>159.981</text:p>
          </table:table-cell>
          <table:table-cell office:value-type="float" office:value="157.398" calcext:value-type="float">
            <text:p>157.398</text:p>
          </table:table-cell>
          <table:table-cell office:value-type="float" office:value="162.564" calcext:value-type="float">
            <text:p>162.564</text:p>
          </table:table-cell>
          <table:table-cell office:value-type="float" office:value="100.383" calcext:value-type="float">
            <text:p>100.383</text:p>
          </table:table-cell>
          <table:table-cell office:value-type="float" office:value="95.7235" calcext:value-type="float">
            <text:p>95.7235</text:p>
          </table:table-cell>
          <table:table-cell office:value-type="float" office:value="105.042" calcext:value-type="float">
            <text:p>105.042</text:p>
          </table:table-cell>
          <table:table-cell office:value-type="float" office:value="131.225" calcext:value-type="float">
            <text:p>131.225</text:p>
          </table:table-cell>
          <table:table-cell office:value-type="float" office:value="128.087" calcext:value-type="float">
            <text:p>128.087</text:p>
          </table:table-cell>
          <table:table-cell office:value-type="float" office:value="134.363" calcext:value-type="float">
            <text:p>134.363</text:p>
          </table:table-cell>
          <table:table-cell office:value-type="float" office:value="100.716" calcext:value-type="float">
            <text:p>100.716</text:p>
          </table:table-cell>
          <table:table-cell office:value-type="float" office:value="97.3905" calcext:value-type="float">
            <text:p>97.3905</text:p>
          </table:table-cell>
          <table:table-cell office:value-type="float" office:value="104.041" calcext:value-type="float">
            <text:p>104.041</text:p>
          </table:table-cell>
          <table:table-cell office:value-type="float" office:value="144.407" calcext:value-type="float">
            <text:p>144.407</text:p>
          </table:table-cell>
          <table:table-cell office:value-type="float" office:value="139.722" calcext:value-type="float">
            <text:p>139.722</text:p>
          </table:table-cell>
          <table:table-cell office:value-type="float" office:value="149.092" calcext:value-type="float">
            <text:p>149.092</text:p>
          </table:table-cell>
          <table:table-cell office:value-type="float" office:value="150.008" calcext:value-type="float">
            <text:p>150.008</text:p>
          </table:table-cell>
          <table:table-cell office:value-type="float" office:value="145.807" calcext:value-type="float">
            <text:p>145.807</text:p>
          </table:table-cell>
          <table:table-cell office:value-type="float" office:value="154.209" calcext:value-type="float">
            <text:p>154.209</text:p>
          </table:table-cell>
          <table:table-cell table:formula="of:=[.Q133]-[.T133]" office:value-type="float" office:value="-5.601" calcext:value-type="float">
            <text:p>-5.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0.113" calcext:value-type="float">
            <text:p>220.113</text:p>
          </table:table-cell>
          <table:table-cell office:value-type="float" office:value="213.583" calcext:value-type="float">
            <text:p>213.583</text:p>
          </table:table-cell>
          <table:table-cell office:value-type="float" office:value="226.643" calcext:value-type="float">
            <text:p>226.643</text:p>
          </table:table-cell>
          <table:table-cell office:value-type="float" office:value="128.026" calcext:value-type="float">
            <text:p>128.026</text:p>
          </table:table-cell>
          <table:table-cell office:value-type="float" office:value="123.098" calcext:value-type="float">
            <text:p>123.098</text:p>
          </table:table-cell>
          <table:table-cell office:value-type="float" office:value="132.954" calcext:value-type="float">
            <text:p>132.954</text:p>
          </table:table-cell>
          <table:table-cell office:value-type="float" office:value="153.842" calcext:value-type="float">
            <text:p>153.842</text:p>
          </table:table-cell>
          <table:table-cell office:value-type="float" office:value="147.741" calcext:value-type="float">
            <text:p>147.741</text:p>
          </table:table-cell>
          <table:table-cell office:value-type="float" office:value="159.943" calcext:value-type="float">
            <text:p>159.943</text:p>
          </table:table-cell>
          <table:table-cell office:value-type="float" office:value="125.703" calcext:value-type="float">
            <text:p>125.703</text:p>
          </table:table-cell>
          <table:table-cell office:value-type="float" office:value="117.49" calcext:value-type="float">
            <text:p>117.49</text:p>
          </table:table-cell>
          <table:table-cell office:value-type="float" office:value="133.916" calcext:value-type="float">
            <text:p>133.916</text:p>
          </table:table-cell>
          <table:table-cell office:value-type="float" office:value="186.863" calcext:value-type="float">
            <text:p>186.863</text:p>
          </table:table-cell>
          <table:table-cell office:value-type="float" office:value="183.343" calcext:value-type="float">
            <text:p>183.343</text:p>
          </table:table-cell>
          <table:table-cell office:value-type="float" office:value="190.383" calcext:value-type="float">
            <text:p>190.383</text:p>
          </table:table-cell>
          <table:table-cell office:value-type="float" office:value="198.732" calcext:value-type="float">
            <text:p>198.732</text:p>
          </table:table-cell>
          <table:table-cell office:value-type="float" office:value="194.901" calcext:value-type="float">
            <text:p>194.901</text:p>
          </table:table-cell>
          <table:table-cell office:value-type="float" office:value="202.563" calcext:value-type="float">
            <text:p>202.563</text:p>
          </table:table-cell>
          <table:table-cell table:formula="of:=[.Q134]-[.T134]" office:value-type="float" office:value="-11.869" calcext:value-type="float">
            <text:p>-11.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5.982" calcext:value-type="float">
            <text:p>215.982</text:p>
          </table:table-cell>
          <table:table-cell office:value-type="float" office:value="207.295" calcext:value-type="float">
            <text:p>207.295</text:p>
          </table:table-cell>
          <table:table-cell office:value-type="float" office:value="224.669" calcext:value-type="float">
            <text:p>224.669</text:p>
          </table:table-cell>
          <table:table-cell office:value-type="float" office:value="134.428" calcext:value-type="float">
            <text:p>134.428</text:p>
          </table:table-cell>
          <table:table-cell office:value-type="float" office:value="133.637" calcext:value-type="float">
            <text:p>133.637</text:p>
          </table:table-cell>
          <table:table-cell office:value-type="float" office:value="135.219" calcext:value-type="float">
            <text:p>135.219</text:p>
          </table:table-cell>
          <table:table-cell office:value-type="float" office:value="170.814" calcext:value-type="float">
            <text:p>170.814</text:p>
          </table:table-cell>
          <table:table-cell office:value-type="float" office:value="164.839" calcext:value-type="float">
            <text:p>164.839</text:p>
          </table:table-cell>
          <table:table-cell office:value-type="float" office:value="176.789" calcext:value-type="float">
            <text:p>176.789</text:p>
          </table:table-cell>
          <table:table-cell office:value-type="float" office:value="121.922" calcext:value-type="float">
            <text:p>121.922</text:p>
          </table:table-cell>
          <table:table-cell office:value-type="float" office:value="117.917" calcext:value-type="float">
            <text:p>117.917</text:p>
          </table:table-cell>
          <table:table-cell office:value-type="float" office:value="125.927" calcext:value-type="float">
            <text:p>125.927</text:p>
          </table:table-cell>
          <table:table-cell office:value-type="float" office:value="179.579" calcext:value-type="float">
            <text:p>179.579</text:p>
          </table:table-cell>
          <table:table-cell office:value-type="float" office:value="175.167" calcext:value-type="float">
            <text:p>175.167</text:p>
          </table:table-cell>
          <table:table-cell office:value-type="float" office:value="183.991" calcext:value-type="float">
            <text:p>183.991</text:p>
          </table:table-cell>
          <table:table-cell office:value-type="float" office:value="180.321" calcext:value-type="float">
            <text:p>180.321</text:p>
          </table:table-cell>
          <table:table-cell office:value-type="float" office:value="174.759" calcext:value-type="float">
            <text:p>174.759</text:p>
          </table:table-cell>
          <table:table-cell office:value-type="float" office:value="185.883" calcext:value-type="float">
            <text:p>185.883</text:p>
          </table:table-cell>
          <table:table-cell table:formula="of:=[.Q135]-[.T135]" office:value-type="float" office:value="-0.74199999999999" calcext:value-type="float">
            <text:p>-0.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03.573" calcext:value-type="float">
            <text:p>103.573</text:p>
          </table:table-cell>
          <table:table-cell office:value-type="float" office:value="101.095" calcext:value-type="float">
            <text:p>101.095</text:p>
          </table:table-cell>
          <table:table-cell office:value-type="float" office:value="106.051" calcext:value-type="float">
            <text:p>106.051</text:p>
          </table:table-cell>
          <table:table-cell office:value-type="float" office:value="77.49" calcext:value-type="float">
            <text:p>77.49</text:p>
          </table:table-cell>
          <table:table-cell office:value-type="float" office:value="76.8759" calcext:value-type="float">
            <text:p>76.8759</text:p>
          </table:table-cell>
          <table:table-cell office:value-type="float" office:value="78.1041" calcext:value-type="float">
            <text:p>78.1041</text:p>
          </table:table-cell>
          <table:table-cell office:value-type="float" office:value="102.299" calcext:value-type="float">
            <text:p>102.299</text:p>
          </table:table-cell>
          <table:table-cell office:value-type="float" office:value="99.5952" calcext:value-type="float">
            <text:p>99.5952</text:p>
          </table:table-cell>
          <table:table-cell office:value-type="float" office:value="105.003" calcext:value-type="float">
            <text:p>105.003</text:p>
          </table:table-cell>
          <table:table-cell office:value-type="float" office:value="83.605" calcext:value-type="float">
            <text:p>83.605</text:p>
          </table:table-cell>
          <table:table-cell office:value-type="float" office:value="80.9623" calcext:value-type="float">
            <text:p>80.9623</text:p>
          </table:table-cell>
          <table:table-cell office:value-type="float" office:value="86.2477" calcext:value-type="float">
            <text:p>86.2477</text:p>
          </table:table-cell>
          <table:table-cell office:value-type="float" office:value="101.014" calcext:value-type="float">
            <text:p>101.014</text:p>
          </table:table-cell>
          <table:table-cell office:value-type="float" office:value="99.7359" calcext:value-type="float">
            <text:p>99.7359</text:p>
          </table:table-cell>
          <table:table-cell office:value-type="float" office:value="102.292" calcext:value-type="float">
            <text:p>102.292</text:p>
          </table:table-cell>
          <table:table-cell office:value-type="float" office:value="103.007" calcext:value-type="float">
            <text:p>103.007</text:p>
          </table:table-cell>
          <table:table-cell office:value-type="float" office:value="100.415" calcext:value-type="float">
            <text:p>100.415</text:p>
          </table:table-cell>
          <table:table-cell office:value-type="float" office:value="105.599" calcext:value-type="float">
            <text:p>105.599</text:p>
          </table:table-cell>
          <table:table-cell table:formula="of:=[.Q136]-[.T136]" office:value-type="float" office:value="-1.99300000000001" calcext:value-type="float">
            <text:p>-1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52.322" calcext:value-type="float">
            <text:p>152.322</text:p>
          </table:table-cell>
          <table:table-cell office:value-type="float" office:value="146.738" calcext:value-type="float">
            <text:p>146.738</text:p>
          </table:table-cell>
          <table:table-cell office:value-type="float" office:value="157.906" calcext:value-type="float">
            <text:p>157.906</text:p>
          </table:table-cell>
          <table:table-cell office:value-type="float" office:value="101.273" calcext:value-type="float">
            <text:p>101.273</text:p>
          </table:table-cell>
          <table:table-cell office:value-type="float" office:value="96.7377" calcext:value-type="float">
            <text:p>96.7377</text:p>
          </table:table-cell>
          <table:table-cell office:value-type="float" office:value="105.808" calcext:value-type="float">
            <text:p>105.808</text:p>
          </table:table-cell>
          <table:table-cell office:value-type="float" office:value="123.042" calcext:value-type="float">
            <text:p>123.042</text:p>
          </table:table-cell>
          <table:table-cell office:value-type="float" office:value="118.857" calcext:value-type="float">
            <text:p>118.857</text:p>
          </table:table-cell>
          <table:table-cell office:value-type="float" office:value="127.227" calcext:value-type="float">
            <text:p>127.227</text:p>
          </table:table-cell>
          <table:table-cell office:value-type="float" office:value="94.307" calcext:value-type="float">
            <text:p>94.307</text:p>
          </table:table-cell>
          <table:table-cell office:value-type="float" office:value="88.8048" calcext:value-type="float">
            <text:p>88.8048</text:p>
          </table:table-cell>
          <table:table-cell office:value-type="float" office:value="99.8092" calcext:value-type="float">
            <text:p>99.8092</text:p>
          </table:table-cell>
          <table:table-cell office:value-type="float" office:value="146.442" calcext:value-type="float">
            <text:p>146.442</text:p>
          </table:table-cell>
          <table:table-cell office:value-type="float" office:value="141.942" calcext:value-type="float">
            <text:p>141.942</text:p>
          </table:table-cell>
          <table:table-cell office:value-type="float" office:value="150.942" calcext:value-type="float">
            <text:p>150.942</text:p>
          </table:table-cell>
          <table:table-cell office:value-type="float" office:value="147.141" calcext:value-type="float">
            <text:p>147.141</text:p>
          </table:table-cell>
          <table:table-cell office:value-type="float" office:value="144.355" calcext:value-type="float">
            <text:p>144.355</text:p>
          </table:table-cell>
          <table:table-cell office:value-type="float" office:value="149.927" calcext:value-type="float">
            <text:p>149.927</text:p>
          </table:table-cell>
          <table:table-cell table:formula="of:=[.Q137]-[.T137]" office:value-type="float" office:value="-0.698999999999984" calcext:value-type="float">
            <text:p>-0.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20.743" calcext:value-type="float">
            <text:p>220.743</text:p>
          </table:table-cell>
          <table:table-cell office:value-type="float" office:value="214.258" calcext:value-type="float">
            <text:p>214.258</text:p>
          </table:table-cell>
          <table:table-cell office:value-type="float" office:value="227.228" calcext:value-type="float">
            <text:p>227.228</text:p>
          </table:table-cell>
          <table:table-cell office:value-type="float" office:value="139.593" calcext:value-type="float">
            <text:p>139.593</text:p>
          </table:table-cell>
          <table:table-cell office:value-type="float" office:value="134.581" calcext:value-type="float">
            <text:p>134.581</text:p>
          </table:table-cell>
          <table:table-cell office:value-type="float" office:value="144.605" calcext:value-type="float">
            <text:p>144.605</text:p>
          </table:table-cell>
          <table:table-cell office:value-type="float" office:value="163.577" calcext:value-type="float">
            <text:p>163.577</text:p>
          </table:table-cell>
          <table:table-cell office:value-type="float" office:value="159.2" calcext:value-type="float">
            <text:p>159.2</text:p>
          </table:table-cell>
          <table:table-cell office:value-type="float" office:value="167.954" calcext:value-type="float">
            <text:p>167.954</text:p>
          </table:table-cell>
          <table:table-cell office:value-type="float" office:value="122.515" calcext:value-type="float">
            <text:p>122.515</text:p>
          </table:table-cell>
          <table:table-cell office:value-type="float" office:value="118.263" calcext:value-type="float">
            <text:p>118.263</text:p>
          </table:table-cell>
          <table:table-cell office:value-type="float" office:value="126.767" calcext:value-type="float">
            <text:p>126.767</text:p>
          </table:table-cell>
          <table:table-cell office:value-type="float" office:value="193.08" calcext:value-type="float">
            <text:p>193.08</text:p>
          </table:table-cell>
          <table:table-cell office:value-type="float" office:value="186.579" calcext:value-type="float">
            <text:p>186.579</text:p>
          </table:table-cell>
          <table:table-cell office:value-type="float" office:value="199.581" calcext:value-type="float">
            <text:p>199.581</text:p>
          </table:table-cell>
          <table:table-cell office:value-type="float" office:value="199.267" calcext:value-type="float">
            <text:p>199.267</text:p>
          </table:table-cell>
          <table:table-cell office:value-type="float" office:value="194.712" calcext:value-type="float">
            <text:p>194.712</text:p>
          </table:table-cell>
          <table:table-cell office:value-type="float" office:value="203.822" calcext:value-type="float">
            <text:p>203.822</text:p>
          </table:table-cell>
          <table:table-cell table:formula="of:=[.Q138]-[.T138]" office:value-type="float" office:value="-6.18699999999998" calcext:value-type="float">
            <text:p>-6.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35.656" calcext:value-type="float">
            <text:p>235.656</text:p>
          </table:table-cell>
          <table:table-cell office:value-type="float" office:value="231.165" calcext:value-type="float">
            <text:p>231.165</text:p>
          </table:table-cell>
          <table:table-cell office:value-type="float" office:value="240.147" calcext:value-type="float">
            <text:p>240.147</text:p>
          </table:table-cell>
          <table:table-cell office:value-type="float" office:value="133.776" calcext:value-type="float">
            <text:p>133.776</text:p>
          </table:table-cell>
          <table:table-cell office:value-type="float" office:value="129.347" calcext:value-type="float">
            <text:p>129.347</text:p>
          </table:table-cell>
          <table:table-cell office:value-type="float" office:value="138.205" calcext:value-type="float">
            <text:p>138.205</text:p>
          </table:table-cell>
          <table:table-cell office:value-type="float" office:value="164.272" calcext:value-type="float">
            <text:p>164.272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168.373" calcext:value-type="float">
            <text:p>168.373</text:p>
          </table:table-cell>
          <table:table-cell office:value-type="float" office:value="116.02" calcext:value-type="float">
            <text:p>116.02</text:p>
          </table:table-cell>
          <table:table-cell office:value-type="float" office:value="112.608" calcext:value-type="float">
            <text:p>112.608</text:p>
          </table:table-cell>
          <table:table-cell office:value-type="float" office:value="119.432" calcext:value-type="float">
            <text:p>119.432</text:p>
          </table:table-cell>
          <table:table-cell office:value-type="float" office:value="180.999" calcext:value-type="float">
            <text:p>180.999</text:p>
          </table:table-cell>
          <table:table-cell office:value-type="float" office:value="175.357" calcext:value-type="float">
            <text:p>175.357</text:p>
          </table:table-cell>
          <table:table-cell office:value-type="float" office:value="186.641" calcext:value-type="float">
            <text:p>186.641</text:p>
          </table:table-cell>
          <table:table-cell office:value-type="float" office:value="185.949" calcext:value-type="float">
            <text:p>185.949</text:p>
          </table:table-cell>
          <table:table-cell office:value-type="float" office:value="181.427" calcext:value-type="float">
            <text:p>181.427</text:p>
          </table:table-cell>
          <table:table-cell office:value-type="float" office:value="190.471" calcext:value-type="float">
            <text:p>190.471</text:p>
          </table:table-cell>
          <table:table-cell table:formula="of:=[.Q139]-[.T139]" office:value-type="float" office:value="-4.95000000000002" calcext:value-type="float">
            <text:p>-4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2.199" calcext:value-type="float">
            <text:p>132.199</text:p>
          </table:table-cell>
          <table:table-cell office:value-type="float" office:value="128.616" calcext:value-type="float">
            <text:p>128.616</text:p>
          </table:table-cell>
          <table:table-cell office:value-type="float" office:value="135.782" calcext:value-type="float">
            <text:p>135.782</text:p>
          </table:table-cell>
          <table:table-cell office:value-type="float" office:value="96.191" calcext:value-type="float">
            <text:p>96.191</text:p>
          </table:table-cell>
          <table:table-cell office:value-type="float" office:value="91.1822" calcext:value-type="float">
            <text:p>91.1822</text:p>
          </table:table-cell>
          <table:table-cell office:value-type="float" office:value="101.2" calcext:value-type="float">
            <text:p>101.2</text:p>
          </table:table-cell>
          <table:table-cell office:value-type="float" office:value="123.535" calcext:value-type="float">
            <text:p>123.535</text:p>
          </table:table-cell>
          <table:table-cell office:value-type="float" office:value="118.222" calcext:value-type="float">
            <text:p>118.222</text:p>
          </table:table-cell>
          <table:table-cell office:value-type="float" office:value="128.848" calcext:value-type="float">
            <text:p>128.848</text:p>
          </table:table-cell>
          <table:table-cell office:value-type="float" office:value="97.611" calcext:value-type="float">
            <text:p>97.611</text:p>
          </table:table-cell>
          <table:table-cell office:value-type="float" office:value="96.4952" calcext:value-type="float">
            <text:p>96.4952</text:p>
          </table:table-cell>
          <table:table-cell office:value-type="float" office:value="98.7268" calcext:value-type="float">
            <text:p>98.7268</text:p>
          </table:table-cell>
          <table:table-cell office:value-type="float" office:value="131.003" calcext:value-type="float">
            <text:p>131.003</text:p>
          </table:table-cell>
          <table:table-cell office:value-type="float" office:value="129.227" calcext:value-type="float">
            <text:p>129.227</text:p>
          </table:table-cell>
          <table:table-cell office:value-type="float" office:value="132.779" calcext:value-type="float">
            <text:p>132.779</text:p>
          </table:table-cell>
          <table:table-cell office:value-type="float" office:value="129.194" calcext:value-type="float">
            <text:p>129.194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132.884" calcext:value-type="float">
            <text:p>132.884</text:p>
          </table:table-cell>
          <table:table-cell table:formula="of:=[.Q140]-[.T140]" office:value-type="float" office:value="1.809" calcext:value-type="float">
            <text:p>1.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7.95" calcext:value-type="float">
            <text:p>217.95</text:p>
          </table:table-cell>
          <table:table-cell office:value-type="float" office:value="214.986" calcext:value-type="float">
            <text:p>214.986</text:p>
          </table:table-cell>
          <table:table-cell office:value-type="float" office:value="220.914" calcext:value-type="float">
            <text:p>220.914</text:p>
          </table:table-cell>
          <table:table-cell office:value-type="float" office:value="129.566" calcext:value-type="float">
            <text:p>129.566</text:p>
          </table:table-cell>
          <table:table-cell office:value-type="float" office:value="128.244" calcext:value-type="float">
            <text:p>128.244</text:p>
          </table:table-cell>
          <table:table-cell office:value-type="float" office:value="130.888" calcext:value-type="float">
            <text:p>130.888</text:p>
          </table:table-cell>
          <table:table-cell office:value-type="float" office:value="167.374" calcext:value-type="float">
            <text:p>167.374</text:p>
          </table:table-cell>
          <table:table-cell office:value-type="float" office:value="161.731" calcext:value-type="float">
            <text:p>161.731</text:p>
          </table:table-cell>
          <table:table-cell office:value-type="float" office:value="173.017" calcext:value-type="float">
            <text:p>173.017</text:p>
          </table:table-cell>
          <table:table-cell office:value-type="float" office:value="140.279" calcext:value-type="float">
            <text:p>140.279</text:p>
          </table:table-cell>
          <table:table-cell office:value-type="float" office:value="136.849" calcext:value-type="float">
            <text:p>136.849</text:p>
          </table:table-cell>
          <table:table-cell office:value-type="float" office:value="143.709" calcext:value-type="float">
            <text:p>143.709</text:p>
          </table:table-cell>
          <table:table-cell office:value-type="float" office:value="202.239" calcext:value-type="float">
            <text:p>202.239</text:p>
          </table:table-cell>
          <table:table-cell office:value-type="float" office:value="197.497" calcext:value-type="float">
            <text:p>197.497</text:p>
          </table:table-cell>
          <table:table-cell office:value-type="float" office:value="206.981" calcext:value-type="float">
            <text:p>206.981</text:p>
          </table:table-cell>
          <table:table-cell office:value-type="float" office:value="196.922" calcext:value-type="float">
            <text:p>196.922</text:p>
          </table:table-cell>
          <table:table-cell office:value-type="float" office:value="193.19" calcext:value-type="float">
            <text:p>193.19</text:p>
          </table:table-cell>
          <table:table-cell office:value-type="float" office:value="200.654" calcext:value-type="float">
            <text:p>200.654</text:p>
          </table:table-cell>
          <table:table-cell table:formula="of:=[.Q141]-[.T141]" office:value-type="float" office:value="5.31700000000001" calcext:value-type="float">
            <text:p>5.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7.291" calcext:value-type="float">
            <text:p>297.291</text:p>
          </table:table-cell>
          <table:table-cell office:value-type="float" office:value="289.7" calcext:value-type="float">
            <text:p>289.7</text:p>
          </table:table-cell>
          <table:table-cell office:value-type="float" office:value="304.882" calcext:value-type="float">
            <text:p>304.882</text:p>
          </table:table-cell>
          <table:table-cell office:value-type="float" office:value="172.977" calcext:value-type="float">
            <text:p>172.977</text:p>
          </table:table-cell>
          <table:table-cell office:value-type="float" office:value="169.746" calcext:value-type="float">
            <text:p>169.746</text:p>
          </table:table-cell>
          <table:table-cell office:value-type="float" office:value="176.208" calcext:value-type="float">
            <text:p>176.208</text:p>
          </table:table-cell>
          <table:table-cell office:value-type="float" office:value="199.517" calcext:value-type="float">
            <text:p>199.517</text:p>
          </table:table-cell>
          <table:table-cell office:value-type="float" office:value="193.826" calcext:value-type="float">
            <text:p>193.826</text:p>
          </table:table-cell>
          <table:table-cell office:value-type="float" office:value="205.208" calcext:value-type="float">
            <text:p>205.208</text:p>
          </table:table-cell>
          <table:table-cell office:value-type="float" office:value="145.126" calcext:value-type="float">
            <text:p>145.126</text:p>
          </table:table-cell>
          <table:table-cell office:value-type="float" office:value="140.085" calcext:value-type="float">
            <text:p>140.085</text:p>
          </table:table-cell>
          <table:table-cell office:value-type="float" office:value="150.167" calcext:value-type="float">
            <text:p>150.167</text:p>
          </table:table-cell>
          <table:table-cell office:value-type="float" office:value="265.219" calcext:value-type="float">
            <text:p>265.219</text:p>
          </table:table-cell>
          <table:table-cell office:value-type="float" office:value="255.545" calcext:value-type="float">
            <text:p>255.545</text:p>
          </table:table-cell>
          <table:table-cell office:value-type="float" office:value="274.893" calcext:value-type="float">
            <text:p>274.893</text:p>
          </table:table-cell>
          <table:table-cell office:value-type="float" office:value="268.932" calcext:value-type="float">
            <text:p>268.932</text:p>
          </table:table-cell>
          <table:table-cell office:value-type="float" office:value="265.882" calcext:value-type="float">
            <text:p>265.882</text:p>
          </table:table-cell>
          <table:table-cell office:value-type="float" office:value="271.982" calcext:value-type="float">
            <text:p>271.982</text:p>
          </table:table-cell>
          <table:table-cell table:formula="of:=[.Q142]-[.T142]" office:value-type="float" office:value="-3.71300000000002" calcext:value-type="float">
            <text:p>-3.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8.585" calcext:value-type="float">
            <text:p>308.585</text:p>
          </table:table-cell>
          <table:table-cell office:value-type="float" office:value="289.384" calcext:value-type="float">
            <text:p>289.384</text:p>
          </table:table-cell>
          <table:table-cell office:value-type="float" office:value="327.786" calcext:value-type="float">
            <text:p>327.786</text:p>
          </table:table-cell>
          <table:table-cell office:value-type="float" office:value="172.047" calcext:value-type="float">
            <text:p>172.047</text:p>
          </table:table-cell>
          <table:table-cell office:value-type="float" office:value="167.592" calcext:value-type="float">
            <text:p>167.592</text:p>
          </table:table-cell>
          <table:table-cell office:value-type="float" office:value="176.502" calcext:value-type="float">
            <text:p>176.502</text:p>
          </table:table-cell>
          <table:table-cell office:value-type="float" office:value="214.78" calcext:value-type="float">
            <text:p>214.78</text:p>
          </table:table-cell>
          <table:table-cell office:value-type="float" office:value="211.027" calcext:value-type="float">
            <text:p>211.027</text:p>
          </table:table-cell>
          <table:table-cell office:value-type="float" office:value="218.533" calcext:value-type="float">
            <text:p>218.533</text:p>
          </table:table-cell>
          <table:table-cell office:value-type="float" office:value="148.782" calcext:value-type="float">
            <text:p>148.782</text:p>
          </table:table-cell>
          <table:table-cell office:value-type="float" office:value="144.93" calcext:value-type="float">
            <text:p>144.93</text:p>
          </table:table-cell>
          <table:table-cell office:value-type="float" office:value="152.634" calcext:value-type="float">
            <text:p>152.634</text:p>
          </table:table-cell>
          <table:table-cell office:value-type="float" office:value="244.146" calcext:value-type="float">
            <text:p>244.146</text:p>
          </table:table-cell>
          <table:table-cell office:value-type="float" office:value="241.235" calcext:value-type="float">
            <text:p>241.235</text:p>
          </table:table-cell>
          <table:table-cell office:value-type="float" office:value="247.057" calcext:value-type="float">
            <text:p>247.057</text:p>
          </table:table-cell>
          <table:table-cell office:value-type="float" office:value="241.669" calcext:value-type="float">
            <text:p>241.669</text:p>
          </table:table-cell>
          <table:table-cell office:value-type="float" office:value="232.81" calcext:value-type="float">
            <text:p>232.81</text:p>
          </table:table-cell>
          <table:table-cell office:value-type="float" office:value="250.528" calcext:value-type="float">
            <text:p>250.528</text:p>
          </table:table-cell>
          <table:table-cell table:formula="of:=[.Q143]-[.T143]" office:value-type="float" office:value="2.47699999999998" calcext:value-type="float">
            <text:p>2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36.07" calcext:value-type="float">
            <text:p>136.07</text:p>
          </table:table-cell>
          <table:table-cell office:value-type="float" office:value="133.024" calcext:value-type="float">
            <text:p>133.024</text:p>
          </table:table-cell>
          <table:table-cell office:value-type="float" office:value="139.116" calcext:value-type="float">
            <text:p>139.116</text:p>
          </table:table-cell>
          <table:table-cell office:value-type="float" office:value="94.215" calcext:value-type="float">
            <text:p>94.215</text:p>
          </table:table-cell>
          <table:table-cell office:value-type="float" office:value="90.2696" calcext:value-type="float">
            <text:p>90.2696</text:p>
          </table:table-cell>
          <table:table-cell office:value-type="float" office:value="98.1604" calcext:value-type="float">
            <text:p>98.1604</text:p>
          </table:table-cell>
          <table:table-cell office:value-type="float" office:value="124.454" calcext:value-type="float">
            <text:p>124.454</text:p>
          </table:table-cell>
          <table:table-cell office:value-type="float" office:value="118.425" calcext:value-type="float">
            <text:p>118.425</text:p>
          </table:table-cell>
          <table:table-cell office:value-type="float" office:value="130.483" calcext:value-type="float">
            <text:p>130.483</text:p>
          </table:table-cell>
          <table:table-cell office:value-type="float" office:value="97.893" calcext:value-type="float">
            <text:p>97.893</text:p>
          </table:table-cell>
          <table:table-cell office:value-type="float" office:value="94.1587" calcext:value-type="float">
            <text:p>94.1587</text:p>
          </table:table-cell>
          <table:table-cell office:value-type="float" office:value="101.627" calcext:value-type="float">
            <text:p>101.627</text:p>
          </table:table-cell>
          <table:table-cell office:value-type="float" office:value="127.885" calcext:value-type="float">
            <text:p>127.885</text:p>
          </table:table-cell>
          <table:table-cell office:value-type="float" office:value="123.657" calcext:value-type="float">
            <text:p>123.657</text:p>
          </table:table-cell>
          <table:table-cell office:value-type="float" office:value="132.113" calcext:value-type="float">
            <text:p>132.113</text:p>
          </table:table-cell>
          <table:table-cell office:value-type="float" office:value="130.393" calcext:value-type="float">
            <text:p>130.393</text:p>
          </table:table-cell>
          <table:table-cell office:value-type="float" office:value="127.542" calcext:value-type="float">
            <text:p>127.542</text:p>
          </table:table-cell>
          <table:table-cell office:value-type="float" office:value="133.244" calcext:value-type="float">
            <text:p>133.244</text:p>
          </table:table-cell>
          <table:table-cell table:formula="of:=[.Q144]-[.T144]" office:value-type="float" office:value="-2.508" calcext:value-type="float">
            <text:p>-2.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205.368" calcext:value-type="float">
            <text:p>205.368</text:p>
          </table:table-cell>
          <table:table-cell office:value-type="float" office:value="200.764" calcext:value-type="float">
            <text:p>200.764</text:p>
          </table:table-cell>
          <table:table-cell office:value-type="float" office:value="209.972" calcext:value-type="float">
            <text:p>209.972</text:p>
          </table:table-cell>
          <table:table-cell office:value-type="float" office:value="123.061" calcext:value-type="float">
            <text:p>123.061</text:p>
          </table:table-cell>
          <table:table-cell office:value-type="float" office:value="117.552" calcext:value-type="float">
            <text:p>117.552</text:p>
          </table:table-cell>
          <table:table-cell office:value-type="float" office:value="128.57" calcext:value-type="float">
            <text:p>128.57</text:p>
          </table:table-cell>
          <table:table-cell office:value-type="float" office:value="161.445" calcext:value-type="float">
            <text:p>161.445</text:p>
          </table:table-cell>
          <table:table-cell office:value-type="float" office:value="158.897" calcext:value-type="float">
            <text:p>158.897</text:p>
          </table:table-cell>
          <table:table-cell office:value-type="float" office:value="163.993" calcext:value-type="float">
            <text:p>163.993</text:p>
          </table:table-cell>
          <table:table-cell office:value-type="float" office:value="128.102" calcext:value-type="float">
            <text:p>128.102</text:p>
          </table:table-cell>
          <table:table-cell office:value-type="float" office:value="121.335" calcext:value-type="float">
            <text:p>121.335</text:p>
          </table:table-cell>
          <table:table-cell office:value-type="float" office:value="134.869" calcext:value-type="float">
            <text:p>134.869</text:p>
          </table:table-cell>
          <table:table-cell office:value-type="float" office:value="202.149" calcext:value-type="float">
            <text:p>202.149</text:p>
          </table:table-cell>
          <table:table-cell office:value-type="float" office:value="199.917" calcext:value-type="float">
            <text:p>199.917</text:p>
          </table:table-cell>
          <table:table-cell office:value-type="float" office:value="204.381" calcext:value-type="float">
            <text:p>204.381</text:p>
          </table:table-cell>
          <table:table-cell office:value-type="float" office:value="197.051" calcext:value-type="float">
            <text:p>197.051</text:p>
          </table:table-cell>
          <table:table-cell office:value-type="float" office:value="191.801" calcext:value-type="float">
            <text:p>191.801</text:p>
          </table:table-cell>
          <table:table-cell office:value-type="float" office:value="202.301" calcext:value-type="float">
            <text:p>202.301</text:p>
          </table:table-cell>
          <table:table-cell table:formula="of:=[.Q145]-[.T145]" office:value-type="float" office:value="5.09800000000001" calcext:value-type="float">
            <text:p>5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96.007" calcext:value-type="float">
            <text:p>296.007</text:p>
          </table:table-cell>
          <table:table-cell office:value-type="float" office:value="308.013" calcext:value-type="float">
            <text:p>308.013</text:p>
          </table:table-cell>
          <table:table-cell office:value-type="float" office:value="167.574" calcext:value-type="float">
            <text:p>167.574</text:p>
          </table:table-cell>
          <table:table-cell office:value-type="float" office:value="163.013" calcext:value-type="float">
            <text:p>163.013</text:p>
          </table:table-cell>
          <table:table-cell office:value-type="float" office:value="172.135" calcext:value-type="float">
            <text:p>172.135</text:p>
          </table:table-cell>
          <table:table-cell office:value-type="float" office:value="193.308" calcext:value-type="float">
            <text:p>193.308</text:p>
          </table:table-cell>
          <table:table-cell office:value-type="float" office:value="185.695" calcext:value-type="float">
            <text:p>185.695</text:p>
          </table:table-cell>
          <table:table-cell office:value-type="float" office:value="200.921" calcext:value-type="float">
            <text:p>200.921</text:p>
          </table:table-cell>
          <table:table-cell office:value-type="float" office:value="140.322" calcext:value-type="float">
            <text:p>140.322</text:p>
          </table:table-cell>
          <table:table-cell office:value-type="float" office:value="137.23" calcext:value-type="float">
            <text:p>137.23</text:p>
          </table:table-cell>
          <table:table-cell office:value-type="float" office:value="143.414" calcext:value-type="float">
            <text:p>143.414</text:p>
          </table:table-cell>
          <table:table-cell office:value-type="float" office:value="260.812" calcext:value-type="float">
            <text:p>260.812</text:p>
          </table:table-cell>
          <table:table-cell office:value-type="float" office:value="252.589" calcext:value-type="float">
            <text:p>252.589</text:p>
          </table:table-cell>
          <table:table-cell office:value-type="float" office:value="269.035" calcext:value-type="float">
            <text:p>269.035</text:p>
          </table:table-cell>
          <table:table-cell office:value-type="float" office:value="261.153" calcext:value-type="float">
            <text:p>261.153</text:p>
          </table:table-cell>
          <table:table-cell office:value-type="float" office:value="256.746" calcext:value-type="float">
            <text:p>256.746</text:p>
          </table:table-cell>
          <table:table-cell office:value-type="float" office:value="265.56" calcext:value-type="float">
            <text:p>265.56</text:p>
          </table:table-cell>
          <table:table-cell table:formula="of:=[.Q146]-[.T146]" office:value-type="float" office:value="-0.341000000000008" calcext:value-type="float">
            <text:p>-0.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297.817" calcext:value-type="float">
            <text:p>297.817</text:p>
          </table:table-cell>
          <table:table-cell office:value-type="float" office:value="285.937" calcext:value-type="float">
            <text:p>285.937</text:p>
          </table:table-cell>
          <table:table-cell office:value-type="float" office:value="309.697" calcext:value-type="float">
            <text:p>309.697</text:p>
          </table:table-cell>
          <table:table-cell office:value-type="float" office:value="163.309" calcext:value-type="float">
            <text:p>163.309</text:p>
          </table:table-cell>
          <table:table-cell office:value-type="float" office:value="157.858" calcext:value-type="float">
            <text:p>157.858</text:p>
          </table:table-cell>
          <table:table-cell office:value-type="float" office:value="168.76" calcext:value-type="float">
            <text:p>168.76</text:p>
          </table:table-cell>
          <table:table-cell office:value-type="float" office:value="199.025" calcext:value-type="float">
            <text:p>199.025</text:p>
          </table:table-cell>
          <table:table-cell office:value-type="float" office:value="191.266" calcext:value-type="float">
            <text:p>191.266</text:p>
          </table:table-cell>
          <table:table-cell office:value-type="float" office:value="206.784" calcext:value-type="float">
            <text:p>206.784</text:p>
          </table:table-cell>
          <table:table-cell office:value-type="float" office:value="146.023" calcext:value-type="float">
            <text:p>146.023</text:p>
          </table:table-cell>
          <table:table-cell office:value-type="float" office:value="141.614" calcext:value-type="float">
            <text:p>141.614</text:p>
          </table:table-cell>
          <table:table-cell office:value-type="float" office:value="150.432" calcext:value-type="float">
            <text:p>150.432</text:p>
          </table:table-cell>
          <table:table-cell office:value-type="float" office:value="245.396" calcext:value-type="float">
            <text:p>245.396</text:p>
          </table:table-cell>
          <table:table-cell office:value-type="float" office:value="241.706" calcext:value-type="float">
            <text:p>241.706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242.012" calcext:value-type="float">
            <text:p>242.012</text:p>
          </table:table-cell>
          <table:table-cell office:value-type="float" office:value="236.286" calcext:value-type="float">
            <text:p>236.286</text:p>
          </table:table-cell>
          <table:table-cell office:value-type="float" office:value="247.738" calcext:value-type="float">
            <text:p>247.738</text:p>
          </table:table-cell>
          <table:table-cell table:formula="of:=[.Q147]-[.T147]" office:value-type="float" office:value="3.38399999999999" calcext:value-type="float">
            <text:p>3.384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18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5"/>
          <table:table-cell table:style-name="Default" office:value-type="string" calcext:value-type="string">
            <text:p>i</text:p>
          </table:table-cell>
          <table:table-cell table:style-name="Default" table:number-columns-repeated="2"/>
          <table:table-cell table:number-columns-repeated="3"/>
        </table:table-row>
      </table:table>
      <table:table table:name="MeanOnly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runtime_mean for different queues &amp; configs manually aggregated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# phold</text:p>
          </table:table-cell>
          <table:table-cell table:number-columns-repeated="3" office:value-type="string" calcext:value-type="string">
            <text:p>param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2tHeap</text:p>
          </table:table-cell>
          <table:table-cell office:value-type="string" calcext:value-type="string">
            <text:p>fibHeap</text:p>
          </table:table-cell>
          <table:table-cell office:value-type="string" calcext:value-type="string">
            <text:p>3tHeap</text:p>
          </table:table-cell>
          <table:table-cell office:value-type="string" calcext:value-type="string">
            <text:p>2tLadderQ</text:p>
          </table:table-cell>
          <table:table-cell office:value-type="string" calcext:value-type="string">
            <text:p>ladderQ</text:p>
          </table:table-cell>
          <table:table-cell office:value-type="string" calcext:value-type="string">
            <text:p>BestQueue</text:p>
          </table:table-cell>
          <table:table-cell/>
          <table:table-cell office:value-type="string" calcext:value-type="string">
            <text:p>Vlookup Table</text:p>
          </table:table-cell>
          <table:table-cell/>
        </table:table-row>
        <table:table-row table:style-name="ro1">
          <table:table-cell table:style-name="ce1" office:value-type="string" calcext:value-type="string">
            <text:p>#config</text:p>
          </table:table-cell>
          <table:table-cell table:style-name="ce1" office:value-type="string" calcext:value-type="string">
            <text:p>--delay</text:p>
          </table:table-cell>
          <table:table-cell table:style-name="ce1" office:value-type="string" calcext:value-type="string">
            <text:p><text:s/>--selfEvents%</text:p>
          </table:table-cell>
          <table:table-cell table:style-name="ce1" office:value-type="string" calcext:value-type="string">
            <text:p><text:s/>--eventsPerAgent</text:p>
          </table:table-cell>
          <table:table-cell table:style-name="ce4" office:value-type="string" calcext:value-type="string">
            <text:p><text:s/>runtime_mean</text:p>
          </table:table-cell>
          <table:table-cell table:style-name="ce7" office:value-type="string" calcext:value-type="string">
            <text:p><text:s/>runtime_mean</text:p>
          </table:table-cell>
          <table:table-cell table:style-name="ce10" office:value-type="string" calcext:value-type="string">
            <text:p><text:s/>runtime_mean</text:p>
          </table:table-cell>
          <table:table-cell table:style-name="ce13" office:value-type="string" calcext:value-type="string">
            <text:p><text:s/>runtime_mean</text:p>
          </table:table-cell>
          <table:table-cell table:style-name="ce16" office:value-type="string" calcext:value-type="string">
            <text:p><text:s/>runtime_mean</text:p>
          </table:table-cell>
          <table:table-cell table:style-name="ce19" office:value-type="string" calcext:value-type="string">
            <text:p><text:s/>runtime_me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6" calcext:value-type="float">
            <text:p>2.356</text:p>
          </table:table-cell>
          <table:table-cell office:value-type="float" office:value="2.957" calcext:value-type="float">
            <text:p>2.957</text:p>
          </table:table-cell>
          <table:table-cell office:value-type="float" office:value="3.697" calcext:value-type="float">
            <text:p>3.697</text:p>
          </table:table-cell>
          <table:table-cell office:value-type="float" office:value="3.293" calcext:value-type="float">
            <text:p>3.293</text:p>
          </table:table-cell>
          <table:table-cell office:value-type="float" office:value="2.508" calcext:value-type="float">
            <text:p>2.508</text:p>
          </table:table-cell>
          <table:table-cell office:value-type="float" office:value="2.488" calcext:value-type="float">
            <text:p>2.488</text:p>
          </table:table-cell>
          <table:table-cell table:formula="of:=VLOOKUP(MATCH(MIN([.E4:.I4]); [.E4:.I4];0); [.$M$3:.$N$9]; 2)" office:value-type="string" office:string-value="heap" calcext:value-type="string">
            <text:p>hea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tHeap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  <table:table-cell office:value-type="float" office:value="4.683" calcext:value-type="float">
            <text:p>4.683</text:p>
          </table:table-cell>
          <table:table-cell office:value-type="float" office:value="5.221" calcext:value-type="float">
            <text:p>5.221</text:p>
          </table:table-cell>
          <table:table-cell office:value-type="float" office:value="4.475" calcext:value-type="float">
            <text:p>4.475</text:p>
          </table:table-cell>
          <table:table-cell office:value-type="float" office:value="3.596" calcext:value-type="float">
            <text:p>3.596</text:p>
          </table:table-cell>
          <table:table-cell office:value-type="float" office:value="3.471" calcext:value-type="float">
            <text:p>3.471</text:p>
          </table:table-cell>
          <table:table-cell table:formula="of:=VLOOKUP(MATCH(MIN([.E5:.I5]); [.E5:.I5];0); [.$M$3:.$N$9]; 2)" office:value-type="string" office:string-value="heap" calcext:value-type="string">
            <text:p>hea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bHeap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77" calcext:value-type="float">
            <text:p>4.777</text:p>
          </table:table-cell>
          <table:table-cell office:value-type="float" office:value="5.8" calcext:value-type="float">
            <text:p>5.8</text:p>
          </table:table-cell>
          <table:table-cell office:value-type="float" office:value="7.03" calcext:value-type="float">
            <text:p>7.03</text:p>
          </table:table-cell>
          <table:table-cell office:value-type="float" office:value="5.94" calcext:value-type="float">
            <text:p>5.94</text:p>
          </table:table-cell>
          <table:table-cell office:value-type="float" office:value="4.574" calcext:value-type="float">
            <text:p>4.574</text:p>
          </table:table-cell>
          <table:table-cell office:value-type="float" office:value="4.504" calcext:value-type="float">
            <text:p>4.504</text:p>
          </table:table-cell>
          <table:table-cell table:formula="of:=VLOOKUP(MATCH(MIN([.E6:.I6]); [.E6:.I6];0); [.$M$3:.$N$9]; 2)" office:value-type="string" office:string-value="2tLadderQ" calcext:value-type="string">
            <text:p>2tLadderQ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tHeap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31" calcext:value-type="float">
            <text:p>4.631</text:p>
          </table:table-cell>
          <table:table-cell office:value-type="float" office:value="6.149" calcext:value-type="float">
            <text:p>6.149</text:p>
          </table:table-cell>
          <table:table-cell office:value-type="float" office:value="7.915" calcext:value-type="float">
            <text:p>7.915</text:p>
          </table:table-cell>
          <table:table-cell office:value-type="float" office:value="6.563" calcext:value-type="float">
            <text:p>6.563</text:p>
          </table:table-cell>
          <table:table-cell office:value-type="float" office:value="5.064" calcext:value-type="float">
            <text:p>5.064</text:p>
          </table:table-cell>
          <table:table-cell office:value-type="float" office:value="4.981" calcext:value-type="float">
            <text:p>4.981</text:p>
          </table:table-cell>
          <table:table-cell table:formula="of:=VLOOKUP(MATCH(MIN([.E7:.I7]); [.E7:.I7];1); [.$M$3:.$N$9]; 2)" office:value-type="string" office:string-value="heap" calcext:value-type="string">
            <text:p>hea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tLadderQ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.426" calcext:value-type="float">
            <text:p>2.426</text:p>
          </table:table-cell>
          <table:table-cell office:value-type="float" office:value="3.197" calcext:value-type="float">
            <text:p>3.197</text:p>
          </table:table-cell>
          <table:table-cell office:value-type="float" office:value="3.29" calcext:value-type="float">
            <text:p>3.29</text:p>
          </table:table-cell>
          <table:table-cell office:value-type="float" office:value="3.169" calcext:value-type="float">
            <text:p>3.169</text:p>
          </table:table-cell>
          <table:table-cell office:value-type="float" office:value="2.442" calcext:value-type="float">
            <text:p>2.442</text:p>
          </table:table-cell>
          <table:table-cell office:value-type="float" office:value="2.467" calcext:value-type="float">
            <text:p>2.467</text:p>
          </table:table-cell>
          <table:table-cell table:formula="of:=VLOOKUP(MATCH(MIN([.E8:.I8]); [.E8:.I8];1); [.$M$3:.$N$9]; 2)" office:value-type="string" office:string-value="heap" calcext:value-type="string">
            <text:p>hea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dderQ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.267" calcext:value-type="float">
            <text:p>3.267</text:p>
          </table:table-cell>
          <table:table-cell office:value-type="float" office:value="4.238" calcext:value-type="float">
            <text:p>4.238</text:p>
          </table:table-cell>
          <table:table-cell office:value-type="float" office:value="4.81" calcext:value-type="float">
            <text:p>4.81</text:p>
          </table:table-cell>
          <table:table-cell office:value-type="float" office:value="4.45" calcext:value-type="float">
            <text:p>4.45</text:p>
          </table:table-cell>
          <table:table-cell office:value-type="float" office:value="3.527" calcext:value-type="float">
            <text:p>3.527</text:p>
          </table:table-cell>
          <table:table-cell office:value-type="float" office:value="3.489" calcext:value-type="float">
            <text:p>3.489</text:p>
          </table:table-cell>
          <table:table-cell table:formula="of:=VLOOKUP(MATCH(MIN([.E9:.I9]); [.E9:.I9];1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.35" calcext:value-type="float">
            <text:p>4.35</text:p>
          </table:table-cell>
          <table:table-cell office:value-type="float" office:value="5.909" calcext:value-type="float">
            <text:p>5.909</text:p>
          </table:table-cell>
          <table:table-cell office:value-type="float" office:value="6.14" calcext:value-type="float">
            <text:p>6.14</text:p>
          </table:table-cell>
          <table:table-cell office:value-type="float" office:value="5.787" calcext:value-type="float">
            <text:p>5.787</text:p>
          </table:table-cell>
          <table:table-cell office:value-type="float" office:value="4.675" calcext:value-type="float">
            <text:p>4.675</text:p>
          </table:table-cell>
          <table:table-cell office:value-type="float" office:value="4.546" calcext:value-type="float">
            <text:p>4.546</text:p>
          </table:table-cell>
          <table:table-cell table:formula="of:=VLOOKUP(MATCH(MIN([.E10:.I10]); [.E10:.I10];1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.684" calcext:value-type="float">
            <text:p>4.684</text:p>
          </table:table-cell>
          <table:table-cell office:value-type="float" office:value="6.295" calcext:value-type="float">
            <text:p>6.295</text:p>
          </table:table-cell>
          <table:table-cell office:value-type="float" office:value="7.163" calcext:value-type="float">
            <text:p>7.163</text:p>
          </table:table-cell>
          <table:table-cell office:value-type="float" office:value="6.166" calcext:value-type="float">
            <text:p>6.166</text:p>
          </table:table-cell>
          <table:table-cell office:value-type="float" office:value="5.022" calcext:value-type="float">
            <text:p>5.022</text:p>
          </table:table-cell>
          <table:table-cell office:value-type="float" office:value="4.931" calcext:value-type="float">
            <text:p>4.931</text:p>
          </table:table-cell>
          <table:table-cell table:formula="of:=VLOOKUP(MATCH(MIN([.E11:.I11]); [.E11:.I11];1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472" calcext:value-type="float">
            <text:p>4.472</text:p>
          </table:table-cell>
          <table:table-cell office:value-type="float" office:value="5.223" calcext:value-type="float">
            <text:p>5.223</text:p>
          </table:table-cell>
          <table:table-cell office:value-type="float" office:value="6.415" calcext:value-type="float">
            <text:p>6.415</text:p>
          </table:table-cell>
          <table:table-cell office:value-type="float" office:value="5.321" calcext:value-type="float">
            <text:p>5.321</text:p>
          </table:table-cell>
          <table:table-cell office:value-type="float" office:value="4.221" calcext:value-type="float">
            <text:p>4.221</text:p>
          </table:table-cell>
          <table:table-cell office:value-type="float" office:value="4.047" calcext:value-type="float">
            <text:p>4.047</text:p>
          </table:table-cell>
          <table:table-cell table:formula="of:=VLOOKUP(MATCH(MIN([.E12:.I12]); [.E12:.I12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641" calcext:value-type="float">
            <text:p>6.641</text:p>
          </table:table-cell>
          <table:table-cell office:value-type="float" office:value="6.988" calcext:value-type="float">
            <text:p>6.988</text:p>
          </table:table-cell>
          <table:table-cell office:value-type="float" office:value="9.055" calcext:value-type="float">
            <text:p>9.055</text:p>
          </table:table-cell>
          <table:table-cell office:value-type="float" office:value="7.212" calcext:value-type="float">
            <text:p>7.212</text:p>
          </table:table-cell>
          <table:table-cell office:value-type="float" office:value="5.907" calcext:value-type="float">
            <text:p>5.907</text:p>
          </table:table-cell>
          <table:table-cell office:value-type="float" office:value="5.815" calcext:value-type="float">
            <text:p>5.815</text:p>
          </table:table-cell>
          <table:table-cell table:formula="of:=VLOOKUP(MATCH(MIN([.E13:.I13]); [.E13:.I13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.679" calcext:value-type="float">
            <text:p>8.679</text:p>
          </table:table-cell>
          <table:table-cell office:value-type="float" office:value="8.935" calcext:value-type="float">
            <text:p>8.935</text:p>
          </table:table-cell>
          <table:table-cell office:value-type="float" office:value="11.604" calcext:value-type="float">
            <text:p>11.604</text:p>
          </table:table-cell>
          <table:table-cell office:value-type="float" office:value="9.364" calcext:value-type="float">
            <text:p>9.364</text:p>
          </table:table-cell>
          <table:table-cell office:value-type="float" office:value="7.972" calcext:value-type="float">
            <text:p>7.972</text:p>
          </table:table-cell>
          <table:table-cell office:value-type="float" office:value="7.914" calcext:value-type="float">
            <text:p>7.914</text:p>
          </table:table-cell>
          <table:table-cell table:formula="of:=VLOOKUP(MATCH(MIN([.E14:.I14]); [.E14:.I14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.197" calcext:value-type="float">
            <text:p>9.197</text:p>
          </table:table-cell>
          <table:table-cell office:value-type="float" office:value="9.526" calcext:value-type="float">
            <text:p>9.526</text:p>
          </table:table-cell>
          <table:table-cell office:value-type="float" office:value="11.355" calcext:value-type="float">
            <text:p>11.355</text:p>
          </table:table-cell>
          <table:table-cell office:value-type="float" office:value="9.74" calcext:value-type="float">
            <text:p>9.74</text:p>
          </table:table-cell>
          <table:table-cell office:value-type="float" office:value="8.602" calcext:value-type="float">
            <text:p>8.602</text:p>
          </table:table-cell>
          <table:table-cell office:value-type="float" office:value="8.512" calcext:value-type="float">
            <text:p>8.512</text:p>
          </table:table-cell>
          <table:table-cell table:formula="of:=VLOOKUP(MATCH(MIN([.E15:.I15]); [.E15:.I15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4.483" calcext:value-type="float">
            <text:p>4.483</text:p>
          </table:table-cell>
          <table:table-cell office:value-type="float" office:value="5.284" calcext:value-type="float">
            <text:p>5.284</text:p>
          </table:table-cell>
          <table:table-cell office:value-type="float" office:value="5.785" calcext:value-type="float">
            <text:p>5.785</text:p>
          </table:table-cell>
          <table:table-cell office:value-type="float" office:value="5.204" calcext:value-type="float">
            <text:p>5.204</text:p>
          </table:table-cell>
          <table:table-cell office:value-type="float" office:value="4.247" calcext:value-type="float">
            <text:p>4.247</text:p>
          </table:table-cell>
          <table:table-cell office:value-type="float" office:value="3.894" calcext:value-type="float">
            <text:p>3.894</text:p>
          </table:table-cell>
          <table:table-cell table:formula="of:=VLOOKUP(MATCH(MIN([.E16:.I16]); [.E16:.I16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6.527" calcext:value-type="float">
            <text:p>6.527</text:p>
          </table:table-cell>
          <table:table-cell office:value-type="float" office:value="6.825" calcext:value-type="float">
            <text:p>6.825</text:p>
          </table:table-cell>
          <table:table-cell office:value-type="float" office:value="8.545" calcext:value-type="float">
            <text:p>8.545</text:p>
          </table:table-cell>
          <table:table-cell office:value-type="float" office:value="7.066" calcext:value-type="float">
            <text:p>7.066</text:p>
          </table:table-cell>
          <table:table-cell office:value-type="float" office:value="5.961" calcext:value-type="float">
            <text:p>5.961</text:p>
          </table:table-cell>
          <table:table-cell office:value-type="float" office:value="5.842" calcext:value-type="float">
            <text:p>5.842</text:p>
          </table:table-cell>
          <table:table-cell table:formula="of:=VLOOKUP(MATCH(MIN([.E17:.I17]); [.E17:.I17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.854" calcext:value-type="float">
            <text:p>8.854</text:p>
          </table:table-cell>
          <table:table-cell office:value-type="float" office:value="9.528" calcext:value-type="float">
            <text:p>9.528</text:p>
          </table:table-cell>
          <table:table-cell office:value-type="float" office:value="10.52" calcext:value-type="float">
            <text:p>10.52</text:p>
          </table:table-cell>
          <table:table-cell office:value-type="float" office:value="8.535" calcext:value-type="float">
            <text:p>8.535</text:p>
          </table:table-cell>
          <table:table-cell office:value-type="float" office:value="7.879" calcext:value-type="float">
            <text:p>7.879</text:p>
          </table:table-cell>
          <table:table-cell office:value-type="float" office:value="7.705" calcext:value-type="float">
            <text:p>7.705</text:p>
          </table:table-cell>
          <table:table-cell table:formula="of:=VLOOKUP(MATCH(MIN([.E18:.I18]); [.E18:.I18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.095" calcext:value-type="float">
            <text:p>8.095</text:p>
          </table:table-cell>
          <table:table-cell office:value-type="float" office:value="8.998" calcext:value-type="float">
            <text:p>8.998</text:p>
          </table:table-cell>
          <table:table-cell office:value-type="float" office:value="11.353" calcext:value-type="float">
            <text:p>11.353</text:p>
          </table:table-cell>
          <table:table-cell office:value-type="float" office:value="9.126" calcext:value-type="float">
            <text:p>9.126</text:p>
          </table:table-cell>
          <table:table-cell office:value-type="float" office:value="8.284" calcext:value-type="float">
            <text:p>8.284</text:p>
          </table:table-cell>
          <table:table-cell office:value-type="float" office:value="7.98" calcext:value-type="float">
            <text:p>7.98</text:p>
          </table:table-cell>
          <table:table-cell table:formula="of:=VLOOKUP(MATCH(MIN([.E19:.I19]); [.E19:.I19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.061" calcext:value-type="float">
            <text:p>9.061</text:p>
          </table:table-cell>
          <table:table-cell office:value-type="float" office:value="11.133" calcext:value-type="float">
            <text:p>11.133</text:p>
          </table:table-cell>
          <table:table-cell office:value-type="float" office:value="10.867" calcext:value-type="float">
            <text:p>10.867</text:p>
          </table:table-cell>
          <table:table-cell office:value-type="float" office:value="10.033" calcext:value-type="float">
            <text:p>10.033</text:p>
          </table:table-cell>
          <table:table-cell office:value-type="float" office:value="8.717" calcext:value-type="float">
            <text:p>8.717</text:p>
          </table:table-cell>
          <table:table-cell office:value-type="float" office:value="8.482" calcext:value-type="float">
            <text:p>8.482</text:p>
          </table:table-cell>
          <table:table-cell table:formula="of:=VLOOKUP(MATCH(MIN([.E20:.I20]); [.E20:.I20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.435" calcext:value-type="float">
            <text:p>15.435</text:p>
          </table:table-cell>
          <table:table-cell office:value-type="float" office:value="14.037" calcext:value-type="float">
            <text:p>14.037</text:p>
          </table:table-cell>
          <table:table-cell office:value-type="float" office:value="16.904" calcext:value-type="float">
            <text:p>16.904</text:p>
          </table:table-cell>
          <table:table-cell office:value-type="float" office:value="13.312" calcext:value-type="float">
            <text:p>13.312</text:p>
          </table:table-cell>
          <table:table-cell office:value-type="float" office:value="12.966" calcext:value-type="float">
            <text:p>12.966</text:p>
          </table:table-cell>
          <table:table-cell office:value-type="float" office:value="12.777" calcext:value-type="float">
            <text:p>12.777</text:p>
          </table:table-cell>
          <table:table-cell table:formula="of:=VLOOKUP(MATCH(MIN([.E21:.I21]); [.E21:.I21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.122" calcext:value-type="float">
            <text:p>20.122</text:p>
          </table:table-cell>
          <table:table-cell office:value-type="float" office:value="16.3" calcext:value-type="float">
            <text:p>16.3</text:p>
          </table:table-cell>
          <table:table-cell office:value-type="float" office:value="20.445" calcext:value-type="float">
            <text:p>20.445</text:p>
          </table:table-cell>
          <table:table-cell office:value-type="float" office:value="16.516" calcext:value-type="float">
            <text:p>16.516</text:p>
          </table:table-cell>
          <table:table-cell office:value-type="float" office:value="19.438" calcext:value-type="float">
            <text:p>19.438</text:p>
          </table:table-cell>
          <table:table-cell office:value-type="float" office:value="18.996" calcext:value-type="float">
            <text:p>18.996</text:p>
          </table:table-cell>
          <table:table-cell table:formula="of:=VLOOKUP(MATCH(MIN([.E22:.I22]); [.E22:.I22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.341" calcext:value-type="float">
            <text:p>23.341</text:p>
          </table:table-cell>
          <table:table-cell office:value-type="float" office:value="18.514" calcext:value-type="float">
            <text:p>18.514</text:p>
          </table:table-cell>
          <table:table-cell office:value-type="float" office:value="21.278" calcext:value-type="float">
            <text:p>21.278</text:p>
          </table:table-cell>
          <table:table-cell office:value-type="float" office:value="17.284" calcext:value-type="float">
            <text:p>17.284</text:p>
          </table:table-cell>
          <table:table-cell office:value-type="float" office:value="21.138" calcext:value-type="float">
            <text:p>21.138</text:p>
          </table:table-cell>
          <table:table-cell office:value-type="float" office:value="20.834" calcext:value-type="float">
            <text:p>20.834</text:p>
          </table:table-cell>
          <table:table-cell table:formula="of:=VLOOKUP(MATCH(MIN([.E23:.I23]); [.E23:.I23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0.391" calcext:value-type="float">
            <text:p>10.391</text:p>
          </table:table-cell>
          <table:table-cell office:value-type="float" office:value="9.971" calcext:value-type="float">
            <text:p>9.971</text:p>
          </table:table-cell>
          <table:table-cell office:value-type="float" office:value="10.502" calcext:value-type="float">
            <text:p>10.502</text:p>
          </table:table-cell>
          <table:table-cell office:value-type="float" office:value="9.991" calcext:value-type="float">
            <text:p>9.991</text:p>
          </table:table-cell>
          <table:table-cell office:value-type="float" office:value="8.836" calcext:value-type="float">
            <text:p>8.836</text:p>
          </table:table-cell>
          <table:table-cell office:value-type="float" office:value="8.402" calcext:value-type="float">
            <text:p>8.402</text:p>
          </table:table-cell>
          <table:table-cell table:formula="of:=VLOOKUP(MATCH(MIN([.E24:.I24]); [.E24:.I24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4.345" calcext:value-type="float">
            <text:p>14.345</text:p>
          </table:table-cell>
          <table:table-cell office:value-type="float" office:value="11.95" calcext:value-type="float">
            <text:p>11.95</text:p>
          </table:table-cell>
          <table:table-cell office:value-type="float" office:value="13.522" calcext:value-type="float">
            <text:p>13.522</text:p>
          </table:table-cell>
          <table:table-cell office:value-type="float" office:value="12.946" calcext:value-type="float">
            <text:p>12.946</text:p>
          </table:table-cell>
          <table:table-cell office:value-type="float" office:value="12.714" calcext:value-type="float">
            <text:p>12.714</text:p>
          </table:table-cell>
          <table:table-cell office:value-type="float" office:value="13.091" calcext:value-type="float">
            <text:p>13.091</text:p>
          </table:table-cell>
          <table:table-cell table:formula="of:=VLOOKUP(MATCH(MIN([.E25:.I25]); [.E25:.I25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7.856" calcext:value-type="float">
            <text:p>17.856</text:p>
          </table:table-cell>
          <table:table-cell office:value-type="float" office:value="18.667" calcext:value-type="float">
            <text:p>18.667</text:p>
          </table:table-cell>
          <table:table-cell office:value-type="float" office:value="16.917" calcext:value-type="float">
            <text:p>16.917</text:p>
          </table:table-cell>
          <table:table-cell office:value-type="float" office:value="16.099" calcext:value-type="float">
            <text:p>16.099</text:p>
          </table:table-cell>
          <table:table-cell office:value-type="float" office:value="18.488" calcext:value-type="float">
            <text:p>18.488</text:p>
          </table:table-cell>
          <table:table-cell office:value-type="float" office:value="18.416" calcext:value-type="float">
            <text:p>18.416</text:p>
          </table:table-cell>
          <table:table-cell table:formula="of:=VLOOKUP(MATCH(MIN([.E26:.I26]); [.E26:.I26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9.631" calcext:value-type="float">
            <text:p>19.631</text:p>
          </table:table-cell>
          <table:table-cell office:value-type="float" office:value="19.412" calcext:value-type="float">
            <text:p>19.412</text:p>
          </table:table-cell>
          <table:table-cell office:value-type="float" office:value="20.32" calcext:value-type="float">
            <text:p>20.32</text:p>
          </table:table-cell>
          <table:table-cell office:value-type="float" office:value="16.898" calcext:value-type="float">
            <text:p>16.898</text:p>
          </table:table-cell>
          <table:table-cell office:value-type="float" office:value="19.733" calcext:value-type="float">
            <text:p>19.733</text:p>
          </table:table-cell>
          <table:table-cell office:value-type="float" office:value="19.602" calcext:value-type="float">
            <text:p>19.602</text:p>
          </table:table-cell>
          <table:table-cell table:formula="of:=VLOOKUP(MATCH(MIN([.E27:.I27]); [.E27:.I27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.204" calcext:value-type="float">
            <text:p>20.204</text:p>
          </table:table-cell>
          <table:table-cell office:value-type="float" office:value="18.279" calcext:value-type="float">
            <text:p>18.279</text:p>
          </table:table-cell>
          <table:table-cell office:value-type="float" office:value="20.828" calcext:value-type="float">
            <text:p>20.828</text:p>
          </table:table-cell>
          <table:table-cell office:value-type="float" office:value="16.753" calcext:value-type="float">
            <text:p>16.753</text:p>
          </table:table-cell>
          <table:table-cell office:value-type="float" office:value="16.907" calcext:value-type="float">
            <text:p>16.907</text:p>
          </table:table-cell>
          <table:table-cell office:value-type="float" office:value="16.146" calcext:value-type="float">
            <text:p>16.146</text:p>
          </table:table-cell>
          <table:table-cell table:formula="of:=VLOOKUP(MATCH(MIN([.E28:.I28]); [.E28:.I28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928" calcext:value-type="float">
            <text:p>32.928</text:p>
          </table:table-cell>
          <table:table-cell office:value-type="float" office:value="21.139" calcext:value-type="float">
            <text:p>21.139</text:p>
          </table:table-cell>
          <table:table-cell office:value-type="float" office:value="24.417" calcext:value-type="float">
            <text:p>24.417</text:p>
          </table:table-cell>
          <table:table-cell office:value-type="float" office:value="21.332" calcext:value-type="float">
            <text:p>21.332</text:p>
          </table:table-cell>
          <table:table-cell office:value-type="float" office:value="28.43" calcext:value-type="float">
            <text:p>28.43</text:p>
          </table:table-cell>
          <table:table-cell office:value-type="float" office:value="27.638" calcext:value-type="float">
            <text:p>27.638</text:p>
          </table:table-cell>
          <table:table-cell table:formula="of:=VLOOKUP(MATCH(MIN([.E29:.I29]); [.E29:.I29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.764" calcext:value-type="float">
            <text:p>42.764</text:p>
          </table:table-cell>
          <table:table-cell office:value-type="float" office:value="30.783" calcext:value-type="float">
            <text:p>30.783</text:p>
          </table:table-cell>
          <table:table-cell office:value-type="float" office:value="29.419" calcext:value-type="float">
            <text:p>29.419</text:p>
          </table:table-cell>
          <table:table-cell office:value-type="float" office:value="27.825" calcext:value-type="float">
            <text:p>27.825</text:p>
          </table:table-cell>
          <table:table-cell office:value-type="float" office:value="40.466" calcext:value-type="float">
            <text:p>40.466</text:p>
          </table:table-cell>
          <table:table-cell office:value-type="float" office:value="40.323" calcext:value-type="float">
            <text:p>40.323</text:p>
          </table:table-cell>
          <table:table-cell table:formula="of:=VLOOKUP(MATCH(MIN([.E30:.I30]); [.E30:.I30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.255" calcext:value-type="float">
            <text:p>45.255</text:p>
          </table:table-cell>
          <table:table-cell office:value-type="float" office:value="35.227" calcext:value-type="float">
            <text:p>35.227</text:p>
          </table:table-cell>
          <table:table-cell office:value-type="float" office:value="35.713" calcext:value-type="float">
            <text:p>35.713</text:p>
          </table:table-cell>
          <table:table-cell office:value-type="float" office:value="29.401" calcext:value-type="float">
            <text:p>29.401</text:p>
          </table:table-cell>
          <table:table-cell office:value-type="float" office:value="42.338" calcext:value-type="float">
            <text:p>42.338</text:p>
          </table:table-cell>
          <table:table-cell office:value-type="float" office:value="42.831" calcext:value-type="float">
            <text:p>42.831</text:p>
          </table:table-cell>
          <table:table-cell table:formula="of:=VLOOKUP(MATCH(MIN([.E31:.I31]); [.E31:.I31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7.951" calcext:value-type="float">
            <text:p>17.951</text:p>
          </table:table-cell>
          <table:table-cell office:value-type="float" office:value="18.555" calcext:value-type="float">
            <text:p>18.555</text:p>
          </table:table-cell>
          <table:table-cell office:value-type="float" office:value="16.644" calcext:value-type="float">
            <text:p>16.644</text:p>
          </table:table-cell>
          <table:table-cell office:value-type="float" office:value="16.291" calcext:value-type="float">
            <text:p>16.291</text:p>
          </table:table-cell>
          <table:table-cell office:value-type="float" office:value="16.798" calcext:value-type="float">
            <text:p>16.798</text:p>
          </table:table-cell>
          <table:table-cell office:value-type="float" office:value="16.243" calcext:value-type="float">
            <text:p>16.243</text:p>
          </table:table-cell>
          <table:table-cell table:formula="of:=VLOOKUP(MATCH(MIN([.E32:.I32]); [.E32:.I32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8.87" calcext:value-type="float">
            <text:p>28.87</text:p>
          </table:table-cell>
          <table:table-cell office:value-type="float" office:value="25.546" calcext:value-type="float">
            <text:p>25.546</text:p>
          </table:table-cell>
          <table:table-cell office:value-type="float" office:value="24.406" calcext:value-type="float">
            <text:p>24.406</text:p>
          </table:table-cell>
          <table:table-cell office:value-type="float" office:value="21.052" calcext:value-type="float">
            <text:p>21.052</text:p>
          </table:table-cell>
          <table:table-cell office:value-type="float" office:value="27.041" calcext:value-type="float">
            <text:p>27.041</text:p>
          </table:table-cell>
          <table:table-cell office:value-type="float" office:value="26.078" calcext:value-type="float">
            <text:p>26.078</text:p>
          </table:table-cell>
          <table:table-cell table:formula="of:=VLOOKUP(MATCH(MIN([.E33:.I33]); [.E33:.I33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3.944" calcext:value-type="float">
            <text:p>43.944</text:p>
          </table:table-cell>
          <table:table-cell office:value-type="float" office:value="32.265" calcext:value-type="float">
            <text:p>32.265</text:p>
          </table:table-cell>
          <table:table-cell office:value-type="float" office:value="30.279" calcext:value-type="float">
            <text:p>30.279</text:p>
          </table:table-cell>
          <table:table-cell office:value-type="float" office:value="27.669" calcext:value-type="float">
            <text:p>27.669</text:p>
          </table:table-cell>
          <table:table-cell office:value-type="float" office:value="39.86" calcext:value-type="float">
            <text:p>39.86</text:p>
          </table:table-cell>
          <table:table-cell office:value-type="float" office:value="40.77" calcext:value-type="float">
            <text:p>40.77</text:p>
          </table:table-cell>
          <table:table-cell table:formula="of:=VLOOKUP(MATCH(MIN([.E34:.I34]); [.E34:.I34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8.098" calcext:value-type="float">
            <text:p>48.098</text:p>
          </table:table-cell>
          <table:table-cell office:value-type="float" office:value="30.767" calcext:value-type="float">
            <text:p>30.767</text:p>
          </table:table-cell>
          <table:table-cell office:value-type="float" office:value="34.695" calcext:value-type="float">
            <text:p>34.695</text:p>
          </table:table-cell>
          <table:table-cell office:value-type="float" office:value="29.215" calcext:value-type="float">
            <text:p>29.215</text:p>
          </table:table-cell>
          <table:table-cell office:value-type="float" office:value="41.284" calcext:value-type="float">
            <text:p>41.284</text:p>
          </table:table-cell>
          <table:table-cell office:value-type="float" office:value="41.858" calcext:value-type="float">
            <text:p>41.858</text:p>
          </table:table-cell>
          <table:table-cell table:formula="of:=VLOOKUP(MATCH(MIN([.E35:.I35]); [.E35:.I35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.016" calcext:value-type="float">
            <text:p>32.016</text:p>
          </table:table-cell>
          <table:table-cell office:value-type="float" office:value="24.199" calcext:value-type="float">
            <text:p>24.199</text:p>
          </table:table-cell>
          <table:table-cell office:value-type="float" office:value="27.122" calcext:value-type="float">
            <text:p>27.122</text:p>
          </table:table-cell>
          <table:table-cell office:value-type="float" office:value="22.959" calcext:value-type="float">
            <text:p>22.959</text:p>
          </table:table-cell>
          <table:table-cell office:value-type="float" office:value="26.646" calcext:value-type="float">
            <text:p>26.646</text:p>
          </table:table-cell>
          <table:table-cell office:value-type="float" office:value="26.393" calcext:value-type="float">
            <text:p>26.393</text:p>
          </table:table-cell>
          <table:table-cell table:formula="of:=VLOOKUP(MATCH(MIN([.E36:.I36]); [.E36:.I36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.675" calcext:value-type="float">
            <text:p>50.675</text:p>
          </table:table-cell>
          <table:table-cell office:value-type="float" office:value="30.519" calcext:value-type="float">
            <text:p>30.519</text:p>
          </table:table-cell>
          <table:table-cell office:value-type="float" office:value="39.381" calcext:value-type="float">
            <text:p>39.381</text:p>
          </table:table-cell>
          <table:table-cell office:value-type="float" office:value="31.134" calcext:value-type="float">
            <text:p>31.134</text:p>
          </table:table-cell>
          <table:table-cell office:value-type="float" office:value="44.864" calcext:value-type="float">
            <text:p>44.864</text:p>
          </table:table-cell>
          <table:table-cell office:value-type="float" office:value="45.48" calcext:value-type="float">
            <text:p>45.48</text:p>
          </table:table-cell>
          <table:table-cell table:formula="of:=VLOOKUP(MATCH(MIN([.E37:.I37]); [.E37:.I37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.374" calcext:value-type="float">
            <text:p>70.374</text:p>
          </table:table-cell>
          <table:table-cell office:value-type="float" office:value="48.951" calcext:value-type="float">
            <text:p>48.951</text:p>
          </table:table-cell>
          <table:table-cell office:value-type="float" office:value="51.348" calcext:value-type="float">
            <text:p>51.348</text:p>
          </table:table-cell>
          <table:table-cell office:value-type="float" office:value="34.795" calcext:value-type="float">
            <text:p>34.795</text:p>
          </table:table-cell>
          <table:table-cell office:value-type="float" office:value="61.258" calcext:value-type="float">
            <text:p>61.258</text:p>
          </table:table-cell>
          <table:table-cell office:value-type="float" office:value="59.752" calcext:value-type="float">
            <text:p>59.752</text:p>
          </table:table-cell>
          <table:table-cell table:formula="of:=VLOOKUP(MATCH(MIN([.E38:.I38]); [.E38:.I38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1.427" calcext:value-type="float">
            <text:p>71.427</text:p>
          </table:table-cell>
          <table:table-cell office:value-type="float" office:value="44.254" calcext:value-type="float">
            <text:p>44.254</text:p>
          </table:table-cell>
          <table:table-cell office:value-type="float" office:value="54.679" calcext:value-type="float">
            <text:p>54.679</text:p>
          </table:table-cell>
          <table:table-cell office:value-type="float" office:value="40.277" calcext:value-type="float">
            <text:p>40.277</text:p>
          </table:table-cell>
          <table:table-cell office:value-type="float" office:value="64.134" calcext:value-type="float">
            <text:p>64.134</text:p>
          </table:table-cell>
          <table:table-cell office:value-type="float" office:value="63.025" calcext:value-type="float">
            <text:p>63.025</text:p>
          </table:table-cell>
          <table:table-cell table:formula="of:=VLOOKUP(MATCH(MIN([.E39:.I39]); [.E39:.I39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2.125" calcext:value-type="float">
            <text:p>32.125</text:p>
          </table:table-cell>
          <table:table-cell office:value-type="float" office:value="26.872" calcext:value-type="float">
            <text:p>26.872</text:p>
          </table:table-cell>
          <table:table-cell office:value-type="float" office:value="26.021" calcext:value-type="float">
            <text:p>26.021</text:p>
          </table:table-cell>
          <table:table-cell office:value-type="float" office:value="21.218" calcext:value-type="float">
            <text:p>21.218</text:p>
          </table:table-cell>
          <table:table-cell office:value-type="float" office:value="24.138" calcext:value-type="float">
            <text:p>24.138</text:p>
          </table:table-cell>
          <table:table-cell office:value-type="float" office:value="24.595" calcext:value-type="float">
            <text:p>24.595</text:p>
          </table:table-cell>
          <table:table-cell table:formula="of:=VLOOKUP(MATCH(MIN([.E40:.I40]); [.E40:.I40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45.157" calcext:value-type="float">
            <text:p>45.157</text:p>
          </table:table-cell>
          <table:table-cell office:value-type="float" office:value="30.639" calcext:value-type="float">
            <text:p>30.639</text:p>
          </table:table-cell>
          <table:table-cell office:value-type="float" office:value="37.763" calcext:value-type="float">
            <text:p>37.763</text:p>
          </table:table-cell>
          <table:table-cell office:value-type="float" office:value="30.242" calcext:value-type="float">
            <text:p>30.242</text:p>
          </table:table-cell>
          <table:table-cell office:value-type="float" office:value="43.267" calcext:value-type="float">
            <text:p>43.267</text:p>
          </table:table-cell>
          <table:table-cell office:value-type="float" office:value="44.391" calcext:value-type="float">
            <text:p>44.391</text:p>
          </table:table-cell>
          <table:table-cell table:formula="of:=VLOOKUP(MATCH(MIN([.E41:.I41]); [.E41:.I41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67.5" calcext:value-type="float">
            <text:p>67.5</text:p>
          </table:table-cell>
          <table:table-cell office:value-type="float" office:value="45.098" calcext:value-type="float">
            <text:p>45.098</text:p>
          </table:table-cell>
          <table:table-cell office:value-type="float" office:value="48.538" calcext:value-type="float">
            <text:p>48.538</text:p>
          </table:table-cell>
          <table:table-cell office:value-type="float" office:value="39.213" calcext:value-type="float">
            <text:p>39.213</text:p>
          </table:table-cell>
          <table:table-cell office:value-type="float" office:value="59.386" calcext:value-type="float">
            <text:p>59.386</text:p>
          </table:table-cell>
          <table:table-cell office:value-type="float" office:value="61.146" calcext:value-type="float">
            <text:p>61.146</text:p>
          </table:table-cell>
          <table:table-cell table:formula="of:=VLOOKUP(MATCH(MIN([.E42:.I42]); [.E42:.I42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74.843" calcext:value-type="float">
            <text:p>74.843</text:p>
          </table:table-cell>
          <table:table-cell office:value-type="float" office:value="46.397" calcext:value-type="float">
            <text:p>46.397</text:p>
          </table:table-cell>
          <table:table-cell office:value-type="float" office:value="44.01" calcext:value-type="float">
            <text:p>44.01</text:p>
          </table:table-cell>
          <table:table-cell office:value-type="float" office:value="39.598" calcext:value-type="float">
            <text:p>39.598</text:p>
          </table:table-cell>
          <table:table-cell office:value-type="float" office:value="62.929" calcext:value-type="float">
            <text:p>62.929</text:p>
          </table:table-cell>
          <table:table-cell office:value-type="float" office:value="63.424" calcext:value-type="float">
            <text:p>63.424</text:p>
          </table:table-cell>
          <table:table-cell table:formula="of:=VLOOKUP(MATCH(MIN([.E43:.I43]); [.E43:.I43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817" calcext:value-type="float">
            <text:p>44.817</text:p>
          </table:table-cell>
          <table:table-cell office:value-type="float" office:value="29.322" calcext:value-type="float">
            <text:p>29.322</text:p>
          </table:table-cell>
          <table:table-cell office:value-type="float" office:value="37.72" calcext:value-type="float">
            <text:p>37.72</text:p>
          </table:table-cell>
          <table:table-cell office:value-type="float" office:value="29.229" calcext:value-type="float">
            <text:p>29.229</text:p>
          </table:table-cell>
          <table:table-cell office:value-type="float" office:value="36.304" calcext:value-type="float">
            <text:p>36.304</text:p>
          </table:table-cell>
          <table:table-cell office:value-type="float" office:value="34.911" calcext:value-type="float">
            <text:p>34.911</text:p>
          </table:table-cell>
          <table:table-cell table:formula="of:=VLOOKUP(MATCH(MIN([.E44:.I44]); [.E44:.I44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4.186" calcext:value-type="float">
            <text:p>64.186</text:p>
          </table:table-cell>
          <table:table-cell office:value-type="float" office:value="38.448" calcext:value-type="float">
            <text:p>38.448</text:p>
          </table:table-cell>
          <table:table-cell office:value-type="float" office:value="44.727" calcext:value-type="float">
            <text:p>44.727</text:p>
          </table:table-cell>
          <table:table-cell office:value-type="float" office:value="38.452" calcext:value-type="float">
            <text:p>38.452</text:p>
          </table:table-cell>
          <table:table-cell office:value-type="float" office:value="59.504" calcext:value-type="float">
            <text:p>59.504</text:p>
          </table:table-cell>
          <table:table-cell office:value-type="float" office:value="62.121" calcext:value-type="float">
            <text:p>62.121</text:p>
          </table:table-cell>
          <table:table-cell table:formula="of:=VLOOKUP(MATCH(MIN([.E45:.I45]); [.E45:.I45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6.04" calcext:value-type="float">
            <text:p>96.04</text:p>
          </table:table-cell>
          <table:table-cell office:value-type="float" office:value="62.271" calcext:value-type="float">
            <text:p>62.271</text:p>
          </table:table-cell>
          <table:table-cell office:value-type="float" office:value="63.902" calcext:value-type="float">
            <text:p>63.902</text:p>
          </table:table-cell>
          <table:table-cell office:value-type="float" office:value="50.064" calcext:value-type="float">
            <text:p>50.064</text:p>
          </table:table-cell>
          <table:table-cell office:value-type="float" office:value="86.589" calcext:value-type="float">
            <text:p>86.589</text:p>
          </table:table-cell>
          <table:table-cell office:value-type="float" office:value="83.742" calcext:value-type="float">
            <text:p>83.742</text:p>
          </table:table-cell>
          <table:table-cell table:formula="of:=VLOOKUP(MATCH(MIN([.E46:.I46]); [.E46:.I46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67" calcext:value-type="float">
            <text:p>100.67</text:p>
          </table:table-cell>
          <table:table-cell office:value-type="float" office:value="61.757" calcext:value-type="float">
            <text:p>61.757</text:p>
          </table:table-cell>
          <table:table-cell office:value-type="float" office:value="59.788" calcext:value-type="float">
            <text:p>59.788</text:p>
          </table:table-cell>
          <table:table-cell office:value-type="float" office:value="49.941" calcext:value-type="float">
            <text:p>49.941</text:p>
          </table:table-cell>
          <table:table-cell office:value-type="float" office:value="91.227" calcext:value-type="float">
            <text:p>91.227</text:p>
          </table:table-cell>
          <table:table-cell office:value-type="float" office:value="96.652" calcext:value-type="float">
            <text:p>96.652</text:p>
          </table:table-cell>
          <table:table-cell table:formula="of:=VLOOKUP(MATCH(MIN([.E47:.I47]); [.E47:.I47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45.389" calcext:value-type="float">
            <text:p>45.389</text:p>
          </table:table-cell>
          <table:table-cell office:value-type="float" office:value="35.297" calcext:value-type="float">
            <text:p>35.297</text:p>
          </table:table-cell>
          <table:table-cell office:value-type="float" office:value="31.403" calcext:value-type="float">
            <text:p>31.403</text:p>
          </table:table-cell>
          <table:table-cell office:value-type="float" office:value="27.291" calcext:value-type="float">
            <text:p>27.291</text:p>
          </table:table-cell>
          <table:table-cell office:value-type="float" office:value="36.572" calcext:value-type="float">
            <text:p>36.572</text:p>
          </table:table-cell>
          <table:table-cell office:value-type="float" office:value="35.784" calcext:value-type="float">
            <text:p>35.784</text:p>
          </table:table-cell>
          <table:table-cell table:formula="of:=VLOOKUP(MATCH(MIN([.E48:.I48]); [.E48:.I48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65.096" calcext:value-type="float">
            <text:p>65.096</text:p>
          </table:table-cell>
          <table:table-cell office:value-type="float" office:value="40.559" calcext:value-type="float">
            <text:p>40.559</text:p>
          </table:table-cell>
          <table:table-cell office:value-type="float" office:value="41.914" calcext:value-type="float">
            <text:p>41.914</text:p>
          </table:table-cell>
          <table:table-cell office:value-type="float" office:value="38.014" calcext:value-type="float">
            <text:p>38.014</text:p>
          </table:table-cell>
          <table:table-cell office:value-type="float" office:value="60.706" calcext:value-type="float">
            <text:p>60.706</text:p>
          </table:table-cell>
          <table:table-cell office:value-type="float" office:value="58.74" calcext:value-type="float">
            <text:p>58.74</text:p>
          </table:table-cell>
          <table:table-cell table:formula="of:=VLOOKUP(MATCH(MIN([.E49:.I49]); [.E49:.I49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95.679" calcext:value-type="float">
            <text:p>95.679</text:p>
          </table:table-cell>
          <table:table-cell office:value-type="float" office:value="62.616" calcext:value-type="float">
            <text:p>62.616</text:p>
          </table:table-cell>
          <table:table-cell office:value-type="float" office:value="54.599" calcext:value-type="float">
            <text:p>54.599</text:p>
          </table:table-cell>
          <table:table-cell office:value-type="float" office:value="47.441" calcext:value-type="float">
            <text:p>47.441</text:p>
          </table:table-cell>
          <table:table-cell office:value-type="float" office:value="82.414" calcext:value-type="float">
            <text:p>82.414</text:p>
          </table:table-cell>
          <table:table-cell office:value-type="float" office:value="87.801" calcext:value-type="float">
            <text:p>87.801</text:p>
          </table:table-cell>
          <table:table-cell table:formula="of:=VLOOKUP(MATCH(MIN([.E50:.I50]); [.E50:.I50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h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00.906" calcext:value-type="float">
            <text:p>100.906</text:p>
          </table:table-cell>
          <table:table-cell table:style-name="ce8" office:value-type="float" office:value="63.813" calcext:value-type="float">
            <text:p>63.813</text:p>
          </table:table-cell>
          <table:table-cell table:style-name="ce11" office:value-type="float" office:value="59.646" calcext:value-type="float">
            <text:p>59.646</text:p>
          </table:table-cell>
          <table:table-cell table:style-name="ce14" office:value-type="float" office:value="50.879" calcext:value-type="float">
            <text:p>50.879</text:p>
          </table:table-cell>
          <table:table-cell table:style-name="ce17" office:value-type="float" office:value="86.607" calcext:value-type="float">
            <text:p>86.607</text:p>
          </table:table-cell>
          <table:table-cell table:style-name="ce20" office:value-type="float" office:value="85.849" calcext:value-type="float">
            <text:p>85.849</text:p>
          </table:table-cell>
          <table:table-cell table:formula="of:=VLOOKUP(MATCH(MIN([.E51:.I51]); [.E51:.I51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15" calcext:value-type="float">
            <text:p>5.215</text:p>
          </table:table-cell>
          <table:table-cell office:value-type="float" office:value="6.373" calcext:value-type="float">
            <text:p>6.373</text:p>
          </table:table-cell>
          <table:table-cell office:value-type="float" office:value="7.686" calcext:value-type="float">
            <text:p>7.686</text:p>
          </table:table-cell>
          <table:table-cell office:value-type="float" office:value="6.888" calcext:value-type="float">
            <text:p>6.888</text:p>
          </table:table-cell>
          <table:table-cell office:value-type="float" office:value="5.026" calcext:value-type="float">
            <text:p>5.026</text:p>
          </table:table-cell>
          <table:table-cell office:value-type="float" office:value="4.882" calcext:value-type="float">
            <text:p>4.882</text:p>
          </table:table-cell>
          <table:table-cell table:formula="of:=VLOOKUP(MATCH(MIN([.E52:.I52]); [.E52:.I52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79" calcext:value-type="float">
            <text:p>7.079</text:p>
          </table:table-cell>
          <table:table-cell office:value-type="float" office:value="8.678" calcext:value-type="float">
            <text:p>8.678</text:p>
          </table:table-cell>
          <table:table-cell office:value-type="float" office:value="10.794" calcext:value-type="float">
            <text:p>10.794</text:p>
          </table:table-cell>
          <table:table-cell office:value-type="float" office:value="9.77" calcext:value-type="float">
            <text:p>9.77</text:p>
          </table:table-cell>
          <table:table-cell office:value-type="float" office:value="6.798" calcext:value-type="float">
            <text:p>6.798</text:p>
          </table:table-cell>
          <table:table-cell office:value-type="float" office:value="6.726" calcext:value-type="float">
            <text:p>6.726</text:p>
          </table:table-cell>
          <table:table-cell table:formula="of:=VLOOKUP(MATCH(MIN([.E53:.I53]); [.E53:.I53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16" calcext:value-type="float">
            <text:p>9.416</text:p>
          </table:table-cell>
          <table:table-cell office:value-type="float" office:value="12.301" calcext:value-type="float">
            <text:p>12.301</text:p>
          </table:table-cell>
          <table:table-cell office:value-type="float" office:value="14.501" calcext:value-type="float">
            <text:p>14.501</text:p>
          </table:table-cell>
          <table:table-cell office:value-type="float" office:value="12.727" calcext:value-type="float">
            <text:p>12.727</text:p>
          </table:table-cell>
          <table:table-cell office:value-type="float" office:value="9.045" calcext:value-type="float">
            <text:p>9.045</text:p>
          </table:table-cell>
          <table:table-cell office:value-type="float" office:value="8.899" calcext:value-type="float">
            <text:p>8.899</text:p>
          </table:table-cell>
          <table:table-cell table:formula="of:=VLOOKUP(MATCH(MIN([.E54:.I54]); [.E54:.I54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55" calcext:value-type="float">
            <text:p>10.055</text:p>
          </table:table-cell>
          <table:table-cell office:value-type="float" office:value="12.892" calcext:value-type="float">
            <text:p>12.892</text:p>
          </table:table-cell>
          <table:table-cell office:value-type="float" office:value="14.969" calcext:value-type="float">
            <text:p>14.969</text:p>
          </table:table-cell>
          <table:table-cell office:value-type="float" office:value="13.969" calcext:value-type="float">
            <text:p>13.969</text:p>
          </table:table-cell>
          <table:table-cell office:value-type="float" office:value="9.759" calcext:value-type="float">
            <text:p>9.759</text:p>
          </table:table-cell>
          <table:table-cell office:value-type="float" office:value="9.543" calcext:value-type="float">
            <text:p>9.543</text:p>
          </table:table-cell>
          <table:table-cell table:formula="of:=VLOOKUP(MATCH(MIN([.E55:.I55]); [.E55:.I55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.029" calcext:value-type="float">
            <text:p>5.029</text:p>
          </table:table-cell>
          <table:table-cell office:value-type="float" office:value="6.364" calcext:value-type="float">
            <text:p>6.364</text:p>
          </table:table-cell>
          <table:table-cell office:value-type="float" office:value="7.557" calcext:value-type="float">
            <text:p>7.557</text:p>
          </table:table-cell>
          <table:table-cell office:value-type="float" office:value="6.897" calcext:value-type="float">
            <text:p>6.897</text:p>
          </table:table-cell>
          <table:table-cell office:value-type="float" office:value="4.927" calcext:value-type="float">
            <text:p>4.927</text:p>
          </table:table-cell>
          <table:table-cell office:value-type="float" office:value="4.783" calcext:value-type="float">
            <text:p>4.783</text:p>
          </table:table-cell>
          <table:table-cell table:formula="of:=VLOOKUP(MATCH(MIN([.E56:.I56]); [.E56:.I56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7.156" calcext:value-type="float">
            <text:p>7.156</text:p>
          </table:table-cell>
          <table:table-cell office:value-type="float" office:value="8.69" calcext:value-type="float">
            <text:p>8.69</text:p>
          </table:table-cell>
          <table:table-cell office:value-type="float" office:value="10.401" calcext:value-type="float">
            <text:p>10.401</text:p>
          </table:table-cell>
          <table:table-cell office:value-type="float" office:value="9.464" calcext:value-type="float">
            <text:p>9.464</text:p>
          </table:table-cell>
          <table:table-cell office:value-type="float" office:value="6.954" calcext:value-type="float">
            <text:p>6.954</text:p>
          </table:table-cell>
          <table:table-cell office:value-type="float" office:value="6.503" calcext:value-type="float">
            <text:p>6.503</text:p>
          </table:table-cell>
          <table:table-cell table:formula="of:=VLOOKUP(MATCH(MIN([.E57:.I57]); [.E57:.I57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.467" calcext:value-type="float">
            <text:p>9.467</text:p>
          </table:table-cell>
          <table:table-cell office:value-type="float" office:value="11.074" calcext:value-type="float">
            <text:p>11.074</text:p>
          </table:table-cell>
          <table:table-cell office:value-type="float" office:value="13.494" calcext:value-type="float">
            <text:p>13.494</text:p>
          </table:table-cell>
          <table:table-cell office:value-type="float" office:value="12.18" calcext:value-type="float">
            <text:p>12.18</text:p>
          </table:table-cell>
          <table:table-cell office:value-type="float" office:value="8.714" calcext:value-type="float">
            <text:p>8.714</text:p>
          </table:table-cell>
          <table:table-cell office:value-type="float" office:value="8.447" calcext:value-type="float">
            <text:p>8.447</text:p>
          </table:table-cell>
          <table:table-cell table:formula="of:=VLOOKUP(MATCH(MIN([.E58:.I58]); [.E58:.I58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.972" calcext:value-type="float">
            <text:p>9.972</text:p>
          </table:table-cell>
          <table:table-cell office:value-type="float" office:value="11.756" calcext:value-type="float">
            <text:p>11.756</text:p>
          </table:table-cell>
          <table:table-cell office:value-type="float" office:value="14.171" calcext:value-type="float">
            <text:p>14.171</text:p>
          </table:table-cell>
          <table:table-cell office:value-type="float" office:value="12.608" calcext:value-type="float">
            <text:p>12.608</text:p>
          </table:table-cell>
          <table:table-cell office:value-type="float" office:value="9.193" calcext:value-type="float">
            <text:p>9.193</text:p>
          </table:table-cell>
          <table:table-cell office:value-type="float" office:value="9.298" calcext:value-type="float">
            <text:p>9.298</text:p>
          </table:table-cell>
          <table:table-cell table:formula="of:=VLOOKUP(MATCH(MIN([.E59:.I59]); [.E59:.I59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.871" calcext:value-type="float">
            <text:p>8.871</text:p>
          </table:table-cell>
          <table:table-cell office:value-type="float" office:value="10.339" calcext:value-type="float">
            <text:p>10.339</text:p>
          </table:table-cell>
          <table:table-cell office:value-type="float" office:value="12.108" calcext:value-type="float">
            <text:p>12.108</text:p>
          </table:table-cell>
          <table:table-cell office:value-type="float" office:value="11.014" calcext:value-type="float">
            <text:p>11.014</text:p>
          </table:table-cell>
          <table:table-cell office:value-type="float" office:value="8.015" calcext:value-type="float">
            <text:p>8.015</text:p>
          </table:table-cell>
          <table:table-cell office:value-type="float" office:value="7.952" calcext:value-type="float">
            <text:p>7.952</text:p>
          </table:table-cell>
          <table:table-cell table:formula="of:=VLOOKUP(MATCH(MIN([.E60:.I60]); [.E60:.I60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091" calcext:value-type="float">
            <text:p>12.091</text:p>
          </table:table-cell>
          <table:table-cell office:value-type="float" office:value="13.808" calcext:value-type="float">
            <text:p>13.808</text:p>
          </table:table-cell>
          <table:table-cell office:value-type="float" office:value="16.409" calcext:value-type="float">
            <text:p>16.409</text:p>
          </table:table-cell>
          <table:table-cell office:value-type="float" office:value="14.72" calcext:value-type="float">
            <text:p>14.72</text:p>
          </table:table-cell>
          <table:table-cell office:value-type="float" office:value="11.188" calcext:value-type="float">
            <text:p>11.188</text:p>
          </table:table-cell>
          <table:table-cell office:value-type="float" office:value="11.117" calcext:value-type="float">
            <text:p>11.117</text:p>
          </table:table-cell>
          <table:table-cell table:formula="of:=VLOOKUP(MATCH(MIN([.E61:.I61]); [.E61:.I61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.174" calcext:value-type="float">
            <text:p>15.174</text:p>
          </table:table-cell>
          <table:table-cell office:value-type="float" office:value="17.32" calcext:value-type="float">
            <text:p>17.32</text:p>
          </table:table-cell>
          <table:table-cell office:value-type="float" office:value="20.67" calcext:value-type="float">
            <text:p>20.67</text:p>
          </table:table-cell>
          <table:table-cell office:value-type="float" office:value="18.534" calcext:value-type="float">
            <text:p>18.534</text:p>
          </table:table-cell>
          <table:table-cell office:value-type="float" office:value="14.331" calcext:value-type="float">
            <text:p>14.331</text:p>
          </table:table-cell>
          <table:table-cell office:value-type="float" office:value="13.912" calcext:value-type="float">
            <text:p>13.912</text:p>
          </table:table-cell>
          <table:table-cell table:formula="of:=VLOOKUP(MATCH(MIN([.E62:.I62]); [.E62:.I62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.34" calcext:value-type="float">
            <text:p>16.34</text:p>
          </table:table-cell>
          <table:table-cell office:value-type="float" office:value="18" calcext:value-type="float">
            <text:p>18</text:p>
          </table:table-cell>
          <table:table-cell office:value-type="float" office:value="22.117" calcext:value-type="float">
            <text:p>22.117</text:p>
          </table:table-cell>
          <table:table-cell office:value-type="float" office:value="18.972" calcext:value-type="float">
            <text:p>18.972</text:p>
          </table:table-cell>
          <table:table-cell office:value-type="float" office:value="14.794" calcext:value-type="float">
            <text:p>14.794</text:p>
          </table:table-cell>
          <table:table-cell office:value-type="float" office:value="14.845" calcext:value-type="float">
            <text:p>14.845</text:p>
          </table:table-cell>
          <table:table-cell table:formula="of:=VLOOKUP(MATCH(MIN([.E63:.I63]); [.E63:.I63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.742" calcext:value-type="float">
            <text:p>8.742</text:p>
          </table:table-cell>
          <table:table-cell office:value-type="float" office:value="10.186" calcext:value-type="float">
            <text:p>10.186</text:p>
          </table:table-cell>
          <table:table-cell office:value-type="float" office:value="12.008" calcext:value-type="float">
            <text:p>12.008</text:p>
          </table:table-cell>
          <table:table-cell office:value-type="float" office:value="10.544" calcext:value-type="float">
            <text:p>10.544</text:p>
          </table:table-cell>
          <table:table-cell office:value-type="float" office:value="8.115" calcext:value-type="float">
            <text:p>8.115</text:p>
          </table:table-cell>
          <table:table-cell office:value-type="float" office:value="7.923" calcext:value-type="float">
            <text:p>7.923</text:p>
          </table:table-cell>
          <table:table-cell table:formula="of:=VLOOKUP(MATCH(MIN([.E64:.I64]); [.E64:.I64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929" calcext:value-type="float">
            <text:p>12.929</text:p>
          </table:table-cell>
          <table:table-cell office:value-type="float" office:value="15.879" calcext:value-type="float">
            <text:p>15.879</text:p>
          </table:table-cell>
          <table:table-cell office:value-type="float" office:value="14.606" calcext:value-type="float">
            <text:p>14.606</text:p>
          </table:table-cell>
          <table:table-cell office:value-type="float" office:value="11.317" calcext:value-type="float">
            <text:p>11.317</text:p>
          </table:table-cell>
          <table:table-cell office:value-type="float" office:value="11.234" calcext:value-type="float">
            <text:p>11.234</text:p>
          </table:table-cell>
          <table:table-cell table:formula="of:=VLOOKUP(MATCH(MIN([.E65:.I65]); [.E65:.I65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6.002" calcext:value-type="float">
            <text:p>16.002</text:p>
          </table:table-cell>
          <table:table-cell office:value-type="float" office:value="16.358" calcext:value-type="float">
            <text:p>16.358</text:p>
          </table:table-cell>
          <table:table-cell office:value-type="float" office:value="19.416" calcext:value-type="float">
            <text:p>19.416</text:p>
          </table:table-cell>
          <table:table-cell office:value-type="float" office:value="17.5" calcext:value-type="float">
            <text:p>17.5</text:p>
          </table:table-cell>
          <table:table-cell office:value-type="float" office:value="14.227" calcext:value-type="float">
            <text:p>14.227</text:p>
          </table:table-cell>
          <table:table-cell office:value-type="float" office:value="14.246" calcext:value-type="float">
            <text:p>14.246</text:p>
          </table:table-cell>
          <table:table-cell table:formula="of:=VLOOKUP(MATCH(MIN([.E66:.I66]); [.E66:.I66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5" calcext:value-type="float">
            <text:p>16.95</text:p>
          </table:table-cell>
          <table:table-cell office:value-type="float" office:value="20.439" calcext:value-type="float">
            <text:p>20.439</text:p>
          </table:table-cell>
          <table:table-cell office:value-type="float" office:value="18.375" calcext:value-type="float">
            <text:p>18.375</text:p>
          </table:table-cell>
          <table:table-cell office:value-type="float" office:value="14.967" calcext:value-type="float">
            <text:p>14.967</text:p>
          </table:table-cell>
          <table:table-cell office:value-type="float" office:value="14.667" calcext:value-type="float">
            <text:p>14.667</text:p>
          </table:table-cell>
          <table:table-cell table:formula="of:=VLOOKUP(MATCH(MIN([.E67:.I67]); [.E67:.I67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733" calcext:value-type="float">
            <text:p>18.733</text:p>
          </table:table-cell>
          <table:table-cell office:value-type="float" office:value="17.548" calcext:value-type="float">
            <text:p>17.548</text:p>
          </table:table-cell>
          <table:table-cell office:value-type="float" office:value="20.845" calcext:value-type="float">
            <text:p>20.845</text:p>
          </table:table-cell>
          <table:table-cell office:value-type="float" office:value="19.238" calcext:value-type="float">
            <text:p>19.238</text:p>
          </table:table-cell>
          <table:table-cell office:value-type="float" office:value="15.613" calcext:value-type="float">
            <text:p>15.613</text:p>
          </table:table-cell>
          <table:table-cell office:value-type="float" office:value="16.313" calcext:value-type="float">
            <text:p>16.313</text:p>
          </table:table-cell>
          <table:table-cell table:formula="of:=VLOOKUP(MATCH(MIN([.E68:.I68]); [.E68:.I68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.971" calcext:value-type="float">
            <text:p>25.971</text:p>
          </table:table-cell>
          <table:table-cell office:value-type="float" office:value="22.082" calcext:value-type="float">
            <text:p>22.082</text:p>
          </table:table-cell>
          <table:table-cell office:value-type="float" office:value="27.285" calcext:value-type="float">
            <text:p>27.285</text:p>
          </table:table-cell>
          <table:table-cell office:value-type="float" office:value="23.398" calcext:value-type="float">
            <text:p>23.398</text:p>
          </table:table-cell>
          <table:table-cell office:value-type="float" office:value="23.104" calcext:value-type="float">
            <text:p>23.104</text:p>
          </table:table-cell>
          <table:table-cell office:value-type="float" office:value="22.982" calcext:value-type="float">
            <text:p>22.982</text:p>
          </table:table-cell>
          <table:table-cell table:formula="of:=VLOOKUP(MATCH(MIN([.E69:.I69]); [.E69:.I69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.359" calcext:value-type="float">
            <text:p>32.359</text:p>
          </table:table-cell>
          <table:table-cell office:value-type="float" office:value="28.068" calcext:value-type="float">
            <text:p>28.068</text:p>
          </table:table-cell>
          <table:table-cell office:value-type="float" office:value="32.401" calcext:value-type="float">
            <text:p>32.401</text:p>
          </table:table-cell>
          <table:table-cell office:value-type="float" office:value="27.572" calcext:value-type="float">
            <text:p>27.572</text:p>
          </table:table-cell>
          <table:table-cell office:value-type="float" office:value="30.48" calcext:value-type="float">
            <text:p>30.48</text:p>
          </table:table-cell>
          <table:table-cell office:value-type="float" office:value="30.373" calcext:value-type="float">
            <text:p>30.373</text:p>
          </table:table-cell>
          <table:table-cell table:formula="of:=VLOOKUP(MATCH(MIN([.E70:.I70]); [.E70:.I70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.625" calcext:value-type="float">
            <text:p>34.625</text:p>
          </table:table-cell>
          <table:table-cell office:value-type="float" office:value="28.744" calcext:value-type="float">
            <text:p>28.744</text:p>
          </table:table-cell>
          <table:table-cell office:value-type="float" office:value="32.729" calcext:value-type="float">
            <text:p>32.729</text:p>
          </table:table-cell>
          <table:table-cell office:value-type="float" office:value="28.406" calcext:value-type="float">
            <text:p>28.406</text:p>
          </table:table-cell>
          <table:table-cell office:value-type="float" office:value="30.233" calcext:value-type="float">
            <text:p>30.233</text:p>
          </table:table-cell>
          <table:table-cell office:value-type="float" office:value="29.921" calcext:value-type="float">
            <text:p>29.921</text:p>
          </table:table-cell>
          <table:table-cell table:formula="of:=VLOOKUP(MATCH(MIN([.E71:.I71]); [.E71:.I71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8.606" calcext:value-type="float">
            <text:p>18.606</text:p>
          </table:table-cell>
          <table:table-cell office:value-type="float" office:value="17.368" calcext:value-type="float">
            <text:p>17.368</text:p>
          </table:table-cell>
          <table:table-cell office:value-type="float" office:value="20.087" calcext:value-type="float">
            <text:p>20.087</text:p>
          </table:table-cell>
          <table:table-cell office:value-type="float" office:value="18.694" calcext:value-type="float">
            <text:p>18.694</text:p>
          </table:table-cell>
          <table:table-cell office:value-type="float" office:value="15.413" calcext:value-type="float">
            <text:p>15.413</text:p>
          </table:table-cell>
          <table:table-cell office:value-type="float" office:value="15.923" calcext:value-type="float">
            <text:p>15.923</text:p>
          </table:table-cell>
          <table:table-cell table:formula="of:=VLOOKUP(MATCH(MIN([.E72:.I72]); [.E72:.I72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6.801" calcext:value-type="float">
            <text:p>26.801</text:p>
          </table:table-cell>
          <table:table-cell office:value-type="float" office:value="22.4" calcext:value-type="float">
            <text:p>22.4</text:p>
          </table:table-cell>
          <table:table-cell office:value-type="float" office:value="26.547" calcext:value-type="float">
            <text:p>26.547</text:p>
          </table:table-cell>
          <table:table-cell office:value-type="float" office:value="23.425" calcext:value-type="float">
            <text:p>23.425</text:p>
          </table:table-cell>
          <table:table-cell office:value-type="float" office:value="22.308" calcext:value-type="float">
            <text:p>22.308</text:p>
          </table:table-cell>
          <table:table-cell office:value-type="float" office:value="22.595" calcext:value-type="float">
            <text:p>22.595</text:p>
          </table:table-cell>
          <table:table-cell table:formula="of:=VLOOKUP(MATCH(MIN([.E73:.I73]); [.E73:.I73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33.317" calcext:value-type="float">
            <text:p>33.317</text:p>
          </table:table-cell>
          <table:table-cell office:value-type="float" office:value="26.89" calcext:value-type="float">
            <text:p>26.89</text:p>
          </table:table-cell>
          <table:table-cell office:value-type="float" office:value="32.353" calcext:value-type="float">
            <text:p>32.353</text:p>
          </table:table-cell>
          <table:table-cell office:value-type="float" office:value="27.059" calcext:value-type="float">
            <text:p>27.059</text:p>
          </table:table-cell>
          <table:table-cell office:value-type="float" office:value="30.258" calcext:value-type="float">
            <text:p>30.258</text:p>
          </table:table-cell>
          <table:table-cell office:value-type="float" office:value="29.652" calcext:value-type="float">
            <text:p>29.652</text:p>
          </table:table-cell>
          <table:table-cell table:formula="of:=VLOOKUP(MATCH(MIN([.E74:.I74]); [.E74:.I74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34.434" calcext:value-type="float">
            <text:p>34.434</text:p>
          </table:table-cell>
          <table:table-cell office:value-type="float" office:value="27.891" calcext:value-type="float">
            <text:p>27.891</text:p>
          </table:table-cell>
          <table:table-cell office:value-type="float" office:value="32.115" calcext:value-type="float">
            <text:p>32.115</text:p>
          </table:table-cell>
          <table:table-cell office:value-type="float" office:value="28.054" calcext:value-type="float">
            <text:p>28.054</text:p>
          </table:table-cell>
          <table:table-cell office:value-type="float" office:value="30.486" calcext:value-type="float">
            <text:p>30.486</text:p>
          </table:table-cell>
          <table:table-cell office:value-type="float" office:value="28.967" calcext:value-type="float">
            <text:p>28.967</text:p>
          </table:table-cell>
          <table:table-cell table:formula="of:=VLOOKUP(MATCH(MIN([.E75:.I75]); [.E75:.I75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961" calcext:value-type="float">
            <text:p>32.961</text:p>
          </table:table-cell>
          <table:table-cell office:value-type="float" office:value="27.817" calcext:value-type="float">
            <text:p>27.817</text:p>
          </table:table-cell>
          <table:table-cell office:value-type="float" office:value="32.846" calcext:value-type="float">
            <text:p>32.846</text:p>
          </table:table-cell>
          <table:table-cell office:value-type="float" office:value="28.123" calcext:value-type="float">
            <text:p>28.123</text:p>
          </table:table-cell>
          <table:table-cell office:value-type="float" office:value="27.434" calcext:value-type="float">
            <text:p>27.434</text:p>
          </table:table-cell>
          <table:table-cell office:value-type="float" office:value="29.705" calcext:value-type="float">
            <text:p>29.705</text:p>
          </table:table-cell>
          <table:table-cell table:formula="of:=VLOOKUP(MATCH(MIN([.E76:.I76]); [.E76:.I76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.555" calcext:value-type="float">
            <text:p>50.555</text:p>
          </table:table-cell>
          <table:table-cell office:value-type="float" office:value="35.422" calcext:value-type="float">
            <text:p>35.422</text:p>
          </table:table-cell>
          <table:table-cell office:value-type="float" office:value="41.671" calcext:value-type="float">
            <text:p>41.671</text:p>
          </table:table-cell>
          <table:table-cell office:value-type="float" office:value="34.182" calcext:value-type="float">
            <text:p>34.182</text:p>
          </table:table-cell>
          <table:table-cell office:value-type="float" office:value="44.329" calcext:value-type="float">
            <text:p>44.329</text:p>
          </table:table-cell>
          <table:table-cell office:value-type="float" office:value="45.56" calcext:value-type="float">
            <text:p>45.56</text:p>
          </table:table-cell>
          <table:table-cell table:formula="of:=VLOOKUP(MATCH(MIN([.E77:.I77]); [.E77:.I77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.573" calcext:value-type="float">
            <text:p>68.573</text:p>
          </table:table-cell>
          <table:table-cell office:value-type="float" office:value="43.923" calcext:value-type="float">
            <text:p>43.923</text:p>
          </table:table-cell>
          <table:table-cell office:value-type="float" office:value="48.739" calcext:value-type="float">
            <text:p>48.739</text:p>
          </table:table-cell>
          <table:table-cell office:value-type="float" office:value="39.421" calcext:value-type="float">
            <text:p>39.421</text:p>
          </table:table-cell>
          <table:table-cell office:value-type="float" office:value="60.556" calcext:value-type="float">
            <text:p>60.556</text:p>
          </table:table-cell>
          <table:table-cell office:value-type="float" office:value="62.83" calcext:value-type="float">
            <text:p>62.83</text:p>
          </table:table-cell>
          <table:table-cell table:formula="of:=VLOOKUP(MATCH(MIN([.E78:.I78]); [.E78:.I78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.858" calcext:value-type="float">
            <text:p>70.858</text:p>
          </table:table-cell>
          <table:table-cell office:value-type="float" office:value="44.464" calcext:value-type="float">
            <text:p>44.464</text:p>
          </table:table-cell>
          <table:table-cell office:value-type="float" office:value="49.564" calcext:value-type="float">
            <text:p>49.564</text:p>
          </table:table-cell>
          <table:table-cell office:value-type="float" office:value="40.75" calcext:value-type="float">
            <text:p>40.75</text:p>
          </table:table-cell>
          <table:table-cell office:value-type="float" office:value="60.792" calcext:value-type="float">
            <text:p>60.792</text:p>
          </table:table-cell>
          <table:table-cell office:value-type="float" office:value="62.128" calcext:value-type="float">
            <text:p>62.128</text:p>
          </table:table-cell>
          <table:table-cell table:formula="of:=VLOOKUP(MATCH(MIN([.E79:.I79]); [.E79:.I79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34.612" calcext:value-type="float">
            <text:p>34.612</text:p>
          </table:table-cell>
          <table:table-cell office:value-type="float" office:value="26.074" calcext:value-type="float">
            <text:p>26.074</text:p>
          </table:table-cell>
          <table:table-cell office:value-type="float" office:value="31.627" calcext:value-type="float">
            <text:p>31.627</text:p>
          </table:table-cell>
          <table:table-cell office:value-type="float" office:value="26.944" calcext:value-type="float">
            <text:p>26.944</text:p>
          </table:table-cell>
          <table:table-cell office:value-type="float" office:value="27.092" calcext:value-type="float">
            <text:p>27.092</text:p>
          </table:table-cell>
          <table:table-cell office:value-type="float" office:value="28.895" calcext:value-type="float">
            <text:p>28.895</text:p>
          </table:table-cell>
          <table:table-cell table:formula="of:=VLOOKUP(MATCH(MIN([.E80:.I80]); [.E80:.I80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9.528" calcext:value-type="float">
            <text:p>49.528</text:p>
          </table:table-cell>
          <table:table-cell office:value-type="float" office:value="33.305" calcext:value-type="float">
            <text:p>33.305</text:p>
          </table:table-cell>
          <table:table-cell office:value-type="float" office:value="39.445" calcext:value-type="float">
            <text:p>39.445</text:p>
          </table:table-cell>
          <table:table-cell office:value-type="float" office:value="33.474" calcext:value-type="float">
            <text:p>33.474</text:p>
          </table:table-cell>
          <table:table-cell office:value-type="float" office:value="44.685" calcext:value-type="float">
            <text:p>44.685</text:p>
          </table:table-cell>
          <table:table-cell office:value-type="float" office:value="44.32" calcext:value-type="float">
            <text:p>44.32</text:p>
          </table:table-cell>
          <table:table-cell table:formula="of:=VLOOKUP(MATCH(MIN([.E81:.I81]); [.E81:.I81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68.776" calcext:value-type="float">
            <text:p>68.776</text:p>
          </table:table-cell>
          <table:table-cell office:value-type="float" office:value="43.016" calcext:value-type="float">
            <text:p>43.016</text:p>
          </table:table-cell>
          <table:table-cell office:value-type="float" office:value="47.723" calcext:value-type="float">
            <text:p>47.723</text:p>
          </table:table-cell>
          <table:table-cell office:value-type="float" office:value="40.494" calcext:value-type="float">
            <text:p>40.494</text:p>
          </table:table-cell>
          <table:table-cell office:value-type="float" office:value="61.137" calcext:value-type="float">
            <text:p>61.137</text:p>
          </table:table-cell>
          <table:table-cell office:value-type="float" office:value="61.876" calcext:value-type="float">
            <text:p>61.876</text:p>
          </table:table-cell>
          <table:table-cell table:formula="of:=VLOOKUP(MATCH(MIN([.E82:.I82]); [.E82:.I82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2.378" calcext:value-type="float">
            <text:p>72.378</text:p>
          </table:table-cell>
          <table:table-cell office:value-type="float" office:value="43.599" calcext:value-type="float">
            <text:p>43.599</text:p>
          </table:table-cell>
          <table:table-cell office:value-type="float" office:value="51.183" calcext:value-type="float">
            <text:p>51.183</text:p>
          </table:table-cell>
          <table:table-cell office:value-type="float" office:value="41.037" calcext:value-type="float">
            <text:p>41.037</text:p>
          </table:table-cell>
          <table:table-cell office:value-type="float" office:value="57.866" calcext:value-type="float">
            <text:p>57.866</text:p>
          </table:table-cell>
          <table:table-cell office:value-type="float" office:value="58.582" calcext:value-type="float">
            <text:p>58.582</text:p>
          </table:table-cell>
          <table:table-cell table:formula="of:=VLOOKUP(MATCH(MIN([.E83:.I83]); [.E83:.I83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.424" calcext:value-type="float">
            <text:p>51.424</text:p>
          </table:table-cell>
          <table:table-cell office:value-type="float" office:value="34.854" calcext:value-type="float">
            <text:p>34.854</text:p>
          </table:table-cell>
          <table:table-cell office:value-type="float" office:value="41.573" calcext:value-type="float">
            <text:p>41.573</text:p>
          </table:table-cell>
          <table:table-cell office:value-type="float" office:value="34.809" calcext:value-type="float">
            <text:p>34.809</text:p>
          </table:table-cell>
          <table:table-cell office:value-type="float" office:value="40.639" calcext:value-type="float">
            <text:p>40.639</text:p>
          </table:table-cell>
          <table:table-cell office:value-type="float" office:value="43.126" calcext:value-type="float">
            <text:p>43.126</text:p>
          </table:table-cell>
          <table:table-cell table:formula="of:=VLOOKUP(MATCH(MIN([.E84:.I84]); [.E84:.I84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6.065" calcext:value-type="float">
            <text:p>76.065</text:p>
          </table:table-cell>
          <table:table-cell office:value-type="float" office:value="46.131" calcext:value-type="float">
            <text:p>46.131</text:p>
          </table:table-cell>
          <table:table-cell office:value-type="float" office:value="52.446" calcext:value-type="float">
            <text:p>52.446</text:p>
          </table:table-cell>
          <table:table-cell office:value-type="float" office:value="43.636" calcext:value-type="float">
            <text:p>43.636</text:p>
          </table:table-cell>
          <table:table-cell office:value-type="float" office:value="64.346" calcext:value-type="float">
            <text:p>64.346</text:p>
          </table:table-cell>
          <table:table-cell office:value-type="float" office:value="69.591" calcext:value-type="float">
            <text:p>69.591</text:p>
          </table:table-cell>
          <table:table-cell table:formula="of:=VLOOKUP(MATCH(MIN([.E85:.I85]); [.E85:.I85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5.107" calcext:value-type="float">
            <text:p>105.107</text:p>
          </table:table-cell>
          <table:table-cell office:value-type="float" office:value="56.636" calcext:value-type="float">
            <text:p>56.636</text:p>
          </table:table-cell>
          <table:table-cell office:value-type="float" office:value="64.063" calcext:value-type="float">
            <text:p>64.063</text:p>
          </table:table-cell>
          <table:table-cell office:value-type="float" office:value="52.395" calcext:value-type="float">
            <text:p>52.395</text:p>
          </table:table-cell>
          <table:table-cell office:value-type="float" office:value="93.696" calcext:value-type="float">
            <text:p>93.696</text:p>
          </table:table-cell>
          <table:table-cell office:value-type="float" office:value="102.327" calcext:value-type="float">
            <text:p>102.327</text:p>
          </table:table-cell>
          <table:table-cell table:formula="of:=VLOOKUP(MATCH(MIN([.E86:.I86]); [.E86:.I86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2.912" calcext:value-type="float">
            <text:p>112.912</text:p>
          </table:table-cell>
          <table:table-cell office:value-type="float" office:value="61.095" calcext:value-type="float">
            <text:p>61.095</text:p>
          </table:table-cell>
          <table:table-cell office:value-type="float" office:value="64.637" calcext:value-type="float">
            <text:p>64.637</text:p>
          </table:table-cell>
          <table:table-cell office:value-type="float" office:value="53.576" calcext:value-type="float">
            <text:p>53.576</text:p>
          </table:table-cell>
          <table:table-cell office:value-type="float" office:value="89.778" calcext:value-type="float">
            <text:p>89.778</text:p>
          </table:table-cell>
          <table:table-cell office:value-type="float" office:value="93.194" calcext:value-type="float">
            <text:p>93.194</text:p>
          </table:table-cell>
          <table:table-cell table:formula="of:=VLOOKUP(MATCH(MIN([.E87:.I87]); [.E87:.I87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49.154" calcext:value-type="float">
            <text:p>49.154</text:p>
          </table:table-cell>
          <table:table-cell office:value-type="float" office:value="34.623" calcext:value-type="float">
            <text:p>34.623</text:p>
          </table:table-cell>
          <table:table-cell office:value-type="float" office:value="40.971" calcext:value-type="float">
            <text:p>40.971</text:p>
          </table:table-cell>
          <table:table-cell office:value-type="float" office:value="33.697" calcext:value-type="float">
            <text:p>33.697</text:p>
          </table:table-cell>
          <table:table-cell office:value-type="float" office:value="42.1" calcext:value-type="float">
            <text:p>42.1</text:p>
          </table:table-cell>
          <table:table-cell office:value-type="float" office:value="44.392" calcext:value-type="float">
            <text:p>44.392</text:p>
          </table:table-cell>
          <table:table-cell table:formula="of:=VLOOKUP(MATCH(MIN([.E88:.I88]); [.E88:.I88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74.706" calcext:value-type="float">
            <text:p>74.706</text:p>
          </table:table-cell>
          <table:table-cell office:value-type="float" office:value="45.792" calcext:value-type="float">
            <text:p>45.792</text:p>
          </table:table-cell>
          <table:table-cell office:value-type="float" office:value="52.595" calcext:value-type="float">
            <text:p>52.595</text:p>
          </table:table-cell>
          <table:table-cell office:value-type="float" office:value="43.272" calcext:value-type="float">
            <text:p>43.272</text:p>
          </table:table-cell>
          <table:table-cell office:value-type="float" office:value="64.559" calcext:value-type="float">
            <text:p>64.559</text:p>
          </table:table-cell>
          <table:table-cell office:value-type="float" office:value="68.491" calcext:value-type="float">
            <text:p>68.491</text:p>
          </table:table-cell>
          <table:table-cell table:formula="of:=VLOOKUP(MATCH(MIN([.E89:.I89]); [.E89:.I89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04.136" calcext:value-type="float">
            <text:p>104.136</text:p>
          </table:table-cell>
          <table:table-cell office:value-type="float" office:value="57.296" calcext:value-type="float">
            <text:p>57.296</text:p>
          </table:table-cell>
          <table:table-cell office:value-type="float" office:value="63.084" calcext:value-type="float">
            <text:p>63.084</text:p>
          </table:table-cell>
          <table:table-cell office:value-type="float" office:value="52.56" calcext:value-type="float">
            <text:p>52.56</text:p>
          </table:table-cell>
          <table:table-cell office:value-type="float" office:value="90.843" calcext:value-type="float">
            <text:p>90.843</text:p>
          </table:table-cell>
          <table:table-cell office:value-type="float" office:value="95.014" calcext:value-type="float">
            <text:p>95.014</text:p>
          </table:table-cell>
          <table:table-cell table:formula="of:=VLOOKUP(MATCH(MIN([.E90:.I90]); [.E90:.I90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09.926" calcext:value-type="float">
            <text:p>109.926</text:p>
          </table:table-cell>
          <table:table-cell office:value-type="float" office:value="61.299" calcext:value-type="float">
            <text:p>61.299</text:p>
          </table:table-cell>
          <table:table-cell office:value-type="float" office:value="66.307" calcext:value-type="float">
            <text:p>66.307</text:p>
          </table:table-cell>
          <table:table-cell office:value-type="float" office:value="53.328" calcext:value-type="float">
            <text:p>53.328</text:p>
          </table:table-cell>
          <table:table-cell office:value-type="float" office:value="89.249" calcext:value-type="float">
            <text:p>89.249</text:p>
          </table:table-cell>
          <table:table-cell office:value-type="float" office:value="95.008" calcext:value-type="float">
            <text:p>95.008</text:p>
          </table:table-cell>
          <table:table-cell table:formula="of:=VLOOKUP(MATCH(MIN([.E91:.I91]); [.E91:.I91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.67" calcext:value-type="float">
            <text:p>69.67</text:p>
          </table:table-cell>
          <table:table-cell office:value-type="float" office:value="43.963" calcext:value-type="float">
            <text:p>43.963</text:p>
          </table:table-cell>
          <table:table-cell office:value-type="float" office:value="49.779" calcext:value-type="float">
            <text:p>49.779</text:p>
          </table:table-cell>
          <table:table-cell office:value-type="float" office:value="39.968" calcext:value-type="float">
            <text:p>39.968</text:p>
          </table:table-cell>
          <table:table-cell office:value-type="float" office:value="57.259" calcext:value-type="float">
            <text:p>57.259</text:p>
          </table:table-cell>
          <table:table-cell office:value-type="float" office:value="59.82" calcext:value-type="float">
            <text:p>59.82</text:p>
          </table:table-cell>
          <table:table-cell table:formula="of:=VLOOKUP(MATCH(MIN([.E92:.I92]); [.E92:.I92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.559" calcext:value-type="float">
            <text:p>107.559</text:p>
          </table:table-cell>
          <table:table-cell office:value-type="float" office:value="58.93" calcext:value-type="float">
            <text:p>58.93</text:p>
          </table:table-cell>
          <table:table-cell office:value-type="float" office:value="65.033" calcext:value-type="float">
            <text:p>65.033</text:p>
          </table:table-cell>
          <table:table-cell office:value-type="float" office:value="51.867" calcext:value-type="float">
            <text:p>51.867</text:p>
          </table:table-cell>
          <table:table-cell office:value-type="float" office:value="90.401" calcext:value-type="float">
            <text:p>90.401</text:p>
          </table:table-cell>
          <table:table-cell office:value-type="float" office:value="88.336" calcext:value-type="float">
            <text:p>88.336</text:p>
          </table:table-cell>
          <table:table-cell table:formula="of:=VLOOKUP(MATCH(MIN([.E93:.I93]); [.E93:.I93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6.717" calcext:value-type="float">
            <text:p>146.717</text:p>
          </table:table-cell>
          <table:table-cell office:value-type="float" office:value="77.008" calcext:value-type="float">
            <text:p>77.008</text:p>
          </table:table-cell>
          <table:table-cell office:value-type="float" office:value="80.921" calcext:value-type="float">
            <text:p>80.921</text:p>
          </table:table-cell>
          <table:table-cell office:value-type="float" office:value="63.025" calcext:value-type="float">
            <text:p>63.025</text:p>
          </table:table-cell>
          <table:table-cell office:value-type="float" office:value="125.313" calcext:value-type="float">
            <text:p>125.313</text:p>
          </table:table-cell>
          <table:table-cell office:value-type="float" office:value="130.852" calcext:value-type="float">
            <text:p>130.852</text:p>
          </table:table-cell>
          <table:table-cell table:formula="of:=VLOOKUP(MATCH(MIN([.E94:.I94]); [.E94:.I94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6.398" calcext:value-type="float">
            <text:p>156.398</text:p>
          </table:table-cell>
          <table:table-cell office:value-type="float" office:value="79.319" calcext:value-type="float">
            <text:p>79.319</text:p>
          </table:table-cell>
          <table:table-cell office:value-type="float" office:value="85.693" calcext:value-type="float">
            <text:p>85.693</text:p>
          </table:table-cell>
          <table:table-cell office:value-type="float" office:value="66.399" calcext:value-type="float">
            <text:p>66.399</text:p>
          </table:table-cell>
          <table:table-cell office:value-type="float" office:value="125.833" calcext:value-type="float">
            <text:p>125.833</text:p>
          </table:table-cell>
          <table:table-cell office:value-type="float" office:value="128.008" calcext:value-type="float">
            <text:p>128.008</text:p>
          </table:table-cell>
          <table:table-cell table:formula="of:=VLOOKUP(MATCH(MIN([.E95:.I95]); [.E95:.I95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67.367" calcext:value-type="float">
            <text:p>67.367</text:p>
          </table:table-cell>
          <table:table-cell office:value-type="float" office:value="42.851" calcext:value-type="float">
            <text:p>42.851</text:p>
          </table:table-cell>
          <table:table-cell office:value-type="float" office:value="48.977" calcext:value-type="float">
            <text:p>48.977</text:p>
          </table:table-cell>
          <table:table-cell office:value-type="float" office:value="40.38" calcext:value-type="float">
            <text:p>40.38</text:p>
          </table:table-cell>
          <table:table-cell office:value-type="float" office:value="57.668" calcext:value-type="float">
            <text:p>57.668</text:p>
          </table:table-cell>
          <table:table-cell office:value-type="float" office:value="57.434" calcext:value-type="float">
            <text:p>57.434</text:p>
          </table:table-cell>
          <table:table-cell table:formula="of:=VLOOKUP(MATCH(MIN([.E96:.I96]); [.E96:.I96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07.997" calcext:value-type="float">
            <text:p>107.997</text:p>
          </table:table-cell>
          <table:table-cell office:value-type="float" office:value="56.887" calcext:value-type="float">
            <text:p>56.887</text:p>
          </table:table-cell>
          <table:table-cell office:value-type="float" office:value="64.647" calcext:value-type="float">
            <text:p>64.647</text:p>
          </table:table-cell>
          <table:table-cell office:value-type="float" office:value="51.589" calcext:value-type="float">
            <text:p>51.589</text:p>
          </table:table-cell>
          <table:table-cell office:value-type="float" office:value="91.532" calcext:value-type="float">
            <text:p>91.532</text:p>
          </table:table-cell>
          <table:table-cell office:value-type="float" office:value="93.395" calcext:value-type="float">
            <text:p>93.395</text:p>
          </table:table-cell>
          <table:table-cell table:formula="of:=VLOOKUP(MATCH(MIN([.E97:.I97]); [.E97:.I97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48.137" calcext:value-type="float">
            <text:p>148.137</text:p>
          </table:table-cell>
          <table:table-cell office:value-type="float" office:value="72.102" calcext:value-type="float">
            <text:p>72.102</text:p>
          </table:table-cell>
          <table:table-cell office:value-type="float" office:value="78.702" calcext:value-type="float">
            <text:p>78.702</text:p>
          </table:table-cell>
          <table:table-cell office:value-type="float" office:value="63.297" calcext:value-type="float">
            <text:p>63.297</text:p>
          </table:table-cell>
          <table:table-cell office:value-type="float" office:value="122.271" calcext:value-type="float">
            <text:p>122.271</text:p>
          </table:table-cell>
          <table:table-cell office:value-type="float" office:value="131.632" calcext:value-type="float">
            <text:p>131.632</text:p>
          </table:table-cell>
          <table:table-cell table:formula="of:=VLOOKUP(MATCH(MIN([.E98:.I98]); [.E98:.I98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h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61.11" calcext:value-type="float">
            <text:p>161.11</text:p>
          </table:table-cell>
          <table:table-cell table:style-name="ce8" office:value-type="float" office:value="76.767" calcext:value-type="float">
            <text:p>76.767</text:p>
          </table:table-cell>
          <table:table-cell table:style-name="ce11" office:value-type="float" office:value="84.202" calcext:value-type="float">
            <text:p>84.202</text:p>
          </table:table-cell>
          <table:table-cell table:style-name="ce14" office:value-type="float" office:value="64.913" calcext:value-type="float">
            <text:p>64.913</text:p>
          </table:table-cell>
          <table:table-cell table:style-name="ce17" office:value-type="float" office:value="117.615" calcext:value-type="float">
            <text:p>117.615</text:p>
          </table:table-cell>
          <table:table-cell table:style-name="ce20" office:value-type="float" office:value="120.403" calcext:value-type="float">
            <text:p>120.403</text:p>
          </table:table-cell>
          <table:table-cell table:formula="of:=VLOOKUP(MATCH(MIN([.E99:.I99]); [.E99:.I99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59" calcext:value-type="float">
            <text:p>11.659</text:p>
          </table:table-cell>
          <table:table-cell office:value-type="float" office:value="14.079" calcext:value-type="float">
            <text:p>14.079</text:p>
          </table:table-cell>
          <table:table-cell office:value-type="float" office:value="20.577" calcext:value-type="float">
            <text:p>20.577</text:p>
          </table:table-cell>
          <table:table-cell office:value-type="float" office:value="14.608" calcext:value-type="float">
            <text:p>14.608</text:p>
          </table:table-cell>
          <table:table-cell office:value-type="float" office:value="11.748" calcext:value-type="float">
            <text:p>11.748</text:p>
          </table:table-cell>
          <table:table-cell office:value-type="float" office:value="12.245" calcext:value-type="float">
            <text:p>12.245</text:p>
          </table:table-cell>
          <table:table-cell table:formula="of:=VLOOKUP(MATCH(MIN([.E100:.I100]); [.E100:.I100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34" calcext:value-type="float">
            <text:p>16.234</text:p>
          </table:table-cell>
          <table:table-cell office:value-type="float" office:value="19.077" calcext:value-type="float">
            <text:p>19.077</text:p>
          </table:table-cell>
          <table:table-cell office:value-type="float" office:value="30.016" calcext:value-type="float">
            <text:p>30.016</text:p>
          </table:table-cell>
          <table:table-cell office:value-type="float" office:value="20.133" calcext:value-type="float">
            <text:p>20.133</text:p>
          </table:table-cell>
          <table:table-cell office:value-type="float" office:value="16.619" calcext:value-type="float">
            <text:p>16.619</text:p>
          </table:table-cell>
          <table:table-cell office:value-type="float" office:value="16.982" calcext:value-type="float">
            <text:p>16.982</text:p>
          </table:table-cell>
          <table:table-cell table:formula="of:=VLOOKUP(MATCH(MIN([.E101:.I101]); [.E101:.I101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815" calcext:value-type="float">
            <text:p>20.815</text:p>
          </table:table-cell>
          <table:table-cell office:value-type="float" office:value="24.995" calcext:value-type="float">
            <text:p>24.995</text:p>
          </table:table-cell>
          <table:table-cell office:value-type="float" office:value="39.674" calcext:value-type="float">
            <text:p>39.674</text:p>
          </table:table-cell>
          <table:table-cell office:value-type="float" office:value="26.429" calcext:value-type="float">
            <text:p>26.429</text:p>
          </table:table-cell>
          <table:table-cell office:value-type="float" office:value="22.744" calcext:value-type="float">
            <text:p>22.744</text:p>
          </table:table-cell>
          <table:table-cell office:value-type="float" office:value="23.625" calcext:value-type="float">
            <text:p>23.625</text:p>
          </table:table-cell>
          <table:table-cell table:formula="of:=VLOOKUP(MATCH(MIN([.E102:.I102]); [.E102:.I102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257" calcext:value-type="float">
            <text:p>22.257</text:p>
          </table:table-cell>
          <table:table-cell office:value-type="float" office:value="26.613" calcext:value-type="float">
            <text:p>26.613</text:p>
          </table:table-cell>
          <table:table-cell office:value-type="float" office:value="44.149" calcext:value-type="float">
            <text:p>44.149</text:p>
          </table:table-cell>
          <table:table-cell office:value-type="float" office:value="32.634" calcext:value-type="float">
            <text:p>32.634</text:p>
          </table:table-cell>
          <table:table-cell office:value-type="float" office:value="24.148" calcext:value-type="float">
            <text:p>24.148</text:p>
          </table:table-cell>
          <table:table-cell office:value-type="float" office:value="24.623" calcext:value-type="float">
            <text:p>24.623</text:p>
          </table:table-cell>
          <table:table-cell table:formula="of:=VLOOKUP(MATCH(MIN([.E103:.I103]); [.E103:.I103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1.508" calcext:value-type="float">
            <text:p>11.508</text:p>
          </table:table-cell>
          <table:table-cell office:value-type="float" office:value="13.714" calcext:value-type="float">
            <text:p>13.714</text:p>
          </table:table-cell>
          <table:table-cell office:value-type="float" office:value="19.682" calcext:value-type="float">
            <text:p>19.682</text:p>
          </table:table-cell>
          <table:table-cell office:value-type="float" office:value="14.346" calcext:value-type="float">
            <text:p>14.346</text:p>
          </table:table-cell>
          <table:table-cell office:value-type="float" office:value="11.592" calcext:value-type="float">
            <text:p>11.592</text:p>
          </table:table-cell>
          <table:table-cell office:value-type="float" office:value="11.608" calcext:value-type="float">
            <text:p>11.608</text:p>
          </table:table-cell>
          <table:table-cell table:formula="of:=VLOOKUP(MATCH(MIN([.E104:.I104]); [.E104:.I104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5.744" calcext:value-type="float">
            <text:p>15.744</text:p>
          </table:table-cell>
          <table:table-cell office:value-type="float" office:value="18.343" calcext:value-type="float">
            <text:p>18.343</text:p>
          </table:table-cell>
          <table:table-cell office:value-type="float" office:value="28.763" calcext:value-type="float">
            <text:p>28.763</text:p>
          </table:table-cell>
          <table:table-cell office:value-type="float" office:value="19.307" calcext:value-type="float">
            <text:p>19.307</text:p>
          </table:table-cell>
          <table:table-cell office:value-type="float" office:value="16.257" calcext:value-type="float">
            <text:p>16.257</text:p>
          </table:table-cell>
          <table:table-cell office:value-type="float" office:value="16.656" calcext:value-type="float">
            <text:p>16.656</text:p>
          </table:table-cell>
          <table:table-cell table:formula="of:=VLOOKUP(MATCH(MIN([.E105:.I105]); [.E105:.I105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0.989" calcext:value-type="float">
            <text:p>20.989</text:p>
          </table:table-cell>
          <table:table-cell office:value-type="float" office:value="23.64" calcext:value-type="float">
            <text:p>23.64</text:p>
          </table:table-cell>
          <table:table-cell office:value-type="float" office:value="37.804" calcext:value-type="float">
            <text:p>37.804</text:p>
          </table:table-cell>
          <table:table-cell office:value-type="float" office:value="25.376" calcext:value-type="float">
            <text:p>25.376</text:p>
          </table:table-cell>
          <table:table-cell office:value-type="float" office:value="21.458" calcext:value-type="float">
            <text:p>21.458</text:p>
          </table:table-cell>
          <table:table-cell office:value-type="float" office:value="22.135" calcext:value-type="float">
            <text:p>22.135</text:p>
          </table:table-cell>
          <table:table-cell table:formula="of:=VLOOKUP(MATCH(MIN([.E106:.I106]); [.E106:.I106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1.779" calcext:value-type="float">
            <text:p>21.779</text:p>
          </table:table-cell>
          <table:table-cell office:value-type="float" office:value="24.752" calcext:value-type="float">
            <text:p>24.752</text:p>
          </table:table-cell>
          <table:table-cell office:value-type="float" office:value="40.205" calcext:value-type="float">
            <text:p>40.205</text:p>
          </table:table-cell>
          <table:table-cell office:value-type="float" office:value="26.495" calcext:value-type="float">
            <text:p>26.495</text:p>
          </table:table-cell>
          <table:table-cell office:value-type="float" office:value="22.581" calcext:value-type="float">
            <text:p>22.581</text:p>
          </table:table-cell>
          <table:table-cell office:value-type="float" office:value="22.544" calcext:value-type="float">
            <text:p>22.544</text:p>
          </table:table-cell>
          <table:table-cell table:formula="of:=VLOOKUP(MATCH(MIN([.E107:.I107]); [.E107:.I107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026" calcext:value-type="float">
            <text:p>20.026</text:p>
          </table:table-cell>
          <table:table-cell office:value-type="float" office:value="21.492" calcext:value-type="float">
            <text:p>21.492</text:p>
          </table:table-cell>
          <table:table-cell office:value-type="float" office:value="34.486" calcext:value-type="float">
            <text:p>34.486</text:p>
          </table:table-cell>
          <table:table-cell office:value-type="float" office:value="22.543" calcext:value-type="float">
            <text:p>22.543</text:p>
          </table:table-cell>
          <table:table-cell office:value-type="float" office:value="20.094" calcext:value-type="float">
            <text:p>20.094</text:p>
          </table:table-cell>
          <table:table-cell office:value-type="float" office:value="20.359" calcext:value-type="float">
            <text:p>20.359</text:p>
          </table:table-cell>
          <table:table-cell table:formula="of:=VLOOKUP(MATCH(MIN([.E108:.I108]); [.E108:.I108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.598" calcext:value-type="float">
            <text:p>27.598</text:p>
          </table:table-cell>
          <table:table-cell office:value-type="float" office:value="29.511" calcext:value-type="float">
            <text:p>29.511</text:p>
          </table:table-cell>
          <table:table-cell office:value-type="float" office:value="46.797" calcext:value-type="float">
            <text:p>46.797</text:p>
          </table:table-cell>
          <table:table-cell office:value-type="float" office:value="30.894" calcext:value-type="float">
            <text:p>30.894</text:p>
          </table:table-cell>
          <table:table-cell office:value-type="float" office:value="28.305" calcext:value-type="float">
            <text:p>28.305</text:p>
          </table:table-cell>
          <table:table-cell office:value-type="float" office:value="28.65" calcext:value-type="float">
            <text:p>28.65</text:p>
          </table:table-cell>
          <table:table-cell table:formula="of:=VLOOKUP(MATCH(MIN([.E109:.I109]); [.E109:.I109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069" calcext:value-type="float">
            <text:p>34.069</text:p>
          </table:table-cell>
          <table:table-cell office:value-type="float" office:value="35.897" calcext:value-type="float">
            <text:p>35.897</text:p>
          </table:table-cell>
          <table:table-cell office:value-type="float" office:value="56.662" calcext:value-type="float">
            <text:p>56.662</text:p>
          </table:table-cell>
          <table:table-cell office:value-type="float" office:value="39.363" calcext:value-type="float">
            <text:p>39.363</text:p>
          </table:table-cell>
          <table:table-cell office:value-type="float" office:value="33.974" calcext:value-type="float">
            <text:p>33.974</text:p>
          </table:table-cell>
          <table:table-cell office:value-type="float" office:value="34.355" calcext:value-type="float">
            <text:p>34.355</text:p>
          </table:table-cell>
          <table:table-cell table:formula="of:=VLOOKUP(MATCH(MIN([.E110:.I110]); [.E110:.I110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519" calcext:value-type="float">
            <text:p>34.519</text:p>
          </table:table-cell>
          <table:table-cell office:value-type="float" office:value="37.451" calcext:value-type="float">
            <text:p>37.451</text:p>
          </table:table-cell>
          <table:table-cell office:value-type="float" office:value="61.446" calcext:value-type="float">
            <text:p>61.446</text:p>
          </table:table-cell>
          <table:table-cell office:value-type="float" office:value="41.117" calcext:value-type="float">
            <text:p>41.117</text:p>
          </table:table-cell>
          <table:table-cell office:value-type="float" office:value="32.548" calcext:value-type="float">
            <text:p>32.548</text:p>
          </table:table-cell>
          <table:table-cell office:value-type="float" office:value="32.939" calcext:value-type="float">
            <text:p>32.939</text:p>
          </table:table-cell>
          <table:table-cell table:formula="of:=VLOOKUP(MATCH(MIN([.E111:.I111]); [.E111:.I111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9.718" calcext:value-type="float">
            <text:p>19.718</text:p>
          </table:table-cell>
          <table:table-cell office:value-type="float" office:value="20.588" calcext:value-type="float">
            <text:p>20.588</text:p>
          </table:table-cell>
          <table:table-cell office:value-type="float" office:value="32.489" calcext:value-type="float">
            <text:p>32.489</text:p>
          </table:table-cell>
          <table:table-cell office:value-type="float" office:value="22.241" calcext:value-type="float">
            <text:p>22.241</text:p>
          </table:table-cell>
          <table:table-cell office:value-type="float" office:value="20.08" calcext:value-type="float">
            <text:p>20.08</text:p>
          </table:table-cell>
          <table:table-cell office:value-type="float" office:value="20.299" calcext:value-type="float">
            <text:p>20.299</text:p>
          </table:table-cell>
          <table:table-cell table:formula="of:=VLOOKUP(MATCH(MIN([.E112:.I112]); [.E112:.I112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27.098" calcext:value-type="float">
            <text:p>27.098</text:p>
          </table:table-cell>
          <table:table-cell office:value-type="float" office:value="29.274" calcext:value-type="float">
            <text:p>29.274</text:p>
          </table:table-cell>
          <table:table-cell office:value-type="float" office:value="47.131" calcext:value-type="float">
            <text:p>47.131</text:p>
          </table:table-cell>
          <table:table-cell office:value-type="float" office:value="32.214" calcext:value-type="float">
            <text:p>32.214</text:p>
          </table:table-cell>
          <table:table-cell office:value-type="float" office:value="28.16" calcext:value-type="float">
            <text:p>28.16</text:p>
          </table:table-cell>
          <table:table-cell office:value-type="float" office:value="28.384" calcext:value-type="float">
            <text:p>28.384</text:p>
          </table:table-cell>
          <table:table-cell table:formula="of:=VLOOKUP(MATCH(MIN([.E113:.I113]); [.E113:.I113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.255" calcext:value-type="float">
            <text:p>34.255</text:p>
          </table:table-cell>
          <table:table-cell office:value-type="float" office:value="36.365" calcext:value-type="float">
            <text:p>36.365</text:p>
          </table:table-cell>
          <table:table-cell office:value-type="float" office:value="53.971" calcext:value-type="float">
            <text:p>53.971</text:p>
          </table:table-cell>
          <table:table-cell office:value-type="float" office:value="40.937" calcext:value-type="float">
            <text:p>40.937</text:p>
          </table:table-cell>
          <table:table-cell office:value-type="float" office:value="35.059" calcext:value-type="float">
            <text:p>35.059</text:p>
          </table:table-cell>
          <table:table-cell office:value-type="float" office:value="35.302" calcext:value-type="float">
            <text:p>35.302</text:p>
          </table:table-cell>
          <table:table-cell table:formula="of:=VLOOKUP(MATCH(MIN([.E114:.I114]); [.E114:.I114];0); [.$M$3:.$N$9]; 2)" office:value-type="string" office:string-value="heap" calcext:value-type="string">
            <text:p>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5.945" calcext:value-type="float">
            <text:p>35.945</text:p>
          </table:table-cell>
          <table:table-cell office:value-type="float" office:value="37.727" calcext:value-type="float">
            <text:p>37.727</text:p>
          </table:table-cell>
          <table:table-cell office:value-type="float" office:value="61.874" calcext:value-type="float">
            <text:p>61.874</text:p>
          </table:table-cell>
          <table:table-cell office:value-type="float" office:value="41.219" calcext:value-type="float">
            <text:p>41.219</text:p>
          </table:table-cell>
          <table:table-cell office:value-type="float" office:value="35.358" calcext:value-type="float">
            <text:p>35.358</text:p>
          </table:table-cell>
          <table:table-cell office:value-type="float" office:value="34.711" calcext:value-type="float">
            <text:p>34.711</text:p>
          </table:table-cell>
          <table:table-cell table:formula="of:=VLOOKUP(MATCH(MIN([.E115:.I115]); [.E115:.I115];0); [.$M$3:.$N$9]; 2)" office:value-type="string" office:string-value="2tLadderQ" calcext:value-type="string">
            <text:p>2tLadde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875" calcext:value-type="float">
            <text:p>40.875</text:p>
          </table:table-cell>
          <table:table-cell office:value-type="float" office:value="38.868" calcext:value-type="float">
            <text:p>38.868</text:p>
          </table:table-cell>
          <table:table-cell office:value-type="float" office:value="60.582" calcext:value-type="float">
            <text:p>60.582</text:p>
          </table:table-cell>
          <table:table-cell office:value-type="float" office:value="43.079" calcext:value-type="float">
            <text:p>43.079</text:p>
          </table:table-cell>
          <table:table-cell office:value-type="float" office:value="40.273" calcext:value-type="float">
            <text:p>40.273</text:p>
          </table:table-cell>
          <table:table-cell office:value-type="float" office:value="44.705" calcext:value-type="float">
            <text:p>44.705</text:p>
          </table:table-cell>
          <table:table-cell table:formula="of:=VLOOKUP(MATCH(MIN([.E116:.I116]); [.E116:.I116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.357" calcext:value-type="float">
            <text:p>55.357</text:p>
          </table:table-cell>
          <table:table-cell office:value-type="float" office:value="49.3" calcext:value-type="float">
            <text:p>49.3</text:p>
          </table:table-cell>
          <table:table-cell office:value-type="float" office:value="73.999" calcext:value-type="float">
            <text:p>73.999</text:p>
          </table:table-cell>
          <table:table-cell office:value-type="float" office:value="53.17" calcext:value-type="float">
            <text:p>53.17</text:p>
          </table:table-cell>
          <table:table-cell office:value-type="float" office:value="54.594" calcext:value-type="float">
            <text:p>54.594</text:p>
          </table:table-cell>
          <table:table-cell office:value-type="float" office:value="56.305" calcext:value-type="float">
            <text:p>56.305</text:p>
          </table:table-cell>
          <table:table-cell table:formula="of:=VLOOKUP(MATCH(MIN([.E117:.I117]); [.E117:.I117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.895" calcext:value-type="float">
            <text:p>68.895</text:p>
          </table:table-cell>
          <table:table-cell office:value-type="float" office:value="57.459" calcext:value-type="float">
            <text:p>57.459</text:p>
          </table:table-cell>
          <table:table-cell office:value-type="float" office:value="87.978" calcext:value-type="float">
            <text:p>87.978</text:p>
          </table:table-cell>
          <table:table-cell office:value-type="float" office:value="60.474" calcext:value-type="float">
            <text:p>60.474</text:p>
          </table:table-cell>
          <table:table-cell office:value-type="float" office:value="67.155" calcext:value-type="float">
            <text:p>67.155</text:p>
          </table:table-cell>
          <table:table-cell office:value-type="float" office:value="71.546" calcext:value-type="float">
            <text:p>71.546</text:p>
          </table:table-cell>
          <table:table-cell table:formula="of:=VLOOKUP(MATCH(MIN([.E118:.I118]); [.E118:.I118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.021" calcext:value-type="float">
            <text:p>71.021</text:p>
          </table:table-cell>
          <table:table-cell office:value-type="float" office:value="64.611" calcext:value-type="float">
            <text:p>64.611</text:p>
          </table:table-cell>
          <table:table-cell office:value-type="float" office:value="94.096" calcext:value-type="float">
            <text:p>94.096</text:p>
          </table:table-cell>
          <table:table-cell office:value-type="float" office:value="57.183" calcext:value-type="float">
            <text:p>57.183</text:p>
          </table:table-cell>
          <table:table-cell office:value-type="float" office:value="67.501" calcext:value-type="float">
            <text:p>67.501</text:p>
          </table:table-cell>
          <table:table-cell office:value-type="float" office:value="65.261" calcext:value-type="float">
            <text:p>65.261</text:p>
          </table:table-cell>
          <table:table-cell table:formula="of:=VLOOKUP(MATCH(MIN([.E119:.I119]); [.E119:.I119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41.108" calcext:value-type="float">
            <text:p>41.108</text:p>
          </table:table-cell>
          <table:table-cell office:value-type="float" office:value="38.263" calcext:value-type="float">
            <text:p>38.263</text:p>
          </table:table-cell>
          <table:table-cell office:value-type="float" office:value="57.514" calcext:value-type="float">
            <text:p>57.514</text:p>
          </table:table-cell>
          <table:table-cell office:value-type="float" office:value="44.125" calcext:value-type="float">
            <text:p>44.125</text:p>
          </table:table-cell>
          <table:table-cell office:value-type="float" office:value="39.476" calcext:value-type="float">
            <text:p>39.476</text:p>
          </table:table-cell>
          <table:table-cell office:value-type="float" office:value="41.319" calcext:value-type="float">
            <text:p>41.319</text:p>
          </table:table-cell>
          <table:table-cell table:formula="of:=VLOOKUP(MATCH(MIN([.E120:.I120]); [.E120:.I120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56.45" calcext:value-type="float">
            <text:p>56.45</text:p>
          </table:table-cell>
          <table:table-cell office:value-type="float" office:value="49.868" calcext:value-type="float">
            <text:p>49.868</text:p>
          </table:table-cell>
          <table:table-cell office:value-type="float" office:value="70.917" calcext:value-type="float">
            <text:p>70.917</text:p>
          </table:table-cell>
          <table:table-cell office:value-type="float" office:value="52.74" calcext:value-type="float">
            <text:p>52.74</text:p>
          </table:table-cell>
          <table:table-cell office:value-type="float" office:value="55.398" calcext:value-type="float">
            <text:p>55.398</text:p>
          </table:table-cell>
          <table:table-cell office:value-type="float" office:value="58.035" calcext:value-type="float">
            <text:p>58.035</text:p>
          </table:table-cell>
          <table:table-cell table:formula="of:=VLOOKUP(MATCH(MIN([.E121:.I121]); [.E121:.I121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70.575" calcext:value-type="float">
            <text:p>70.575</text:p>
          </table:table-cell>
          <table:table-cell office:value-type="float" office:value="58.836" calcext:value-type="float">
            <text:p>58.836</text:p>
          </table:table-cell>
          <table:table-cell office:value-type="float" office:value="89.755" calcext:value-type="float">
            <text:p>89.755</text:p>
          </table:table-cell>
          <table:table-cell office:value-type="float" office:value="61.357" calcext:value-type="float">
            <text:p>61.357</text:p>
          </table:table-cell>
          <table:table-cell office:value-type="float" office:value="70.378" calcext:value-type="float">
            <text:p>70.378</text:p>
          </table:table-cell>
          <table:table-cell office:value-type="float" office:value="71.714" calcext:value-type="float">
            <text:p>71.714</text:p>
          </table:table-cell>
          <table:table-cell table:formula="of:=VLOOKUP(MATCH(MIN([.E122:.I122]); [.E122:.I122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71.518" calcext:value-type="float">
            <text:p>71.518</text:p>
          </table:table-cell>
          <table:table-cell office:value-type="float" office:value="61.103" calcext:value-type="float">
            <text:p>61.103</text:p>
          </table:table-cell>
          <table:table-cell office:value-type="float" office:value="88.166" calcext:value-type="float">
            <text:p>88.166</text:p>
          </table:table-cell>
          <table:table-cell office:value-type="float" office:value="61.669" calcext:value-type="float">
            <text:p>61.669</text:p>
          </table:table-cell>
          <table:table-cell office:value-type="float" office:value="65.107" calcext:value-type="float">
            <text:p>65.107</text:p>
          </table:table-cell>
          <table:table-cell office:value-type="float" office:value="69.532" calcext:value-type="float">
            <text:p>69.532</text:p>
          </table:table-cell>
          <table:table-cell table:formula="of:=VLOOKUP(MATCH(MIN([.E123:.I123]); [.E123:.I123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.655" calcext:value-type="float">
            <text:p>70.655</text:p>
          </table:table-cell>
          <table:table-cell office:value-type="float" office:value="62.607" calcext:value-type="float">
            <text:p>62.607</text:p>
          </table:table-cell>
          <table:table-cell office:value-type="float" office:value="89.021" calcext:value-type="float">
            <text:p>89.021</text:p>
          </table:table-cell>
          <table:table-cell office:value-type="float" office:value="64.018" calcext:value-type="float">
            <text:p>64.018</text:p>
          </table:table-cell>
          <table:table-cell office:value-type="float" office:value="70.051" calcext:value-type="float">
            <text:p>70.051</text:p>
          </table:table-cell>
          <table:table-cell office:value-type="float" office:value="72.107" calcext:value-type="float">
            <text:p>72.107</text:p>
          </table:table-cell>
          <table:table-cell table:formula="of:=VLOOKUP(MATCH(MIN([.E124:.I124]); [.E124:.I124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5.59" calcext:value-type="float">
            <text:p>105.59</text:p>
          </table:table-cell>
          <table:table-cell office:value-type="float" office:value="79.872" calcext:value-type="float">
            <text:p>79.872</text:p>
          </table:table-cell>
          <table:table-cell office:value-type="float" office:value="109.41" calcext:value-type="float">
            <text:p>109.41</text:p>
          </table:table-cell>
          <table:table-cell office:value-type="float" office:value="82.69" calcext:value-type="float">
            <text:p>82.69</text:p>
          </table:table-cell>
          <table:table-cell office:value-type="float" office:value="99.301" calcext:value-type="float">
            <text:p>99.301</text:p>
          </table:table-cell>
          <table:table-cell office:value-type="float" office:value="102.399" calcext:value-type="float">
            <text:p>102.399</text:p>
          </table:table-cell>
          <table:table-cell table:formula="of:=VLOOKUP(MATCH(MIN([.E125:.I125]); [.E125:.I125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763" calcext:value-type="float">
            <text:p>139.763</text:p>
          </table:table-cell>
          <table:table-cell office:value-type="float" office:value="99.472" calcext:value-type="float">
            <text:p>99.472</text:p>
          </table:table-cell>
          <table:table-cell office:value-type="float" office:value="125.255" calcext:value-type="float">
            <text:p>125.255</text:p>
          </table:table-cell>
          <table:table-cell office:value-type="float" office:value="88.605" calcext:value-type="float">
            <text:p>88.605</text:p>
          </table:table-cell>
          <table:table-cell office:value-type="float" office:value="131.227" calcext:value-type="float">
            <text:p>131.227</text:p>
          </table:table-cell>
          <table:table-cell office:value-type="float" office:value="128.346" calcext:value-type="float">
            <text:p>128.346</text:p>
          </table:table-cell>
          <table:table-cell table:formula="of:=VLOOKUP(MATCH(MIN([.E126:.I126]); [.E126:.I126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.67" calcext:value-type="float">
            <text:p>140.67</text:p>
          </table:table-cell>
          <table:table-cell office:value-type="float" office:value="96.857" calcext:value-type="float">
            <text:p>96.857</text:p>
          </table:table-cell>
          <table:table-cell office:value-type="float" office:value="128.004" calcext:value-type="float">
            <text:p>128.004</text:p>
          </table:table-cell>
          <table:table-cell office:value-type="float" office:value="90.57" calcext:value-type="float">
            <text:p>90.57</text:p>
          </table:table-cell>
          <table:table-cell office:value-type="float" office:value="121.703" calcext:value-type="float">
            <text:p>121.703</text:p>
          </table:table-cell>
          <table:table-cell office:value-type="float" office:value="120.068" calcext:value-type="float">
            <text:p>120.068</text:p>
          </table:table-cell>
          <table:table-cell table:formula="of:=VLOOKUP(MATCH(MIN([.E127:.I127]); [.E127:.I127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1.325" calcext:value-type="float">
            <text:p>71.325</text:p>
          </table:table-cell>
          <table:table-cell office:value-type="float" office:value="62.634" calcext:value-type="float">
            <text:p>62.634</text:p>
          </table:table-cell>
          <table:table-cell office:value-type="float" office:value="85.554" calcext:value-type="float">
            <text:p>85.554</text:p>
          </table:table-cell>
          <table:table-cell office:value-type="float" office:value="68.199" calcext:value-type="float">
            <text:p>68.199</text:p>
          </table:table-cell>
          <table:table-cell office:value-type="float" office:value="68.974" calcext:value-type="float">
            <text:p>68.974</text:p>
          </table:table-cell>
          <table:table-cell office:value-type="float" office:value="71.891" calcext:value-type="float">
            <text:p>71.891</text:p>
          </table:table-cell>
          <table:table-cell table:formula="of:=VLOOKUP(MATCH(MIN([.E128:.I128]); [.E128:.I128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4.23" calcext:value-type="float">
            <text:p>104.23</text:p>
          </table:table-cell>
          <table:table-cell office:value-type="float" office:value="81.439" calcext:value-type="float">
            <text:p>81.439</text:p>
          </table:table-cell>
          <table:table-cell office:value-type="float" office:value="99.56" calcext:value-type="float">
            <text:p>99.56</text:p>
          </table:table-cell>
          <table:table-cell office:value-type="float" office:value="80.101" calcext:value-type="float">
            <text:p>80.101</text:p>
          </table:table-cell>
          <table:table-cell office:value-type="float" office:value="97.182" calcext:value-type="float">
            <text:p>97.182</text:p>
          </table:table-cell>
          <table:table-cell office:value-type="float" office:value="101.105" calcext:value-type="float">
            <text:p>101.105</text:p>
          </table:table-cell>
          <table:table-cell table:formula="of:=VLOOKUP(MATCH(MIN([.E129:.I129]); [.E129:.I129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36.443" calcext:value-type="float">
            <text:p>136.443</text:p>
          </table:table-cell>
          <table:table-cell office:value-type="float" office:value="91.527" calcext:value-type="float">
            <text:p>91.527</text:p>
          </table:table-cell>
          <table:table-cell office:value-type="float" office:value="129.091" calcext:value-type="float">
            <text:p>129.091</text:p>
          </table:table-cell>
          <table:table-cell office:value-type="float" office:value="91.302" calcext:value-type="float">
            <text:p>91.302</text:p>
          </table:table-cell>
          <table:table-cell office:value-type="float" office:value="133.745" calcext:value-type="float">
            <text:p>133.745</text:p>
          </table:table-cell>
          <table:table-cell office:value-type="float" office:value="132.33" calcext:value-type="float">
            <text:p>132.33</text:p>
          </table:table-cell>
          <table:table-cell table:formula="of:=VLOOKUP(MATCH(MIN([.E130:.I130]); [.E130:.I130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38.258" calcext:value-type="float">
            <text:p>138.258</text:p>
          </table:table-cell>
          <table:table-cell office:value-type="float" office:value="92.655" calcext:value-type="float">
            <text:p>92.655</text:p>
          </table:table-cell>
          <table:table-cell office:value-type="float" office:value="133.259" calcext:value-type="float">
            <text:p>133.259</text:p>
          </table:table-cell>
          <table:table-cell office:value-type="float" office:value="88.6" calcext:value-type="float">
            <text:p>88.6</text:p>
          </table:table-cell>
          <table:table-cell office:value-type="float" office:value="121.751" calcext:value-type="float">
            <text:p>121.751</text:p>
          </table:table-cell>
          <table:table-cell office:value-type="float" office:value="124.797" calcext:value-type="float">
            <text:p>124.797</text:p>
          </table:table-cell>
          <table:table-cell table:formula="of:=VLOOKUP(MATCH(MIN([.E131:.I131]); [.E131:.I131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.696" calcext:value-type="float">
            <text:p>100.696</text:p>
          </table:table-cell>
          <table:table-cell office:value-type="float" office:value="78.248" calcext:value-type="float">
            <text:p>78.248</text:p>
          </table:table-cell>
          <table:table-cell office:value-type="float" office:value="106.321" calcext:value-type="float">
            <text:p>106.321</text:p>
          </table:table-cell>
          <table:table-cell office:value-type="float" office:value="92.605" calcext:value-type="float">
            <text:p>92.605</text:p>
          </table:table-cell>
          <table:table-cell office:value-type="float" office:value="97.973" calcext:value-type="float">
            <text:p>97.973</text:p>
          </table:table-cell>
          <table:table-cell office:value-type="float" office:value="101.872" calcext:value-type="float">
            <text:p>101.872</text:p>
          </table:table-cell>
          <table:table-cell table:formula="of:=VLOOKUP(MATCH(MIN([.E132:.I132]); [.E132:.I132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9.981" calcext:value-type="float">
            <text:p>159.981</text:p>
          </table:table-cell>
          <table:table-cell office:value-type="float" office:value="100.383" calcext:value-type="float">
            <text:p>100.383</text:p>
          </table:table-cell>
          <table:table-cell office:value-type="float" office:value="131.225" calcext:value-type="float">
            <text:p>131.225</text:p>
          </table:table-cell>
          <table:table-cell office:value-type="float" office:value="100.716" calcext:value-type="float">
            <text:p>100.716</text:p>
          </table:table-cell>
          <table:table-cell office:value-type="float" office:value="144.407" calcext:value-type="float">
            <text:p>144.407</text:p>
          </table:table-cell>
          <table:table-cell office:value-type="float" office:value="150.008" calcext:value-type="float">
            <text:p>150.008</text:p>
          </table:table-cell>
          <table:table-cell table:formula="of:=VLOOKUP(MATCH(MIN([.E133:.I133]); [.E133:.I133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0.113" calcext:value-type="float">
            <text:p>220.113</text:p>
          </table:table-cell>
          <table:table-cell office:value-type="float" office:value="128.026" calcext:value-type="float">
            <text:p>128.026</text:p>
          </table:table-cell>
          <table:table-cell office:value-type="float" office:value="153.842" calcext:value-type="float">
            <text:p>153.842</text:p>
          </table:table-cell>
          <table:table-cell office:value-type="float" office:value="125.703" calcext:value-type="float">
            <text:p>125.703</text:p>
          </table:table-cell>
          <table:table-cell office:value-type="float" office:value="186.863" calcext:value-type="float">
            <text:p>186.863</text:p>
          </table:table-cell>
          <table:table-cell office:value-type="float" office:value="198.732" calcext:value-type="float">
            <text:p>198.732</text:p>
          </table:table-cell>
          <table:table-cell table:formula="of:=VLOOKUP(MATCH(MIN([.E134:.I134]); [.E134:.I134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5.982" calcext:value-type="float">
            <text:p>215.982</text:p>
          </table:table-cell>
          <table:table-cell office:value-type="float" office:value="134.428" calcext:value-type="float">
            <text:p>134.428</text:p>
          </table:table-cell>
          <table:table-cell office:value-type="float" office:value="170.814" calcext:value-type="float">
            <text:p>170.814</text:p>
          </table:table-cell>
          <table:table-cell office:value-type="float" office:value="121.922" calcext:value-type="float">
            <text:p>121.922</text:p>
          </table:table-cell>
          <table:table-cell office:value-type="float" office:value="179.579" calcext:value-type="float">
            <text:p>179.579</text:p>
          </table:table-cell>
          <table:table-cell office:value-type="float" office:value="180.321" calcext:value-type="float">
            <text:p>180.321</text:p>
          </table:table-cell>
          <table:table-cell table:formula="of:=VLOOKUP(MATCH(MIN([.E135:.I135]); [.E135:.I135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03.573" calcext:value-type="float">
            <text:p>103.573</text:p>
          </table:table-cell>
          <table:table-cell office:value-type="float" office:value="77.49" calcext:value-type="float">
            <text:p>77.49</text:p>
          </table:table-cell>
          <table:table-cell office:value-type="float" office:value="102.299" calcext:value-type="float">
            <text:p>102.299</text:p>
          </table:table-cell>
          <table:table-cell office:value-type="float" office:value="83.605" calcext:value-type="float">
            <text:p>83.605</text:p>
          </table:table-cell>
          <table:table-cell office:value-type="float" office:value="101.014" calcext:value-type="float">
            <text:p>101.014</text:p>
          </table:table-cell>
          <table:table-cell office:value-type="float" office:value="103.007" calcext:value-type="float">
            <text:p>103.007</text:p>
          </table:table-cell>
          <table:table-cell table:formula="of:=VLOOKUP(MATCH(MIN([.E136:.I136]); [.E136:.I136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52.322" calcext:value-type="float">
            <text:p>152.322</text:p>
          </table:table-cell>
          <table:table-cell office:value-type="float" office:value="101.273" calcext:value-type="float">
            <text:p>101.273</text:p>
          </table:table-cell>
          <table:table-cell office:value-type="float" office:value="123.042" calcext:value-type="float">
            <text:p>123.042</text:p>
          </table:table-cell>
          <table:table-cell office:value-type="float" office:value="94.307" calcext:value-type="float">
            <text:p>94.307</text:p>
          </table:table-cell>
          <table:table-cell office:value-type="float" office:value="146.442" calcext:value-type="float">
            <text:p>146.442</text:p>
          </table:table-cell>
          <table:table-cell office:value-type="float" office:value="147.141" calcext:value-type="float">
            <text:p>147.141</text:p>
          </table:table-cell>
          <table:table-cell table:formula="of:=VLOOKUP(MATCH(MIN([.E137:.I137]); [.E137:.I137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20.743" calcext:value-type="float">
            <text:p>220.743</text:p>
          </table:table-cell>
          <table:table-cell office:value-type="float" office:value="139.593" calcext:value-type="float">
            <text:p>139.593</text:p>
          </table:table-cell>
          <table:table-cell office:value-type="float" office:value="163.577" calcext:value-type="float">
            <text:p>163.577</text:p>
          </table:table-cell>
          <table:table-cell office:value-type="float" office:value="122.515" calcext:value-type="float">
            <text:p>122.515</text:p>
          </table:table-cell>
          <table:table-cell office:value-type="float" office:value="193.08" calcext:value-type="float">
            <text:p>193.08</text:p>
          </table:table-cell>
          <table:table-cell office:value-type="float" office:value="199.267" calcext:value-type="float">
            <text:p>199.267</text:p>
          </table:table-cell>
          <table:table-cell table:formula="of:=VLOOKUP(MATCH(MIN([.E138:.I138]); [.E138:.I138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35.656" calcext:value-type="float">
            <text:p>235.656</text:p>
          </table:table-cell>
          <table:table-cell office:value-type="float" office:value="133.776" calcext:value-type="float">
            <text:p>133.776</text:p>
          </table:table-cell>
          <table:table-cell office:value-type="float" office:value="164.272" calcext:value-type="float">
            <text:p>164.272</text:p>
          </table:table-cell>
          <table:table-cell office:value-type="float" office:value="116.02" calcext:value-type="float">
            <text:p>116.02</text:p>
          </table:table-cell>
          <table:table-cell office:value-type="float" office:value="180.999" calcext:value-type="float">
            <text:p>180.999</text:p>
          </table:table-cell>
          <table:table-cell office:value-type="float" office:value="185.949" calcext:value-type="float">
            <text:p>185.949</text:p>
          </table:table-cell>
          <table:table-cell table:formula="of:=VLOOKUP(MATCH(MIN([.E139:.I139]); [.E139:.I139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2.199" calcext:value-type="float">
            <text:p>132.199</text:p>
          </table:table-cell>
          <table:table-cell office:value-type="float" office:value="96.191" calcext:value-type="float">
            <text:p>96.191</text:p>
          </table:table-cell>
          <table:table-cell office:value-type="float" office:value="123.535" calcext:value-type="float">
            <text:p>123.535</text:p>
          </table:table-cell>
          <table:table-cell office:value-type="float" office:value="97.611" calcext:value-type="float">
            <text:p>97.611</text:p>
          </table:table-cell>
          <table:table-cell office:value-type="float" office:value="131.003" calcext:value-type="float">
            <text:p>131.003</text:p>
          </table:table-cell>
          <table:table-cell office:value-type="float" office:value="129.194" calcext:value-type="float">
            <text:p>129.194</text:p>
          </table:table-cell>
          <table:table-cell table:formula="of:=VLOOKUP(MATCH(MIN([.E140:.I140]); [.E140:.I140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7.95" calcext:value-type="float">
            <text:p>217.95</text:p>
          </table:table-cell>
          <table:table-cell office:value-type="float" office:value="129.566" calcext:value-type="float">
            <text:p>129.566</text:p>
          </table:table-cell>
          <table:table-cell office:value-type="float" office:value="167.374" calcext:value-type="float">
            <text:p>167.374</text:p>
          </table:table-cell>
          <table:table-cell office:value-type="float" office:value="140.279" calcext:value-type="float">
            <text:p>140.279</text:p>
          </table:table-cell>
          <table:table-cell office:value-type="float" office:value="202.239" calcext:value-type="float">
            <text:p>202.239</text:p>
          </table:table-cell>
          <table:table-cell office:value-type="float" office:value="196.922" calcext:value-type="float">
            <text:p>196.922</text:p>
          </table:table-cell>
          <table:table-cell table:formula="of:=VLOOKUP(MATCH(MIN([.E141:.I141]); [.E141:.I141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7.291" calcext:value-type="float">
            <text:p>297.291</text:p>
          </table:table-cell>
          <table:table-cell office:value-type="float" office:value="172.977" calcext:value-type="float">
            <text:p>172.977</text:p>
          </table:table-cell>
          <table:table-cell office:value-type="float" office:value="199.517" calcext:value-type="float">
            <text:p>199.517</text:p>
          </table:table-cell>
          <table:table-cell office:value-type="float" office:value="145.126" calcext:value-type="float">
            <text:p>145.126</text:p>
          </table:table-cell>
          <table:table-cell office:value-type="float" office:value="265.219" calcext:value-type="float">
            <text:p>265.219</text:p>
          </table:table-cell>
          <table:table-cell office:value-type="float" office:value="268.932" calcext:value-type="float">
            <text:p>268.932</text:p>
          </table:table-cell>
          <table:table-cell table:formula="of:=VLOOKUP(MATCH(MIN([.E142:.I142]); [.E142:.I142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8.585" calcext:value-type="float">
            <text:p>308.585</text:p>
          </table:table-cell>
          <table:table-cell office:value-type="float" office:value="172.047" calcext:value-type="float">
            <text:p>172.047</text:p>
          </table:table-cell>
          <table:table-cell office:value-type="float" office:value="214.78" calcext:value-type="float">
            <text:p>214.78</text:p>
          </table:table-cell>
          <table:table-cell office:value-type="float" office:value="148.782" calcext:value-type="float">
            <text:p>148.782</text:p>
          </table:table-cell>
          <table:table-cell office:value-type="float" office:value="244.146" calcext:value-type="float">
            <text:p>244.146</text:p>
          </table:table-cell>
          <table:table-cell office:value-type="float" office:value="241.669" calcext:value-type="float">
            <text:p>241.669</text:p>
          </table:table-cell>
          <table:table-cell table:formula="of:=VLOOKUP(MATCH(MIN([.E143:.I143]); [.E143:.I143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36.07" calcext:value-type="float">
            <text:p>136.07</text:p>
          </table:table-cell>
          <table:table-cell office:value-type="float" office:value="94.215" calcext:value-type="float">
            <text:p>94.215</text:p>
          </table:table-cell>
          <table:table-cell office:value-type="float" office:value="124.454" calcext:value-type="float">
            <text:p>124.454</text:p>
          </table:table-cell>
          <table:table-cell office:value-type="float" office:value="97.893" calcext:value-type="float">
            <text:p>97.893</text:p>
          </table:table-cell>
          <table:table-cell office:value-type="float" office:value="127.885" calcext:value-type="float">
            <text:p>127.885</text:p>
          </table:table-cell>
          <table:table-cell office:value-type="float" office:value="130.393" calcext:value-type="float">
            <text:p>130.393</text:p>
          </table:table-cell>
          <table:table-cell table:formula="of:=VLOOKUP(MATCH(MIN([.E144:.I144]); [.E144:.I144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205.368" calcext:value-type="float">
            <text:p>205.368</text:p>
          </table:table-cell>
          <table:table-cell office:value-type="float" office:value="123.061" calcext:value-type="float">
            <text:p>123.061</text:p>
          </table:table-cell>
          <table:table-cell office:value-type="float" office:value="161.445" calcext:value-type="float">
            <text:p>161.445</text:p>
          </table:table-cell>
          <table:table-cell office:value-type="float" office:value="128.102" calcext:value-type="float">
            <text:p>128.102</text:p>
          </table:table-cell>
          <table:table-cell office:value-type="float" office:value="202.149" calcext:value-type="float">
            <text:p>202.149</text:p>
          </table:table-cell>
          <table:table-cell office:value-type="float" office:value="197.051" calcext:value-type="float">
            <text:p>197.051</text:p>
          </table:table-cell>
          <table:table-cell table:formula="of:=VLOOKUP(MATCH(MIN([.E145:.I145]); [.E145:.I145];0); [.$M$3:.$N$9]; 2)" office:value-type="string" office:string-value="2tHeap" calcext:value-type="string">
            <text:p>2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302.01" calcext:value-type="float">
            <text:p>302.01</text:p>
          </table:table-cell>
          <table:table-cell office:value-type="float" office:value="167.574" calcext:value-type="float">
            <text:p>167.574</text:p>
          </table:table-cell>
          <table:table-cell office:value-type="float" office:value="193.308" calcext:value-type="float">
            <text:p>193.308</text:p>
          </table:table-cell>
          <table:table-cell office:value-type="float" office:value="140.322" calcext:value-type="float">
            <text:p>140.322</text:p>
          </table:table-cell>
          <table:table-cell office:value-type="float" office:value="260.812" calcext:value-type="float">
            <text:p>260.812</text:p>
          </table:table-cell>
          <table:table-cell office:value-type="float" office:value="261.153" calcext:value-type="float">
            <text:p>261.153</text:p>
          </table:table-cell>
          <table:table-cell table:formula="of:=VLOOKUP(MATCH(MIN([.E146:.I146]); [.E146:.I146];0); [.$M$3:.$N$9]; 2)" office:value-type="string" office:string-value="3tHeap" calcext:value-type="string">
            <text:p>3t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297.817" calcext:value-type="float">
            <text:p>297.817</text:p>
          </table:table-cell>
          <table:table-cell office:value-type="float" office:value="163.309" calcext:value-type="float">
            <text:p>163.309</text:p>
          </table:table-cell>
          <table:table-cell office:value-type="float" office:value="199.025" calcext:value-type="float">
            <text:p>199.025</text:p>
          </table:table-cell>
          <table:table-cell office:value-type="float" office:value="146.023" calcext:value-type="float">
            <text:p>146.023</text:p>
          </table:table-cell>
          <table:table-cell office:value-type="float" office:value="245.396" calcext:value-type="float">
            <text:p>245.396</text:p>
          </table:table-cell>
          <table:table-cell office:value-type="float" office:value="242.012" calcext:value-type="float">
            <text:p>242.012</text:p>
          </table:table-cell>
          <table:table-cell table:formula="of:=VLOOKUP(MATCH(MIN([.E147:.I147]); [.E147:.I147];0); [.$M$3:.$N$9]; 2)" office:value-type="string" office:string-value="3tHeap" calcext:value-type="string">
            <text:p>3tHeap</text:p>
          </table:table-cell>
          <table:table-cell table:number-columns-repeated="3"/>
        </table:table-row>
      </table:table>
      <table:table table:name="ph4_Coor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ce18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%Self Evt</text:p>
          </table:table-cell>
          <table:table-cell office:value-type="string" calcext:value-type="string">
            <text:p>Evt/LP</text:p>
          </table:table-cell>
          <table:table-cell office:value-type="string" calcext:value-type="string">
            <text:p>Rel.Perf</text:p>
          </table:table-cell>
          <table:table-cell table:style-name="Default" office:value-type="string" calcext:value-type="string">
            <text:p>3tHeap_runtime_mean</text:p>
          </table:table-cell>
          <table:table-cell table:style-name="Default" office:value-type="string" calcext:value-type="string">
            <text:p>ladderQ_runtime_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F2]-[.E2])/[.E2]" office:value-type="float" office:value="-0.29123112659698" calcext:value-type="float">
            <text:p>-0.2912311266</text:p>
          </table:table-cell>
          <table:table-cell office:value-type="float" office:value="6.888" calcext:value-type="float">
            <text:p>6.888</text:p>
          </table:table-cell>
          <table:table-cell office:value-type="float" office:value="4.882" calcext:value-type="float">
            <text:p>4.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F3]-[.E3])/[.E3]" office:value-type="float" office:value="-0.311566018423746" calcext:value-type="float">
            <text:p>-0.3115660184</text:p>
          </table:table-cell>
          <table:table-cell office:value-type="float" office:value="9.77" calcext:value-type="float">
            <text:p>9.77</text:p>
          </table:table-cell>
          <table:table-cell office:value-type="float" office:value="6.726" calcext:value-type="float">
            <text:p>6.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F4]-[.E4])/[.E4]" office:value-type="float" office:value="-0.300777873811582" calcext:value-type="float">
            <text:p>-0.3007778738</text:p>
          </table:table-cell>
          <table:table-cell office:value-type="float" office:value="12.727" calcext:value-type="float">
            <text:p>12.727</text:p>
          </table:table-cell>
          <table:table-cell office:value-type="float" office:value="8.899" calcext:value-type="float">
            <text:p>8.8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F5]-[.E5])/[.E5]" office:value-type="float" office:value="-0.316844441262796" calcext:value-type="float">
            <text:p>-0.3168444413</text:p>
          </table:table-cell>
          <table:table-cell office:value-type="float" office:value="13.969" calcext:value-type="float">
            <text:p>13.969</text:p>
          </table:table-cell>
          <table:table-cell office:value-type="float" office:value="9.543" calcext:value-type="float">
            <text:p>9.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([.F6]-[.E6])/[.E6]" office:value-type="float" office:value="-0.306510076845005" calcext:value-type="float">
            <text:p>-0.3065100768</text:p>
          </table:table-cell>
          <table:table-cell office:value-type="float" office:value="6.897" calcext:value-type="float">
            <text:p>6.897</text:p>
          </table:table-cell>
          <table:table-cell office:value-type="float" office:value="4.783" calcext:value-type="float">
            <text:p>4.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([.F7]-[.E7])/[.E7]" office:value-type="float" office:value="-0.312869822485207" calcext:value-type="float">
            <text:p>-0.3128698225</text:p>
          </table:table-cell>
          <table:table-cell office:value-type="float" office:value="9.464" calcext:value-type="float">
            <text:p>9.464</text:p>
          </table:table-cell>
          <table:table-cell office:value-type="float" office:value="6.503" calcext:value-type="float">
            <text:p>6.5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([.F8]-[.E8])/[.E8]" office:value-type="float" office:value="-0.306486042692939" calcext:value-type="float">
            <text:p>-0.3064860427</text:p>
          </table:table-cell>
          <table:table-cell office:value-type="float" office:value="12.18" calcext:value-type="float">
            <text:p>12.18</text:p>
          </table:table-cell>
          <table:table-cell office:value-type="float" office:value="8.447" calcext:value-type="float">
            <text:p>8.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([.F9]-[.E9])/[.E9]" office:value-type="float" office:value="-0.262531725888325" calcext:value-type="float">
            <text:p>-0.2625317259</text:p>
          </table:table-cell>
          <table:table-cell office:value-type="float" office:value="12.608" calcext:value-type="float">
            <text:p>12.608</text:p>
          </table:table-cell>
          <table:table-cell office:value-type="float" office:value="9.298" calcext:value-type="float">
            <text:p>9.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F10]-[.E10])/[.E10]" office:value-type="float" office:value="-0.278009805701834" calcext:value-type="float">
            <text:p>-0.2780098057</text:p>
          </table:table-cell>
          <table:table-cell office:value-type="float" office:value="11.014" calcext:value-type="float">
            <text:p>11.014</text:p>
          </table:table-cell>
          <table:table-cell office:value-type="float" office:value="7.952" calcext:value-type="float">
            <text:p>7.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F11]-[.E11])/[.E11]" office:value-type="float" office:value="-0.24476902173913" calcext:value-type="float">
            <text:p>-0.2447690217</text:p>
          </table:table-cell>
          <table:table-cell office:value-type="float" office:value="14.72" calcext:value-type="float">
            <text:p>14.72</text:p>
          </table:table-cell>
          <table:table-cell office:value-type="float" office:value="11.117" calcext:value-type="float">
            <text:p>11.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F12]-[.E12])/[.E12]" office:value-type="float" office:value="-0.249379518722348" calcext:value-type="float">
            <text:p>-0.2493795187</text:p>
          </table:table-cell>
          <table:table-cell office:value-type="float" office:value="18.534" calcext:value-type="float">
            <text:p>18.534</text:p>
          </table:table-cell>
          <table:table-cell office:value-type="float" office:value="13.912" calcext:value-type="float">
            <text:p>13.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F13]-[.E13])/[.E13]" office:value-type="float" office:value="-0.21753109846089" calcext:value-type="float">
            <text:p>-0.2175310985</text:p>
          </table:table-cell>
          <table:table-cell office:value-type="float" office:value="18.972" calcext:value-type="float">
            <text:p>18.972</text:p>
          </table:table-cell>
          <table:table-cell office:value-type="float" office:value="14.845" calcext:value-type="float">
            <text:p>14.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([.F14]-[.E14])/[.E14]" office:value-type="float" office:value="-0.248577389984825" calcext:value-type="float">
            <text:p>-0.24857739</text:p>
          </table:table-cell>
          <table:table-cell office:value-type="float" office:value="10.544" calcext:value-type="float">
            <text:p>10.544</text:p>
          </table:table-cell>
          <table:table-cell office:value-type="float" office:value="7.923" calcext:value-type="float">
            <text:p>7.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([.F15]-[.E15])/[.E15]" office:value-type="float" office:value="-0.230864028481446" calcext:value-type="float">
            <text:p>-0.2308640285</text:p>
          </table:table-cell>
          <table:table-cell office:value-type="float" office:value="14.606" calcext:value-type="float">
            <text:p>14.606</text:p>
          </table:table-cell>
          <table:table-cell office:value-type="float" office:value="11.234" calcext:value-type="float">
            <text:p>11.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([.F16]-[.E16])/[.E16]" office:value-type="float" office:value="-0.185942857142857" calcext:value-type="float">
            <text:p>-0.1859428571</text:p>
          </table:table-cell>
          <table:table-cell office:value-type="float" office:value="17.5" calcext:value-type="float">
            <text:p>17.5</text:p>
          </table:table-cell>
          <table:table-cell office:value-type="float" office:value="14.246" calcext:value-type="float">
            <text:p>14.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([.F17]-[.E17])/[.E17]" office:value-type="float" office:value="-0.201795918367347" calcext:value-type="float">
            <text:p>-0.2017959184</text:p>
          </table:table-cell>
          <table:table-cell office:value-type="float" office:value="18.375" calcext:value-type="float">
            <text:p>18.375</text:p>
          </table:table-cell>
          <table:table-cell office:value-type="float" office:value="14.667" calcext:value-type="float">
            <text:p>14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[.F18]-[.E18])/[.E18]" office:value-type="float" office:value="-0.152042831895207" calcext:value-type="float">
            <text:p>-0.1520428319</text:p>
          </table:table-cell>
          <table:table-cell office:value-type="float" office:value="19.238" calcext:value-type="float">
            <text:p>19.238</text:p>
          </table:table-cell>
          <table:table-cell office:value-type="float" office:value="16.313" calcext:value-type="float">
            <text:p>16.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[.F19]-[.E19])/[.E19]" office:value-type="float" office:value="-0.0177792973758441" calcext:value-type="float">
            <text:p>-0.0177792974</text:p>
          </table:table-cell>
          <table:table-cell office:value-type="float" office:value="23.398" calcext:value-type="float">
            <text:p>23.398</text:p>
          </table:table-cell>
          <table:table-cell office:value-type="float" office:value="22.982" calcext:value-type="float">
            <text:p>22.9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[.F20]-[.E20])/[.E20]" office:value-type="float" office:value="0.101588568112578" calcext:value-type="float">
            <text:p>0.1015885681</text:p>
          </table:table-cell>
          <table:table-cell office:value-type="float" office:value="27.572" calcext:value-type="float">
            <text:p>27.572</text:p>
          </table:table-cell>
          <table:table-cell office:value-type="float" office:value="30.373" calcext:value-type="float">
            <text:p>30.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[.F21]-[.E21])/[.E21]" office:value-type="float" office:value="0.0533338027177357" calcext:value-type="float">
            <text:p>0.0533338027</text:p>
          </table:table-cell>
          <table:table-cell office:value-type="float" office:value="28.406" calcext:value-type="float">
            <text:p>28.406</text:p>
          </table:table-cell>
          <table:table-cell office:value-type="float" office:value="29.921" calcext:value-type="float">
            <text:p>29.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([.F22]-[.E22])/[.E22]" office:value-type="float" office:value="-0.148229378410185" calcext:value-type="float">
            <text:p>-0.1482293784</text:p>
          </table:table-cell>
          <table:table-cell office:value-type="float" office:value="18.694" calcext:value-type="float">
            <text:p>18.694</text:p>
          </table:table-cell>
          <table:table-cell office:value-type="float" office:value="15.923" calcext:value-type="float">
            <text:p>15.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([.F23]-[.E23])/[.E23]" office:value-type="float" office:value="-0.0354322305229456" calcext:value-type="float">
            <text:p>-0.0354322305</text:p>
          </table:table-cell>
          <table:table-cell office:value-type="float" office:value="23.425" calcext:value-type="float">
            <text:p>23.425</text:p>
          </table:table-cell>
          <table:table-cell office:value-type="float" office:value="22.595" calcext:value-type="float">
            <text:p>22.5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([.F24]-[.E24])/[.E24]" office:value-type="float" office:value="0.0958276359067223" calcext:value-type="float">
            <text:p>0.0958276359</text:p>
          </table:table-cell>
          <table:table-cell office:value-type="float" office:value="27.059" calcext:value-type="float">
            <text:p>27.059</text:p>
          </table:table-cell>
          <table:table-cell office:value-type="float" office:value="29.652" calcext:value-type="float">
            <text:p>29.6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([.F25]-[.E25])/[.E25]" office:value-type="float" office:value="0.0325443786982249" calcext:value-type="float">
            <text:p>0.0325443787</text:p>
          </table:table-cell>
          <table:table-cell office:value-type="float" office:value="28.054" calcext:value-type="float">
            <text:p>28.054</text:p>
          </table:table-cell>
          <table:table-cell office:value-type="float" office:value="28.967" calcext:value-type="float">
            <text:p>28.9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F26]-[.E26])/[.E26]" office:value-type="float" office:value="0.0562528890943355" calcext:value-type="float">
            <text:p>0.0562528891</text:p>
          </table:table-cell>
          <table:table-cell office:value-type="float" office:value="28.123" calcext:value-type="float">
            <text:p>28.123</text:p>
          </table:table-cell>
          <table:table-cell office:value-type="float" office:value="29.705" calcext:value-type="float">
            <text:p>29.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F27]-[.E27])/[.E27]" office:value-type="float" office:value="0.332865250716751" calcext:value-type="float">
            <text:p>0.3328652507</text:p>
          </table:table-cell>
          <table:table-cell office:value-type="float" office:value="34.182" calcext:value-type="float">
            <text:p>34.182</text:p>
          </table:table-cell>
          <table:table-cell office:value-type="float" office:value="45.56" calcext:value-type="float">
            <text:p>45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F28]-[.E28])/[.E28]" office:value-type="float" office:value="0.5938205524974" calcext:value-type="float">
            <text:p>0.5938205525</text:p>
          </table:table-cell>
          <table:table-cell office:value-type="float" office:value="39.421" calcext:value-type="float">
            <text:p>39.421</text:p>
          </table:table-cell>
          <table:table-cell office:value-type="float" office:value="62.83" calcext:value-type="float">
            <text:p>62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F29]-[.E29])/[.E29]" office:value-type="float" office:value="0.524613496932515" calcext:value-type="float">
            <text:p>0.5246134969</text:p>
          </table:table-cell>
          <table:table-cell office:value-type="float" office:value="40.75" calcext:value-type="float">
            <text:p>40.75</text:p>
          </table:table-cell>
          <table:table-cell office:value-type="float" office:value="62.128" calcext:value-type="float">
            <text:p>62.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([.F30]-[.E30])/[.E30]" office:value-type="float" office:value="0.0724094418052257" calcext:value-type="float">
            <text:p>0.0724094418</text:p>
          </table:table-cell>
          <table:table-cell office:value-type="float" office:value="26.944" calcext:value-type="float">
            <text:p>26.944</text:p>
          </table:table-cell>
          <table:table-cell office:value-type="float" office:value="28.895" calcext:value-type="float">
            <text:p>28.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([.F31]-[.E31])/[.E31]" office:value-type="float" office:value="0.324012666547171" calcext:value-type="float">
            <text:p>0.3240126665</text:p>
          </table:table-cell>
          <table:table-cell office:value-type="float" office:value="33.474" calcext:value-type="float">
            <text:p>33.474</text:p>
          </table:table-cell>
          <table:table-cell office:value-type="float" office:value="44.32" calcext:value-type="float">
            <text:p>44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([.F32]-[.E32])/[.E32]" office:value-type="float" office:value="0.528028843779325" calcext:value-type="float">
            <text:p>0.5280288438</text:p>
          </table:table-cell>
          <table:table-cell office:value-type="float" office:value="40.494" calcext:value-type="float">
            <text:p>40.494</text:p>
          </table:table-cell>
          <table:table-cell office:value-type="float" office:value="61.876" calcext:value-type="float">
            <text:p>61.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([.F33]-[.E33])/[.E33]" office:value-type="float" office:value="0.42754099958574" calcext:value-type="float">
            <text:p>0.4275409996</text:p>
          </table:table-cell>
          <table:table-cell office:value-type="float" office:value="41.037" calcext:value-type="float">
            <text:p>41.037</text:p>
          </table:table-cell>
          <table:table-cell office:value-type="float" office:value="58.582" calcext:value-type="float">
            <text:p>58.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F34]-[.E34])/[.E34]" office:value-type="float" office:value="0.238932459995978" calcext:value-type="float">
            <text:p>0.23893246</text:p>
          </table:table-cell>
          <table:table-cell office:value-type="float" office:value="34.809" calcext:value-type="float">
            <text:p>34.809</text:p>
          </table:table-cell>
          <table:table-cell office:value-type="float" office:value="43.126" calcext:value-type="float">
            <text:p>43.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F35]-[.E35])/[.E35]" office:value-type="float" office:value="0.594807040058667" calcext:value-type="float">
            <text:p>0.5948070401</text:p>
          </table:table-cell>
          <table:table-cell office:value-type="float" office:value="43.636" calcext:value-type="float">
            <text:p>43.636</text:p>
          </table:table-cell>
          <table:table-cell office:value-type="float" office:value="69.591" calcext:value-type="float">
            <text:p>69.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F36]-[.E36])/[.E36]" office:value-type="float" office:value="0.952991697681076" calcext:value-type="float">
            <text:p>0.9529916977</text:p>
          </table:table-cell>
          <table:table-cell office:value-type="float" office:value="52.395" calcext:value-type="float">
            <text:p>52.395</text:p>
          </table:table-cell>
          <table:table-cell office:value-type="float" office:value="102.327" calcext:value-type="float">
            <text:p>102.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F37]-[.E37])/[.E37]" office:value-type="float" office:value="0.739472898312677" calcext:value-type="float">
            <text:p>0.7394728983</text:p>
          </table:table-cell>
          <table:table-cell office:value-type="float" office:value="53.576" calcext:value-type="float">
            <text:p>53.576</text:p>
          </table:table-cell>
          <table:table-cell office:value-type="float" office:value="93.194" calcext:value-type="float">
            <text:p>93.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formula="of:=([.F38]-[.E38])/[.E38]" office:value-type="float" office:value="0.31738730450782" calcext:value-type="float">
            <text:p>0.3173873045</text:p>
          </table:table-cell>
          <table:table-cell office:value-type="float" office:value="33.697" calcext:value-type="float">
            <text:p>33.697</text:p>
          </table:table-cell>
          <table:table-cell office:value-type="float" office:value="44.392" calcext:value-type="float">
            <text:p>44.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formula="of:=([.F39]-[.E39])/[.E39]" office:value-type="float" office:value="0.582801811795156" calcext:value-type="float">
            <text:p>0.5828018118</text:p>
          </table:table-cell>
          <table:table-cell office:value-type="float" office:value="43.272" calcext:value-type="float">
            <text:p>43.272</text:p>
          </table:table-cell>
          <table:table-cell office:value-type="float" office:value="68.491" calcext:value-type="float">
            <text:p>68.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formula="of:=([.F40]-[.E40])/[.E40]" office:value-type="float" office:value="0.807724505327245" calcext:value-type="float">
            <text:p>0.8077245053</text:p>
          </table:table-cell>
          <table:table-cell office:value-type="float" office:value="52.56" calcext:value-type="float">
            <text:p>52.56</text:p>
          </table:table-cell>
          <table:table-cell office:value-type="float" office:value="95.014" calcext:value-type="float">
            <text:p>95.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formula="of:=([.F41]-[.E41])/[.E41]" office:value-type="float" office:value="0.781578157815781" calcext:value-type="float">
            <text:p>0.7815781578</text:p>
          </table:table-cell>
          <table:table-cell office:value-type="float" office:value="53.328" calcext:value-type="float">
            <text:p>53.328</text:p>
          </table:table-cell>
          <table:table-cell office:value-type="float" office:value="95.008" calcext:value-type="float">
            <text:p>95.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F42]-[.E42])/[.E42]" office:value-type="float" office:value="0.496697357886309" calcext:value-type="float">
            <text:p>0.4966973579</text:p>
          </table:table-cell>
          <table:table-cell office:value-type="float" office:value="39.968" calcext:value-type="float">
            <text:p>39.968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F43]-[.E43])/[.E43]" office:value-type="float" office:value="0.703125301251277" calcext:value-type="float">
            <text:p>0.7031253013</text:p>
          </table:table-cell>
          <table:table-cell office:value-type="float" office:value="51.867" calcext:value-type="float">
            <text:p>51.867</text:p>
          </table:table-cell>
          <table:table-cell office:value-type="float" office:value="88.336" calcext:value-type="float">
            <text:p>88.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F44]-[.E44])/[.E44]" office:value-type="float" office:value="1.07619198730662" calcext:value-type="float">
            <text:p>1.0761919873</text:p>
          </table:table-cell>
          <table:table-cell office:value-type="float" office:value="63.025" calcext:value-type="float">
            <text:p>63.025</text:p>
          </table:table-cell>
          <table:table-cell office:value-type="float" office:value="130.852" calcext:value-type="float">
            <text:p>130.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F45]-[.E45])/[.E45]" office:value-type="float" office:value="0.927860359342761" calcext:value-type="float">
            <text:p>0.9278603593</text:p>
          </table:table-cell>
          <table:table-cell office:value-type="float" office:value="66.399" calcext:value-type="float">
            <text:p>66.399</text:p>
          </table:table-cell>
          <table:table-cell office:value-type="float" office:value="128.008" calcext:value-type="float">
            <text:p>128.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([.F46]-[.E46])/[.E46]" office:value-type="float" office:value="0.422337790985636" calcext:value-type="float">
            <text:p>0.422337791</text:p>
          </table:table-cell>
          <table:table-cell office:value-type="float" office:value="40.38" calcext:value-type="float">
            <text:p>40.38</text:p>
          </table:table-cell>
          <table:table-cell office:value-type="float" office:value="57.434" calcext:value-type="float">
            <text:p>57.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([.F47]-[.E47])/[.E47]" office:value-type="float" office:value="0.810366551008936" calcext:value-type="float">
            <text:p>0.810366551</text:p>
          </table:table-cell>
          <table:table-cell office:value-type="float" office:value="51.589" calcext:value-type="float">
            <text:p>51.589</text:p>
          </table:table-cell>
          <table:table-cell office:value-type="float" office:value="93.395" calcext:value-type="float">
            <text:p>93.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([.F48]-[.E48])/[.E48]" office:value-type="float" office:value="1.07959302968545" calcext:value-type="float">
            <text:p>1.0795930297</text:p>
          </table:table-cell>
          <table:table-cell office:value-type="float" office:value="63.297" calcext:value-type="float">
            <text:p>63.297</text:p>
          </table:table-cell>
          <table:table-cell office:value-type="float" office:value="131.632" calcext:value-type="float">
            <text:p>131.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([.F49]-[.E49])/[.E49]" office:value-type="float" office:value="0.854836473433673" calcext:value-type="float">
            <text:p>0.8548364734</text:p>
          </table:table-cell>
          <table:table-cell table:style-name="ce14" office:value-type="float" office:value="64.913" calcext:value-type="float">
            <text:p>64.913</text:p>
          </table:table-cell>
          <table:table-cell table:style-name="ce20" office:value-type="float" office:value="120.403" calcext:value-type="float">
            <text:p>120.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4:32:38.958057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ananjai Rao</meta:initial-creator>
    <meta:creation-date>2017-01-18T13:50:03.335140392</meta:creation-date>
    <dc:date>2017-01-19T09:35:37.147555630</dc:date>
    <dc:creator>Dhananjai Rao</dc:creator>
    <meta:editing-duration>PT13M6S</meta:editing-duration>
    <meta:editing-cycles>3</meta:editing-cycles>
    <meta:generator>LibreOffice/4.3.4.1$Linux_X86_64 LibreOffice_project/430$Build-1</meta:generator>
    <meta:document-statistic meta:table-count="3" meta:cell-count="5272" meta:object-count="0"/>
  </office:meta>
</office:document-meta>
</file>